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/>
    </style:style>
    <style:style style:name="ce2" style:family="table-cell" style:parent-style-name="Default">
      <style:table-cell-properties fo:background-color="#e8a202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49" table:default-cell-style-name="Default"/>
        <table:table-row table:style-name="ro1">
          <table:table-cell table:number-columns-repeated="49"/>
        </table:table-row>
        <table:table-row table:style-name="ro1">
          <table:table-cell table:number-columns-repeated="28"/>
          <table:table-cell office:value-type="string" calcext:value-type="string">
            <text:p>Produced spectra: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ariables:</text:p>
          </table:table-cell>
          <table:table-cell table:style-name="ce1" office:value-type="string" calcext:value-type="string">
            <text:p>He3</text:p>
          </table:table-cell>
          <table:table-cell table:style-name="ce1" office:value-type="string" calcext:value-type="string">
            <text:p>He4</text:p>
          </table:table-cell>
          <table:table-cell table:style-name="ce1" office:value-type="string" calcext:value-type="string">
            <text:p>Ar35</text:p>
          </table:table-cell>
          <table:table-cell table:style-name="ce1" office:value-type="string" calcext:value-type="string">
            <text:p>Ar36</text:p>
          </table:table-cell>
          <table:table-cell table:style-name="ce1" office:value-type="string" calcext:value-type="string">
            <text:p>Ar37</text:p>
          </table:table-cell>
          <table:table-cell table:style-name="ce1" office:value-type="string" calcext:value-type="string">
            <text:p>Ar38</text:p>
          </table:table-cell>
          <table:table-cell table:style-name="ce1" office:value-type="string" calcext:value-type="string">
            <text:p>Ar39</text:p>
          </table:table-cell>
          <table:table-cell table:style-name="ce1" office:value-type="string" calcext:value-type="string">
            <text:p>Ar40</text:p>
          </table:table-cell>
          <table:table-cell table:style-name="ce1" office:value-type="string" calcext:value-type="string">
            <text:p>Ar41</text:p>
          </table:table-cell>
          <table:table-cell table:style-name="ce1" office:value-type="string" calcext:value-type="string">
            <text:p>CH4 <text:s text:c="2"/>12</text:p>
          </table:table-cell>
          <table:table-cell table:style-name="ce1" office:value-type="string" calcext:value-type="string">
            <text:p>CH4 <text:s/>13</text:p>
          </table:table-cell>
          <table:table-cell table:style-name="ce2" office:value-type="string" calcext:value-type="string">
            <text:p>CH4 <text:s text:c="2"/>14</text:p>
          </table:table-cell>
          <table:table-cell table:style-name="ce1" office:value-type="string" calcext:value-type="string">
            <text:p>CH4 <text:s text:c="2"/>15</text:p>
          </table:table-cell>
          <table:table-cell table:style-name="ce3" office:value-type="string" calcext:value-type="string">
            <text:p>CH4 <text:s text:c="2"/>16</text:p>
          </table:table-cell>
          <table:table-cell table:style-name="ce3" office:value-type="string" calcext:value-type="string">
            <text:p>CO2 <text:s text:c="2"/>16</text:p>
          </table:table-cell>
          <table:table-cell table:style-name="ce2" office:value-type="string" calcext:value-type="string">
            <text:p>CO2 <text:s text:c="2"/>28</text:p>
          </table:table-cell>
          <table:table-cell table:style-name="ce1" office:value-type="string" calcext:value-type="string">
            <text:p>CO2 <text:s text:c="2"/>43</text:p>
          </table:table-cell>
          <table:table-cell table:style-name="ce1" office:value-type="string" calcext:value-type="string">
            <text:p>CO2 <text:s text:c="2"/>44</text:p>
          </table:table-cell>
          <table:table-cell table:style-name="ce1" office:value-type="string" calcext:value-type="string">
            <text:p>CO2 <text:s text:c="2"/>45</text:p>
          </table:table-cell>
          <table:table-cell table:style-name="ce2" office:value-type="string" calcext:value-type="string">
            <text:p>N2 <text:s text:c="2"/>14</text:p>
          </table:table-cell>
          <table:table-cell table:style-name="ce1" office:value-type="string" calcext:value-type="string">
            <text:p>N2 <text:s text:c="2"/>27</text:p>
          </table:table-cell>
          <table:table-cell table:style-name="ce2" office:value-type="string" calcext:value-type="string">
            <text:p>N2 <text:s text:c="2"/>28</text:p>
          </table:table-cell>
          <table:table-cell table:style-name="ce3" office:value-type="string" calcext:value-type="string">
            <text:p>O2 <text:s text:c="2"/>16</text:p>
          </table:table-cell>
          <table:table-cell table:style-name="ce1" office:value-type="string" calcext:value-type="string">
            <text:p>O2 <text:s text:c="2"/>31</text:p>
          </table:table-cell>
          <table:table-cell table:style-name="ce1" office:value-type="string" calcext:value-type="string">
            <text:p>O2 <text:s text:c="2"/>32</text:p>
          </table:table-cell>
          <table:table-cell office:value-type="string" calcext:value-type="string">
            <text:p>M/Z: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Coeff: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/>
          <table:table-cell table:formula="of:=[$'Praxair N2(1%) O2(1%) He(1%) CH4(1%) CO2(1%) Ar(95%)'.B24]" office:value-type="float" office:value="474.554223608876" calcext:value-type="float">
            <text:p>474.554223608876</text:p>
          </table:table-cell>
          <table:table-cell table:formula="of:=[$'Praxair N2(1%) O2(1%) He(1%) CH4(1%) CO2(1%) Ar(95%)'.C24]" office:value-type="float" office:value="19364.0283809786" calcext:value-type="float">
            <text:p>19364.0283809786</text:p>
          </table:table-cell>
          <table:table-cell table:formula="of:=[$'Praxair N2(1%) O2(1%) He(1%) CH4(1%) CO2(1%) Ar(95%)'.D24]" office:value-type="float" office:value="9546.08315941665" calcext:value-type="float">
            <text:p>9546.08315941665</text:p>
          </table:table-cell>
          <table:table-cell table:formula="of:=[$'Praxair N2(1%) O2(1%) He(1%) CH4(1%) CO2(1%) Ar(95%)'.E24]" office:value-type="float" office:value="20891.0191799014" calcext:value-type="float">
            <text:p>20891.0191799014</text:p>
          </table:table-cell>
          <table:table-cell table:formula="of:=[$'Praxair N2(1%) O2(1%) He(1%) CH4(1%) CO2(1%) Ar(95%)'.F24]" office:value-type="float" office:value="80956.9483856634" calcext:value-type="float">
            <text:p>80956.9483856634</text:p>
          </table:table-cell>
          <table:table-cell table:formula="of:=[$'Praxair N2(1%) O2(1%) He(1%) CH4(1%) CO2(1%) Ar(95%)'.G24]" office:value-type="float" office:value="544195.506787132" calcext:value-type="float">
            <text:p>544195.506787132</text:p>
          </table:table-cell>
          <table:table-cell table:formula="of:=[$'Praxair N2(1%) O2(1%) He(1%) CH4(1%) CO2(1%) Ar(95%)'.H24]" office:value-type="float" office:value="731752.362726307" calcext:value-type="float">
            <text:p>731752.362726307</text:p>
          </table:table-cell>
          <table:table-cell table:formula="of:=[$'Praxair N2(1%) O2(1%) He(1%) CH4(1%) CO2(1%) Ar(95%)'.I24]" office:value-type="float" office:value="3721.48668831949" calcext:value-type="float">
            <text:p>3721.48668831949</text:p>
          </table:table-cell>
          <table:table-cell table:formula="of:=[$'Praxair N2(1%) O2(1%) He(1%) CH4(1%) CO2(1%) Ar(95%)'.J24]" office:value-type="float" office:value="602565.918686123" calcext:value-type="float">
            <text:p>602565.918686123</text:p>
          </table:table-cell>
          <table:table-cell table:formula="of:=[$'Praxair N2(1%) O2(1%) He(1%) CH4(1%) CO2(1%) Ar(95%)'.K24]" office:value-type="float" office:value="2783.4597550079" calcext:value-type="float">
            <text:p>2783.4597550079</text:p>
          </table:table-cell>
          <table:table-cell table:formula="of:=[$'Praxair N2(1%) O2(1%) He(1%) CH4(1%) CO2(1%) Ar(95%)'.L24]" office:value-type="float" office:value="353148.061588936" calcext:value-type="float">
            <text:p>353148.061588936</text:p>
          </table:table-cell>
          <table:table-cell table:formula="of:=[$'Praxair N2(1%) O2(1%) He(1%) CH4(1%) CO2(1%) Ar(95%)'.M24]" office:value-type="float" office:value="2689.27076430825" calcext:value-type="float">
            <text:p>2689.27076430825</text:p>
          </table:table-cell>
          <table:table-cell table:formula="of:=[$'Praxair N2(1%) O2(1%) He(1%) CH4(1%) CO2(1%) Ar(95%)'.N24]" office:value-type="float" office:value="294094.16574759" calcext:value-type="float">
            <text:p>294094.16574759</text:p>
          </table:table-cell>
          <table:table-cell table:formula="of:=[$'Praxair N2(1%) O2(1%) He(1%) CH4(1%) CO2(1%) Ar(95%)'.O24]" office:value-type="float" office:value="594.791014358514" calcext:value-type="float">
            <text:p>594.791014358514</text:p>
          </table:table-cell>
          <table:table-cell table:formula="of:=[$'Praxair N2(1%) O2(1%) He(1%) CH4(1%) CO2(1%) Ar(95%)'.P24]" office:value-type="float" office:value="59920.1659378875" calcext:value-type="float">
            <text:p>59920.1659378875</text:p>
          </table:table-cell>
          <table:table-cell table:formula="of:=[$'Praxair N2(1%) O2(1%) He(1%) CH4(1%) CO2(1%) Ar(95%)'.Q24]" office:value-type="float" office:value="887721.49599294" calcext:value-type="float">
            <text:p>887721.49599294</text:p>
          </table:table-cell>
          <table:table-cell table:formula="of:=[$'Praxair N2(1%) O2(1%) He(1%) CH4(1%) CO2(1%) Ar(95%)'.R24]" office:value-type="float" office:value="95000000" calcext:value-type="float">
            <text:p>95000000</text:p>
          </table:table-cell>
          <table:table-cell table:formula="of:=[$'Praxair N2(1%) O2(1%) He(1%) CH4(1%) CO2(1%) Ar(95%)'.S24]" office:value-type="float" office:value="1742.83751430431" calcext:value-type="float">
            <text:p>1742.83751430431</text:p>
          </table:table-cell>
          <table:table-cell table:formula="of:=[$'Praxair N2(1%) O2(1%) He(1%) CH4(1%) CO2(1%) Ar(95%)'.T24]" office:value-type="float" office:value="5196.24301276605" calcext:value-type="float">
            <text:p>5196.24301276605</text:p>
          </table:table-cell>
          <table:table-cell table:formula="of:=[$'Praxair N2(1%) O2(1%) He(1%) CH4(1%) CO2(1%) Ar(95%)'.U24]" office:value-type="float" office:value="749072.767712293" calcext:value-type="float">
            <text:p>749072.767712293</text:p>
          </table:table-cell>
          <table:table-cell table:formula="of:=[$'Praxair N2(1%) O2(1%) He(1%) CH4(1%) CO2(1%) Ar(95%)'.V24]" office:value-type="float" office:value="8874.06432541684" calcext:value-type="float">
            <text:p>8874.06432541684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1" office:value-type="float" office:value="0.01" calcext:value-type="float">
            <text:p>0.01</text:p>
          </table:table-cell>
          <table:table-cell/>
          <table:table-cell table:formula="of:=[$'Praxair H2(1%) N2(1%) O2(1%) He(1%) Ar(96%)'.B36]" office:value-type="float" office:value="600.277971733418" calcext:value-type="float">
            <text:p>600.277971733418</text:p>
          </table:table-cell>
          <table:table-cell table:formula="of:=[$'Praxair H2(1%) N2(1%) O2(1%) He(1%) Ar(96%)'.C36]" office:value-type="float" office:value="18992.6020570905" calcext:value-type="float">
            <text:p>18992.6020570905</text:p>
          </table:table-cell>
          <table:table-cell table:formula="of:=[$'Praxair H2(1%) N2(1%) O2(1%) He(1%) Ar(96%)'.D36]" office:value-type="float" office:value="-1.82584212514993" calcext:value-type="float">
            <text:p>-1.82584212514993</text:p>
          </table:table-cell>
          <table:table-cell table:formula="of:=[$'Praxair H2(1%) N2(1%) O2(1%) He(1%) Ar(96%)'.E36]" office:value-type="float" office:value="20.1131742327169" calcext:value-type="float">
            <text:p>20.1131742327169</text:p>
          </table:table-cell>
          <table:table-cell table:formula="of:=[$'Praxair H2(1%) N2(1%) O2(1%) He(1%) Ar(96%)'.F36]" office:value-type="float" office:value="15606.4185565777" calcext:value-type="float">
            <text:p>15606.4185565777</text:p>
          </table:table-cell>
          <table:table-cell table:formula="of:=[$'Praxair H2(1%) N2(1%) O2(1%) He(1%) Ar(96%)'.G36]" office:value-type="float" office:value="152.85484709773" calcext:value-type="float">
            <text:p>152.85484709773</text:p>
          </table:table-cell>
          <table:table-cell table:formula="of:=[$'Praxair H2(1%) N2(1%) O2(1%) He(1%) Ar(96%)'.H36]" office:value-type="float" office:value="19259.9305150282" calcext:value-type="float">
            <text:p>19259.9305150282</text:p>
          </table:table-cell>
          <table:table-cell table:formula="of:=[$'Praxair H2(1%) N2(1%) O2(1%) He(1%) Ar(96%)'.I36]" office:value-type="float" office:value="3500.50792495271" calcext:value-type="float">
            <text:p>3500.50792495271</text:p>
          </table:table-cell>
          <table:table-cell table:formula="of:=[$'Praxair H2(1%) N2(1%) O2(1%) He(1%) Ar(96%)'.J36]" office:value-type="float" office:value="518981.04094073" calcext:value-type="float">
            <text:p>518981.04094073</text:p>
          </table:table-cell>
          <table:table-cell table:formula="of:=[$'Praxair H2(1%) N2(1%) O2(1%) He(1%) Ar(96%)'.K36]" office:value-type="float" office:value="2917.9511925999" calcext:value-type="float">
            <text:p>2917.9511925999</text:p>
          </table:table-cell>
          <table:table-cell table:formula="of:=[$'Praxair H2(1%) N2(1%) O2(1%) He(1%) Ar(96%)'.L36]" office:value-type="float" office:value="354786.265104244" calcext:value-type="float">
            <text:p>354786.265104244</text:p>
          </table:table-cell>
          <table:table-cell table:formula="of:=[$'Praxair H2(1%) N2(1%) O2(1%) He(1%) Ar(96%)'.M36]" office:value-type="float" office:value="2720.74607377322" calcext:value-type="float">
            <text:p>2720.74607377322</text:p>
          </table:table-cell>
          <table:table-cell table:formula="of:=[$'Praxair H2(1%) N2(1%) O2(1%) He(1%) Ar(96%)'.N36]" office:value-type="float" office:value="294140.92995405" calcext:value-type="float">
            <text:p>294140.92995405</text:p>
          </table:table-cell>
          <table:table-cell table:formula="of:=[$'Praxair H2(1%) N2(1%) O2(1%) He(1%) Ar(96%)'.O36]" office:value-type="float" office:value="1624.67857078457" calcext:value-type="float">
            <text:p>1624.67857078457</text:p>
          </table:table-cell>
          <table:table-cell table:formula="of:=[$'Praxair H2(1%) N2(1%) O2(1%) He(1%) Ar(96%)'.P36]" office:value-type="float" office:value="60603.3080510497" calcext:value-type="float">
            <text:p>60603.3080510497</text:p>
          </table:table-cell>
          <table:table-cell table:formula="of:=[$'Praxair H2(1%) N2(1%) O2(1%) He(1%) Ar(96%)'.Q36]" office:value-type="float" office:value="920530.3198939" calcext:value-type="float">
            <text:p>920530.3198939</text:p>
          </table:table-cell>
          <table:table-cell table:formula="of:=[$'Praxair H2(1%) N2(1%) O2(1%) He(1%) Ar(96%)'.R36]" office:value-type="float" office:value="96000000" calcext:value-type="float">
            <text:p>96000000</text:p>
          </table:table-cell>
          <table:table-cell table:formula="of:=[$'Praxair H2(1%) N2(1%) O2(1%) He(1%) Ar(96%)'.S36]" office:value-type="float" office:value="293717.406563651" calcext:value-type="float">
            <text:p>293717.406563651</text:p>
          </table:table-cell>
          <table:table-cell table:formula="of:=[$'Praxair H2(1%) N2(1%) O2(1%) He(1%) Ar(96%)'.T36]" office:value-type="float" office:value="18.1413909314561" calcext:value-type="float">
            <text:p>18.1413909314561</text:p>
          </table:table-cell>
          <table:table-cell table:formula="of:=[$'Praxair H2(1%) N2(1%) O2(1%) He(1%) Ar(96%)'.U36]" office:value-type="float" office:value="345.791393227247" calcext:value-type="float">
            <text:p>345.791393227247</text:p>
          </table:table-cell>
          <table:table-cell table:formula="of:=[$'Praxair H2(1%) N2(1%) O2(1%) He(1%) Ar(96%)'.V36]" office:value-type="float" office:value="-17.5140514067472" calcext:value-type="float">
            <text:p>-17.514051406747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$'Argon 99.999%'.B9]" office:value-type="float" office:value="0" calcext:value-type="float">
            <text:p>0</text:p>
          </table:table-cell>
          <table:table-cell table:formula="of:=[$'Argon 99.999%'.C9]" office:value-type="float" office:value="0" calcext:value-type="float">
            <text:p>0</text:p>
          </table:table-cell>
          <table:table-cell table:formula="of:=[$'Argon 99.999%'.D9]" office:value-type="float" office:value="0" calcext:value-type="float">
            <text:p>0</text:p>
          </table:table-cell>
          <table:table-cell table:formula="of:=[$'Argon 99.999%'.E9]" office:value-type="float" office:value="0" calcext:value-type="float">
            <text:p>0</text:p>
          </table:table-cell>
          <table:table-cell table:formula="of:=[$'Argon 99.999%'.F9]" office:value-type="float" office:value="0" calcext:value-type="float">
            <text:p>0</text:p>
          </table:table-cell>
          <table:table-cell table:formula="of:=[$'Argon 99.999%'.G9]" office:value-type="float" office:value="0" calcext:value-type="float">
            <text:p>0</text:p>
          </table:table-cell>
          <table:table-cell table:formula="of:=[$'Argon 99.999%'.H9]" office:value-type="float" office:value="0" calcext:value-type="float">
            <text:p>0</text:p>
          </table:table-cell>
          <table:table-cell table:formula="of:=[$'Argon 99.999%'.I9]" office:value-type="float" office:value="0" calcext:value-type="float">
            <text:p>0</text:p>
          </table:table-cell>
          <table:table-cell table:formula="of:=[$'Argon 99.999%'.J9]" office:value-type="float" office:value="0" calcext:value-type="float">
            <text:p>0</text:p>
          </table:table-cell>
          <table:table-cell table:formula="of:=[$'Argon 99.999%'.K9]" office:value-type="float" office:value="0" calcext:value-type="float">
            <text:p>0</text:p>
          </table:table-cell>
          <table:table-cell table:formula="of:=[$'Argon 99.999%'.L9]" office:value-type="float" office:value="0" calcext:value-type="float">
            <text:p>0</text:p>
          </table:table-cell>
          <table:table-cell table:formula="of:=[$'Argon 99.999%'.M9]" office:value-type="float" office:value="2955.50264098435" calcext:value-type="float">
            <text:p>2955.50264098435</text:p>
          </table:table-cell>
          <table:table-cell table:formula="of:=[$'Argon 99.999%'.N9]" office:value-type="float" office:value="323607.477429854" calcext:value-type="float">
            <text:p>323607.477429854</text:p>
          </table:table-cell>
          <table:table-cell table:formula="of:=[$'Argon 99.999%'.O9]" office:value-type="float" office:value="666.602405114805" calcext:value-type="float">
            <text:p>666.602405114805</text:p>
          </table:table-cell>
          <table:table-cell table:formula="of:=[$'Argon 99.999%'.P9]" office:value-type="float" office:value="64596.0020103403" calcext:value-type="float">
            <text:p>64596.0020103403</text:p>
          </table:table-cell>
          <table:table-cell table:formula="of:=[$'Argon 99.999%'.Q9]" office:value-type="float" office:value="951499.667058128" calcext:value-type="float">
            <text:p>951499.667058128</text:p>
          </table:table-cell>
          <table:table-cell table:formula="of:=[$'Argon 99.999%'.R9]" office:value-type="float" office:value="100000000" calcext:value-type="float">
            <text:p>100000000</text:p>
          </table:table-cell>
          <table:table-cell table:formula="of:=[$'Argon 99.999%'.S9]" office:value-type="float" office:value="1001.70576316138" calcext:value-type="float">
            <text:p>1001.70576316138</text:p>
          </table:table-cell>
          <table:table-cell table:formula="of:=[$'Argon 99.999%'.T9]" office:value-type="float" office:value="0" calcext:value-type="float">
            <text:p>0</text:p>
          </table:table-cell>
          <table:table-cell table:formula="of:=[$'Argon 99.999%'.U9]" office:value-type="float" office:value="0" calcext:value-type="float">
            <text:p>0</text:p>
          </table:table-cell>
          <table:table-cell table:formula="of:=[$'Argon 99.999%'.V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1"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" table:style-name="ce1" office:value-type="float" office:value="0.95" calcext:value-type="float">
            <text:p>0.9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/>
          <table:table-cell table:formula="of:=[$'Praxair N2(1%) O2(1%) H1(1%) CH4(1%) Ar(1%) CO2(95%)'.B16]" office:value-type="float" office:value="343.608124527027" calcext:value-type="float">
            <text:p>343.608124527027</text:p>
          </table:table-cell>
          <table:table-cell table:formula="of:=[$'Praxair N2(1%) O2(1%) H1(1%) CH4(1%) Ar(1%) CO2(95%)'.C16]" office:value-type="float" office:value="17052.8125473922" calcext:value-type="float">
            <text:p>17052.8125473922</text:p>
          </table:table-cell>
          <table:table-cell table:formula="of:=[$'Praxair N2(1%) O2(1%) H1(1%) CH4(1%) Ar(1%) CO2(95%)'.D16]" office:value-type="float" office:value="470610.317356977" calcext:value-type="float">
            <text:p>470610.317356977</text:p>
          </table:table-cell>
          <table:table-cell table:formula="of:=[$'Praxair N2(1%) O2(1%) H1(1%) CH4(1%) Ar(1%) CO2(95%)'.E16]" office:value-type="float" office:value="22625.9901775402" calcext:value-type="float">
            <text:p>22625.9901775402</text:p>
          </table:table-cell>
          <table:table-cell table:formula="of:=[$'Praxair N2(1%) O2(1%) H1(1%) CH4(1%) Ar(1%) CO2(95%)'.F16]" office:value-type="float" office:value="65516.6628620717" calcext:value-type="float">
            <text:p>65516.6628620717</text:p>
          </table:table-cell>
          <table:table-cell table:formula="of:=[$'Praxair N2(1%) O2(1%) H1(1%) CH4(1%) Ar(1%) CO2(95%)'.G16]" office:value-type="float" office:value="419365.536721557" calcext:value-type="float">
            <text:p>419365.536721557</text:p>
          </table:table-cell>
          <table:table-cell table:formula="of:=[$'Praxair N2(1%) O2(1%) H1(1%) CH4(1%) Ar(1%) CO2(95%)'.H16]" office:value-type="float" office:value="4557433.79476393" calcext:value-type="float">
            <text:p>4557433.79476393</text:p>
          </table:table-cell>
          <table:table-cell table:formula="of:=[$'Praxair N2(1%) O2(1%) H1(1%) CH4(1%) Ar(1%) CO2(95%)'.I16]" office:value-type="float" office:value="34478.7882989871" calcext:value-type="float">
            <text:p>34478.7882989871</text:p>
          </table:table-cell>
          <table:table-cell table:formula="of:=[$'Praxair N2(1%) O2(1%) H1(1%) CH4(1%) Ar(1%) CO2(95%)'.J16]" office:value-type="float" office:value="4814641.08052262" calcext:value-type="float">
            <text:p>4814641.08052262</text:p>
          </table:table-cell>
          <table:table-cell table:formula="of:=[$'Praxair N2(1%) O2(1%) H1(1%) CH4(1%) Ar(1%) CO2(95%)'.K16]" office:value-type="float" office:value="2184.21084377638" calcext:value-type="float">
            <text:p>2184.21084377638</text:p>
          </table:table-cell>
          <table:table-cell table:formula="of:=[$'Praxair N2(1%) O2(1%) H1(1%) CH4(1%) Ar(1%) CO2(95%)'.L16]" office:value-type="float" office:value="282854.981955297" calcext:value-type="float">
            <text:p>282854.981955297</text:p>
          </table:table-cell>
          <table:table-cell table:formula="of:=[$'Praxair N2(1%) O2(1%) H1(1%) CH4(1%) Ar(1%) CO2(95%)'.M16]" office:value-type="float" office:value="22.2693631392369" calcext:value-type="float">
            <text:p>22.2693631392369</text:p>
          </table:table-cell>
          <table:table-cell table:formula="of:=[$'Praxair N2(1%) O2(1%) H1(1%) CH4(1%) Ar(1%) CO2(95%)'.N16]" office:value-type="float" office:value="2566.40893423786" calcext:value-type="float">
            <text:p>2566.40893423786</text:p>
          </table:table-cell>
          <table:table-cell table:formula="of:=[$'Praxair N2(1%) O2(1%) H1(1%) CH4(1%) Ar(1%) CO2(95%)'.O16]" office:value-type="float" office:value="-64.3736811212683" calcext:value-type="float">
            <text:p>-64.3736811212683</text:p>
          </table:table-cell>
          <table:table-cell table:formula="of:=[$'Praxair N2(1%) O2(1%) H1(1%) CH4(1%) Ar(1%) CO2(95%)'.P16]" office:value-type="float" office:value="526.296706360391" calcext:value-type="float">
            <text:p>526.296706360391</text:p>
          </table:table-cell>
          <table:table-cell table:formula="of:=[$'Praxair N2(1%) O2(1%) H1(1%) CH4(1%) Ar(1%) CO2(95%)'.Q16]" office:value-type="float" office:value="9364.24248165355" calcext:value-type="float">
            <text:p>9364.24248165355</text:p>
          </table:table-cell>
          <table:table-cell table:formula="of:=[$'Praxair N2(1%) O2(1%) H1(1%) CH4(1%) Ar(1%) CO2(95%)'.R16]" office:value-type="float" office:value="1000000" calcext:value-type="float">
            <text:p>1000000</text:p>
          </table:table-cell>
          <table:table-cell table:formula="of:=[$'Praxair N2(1%) O2(1%) H1(1%) CH4(1%) Ar(1%) CO2(95%)'.S16]" office:value-type="float" office:value="71.2186349916373" calcext:value-type="float">
            <text:p>71.2186349916373</text:p>
          </table:table-cell>
          <table:table-cell table:formula="of:=[$'Praxair N2(1%) O2(1%) H1(1%) CH4(1%) Ar(1%) CO2(95%)'.T16]" office:value-type="float" office:value="381978.84404502" calcext:value-type="float">
            <text:p>381978.84404502</text:p>
          </table:table-cell>
          <table:table-cell table:formula="of:=[$'Praxair N2(1%) O2(1%) H1(1%) CH4(1%) Ar(1%) CO2(95%)'.U16]" office:value-type="float" office:value="54267146.3730036" calcext:value-type="float">
            <text:p>54267146.3730036</text:p>
          </table:table-cell>
          <table:table-cell table:formula="of:=[$'Praxair N2(1%) O2(1%) H1(1%) CH4(1%) Ar(1%) CO2(95%)'.V16]" office:value-type="float" office:value="656947.546055771" calcext:value-type="float">
            <text:p>656947.546055771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/>
          <table:table-cell office:value-type="string" calcext:value-type="string">
            <text:p>Line1 – line2</text:p>
          </table:table-cell>
          <table:table-cell table:formula="of:=[.C5]-[.C6]" office:value-type="float" office:value="0" calcext:value-type="float">
            <text:p>0</text:p>
          </table:table-cell>
          <table:table-cell table:formula="of:=[.D5]-[.D6]" office:value-type="float" office:value="0" calcext:value-type="float">
            <text:p>0</text:p>
          </table:table-cell>
          <table:table-cell table:formula="of:=[.E5]-[.E6]" office:value-type="float" office:value="-0.01" calcext:value-type="float">
            <text:p>-0.01</text:p>
          </table:table-cell>
          <table:table-cell table:formula="of:=[.F5]-[.F6]" office:value-type="float" office:value="-0.01" calcext:value-type="float">
            <text:p>-0.01</text:p>
          </table:table-cell>
          <table:table-cell table:formula="of:=[.G5]-[.G6]" office:value-type="float" office:value="-0.01" calcext:value-type="float">
            <text:p>-0.01</text:p>
          </table:table-cell>
          <table:table-cell table:formula="of:=[.H5]-[.H6]" office:value-type="float" office:value="-0.01" calcext:value-type="float">
            <text:p>-0.01</text:p>
          </table:table-cell>
          <table:table-cell table:formula="of:=[.I5]-[.I6]" office:value-type="float" office:value="-0.01" calcext:value-type="float">
            <text:p>-0.01</text:p>
          </table:table-cell>
          <table:table-cell table:formula="of:=[.J5]-[.J6]" office:value-type="float" office:value="-0.01" calcext:value-type="float">
            <text:p>-0.01</text:p>
          </table:table-cell>
          <table:table-cell table:formula="of:=[.K5]-[.K6]" office:value-type="float" office:value="-0.01" calcext:value-type="float">
            <text:p>-0.01</text:p>
          </table:table-cell>
          <table:table-cell table:formula="of:=[.L5]-[.L6]" office:value-type="float" office:value="0.01" calcext:value-type="float">
            <text:p>0.01</text:p>
          </table:table-cell>
          <table:table-cell table:formula="of:=[.M5]-[.M6]" office:value-type="float" office:value="0.01" calcext:value-type="float">
            <text:p>0.01</text:p>
          </table:table-cell>
          <table:table-cell table:style-name="ce1" table:formula="of:=[.N5]-[.N6]" office:value-type="float" office:value="0.01" calcext:value-type="float">
            <text:p>0.01</text:p>
          </table:table-cell>
          <table:table-cell table:formula="of:=[.O5]-[.O6]" office:value-type="float" office:value="0.01" calcext:value-type="float">
            <text:p>0.01</text:p>
          </table:table-cell>
          <table:table-cell table:formula="of:=[.P5]-[.P6]" office:value-type="float" office:value="0.01" calcext:value-type="float">
            <text:p>0.01</text:p>
          </table:table-cell>
          <table:table-cell table:formula="of:=[.Q5]-[.Q6]" office:value-type="float" office:value="0.01" calcext:value-type="float">
            <text:p>0.01</text:p>
          </table:table-cell>
          <table:table-cell table:style-name="ce4" table:formula="of:=[.R5]-[.R6]" office:value-type="float" office:value="0.01" calcext:value-type="float">
            <text:p>0.01</text:p>
          </table:table-cell>
          <table:table-cell table:style-name="ce4" table:formula="of:=[.S5]-[.S6]" office:value-type="float" office:value="0.01" calcext:value-type="float">
            <text:p>0.01</text:p>
          </table:table-cell>
          <table:table-cell table:style-name="ce4" table:formula="of:=[.T5]-[.T6]" office:value-type="float" office:value="0.01" calcext:value-type="float">
            <text:p>0.01</text:p>
          </table:table-cell>
          <table:table-cell table:style-name="ce4" table:formula="of:=[.U5]-[.U6]" office:value-type="float" office:value="0.01" calcext:value-type="float">
            <text:p>0.01</text:p>
          </table:table-cell>
          <table:table-cell table:formula="of:=[.V5]-[.V6]" office:value-type="float" office:value="0" calcext:value-type="float">
            <text:p>0</text:p>
          </table:table-cell>
          <table:table-cell table:formula="of:=[.W5]-[.W6]" office:value-type="float" office:value="0" calcext:value-type="float">
            <text:p>0</text:p>
          </table:table-cell>
          <table:table-cell table:formula="of:=[.X5]-[.X6]" office:value-type="float" office:value="0" calcext:value-type="float">
            <text:p>0</text:p>
          </table:table-cell>
          <table:table-cell table:formula="of:=[.Y5]-[.Y6]" office:value-type="float" office:value="0" calcext:value-type="float">
            <text:p>0</text:p>
          </table:table-cell>
          <table:table-cell table:formula="of:=[.Z5]-[.Z6]" office:value-type="float" office:value="0" calcext:value-type="float">
            <text:p>0</text:p>
          </table:table-cell>
          <table:table-cell table:formula="of:=[.AA5]-[.AA6]" office:value-type="float" office:value="0" calcext:value-type="float">
            <text:p>0</text:p>
          </table:table-cell>
          <table:table-cell/>
          <table:table-cell table:formula="of:=[.AC5]-[.AC6]" office:value-type="float" office:value="-125.723748124542" calcext:value-type="float">
            <text:p>-125.723748124542</text:p>
          </table:table-cell>
          <table:table-cell table:formula="of:=[.AD5]-[.AD6]" office:value-type="float" office:value="371.426323888103" calcext:value-type="float">
            <text:p>371.426323888103</text:p>
          </table:table-cell>
          <table:table-cell table:formula="of:=[.AE5]-[.AE6]" office:value-type="float" office:value="9547.9090015418" calcext:value-type="float">
            <text:p>9547.9090015418</text:p>
          </table:table-cell>
          <table:table-cell table:formula="of:=[.AF5]-[.AF6]" office:value-type="float" office:value="20870.9060056687" calcext:value-type="float">
            <text:p>20870.9060056687</text:p>
          </table:table-cell>
          <table:table-cell table:formula="of:=[.AG5]-[.AG6]" office:value-type="float" office:value="65350.5298290857" calcext:value-type="float">
            <text:p>65350.5298290857</text:p>
          </table:table-cell>
          <table:table-cell table:formula="of:=[.AH5]-[.AH6]" office:value-type="float" office:value="544042.651940034" calcext:value-type="float">
            <text:p>544042.651940034</text:p>
          </table:table-cell>
          <table:table-cell table:formula="of:=[.AI5]-[.AI6]" office:value-type="float" office:value="712492.432211279" calcext:value-type="float">
            <text:p>712492.432211279</text:p>
          </table:table-cell>
          <table:table-cell table:formula="of:=[.AJ5]-[.AJ6]" office:value-type="float" office:value="220.97876336678" calcext:value-type="float">
            <text:p>220.97876336678</text:p>
          </table:table-cell>
          <table:table-cell table:formula="of:=[.AK5]-[.AK6]" office:value-type="float" office:value="83584.877745393" calcext:value-type="float">
            <text:p>83584.877745393</text:p>
          </table:table-cell>
          <table:table-cell table:formula="of:=[.AL5]-[.AL6]" office:value-type="float" office:value="-134.491437592" calcext:value-type="float">
            <text:p>-134.491437592</text:p>
          </table:table-cell>
          <table:table-cell table:formula="of:=[.AM5]-[.AM6]" office:value-type="float" office:value="-1638.20351530798" calcext:value-type="float">
            <text:p>-1638.20351530798</text:p>
          </table:table-cell>
          <table:table-cell table:formula="of:=[.AN5]-[.AN6]" office:value-type="float" office:value="-31.47530946497" calcext:value-type="float">
            <text:p>-31.47530946497</text:p>
          </table:table-cell>
          <table:table-cell table:formula="of:=[.AO5]-[.AO6]" office:value-type="float" office:value="-46.7642064599786" calcext:value-type="float">
            <text:p>-46.7642064599786</text:p>
          </table:table-cell>
          <table:table-cell table:formula="of:=[.AP5]-[.AP6]" office:value-type="float" office:value="-1029.88755642606" calcext:value-type="float">
            <text:p>-1029.88755642606</text:p>
          </table:table-cell>
          <table:table-cell table:formula="of:=[.AQ5]-[.AQ6]" office:value-type="float" office:value="-683.142113162205" calcext:value-type="float">
            <text:p>-683.142113162205</text:p>
          </table:table-cell>
          <table:table-cell table:formula="of:=[.AR5]-[.AR6]" office:value-type="float" office:value="-32808.8239009599" calcext:value-type="float">
            <text:p>-32808.8239009599</text:p>
          </table:table-cell>
          <table:table-cell table:formula="of:=[.AS5]-[.AS6]" office:value-type="float" office:value="-1000000" calcext:value-type="float">
            <text:p>-1000000</text:p>
          </table:table-cell>
          <table:table-cell table:formula="of:=[.AT5]-[.AT6]" office:value-type="float" office:value="-291974.569049347" calcext:value-type="float">
            <text:p>-291974.569049347</text:p>
          </table:table-cell>
          <table:table-cell table:formula="of:=[.AU5]-[.AU6]" office:value-type="float" office:value="5178.10162183459" calcext:value-type="float">
            <text:p>5178.10162183459</text:p>
          </table:table-cell>
          <table:table-cell table:formula="of:=[.AV5]-[.AV6]" office:value-type="float" office:value="748726.976319066" calcext:value-type="float">
            <text:p>748726.976319066</text:p>
          </table:table-cell>
          <table:table-cell table:formula="of:=[.AW5]-[.AW6]" office:value-type="float" office:value="8891.57837682359" calcext:value-type="float">
            <text:p>8891.57837682359</text:p>
          </table:table-cell>
        </table:table-row>
        <table:table-row table:style-name="ro1">
          <table:table-cell/>
          <table:table-cell office:value-type="string" calcext:value-type="string">
            <text:p>Line 1 – line2 – line4</text:p>
          </table:table-cell>
          <table:table-cell table:formula="of:=[.C8]-[.C5]" office:value-type="float" office:value="0" calcext:value-type="float">
            <text:p>0</text:p>
          </table:table-cell>
          <table:table-cell table:formula="of:=[.D8]-[.D5]" office:value-type="float" office:value="0" calcext:value-type="float">
            <text:p>0</text:p>
          </table:table-cell>
          <table:table-cell table:formula="of:=[.E8]-[.E5]" office:value-type="float" office:value="-0.94" calcext:value-type="float">
            <text:p>-0.94</text:p>
          </table:table-cell>
          <table:table-cell table:formula="of:=[.F8]-[.F5]" office:value-type="float" office:value="-0.94" calcext:value-type="float">
            <text:p>-0.94</text:p>
          </table:table-cell>
          <table:table-cell table:formula="of:=[.G8]-[.G5]" office:value-type="float" office:value="-0.94" calcext:value-type="float">
            <text:p>-0.94</text:p>
          </table:table-cell>
          <table:table-cell table:formula="of:=[.H8]-[.H5]" office:value-type="float" office:value="-0.94" calcext:value-type="float">
            <text:p>-0.94</text:p>
          </table:table-cell>
          <table:table-cell table:formula="of:=[.I8]-[.I5]" office:value-type="float" office:value="-0.94" calcext:value-type="float">
            <text:p>-0.94</text:p>
          </table:table-cell>
          <table:table-cell table:formula="of:=[.J8]-[.J5]" office:value-type="float" office:value="-0.94" calcext:value-type="float">
            <text:p>-0.94</text:p>
          </table:table-cell>
          <table:table-cell table:formula="of:=[.K8]-[.K5]" office:value-type="float" office:value="-0.94" calcext:value-type="float">
            <text:p>-0.94</text:p>
          </table:table-cell>
          <table:table-cell table:formula="of:=[.L8]-[.L5]" office:value-type="float" office:value="0" calcext:value-type="float">
            <text:p>0</text:p>
          </table:table-cell>
          <table:table-cell table:formula="of:=[.M8]-[.M5]" office:value-type="float" office:value="0" calcext:value-type="float">
            <text:p>0</text:p>
          </table:table-cell>
          <table:table-cell table:formula="of:=[.N8]-[.N5]" office:value-type="float" office:value="0" calcext:value-type="float">
            <text:p>0</text:p>
          </table:table-cell>
          <table:table-cell table:formula="of:=[.O8]-[.O5]" office:value-type="float" office:value="0" calcext:value-type="float">
            <text:p>0</text:p>
          </table:table-cell>
          <table:table-cell table:formula="of:=[.P8]-[.P5]" office:value-type="float" office:value="0" calcext:value-type="float">
            <text:p>0</text:p>
          </table:table-cell>
          <table:table-cell table:style-name="ce1" table:formula="of:=[.Q8]-[.Q5]" office:value-type="float" office:value="0.94" calcext:value-type="float">
            <text:p>0.94</text:p>
          </table:table-cell>
          <table:table-cell table:formula="of:=[.R8]-[.R5]" office:value-type="float" office:value="0.94" calcext:value-type="float">
            <text:p>0.94</text:p>
          </table:table-cell>
          <table:table-cell table:formula="of:=[.S8]-[.S5]" office:value-type="float" office:value="0.94" calcext:value-type="float">
            <text:p>0.94</text:p>
          </table:table-cell>
          <table:table-cell table:formula="of:=[.T8]-[.T5]" office:value-type="float" office:value="0.94" calcext:value-type="float">
            <text:p>0.94</text:p>
          </table:table-cell>
          <table:table-cell table:formula="of:=[.U8]-[.U5]" office:value-type="float" office:value="0.94" calcext:value-type="float">
            <text:p>0.94</text:p>
          </table:table-cell>
          <table:table-cell table:formula="of:=[.V8]-[.V5]" office:value-type="float" office:value="0" calcext:value-type="float">
            <text:p>0</text:p>
          </table:table-cell>
          <table:table-cell table:formula="of:=[.W8]-[.W5]" office:value-type="float" office:value="0" calcext:value-type="float">
            <text:p>0</text:p>
          </table:table-cell>
          <table:table-cell table:formula="of:=[.X8]-[.X5]" office:value-type="float" office:value="0" calcext:value-type="float">
            <text:p>0</text:p>
          </table:table-cell>
          <table:table-cell table:formula="of:=[.Y8]-[.Y5]" office:value-type="float" office:value="0" calcext:value-type="float">
            <text:p>0</text:p>
          </table:table-cell>
          <table:table-cell table:formula="of:=[.Z8]-[.Z5]" office:value-type="float" office:value="0" calcext:value-type="float">
            <text:p>0</text:p>
          </table:table-cell>
          <table:table-cell table:formula="of:=[.AA8]-[.AA5]" office:value-type="float" office:value="0" calcext:value-type="float">
            <text:p>0</text:p>
          </table:table-cell>
          <table:table-cell/>
          <table:table-cell table:formula="of:=[.AC8]-[.AC5]" office:value-type="float" office:value="-130.946099081849" calcext:value-type="float">
            <text:p>-130.946099081849</text:p>
          </table:table-cell>
          <table:table-cell table:formula="of:=[.AD8]-[.AD5]" office:value-type="float" office:value="-2311.2158335864" calcext:value-type="float">
            <text:p>-2311.2158335864</text:p>
          </table:table-cell>
          <table:table-cell table:formula="of:=[.AE8]-[.AE5]" office:value-type="float" office:value="461064.23419756" calcext:value-type="float">
            <text:p>461064.23419756</text:p>
          </table:table-cell>
          <table:table-cell table:formula="of:=[.AF8]-[.AF5]" office:value-type="float" office:value="1734.9709976388" calcext:value-type="float">
            <text:p>1734.9709976388</text:p>
          </table:table-cell>
          <table:table-cell table:formula="of:=[.AG8]-[.AG5]" office:value-type="float" office:value="-15440.2855235917" calcext:value-type="float">
            <text:p>-15440.2855235917</text:p>
          </table:table-cell>
          <table:table-cell table:formula="of:=[.AH8]-[.AH5]" office:value-type="float" office:value="-124829.970065575" calcext:value-type="float">
            <text:p>-124829.970065575</text:p>
          </table:table-cell>
          <table:table-cell table:formula="of:=[.AI8]-[.AI5]" office:value-type="float" office:value="3825681.43203762" calcext:value-type="float">
            <text:p>3825681.43203762</text:p>
          </table:table-cell>
          <table:table-cell table:formula="of:=[.AJ8]-[.AJ5]" office:value-type="float" office:value="30757.3016106676" calcext:value-type="float">
            <text:p>30757.3016106676</text:p>
          </table:table-cell>
          <table:table-cell table:formula="of:=[.AK8]-[.AK5]" office:value-type="float" office:value="4212075.1618365" calcext:value-type="float">
            <text:p>4212075.1618365</text:p>
          </table:table-cell>
          <table:table-cell table:formula="of:=[.AL8]-[.AL5]" office:value-type="float" office:value="-599.24891123152" calcext:value-type="float">
            <text:p>-599.24891123152</text:p>
          </table:table-cell>
          <table:table-cell table:formula="of:=[.AM8]-[.AM5]" office:value-type="float" office:value="-70293.079633639" calcext:value-type="float">
            <text:p>-70293.079633639</text:p>
          </table:table-cell>
          <table:table-cell table:formula="of:=[.AN8]-[.AN5]" office:value-type="float" office:value="-2667.00140116901" calcext:value-type="float">
            <text:p>-2667.00140116901</text:p>
          </table:table-cell>
          <table:table-cell table:formula="of:=[.AO8]-[.AO5]" office:value-type="float" office:value="-291527.756813352" calcext:value-type="float">
            <text:p>-291527.756813352</text:p>
          </table:table-cell>
          <table:table-cell table:formula="of:=[.AP8]-[.AP5]" office:value-type="float" office:value="-659.164695479782" calcext:value-type="float">
            <text:p>-659.164695479782</text:p>
          </table:table-cell>
          <table:table-cell table:formula="of:=[.AQ8]-[.AQ5]" office:value-type="float" office:value="-59393.8692315271" calcext:value-type="float">
            <text:p>-59393.8692315271</text:p>
          </table:table-cell>
          <table:table-cell table:formula="of:=[.AR8]-[.AR5]" office:value-type="float" office:value="-878357.253511287" calcext:value-type="float">
            <text:p>-878357.253511287</text:p>
          </table:table-cell>
          <table:table-cell table:formula="of:=[.AS8]-[.AS5]" office:value-type="float" office:value="-94000000" calcext:value-type="float">
            <text:p>-94000000</text:p>
          </table:table-cell>
          <table:table-cell table:formula="of:=[.AT8]-[.AT5]" office:value-type="float" office:value="-1671.61887931267" calcext:value-type="float">
            <text:p>-1671.61887931267</text:p>
          </table:table-cell>
          <table:table-cell table:formula="of:=[.AU8]-[.AU5]" office:value-type="float" office:value="376782.601032254" calcext:value-type="float">
            <text:p>376782.601032254</text:p>
          </table:table-cell>
          <table:table-cell table:formula="of:=[.AV8]-[.AV5]" office:value-type="float" office:value="53518073.6052913" calcext:value-type="float">
            <text:p>53518073.6052913</text:p>
          </table:table-cell>
          <table:table-cell table:formula="of:=[.AW8]-[.AW5]" office:value-type="float" office:value="648073.481730354" calcext:value-type="float">
            <text:p>648073.481730354</text:p>
          </table:table-cell>
        </table:table-row>
        <table:table-row table:style-name="ro1">
          <table:table-cell table:number-columns-repeated="2"/>
          <table:table-cell table:formula="of:=[.C14]-([.C15])/94" office:value-type="float" office:value="0" calcext:value-type="float">
            <text:p>0</text:p>
          </table:table-cell>
          <table:table-cell table:formula="of:=[.D14]-([.D15])/94" office:value-type="float" office:value="0" calcext:value-type="float">
            <text:p>0</text:p>
          </table:table-cell>
          <table:table-cell table:formula="of:=[.E14]-([.E15])/94" office:value-type="float" office:value="0" calcext:value-type="float">
            <text:p>0</text:p>
          </table:table-cell>
          <table:table-cell table:formula="of:=[.F14]-([.F15])/94" office:value-type="float" office:value="0" calcext:value-type="float">
            <text:p>0</text:p>
          </table:table-cell>
          <table:table-cell table:formula="of:=[.G14]-([.G15])/94" office:value-type="float" office:value="0" calcext:value-type="float">
            <text:p>0</text:p>
          </table:table-cell>
          <table:table-cell table:formula="of:=[.H14]-([.H15])/94" office:value-type="float" office:value="0" calcext:value-type="float">
            <text:p>0</text:p>
          </table:table-cell>
          <table:table-cell table:formula="of:=[.I14]-([.I15])/94" office:value-type="float" office:value="0" calcext:value-type="float">
            <text:p>0</text:p>
          </table:table-cell>
          <table:table-cell table:formula="of:=[.J14]-([.J15])/94" office:value-type="float" office:value="0" calcext:value-type="float">
            <text:p>0</text:p>
          </table:table-cell>
          <table:table-cell table:formula="of:=[.K14]-([.K15])/94" office:value-type="float" office:value="0" calcext:value-type="float">
            <text:p>0</text:p>
          </table:table-cell>
          <table:table-cell table:formula="of:=[.L14]-([.L15])/94" office:value-type="float" office:value="0.01" calcext:value-type="float">
            <text:p>0.01</text:p>
          </table:table-cell>
          <table:table-cell table:formula="of:=[.M14]-([.M15])/94" office:value-type="float" office:value="0.01" calcext:value-type="float">
            <text:p>0.01</text:p>
          </table:table-cell>
          <table:table-cell table:formula="of:=[.N14]-([.N15])/94" office:value-type="float" office:value="0.01" calcext:value-type="float">
            <text:p>0.01</text:p>
          </table:table-cell>
          <table:table-cell table:formula="of:=[.O14]-([.O15])/94" office:value-type="float" office:value="0.01" calcext:value-type="float">
            <text:p>0.01</text:p>
          </table:table-cell>
          <table:table-cell table:style-name="ce1" table:formula="of:=[.P14]-([.P15])/94" office:value-type="float" office:value="0.01" calcext:value-type="float">
            <text:p>0.01</text:p>
          </table:table-cell>
          <table:table-cell table:formula="of:=[.Q14]-([.Q15])/94" office:value-type="float" office:value="0" calcext:value-type="float">
            <text:p>0</text:p>
          </table:table-cell>
          <table:table-cell table:formula="of:=[.R14]-([.R15])/94" office:value-type="float" office:value="0" calcext:value-type="float">
            <text:p>0</text:p>
          </table:table-cell>
          <table:table-cell table:formula="of:=[.S14]-([.S15])/94" office:value-type="float" office:value="0" calcext:value-type="float">
            <text:p>0</text:p>
          </table:table-cell>
          <table:table-cell table:formula="of:=[.T14]-([.T15])/94" office:value-type="float" office:value="0" calcext:value-type="float">
            <text:p>0</text:p>
          </table:table-cell>
          <table:table-cell table:formula="of:=[.U14]-([.U15])/94" office:value-type="float" office:value="0" calcext:value-type="float">
            <text:p>0</text:p>
          </table:table-cell>
          <table:table-cell table:formula="of:=[.V14]-([.V15])/94" office:value-type="float" office:value="0" calcext:value-type="float">
            <text:p>0</text:p>
          </table:table-cell>
          <table:table-cell table:formula="of:=[.W14]-([.W15])/94" office:value-type="float" office:value="0" calcext:value-type="float">
            <text:p>0</text:p>
          </table:table-cell>
          <table:table-cell table:formula="of:=[.X14]-([.X15])/94" office:value-type="float" office:value="0" calcext:value-type="float">
            <text:p>0</text:p>
          </table:table-cell>
          <table:table-cell table:formula="of:=[.Y14]-([.Y15])/94" office:value-type="float" office:value="0" calcext:value-type="float">
            <text:p>0</text:p>
          </table:table-cell>
          <table:table-cell table:formula="of:=[.Z14]-([.Z15])/94" office:value-type="float" office:value="0" calcext:value-type="float">
            <text:p>0</text:p>
          </table:table-cell>
          <table:table-cell table:formula="of:=[.AA14]-([.AA15])/94" office:value-type="float" office:value="0" calcext:value-type="float">
            <text:p>0</text:p>
          </table:table-cell>
          <table:table-cell/>
          <table:table-cell table:formula="of:=[.AC14]-([.AC15])/94" office:value-type="float" office:value="-124.330704517288" calcext:value-type="float">
            <text:p>-124.330704517288</text:p>
          </table:table-cell>
          <table:table-cell table:formula="of:=[.AD14]-([.AD15])/94" office:value-type="float" office:value="396.013726373065" calcext:value-type="float">
            <text:p>396.013726373065</text:p>
          </table:table-cell>
          <table:table-cell table:formula="of:=[.AE14]-([.AE15])/94" office:value-type="float" office:value="4642.97033986563" calcext:value-type="float">
            <text:p>4642.97033986563</text:p>
          </table:table-cell>
          <table:table-cell table:formula="of:=[.AF14]-([.AF15])/94" office:value-type="float" office:value="20852.4488673959" calcext:value-type="float">
            <text:p>20852.4488673959</text:p>
          </table:table-cell>
          <table:table-cell table:formula="of:=[.AG14]-([.AG15])/94" office:value-type="float" office:value="65514.7881857197" calcext:value-type="float">
            <text:p>65514.7881857197</text:p>
          </table:table-cell>
          <table:table-cell table:formula="of:=[.AH14]-([.AH15])/94" office:value-type="float" office:value="545370.630344987" calcext:value-type="float">
            <text:p>545370.630344987</text:p>
          </table:table-cell>
          <table:table-cell table:formula="of:=[.AI14]-([.AI15])/94" office:value-type="float" office:value="671793.693572581" calcext:value-type="float">
            <text:p>671793.693572581</text:p>
          </table:table-cell>
          <table:table-cell table:formula="of:=[.AJ14]-([.AJ15])/94" office:value-type="float" office:value="-106.226572916918" calcext:value-type="float">
            <text:p>-106.226572916918</text:p>
          </table:table-cell>
          <table:table-cell table:formula="of:=[.AK14]-([.AK15])/94" office:value-type="float" office:value="38775.5675130898" calcext:value-type="float">
            <text:p>38775.5675130898</text:p>
          </table:table-cell>
          <table:table-cell table:formula="of:=[.AL14]-([.AL15])/94" office:value-type="float" office:value="-128.116449174643" calcext:value-type="float">
            <text:p>-128.116449174643</text:p>
          </table:table-cell>
          <table:table-cell table:formula="of:=[.AM14]-([.AM15])/94" office:value-type="float" office:value="-890.40479580118" calcext:value-type="float">
            <text:p>-890.40479580118</text:p>
          </table:table-cell>
          <table:table-cell table:formula="of:=[.AN14]-([.AN15])/94" office:value-type="float" office:value="-3.10295413338475" calcext:value-type="float">
            <text:p>-3.10295413338475</text:p>
          </table:table-cell>
          <table:table-cell table:formula="of:=[.AO14]-([.AO15])/94" office:value-type="float" office:value="3054.59490857568" calcext:value-type="float">
            <text:p>3054.59490857568</text:p>
          </table:table-cell>
          <table:table-cell table:formula="of:=[.AP14]-([.AP15])/94" office:value-type="float" office:value="-1022.87516604861" calcext:value-type="float">
            <text:p>-1022.87516604861</text:p>
          </table:table-cell>
          <table:table-cell table:formula="of:=[.AQ14]-([.AQ15])/94" office:value-type="float" office:value="-51.2924404863844" calcext:value-type="float">
            <text:p>-51.2924404863844</text:p>
          </table:table-cell>
          <table:table-cell table:formula="of:=[.AR14]-([.AR15])/94" office:value-type="float" office:value="-23464.597799776" calcext:value-type="float">
            <text:p>-23464.597799776</text:p>
          </table:table-cell>
          <table:table-cell table:formula="of:=[.AS14]-([.AS15])/94" office:value-type="float" office:value="0" calcext:value-type="float">
            <text:p>0</text:p>
          </table:table-cell>
          <table:table-cell table:formula="of:=[.AT14]-([.AT15])/94" office:value-type="float" office:value="-291956.78586978" calcext:value-type="float">
            <text:p>-291956.78586978</text:p>
          </table:table-cell>
          <table:table-cell table:formula="of:=[.AU14]-([.AU15])/94" office:value-type="float" office:value="1169.77607893828" calcext:value-type="float">
            <text:p>1169.77607893828</text:p>
          </table:table-cell>
          <table:table-cell table:formula="of:=[.AV14]-([.AV15])/94" office:value-type="float" office:value="179385.767752137" calcext:value-type="float">
            <text:p>179385.767752137</text:p>
          </table:table-cell>
          <table:table-cell table:formula="of:=[.AW14]-([.AW15])/94" office:value-type="float" office:value="1997.17963501131" calcext:value-type="float">
            <text:p>1997.17963501131</text:p>
          </table:table-cell>
        </table:table-row>
        <table:table-row table:style-name="ro1" table:number-rows-repeated="16">
          <table:table-cell table:number-columns-repeated="49"/>
        </table:table-row>
        <table:table-row table:style-name="ro1">
          <table:table-cell/>
          <table:table-cell office:value-type="string" calcext:value-type="string">
            <text:p>Solutions:</text:p>
          </table:table-cell>
          <table:table-cell table:formula="of:=([.AC5]/[.C5] + [.AC6]/[.C6])/2" office:value-type="float" office:value="53741.6097671147" calcext:value-type="float">
            <text:p>53741.6097671147</text:p>
          </table:table-cell>
          <table:table-cell table:formula="of:=([.AD5]/[.D5] + [.AD6]/[.D6])/2" office:value-type="float" office:value="1917831.52190345" calcext:value-type="float">
            <text:p>1917831.52190345</text:p>
          </table:table-cell>
          <table:table-cell table:formula="of:=([.AN5]/[.E5] + [.AN6]/[.E6] + [.AN7]/[.E7])/3" office:value-type="float" office:value="2873.47482178297" calcext:value-type="float">
            <text:p>2873.47482178297</text:p>
          </table:table-cell>
          <table:table-cell table:formula="of:=([.AO5]/[.F5] + [.AO6]/[.F6] + [.AO7]/[.F7])/3" office:value-type="float" office:value="313192.361838472" calcext:value-type="float">
            <text:p>313192.361838472</text:p>
          </table:table-cell>
          <table:table-cell table:formula="of:= [.AP7]/[.G7]" office:value-type="float" office:value="666.602405114805" calcext:value-type="float">
            <text:p>666.602405114805</text:p>
          </table:table-cell>
          <table:table-cell table:formula="of:=([.AQ5]/[.H5] + [.AQ6]/[.H6] + [.AQ7]/[.H7])/3" office:value-type="float" office:value="63599.4355929458" calcext:value-type="float">
            <text:p>63599.4355929458</text:p>
          </table:table-cell>
          <table:table-cell table:formula="of:=[.AR7]/[.I7]" office:value-type="float" office:value="951499.667058128" calcext:value-type="float">
            <text:p>951499.667058128</text:p>
          </table:table-cell>
          <table:table-cell table:formula="of:=([.AS5]/[.J5] + [.AS6]/[.J6] + [.AS7]/[.J7])/3" office:value-type="float" office:value="100000000" calcext:value-type="float">
            <text:p>100000000</text:p>
          </table:table-cell>
          <table:table-cell table:formula="of:=[.AT7]/[.K7]" office:value-type="float" office:value="1001.70576316138" calcext:value-type="float">
            <text:p>1001.70576316138</text:p>
          </table:table-cell>
          <table:table-cell table:formula="of:=[.AE5]/[.L5]" office:value-type="float" office:value="954608.315941665" calcext:value-type="float">
            <text:p>954608.315941665</text:p>
          </table:table-cell>
          <table:table-cell table:formula="of:=[.AF5]/[.M5]" office:value-type="float" office:value="2089101.91799014" calcext:value-type="float">
            <text:p>2089101.91799014</text:p>
          </table:table-cell>
          <table:table-cell table:formula="of:=[.AG14]/[.N14]" office:value-type="float" office:value="6535052.98290857" calcext:value-type="float">
            <text:p>6535052.98290857</text:p>
          </table:table-cell>
          <table:table-cell table:formula="of:=[.AH5]/[.O5]" office:value-type="float" office:value="54419550.6787132" calcext:value-type="float">
            <text:p>54419550.6787132</text:p>
          </table:table-cell>
          <table:table-cell table:formula="of:=[.AI16]/[.P16]" office:value-type="float" office:value="67179369.3572581" calcext:value-type="float">
            <text:p>67179369.3572581</text:p>
          </table:table-cell>
          <table:table-cell table:formula="of:=[.AI15]/[.Q15]" office:value-type="float" office:value="4069873.86386981" calcext:value-type="float">
            <text:p>4069873.86386981</text:p>
          </table:table-cell>
          <table:table-cell table:formula="of:=ak1ar464/[.R14]" office:value-type="string" office:string-value="" calcext:value-type="error">
            <text:p>#NAME?</text:p>
          </table:table-cell>
          <table:table-cell table:formula="of:=[.AU8]/[.S8]" office:value-type="float" office:value="402082.9937316" calcext:value-type="float">
            <text:p>402082.9937316</text:p>
          </table:table-cell>
          <table:table-cell table:formula="of:=[.AV8]/[.T8]" office:value-type="float" office:value="57123311.9715827" calcext:value-type="float">
            <text:p>57123311.9715827</text:p>
          </table:table-cell>
          <table:table-cell table:formula="of:=[.AW8]/[.U8]" office:value-type="float" office:value="691523.732690285" calcext:value-type="float">
            <text:p>691523.732690285</text:p>
          </table:table-cell>
          <table:table-cell table:formula="of:=[.AG6]/[.V6]" office:value-type="float" office:value="1560641.85565777" calcext:value-type="float">
            <text:p>1560641.85565777</text:p>
          </table:table-cell>
          <table:table-cell table:formula="of:=[.AJ6]/[.W6]" office:value-type="float" office:value="350050.792495271" calcext:value-type="float">
            <text:p>350050.792495271</text:p>
          </table:table-cell>
          <table:table-cell table:formula="of:=[.AK6]/[.X6]" office:value-type="float" office:value="51898104.094073" calcext:value-type="float">
            <text:p>51898104.094073</text:p>
          </table:table-cell>
          <table:table-cell table:formula="of:=[.AI6]/[.Y6]" office:value-type="float" office:value="1925993.05150282" calcext:value-type="float">
            <text:p>1925993.05150282</text:p>
          </table:table-cell>
          <table:table-cell table:formula="of:=AVERAGE([.AL5:.AL6])/[.Z5]" office:value-type="float" office:value="285070.54738039" calcext:value-type="float">
            <text:p>285070.54738039</text:p>
          </table:table-cell>
          <table:table-cell table:formula="of:=AVERAGE([.AM5:.AM6])/[.AA5]" office:value-type="float" office:value="35396716.334659" calcext:value-type="float">
            <text:p>35396716.334659</text:p>
          </table:table-cell>
          <table:table-cell table:number-columns-repeated="22"/>
        </table:table-row>
      </table:table>
      <table:table table:name="Praxair H2(1%) N2(1%) O2(1%) He(1%) Ar(96%)" table:style-name="ta1">
        <table:table-column table:style-name="co1" table:default-cell-style-name="Default"/>
        <table:table-column table:style-name="co1" table:number-columns-repeated="21" table:default-cell-style-name="ce5"/>
        <table:table-column table:style-name="co1" table:number-columns-repeated="24" table:default-cell-style-name="Default"/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office:value-type="float" office:value="503.384135249883" calcext:value-type="float">
            <text:p>503.384135249883</text:p>
          </table:table-cell>
          <table:table-cell office:value-type="float" office:value="17640.9008621848" calcext:value-type="float">
            <text:p>17640.9008621848</text:p>
          </table:table-cell>
          <table:table-cell office:value-type="float" office:value="36.0054671445847" calcext:value-type="float">
            <text:p>36.0054671445847</text:p>
          </table:table-cell>
          <table:table-cell office:value-type="float" office:value="-115.234700312244" calcext:value-type="float">
            <text:p>-115.234700312244</text:p>
          </table:table-cell>
          <table:table-cell office:value-type="float" office:value="14298.5878846309" calcext:value-type="float">
            <text:p>14298.5878846309</text:p>
          </table:table-cell>
          <table:table-cell office:value-type="float" office:value="143.783606342263" calcext:value-type="float">
            <text:p>143.783606342263</text:p>
          </table:table-cell>
          <table:table-cell office:value-type="float" office:value="17477.7430229593" calcext:value-type="float">
            <text:p>17477.7430229593</text:p>
          </table:table-cell>
          <table:table-cell office:value-type="float" office:value="3227.46026088951" calcext:value-type="float">
            <text:p>3227.46026088951</text:p>
          </table:table-cell>
          <table:table-cell office:value-type="float" office:value="482230.090727649" calcext:value-type="float">
            <text:p>482230.090727649</text:p>
          </table:table-cell>
          <table:table-cell office:value-type="float" office:value="2631.3323781594" calcext:value-type="float">
            <text:p>2631.3323781594</text:p>
          </table:table-cell>
          <table:table-cell office:value-type="float" office:value="329497.638397997" calcext:value-type="float">
            <text:p>329497.638397997</text:p>
          </table:table-cell>
          <table:table-cell office:value-type="float" office:value="2416.37424627739" calcext:value-type="float">
            <text:p>2416.37424627739</text:p>
          </table:table-cell>
          <table:table-cell office:value-type="float" office:value="273241.585134924" calcext:value-type="float">
            <text:p>273241.585134924</text:p>
          </table:table-cell>
          <table:table-cell office:value-type="float" office:value="1534.49332661192" calcext:value-type="float">
            <text:p>1534.49332661192</text:p>
          </table:table-cell>
          <table:table-cell office:value-type="float" office:value="56193.3499608456" calcext:value-type="float">
            <text:p>56193.3499608456</text:p>
          </table:table-cell>
          <table:table-cell office:value-type="float" office:value="832242.619633785" calcext:value-type="float">
            <text:p>832242.619633785</text:p>
          </table:table-cell>
          <table:table-cell office:value-type="float" office:value="88946424.2919683" calcext:value-type="float">
            <text:p>88946424.2919683</text:p>
          </table:table-cell>
          <table:table-cell office:value-type="float" office:value="289367.000878335" calcext:value-type="float">
            <text:p>289367.000878335</text:p>
          </table:table-cell>
          <table:table-cell office:value-type="float" office:value="-14.3799397948731" calcext:value-type="float">
            <text:p>-14.3799397948731</text:p>
          </table:table-cell>
          <table:table-cell office:value-type="float" office:value="273.699247586246" calcext:value-type="float">
            <text:p>273.699247586246</text:p>
          </table:table-cell>
          <table:table-cell office:value-type="float" office:value="107.844319354542" calcext:value-type="float">
            <text:p>107.844319354542</text:p>
          </table:table-cell>
          <table:table-cell/>
          <table:table-cell table:formula="of:=100000/[.L4]" office:value-type="float" office:value="0.303492311769503" calcext:value-type="float">
            <text:p>0.303492311769503</text:p>
          </table:table-cell>
          <table:table-cell/>
          <table:table-cell table:formula="of:=[.B4]*[.$X4]" office:value-type="float" office:value="152.773214915079" calcext:value-type="float">
            <text:p>152.773214915079</text:p>
          </table:table-cell>
          <table:table-cell table:formula="of:=[.C4]*[.$X4]" office:value-type="float" office:value="5353.87778436109" calcext:value-type="float">
            <text:p>5353.87778436109</text:p>
          </table:table-cell>
          <table:table-cell table:formula="of:=[.D4]*[.$X4]" office:value-type="float" office:value="10.9273824600509" calcext:value-type="float">
            <text:p>10.9273824600509</text:p>
          </table:table-cell>
          <table:table-cell table:formula="of:=[.E4]*[.$X4]" office:value-type="float" office:value="-34.9728455938288" calcext:value-type="float">
            <text:p>-34.9728455938288</text:p>
          </table:table-cell>
          <table:table-cell table:formula="of:=[.F4]*[.$X4]" office:value-type="float" office:value="4339.51149214604" calcext:value-type="float">
            <text:p>4339.51149214604</text:p>
          </table:table-cell>
          <table:table-cell table:formula="of:=[.G4]*[.$X4]" office:value-type="float" office:value="43.6372190833696" calcext:value-type="float">
            <text:p>43.6372190833696</text:p>
          </table:table-cell>
          <table:table-cell table:formula="of:=[.H4]*[.$X4]" office:value-type="float" office:value="5304.36063455123" calcext:value-type="float">
            <text:p>5304.36063455123</text:p>
          </table:table-cell>
          <table:table-cell table:formula="of:=[.I4]*[.$X4]" office:value-type="float" office:value="979.509375721562" calcext:value-type="float">
            <text:p>979.509375721562</text:p>
          </table:table-cell>
          <table:table-cell table:formula="of:=[.J4]*[.$X4]" office:value-type="float" office:value="146353.125039752" calcext:value-type="float">
            <text:p>146353.125039752</text:p>
          </table:table-cell>
          <table:table-cell table:formula="of:=[.K4]*[.$X4]" office:value-type="float" office:value="798.589146481541" calcext:value-type="float">
            <text:p>798.589146481541</text:p>
          </table:table-cell>
          <table:table-cell table:formula="of:=[.L4]*[.$X4]" office:value-type="float" office:value="100000" calcext:value-type="float">
            <text:p>100000</text:p>
          </table:table-cell>
          <table:table-cell table:formula="of:=[.M4]*[.$X4]" office:value-type="float" office:value="733.351006103016" calcext:value-type="float">
            <text:p>733.351006103016</text:p>
          </table:table-cell>
          <table:table-cell table:formula="of:=[.N4]*[.$X4]" office:value-type="float" office:value="82926.7203441616" calcext:value-type="float">
            <text:p>82926.7203441616</text:p>
          </table:table-cell>
          <table:table-cell table:formula="of:=[.O4]*[.$X4]" office:value-type="float" office:value="465.706927088327" calcext:value-type="float">
            <text:p>465.706927088327</text:p>
          </table:table-cell>
          <table:table-cell table:formula="of:=[.P4]*[.$X4]" office:value-type="float" office:value="17054.2496856898" calcext:value-type="float">
            <text:p>17054.2496856898</text:p>
          </table:table-cell>
          <table:table-cell table:formula="of:=[.Q4]*[.$X4]" office:value-type="float" office:value="252579.236585765" calcext:value-type="float">
            <text:p>252579.236585765</text:p>
          </table:table-cell>
          <table:table-cell table:formula="of:=[.R4]*[.$X4]" office:value-type="float" office:value="26994555.9320006" calcext:value-type="float">
            <text:p>26994555.9320006</text:p>
          </table:table-cell>
          <table:table-cell table:formula="of:=[.S4]*[.$X4]" office:value-type="float" office:value="87820.6600463738" calcext:value-type="float">
            <text:p>87820.6600463738</text:p>
          </table:table-cell>
          <table:table-cell table:formula="of:=[.T4]*[.$X4]" office:value-type="float" office:value="-4.36420117145232" calcext:value-type="float">
            <text:p>-4.36420117145232</text:p>
          </table:table-cell>
          <table:table-cell table:formula="of:=[.U4]*[.$X4]" office:value-type="float" office:value="83.0656173795235" calcext:value-type="float">
            <text:p>83.0656173795235</text:p>
          </table:table-cell>
          <table:table-cell table:formula="of:=[.V4]*[.$X4]" office:value-type="float" office:value="32.7299217921185" calcext:value-type="float">
            <text:p>32.7299217921185</text:p>
          </table:table-cell>
        </table:table-row>
        <table:table-row table:style-name="ro1">
          <table:table-cell/>
          <table:table-cell office:value-type="float" office:value="676.293612484162" calcext:value-type="float">
            <text:p>676.293612484162</text:p>
          </table:table-cell>
          <table:table-cell office:value-type="float" office:value="17683.2340024178" calcext:value-type="float">
            <text:p>17683.2340024178</text:p>
          </table:table-cell>
          <table:table-cell office:value-type="float" office:value="28.811079384947" calcext:value-type="float">
            <text:p>28.811079384947</text:p>
          </table:table-cell>
          <table:table-cell office:value-type="float" office:value="14.4066158340054" calcext:value-type="float">
            <text:p>14.4066158340054</text:p>
          </table:table-cell>
          <table:table-cell office:value-type="float" office:value="14157.3614195533" calcext:value-type="float">
            <text:p>14157.3614195533</text:p>
          </table:table-cell>
          <table:table-cell office:value-type="float" office:value="216.096356767454" calcext:value-type="float">
            <text:p>216.096356767454</text:p>
          </table:table-cell>
          <table:table-cell office:value-type="float" office:value="17635.909934557" calcext:value-type="float">
            <text:p>17635.909934557</text:p>
          </table:table-cell>
          <table:table-cell office:value-type="float" office:value="3185.22628530493" calcext:value-type="float">
            <text:p>3185.22628530493</text:p>
          </table:table-cell>
          <table:table-cell office:value-type="float" office:value="480633.790353237" calcext:value-type="float">
            <text:p>480633.790353237</text:p>
          </table:table-cell>
          <table:table-cell office:value-type="float" office:value="2682.04715495611" calcext:value-type="float">
            <text:p>2682.04715495611</text:p>
          </table:table-cell>
          <table:table-cell office:value-type="float" office:value="328897.115180289" calcext:value-type="float">
            <text:p>328897.115180289</text:p>
          </table:table-cell>
          <table:table-cell office:value-type="float" office:value="2415.15091907033" calcext:value-type="float">
            <text:p>2415.15091907033</text:p>
          </table:table-cell>
          <table:table-cell office:value-type="float" office:value="273127.907694112" calcext:value-type="float">
            <text:p>273127.907694112</text:p>
          </table:table-cell>
          <table:table-cell office:value-type="float" office:value="1473.60072151267" calcext:value-type="float">
            <text:p>1473.60072151267</text:p>
          </table:table-cell>
          <table:table-cell office:value-type="float" office:value="55941.5852515041" calcext:value-type="float">
            <text:p>55941.5852515041</text:p>
          </table:table-cell>
          <table:table-cell office:value-type="float" office:value="841485.677439459" calcext:value-type="float">
            <text:p>841485.677439459</text:p>
          </table:table-cell>
          <table:table-cell office:value-type="float" office:value="88861033.1224411" calcext:value-type="float">
            <text:p>88861033.1224411</text:p>
          </table:table-cell>
          <table:table-cell office:value-type="float" office:value="288631.673101948" calcext:value-type="float">
            <text:p>288631.673101948</text:p>
          </table:table-cell>
          <table:table-cell office:value-type="float" office:value="28.8090545758279" calcext:value-type="float">
            <text:p>28.8090545758279</text:p>
          </table:table-cell>
          <table:table-cell office:value-type="float" office:value="309.134743658808" calcext:value-type="float">
            <text:p>309.134743658808</text:p>
          </table:table-cell>
          <table:table-cell office:value-type="float" office:value="79.074032737591" calcext:value-type="float">
            <text:p>79.074032737591</text:p>
          </table:table-cell>
          <table:table-cell/>
          <table:table-cell table:formula="of:=100000/[.L5]" office:value-type="float" office:value="0.304046449131011" calcext:value-type="float">
            <text:p>0.304046449131011</text:p>
          </table:table-cell>
          <table:table-cell/>
          <table:table-cell table:formula="of:=[.B5]*[.$X5]" office:value-type="float" office:value="205.624671445793" calcext:value-type="float">
            <text:p>205.624671445793</text:p>
          </table:table-cell>
          <table:table-cell table:formula="of:=[.C5]*[.$X5]" office:value-type="float" office:value="5376.52450758789" calcext:value-type="float">
            <text:p>5376.52450758789</text:p>
          </table:table-cell>
          <table:table-cell table:formula="of:=[.D5]*[.$X5]" office:value-type="float" office:value="8.75990638262481" calcext:value-type="float">
            <text:p>8.75990638262481</text:p>
          </table:table-cell>
          <table:table-cell table:formula="of:=[.E5]*[.$X5]" office:value-type="float" office:value="4.38028038832394" calcext:value-type="float">
            <text:p>4.38028038832394</text:p>
          </table:table-cell>
          <table:table-cell table:formula="of:=[.F5]*[.$X5]" office:value-type="float" office:value="4304.49546867955" calcext:value-type="float">
            <text:p>4304.49546867955</text:p>
          </table:table-cell>
          <table:table-cell table:formula="of:=[.G5]*[.$X5]" office:value-type="float" office:value="65.7033299452925" calcext:value-type="float">
            <text:p>65.7033299452925</text:p>
          </table:table-cell>
          <table:table-cell table:formula="of:=[.H5]*[.$X5]" office:value-type="float" office:value="5362.13579279638" calcext:value-type="float">
            <text:p>5362.13579279638</text:p>
          </table:table-cell>
          <table:table-cell table:formula="of:=[.I5]*[.$X5]" office:value-type="float" office:value="968.456741725724" calcext:value-type="float">
            <text:p>968.456741725724</text:p>
          </table:table-cell>
          <table:table-cell table:formula="of:=[.J5]*[.$X5]" office:value-type="float" office:value="146134.99728928" calcext:value-type="float">
            <text:p>146134.99728928</text:p>
          </table:table-cell>
          <table:table-cell table:formula="of:=[.K5]*[.$X5]" office:value-type="float" office:value="815.466913866336" calcext:value-type="float">
            <text:p>815.466913866336</text:p>
          </table:table-cell>
          <table:table-cell table:formula="of:=[.L5]*[.$X5]" office:value-type="float" office:value="100000" calcext:value-type="float">
            <text:p>100000</text:p>
          </table:table-cell>
          <table:table-cell table:formula="of:=[.M5]*[.$X5]" office:value-type="float" office:value="734.318061058832" calcext:value-type="float">
            <text:p>734.318061058832</text:p>
          </table:table-cell>
          <table:table-cell table:formula="of:=[.N5]*[.$X5]" office:value-type="float" office:value="83043.5704929773" calcext:value-type="float">
            <text:p>83043.5704929773</text:p>
          </table:table-cell>
          <table:table-cell table:formula="of:=[.O5]*[.$X5]" office:value-type="float" office:value="448.043066812823" calcext:value-type="float">
            <text:p>448.043066812823</text:p>
          </table:table-cell>
          <table:table-cell table:formula="of:=[.P5]*[.$X5]" office:value-type="float" office:value="17008.8403544796" calcext:value-type="float">
            <text:p>17008.8403544796</text:p>
          </table:table-cell>
          <table:table-cell table:formula="of:=[.Q5]*[.$X5]" office:value-type="float" office:value="255850.732220071" calcext:value-type="float">
            <text:p>255850.732220071</text:p>
          </table:table-cell>
          <table:table-cell table:formula="of:=[.R5]*[.$X5]" office:value-type="float" office:value="27017881.5869914" calcext:value-type="float">
            <text:p>27017881.5869914</text:p>
          </table:table-cell>
          <table:table-cell table:formula="of:=[.S5]*[.$X5]" office:value-type="float" office:value="87757.43531339" calcext:value-type="float">
            <text:p>87757.43531339</text:p>
          </table:table-cell>
          <table:table-cell table:formula="of:=[.T5]*[.$X5]" office:value-type="float" office:value="8.75929074660198" calcext:value-type="float">
            <text:p>8.75929074660198</text:p>
          </table:table-cell>
          <table:table-cell table:formula="of:=[.U5]*[.$X5]" office:value-type="float" office:value="93.9913211124859" calcext:value-type="float">
            <text:p>93.9913211124859</text:p>
          </table:table-cell>
          <table:table-cell table:formula="of:=[.V5]*[.$X5]" office:value-type="float" office:value="24.0421788723339" calcext:value-type="float">
            <text:p>24.0421788723339</text:p>
          </table:table-cell>
        </table:table-row>
        <table:table-row table:style-name="ro1">
          <table:table-cell/>
          <table:table-cell office:value-type="float" office:value="735.79652278471" calcext:value-type="float">
            <text:p>735.79652278471</text:p>
          </table:table-cell>
          <table:table-cell office:value-type="float" office:value="17625.3075169226" calcext:value-type="float">
            <text:p>17625.3075169226</text:p>
          </table:table-cell>
          <table:table-cell office:value-type="float" office:value="-7.19821609720093" calcext:value-type="float">
            <text:p>-7.19821609720093</text:p>
          </table:table-cell>
          <table:table-cell office:value-type="float" office:value="50.3353095901845" calcext:value-type="float">
            <text:p>50.3353095901845</text:p>
          </table:table-cell>
          <table:table-cell office:value-type="float" office:value="14262.1739405856" calcext:value-type="float">
            <text:p>14262.1739405856</text:p>
          </table:table-cell>
          <table:table-cell office:value-type="float" office:value="201.69703081097" calcext:value-type="float">
            <text:p>201.69703081097</text:p>
          </table:table-cell>
          <table:table-cell office:value-type="float" office:value="17535.8737667022" calcext:value-type="float">
            <text:p>17535.8737667022</text:p>
          </table:table-cell>
          <table:table-cell office:value-type="float" office:value="3172.62949813269" calcext:value-type="float">
            <text:p>3172.62949813269</text:p>
          </table:table-cell>
          <table:table-cell office:value-type="float" office:value="480787.70431142" calcext:value-type="float">
            <text:p>480787.70431142</text:p>
          </table:table-cell>
          <table:table-cell office:value-type="float" office:value="2759.07279640871" calcext:value-type="float">
            <text:p>2759.07279640871</text:p>
          </table:table-cell>
          <table:table-cell office:value-type="float" office:value="329010.177354577" calcext:value-type="float">
            <text:p>329010.177354577</text:p>
          </table:table-cell>
          <table:table-cell office:value-type="float" office:value="2509.72920653469" calcext:value-type="float">
            <text:p>2509.72920653469</text:p>
          </table:table-cell>
          <table:table-cell office:value-type="float" office:value="273444.776309216" calcext:value-type="float">
            <text:p>273444.776309216</text:p>
          </table:table-cell>
          <table:table-cell office:value-type="float" office:value="1606.2388628628" calcext:value-type="float">
            <text:p>1606.2388628628</text:p>
          </table:table-cell>
          <table:table-cell office:value-type="float" office:value="56160.3376483609" calcext:value-type="float">
            <text:p>56160.3376483609</text:p>
          </table:table-cell>
          <table:table-cell office:value-type="float" office:value="840654.324396926" calcext:value-type="float">
            <text:p>840654.324396926</text:p>
          </table:table-cell>
          <table:table-cell office:value-type="float" office:value="88837584.8100555" calcext:value-type="float">
            <text:p>88837584.8100555</text:p>
          </table:table-cell>
          <table:table-cell office:value-type="float" office:value="287181.691711086" calcext:value-type="float">
            <text:p>287181.691711086</text:p>
          </table:table-cell>
          <table:table-cell office:value-type="float" office:value="-14.4053499169169" calcext:value-type="float">
            <text:p>-14.4053499169169</text:p>
          </table:table-cell>
          <table:table-cell office:value-type="float" office:value="194.44660191538" calcext:value-type="float">
            <text:p>194.44660191538</text:p>
          </table:table-cell>
          <table:table-cell office:value-type="float" office:value="43.1570587897823" calcext:value-type="float">
            <text:p>43.1570587897823</text:p>
          </table:table-cell>
          <table:table-cell/>
          <table:table-cell table:formula="of:=100000/[.L6]" office:value-type="float" office:value="0.303941965577038" calcext:value-type="float">
            <text:p>0.303941965577038</text:p>
          </table:table-cell>
          <table:table-cell/>
          <table:table-cell table:formula="of:=[.B6]*[.$X6]" office:value-type="float" office:value="223.639441399935" calcext:value-type="float">
            <text:p>223.639441399935</text:p>
          </table:table-cell>
          <table:table-cell table:formula="of:=[.C6]*[.$X6]" office:value-type="float" office:value="5357.0706105932" calcext:value-type="float">
            <text:p>5357.0706105932</text:p>
          </table:table-cell>
          <table:table-cell table:formula="of:=[.D6]*[.$X6]" office:value-type="float" office:value="-2.18783994923153" calcext:value-type="float">
            <text:p>-2.18783994923153</text:p>
          </table:table-cell>
          <table:table-cell table:formula="of:=[.E6]*[.$X6]" office:value-type="float" office:value="15.2990129347694" calcext:value-type="float">
            <text:p>15.2990129347694</text:p>
          </table:table-cell>
          <table:table-cell table:formula="of:=[.F6]*[.$X6]" office:value-type="float" office:value="4334.8731809032" calcext:value-type="float">
            <text:p>4334.8731809032</text:p>
          </table:table-cell>
          <table:table-cell table:formula="of:=[.G6]*[.$X6]" office:value-type="float" office:value="61.3041919957386" calcext:value-type="float">
            <text:p>61.3041919957386</text:p>
          </table:table-cell>
          <table:table-cell table:formula="of:=[.H6]*[.$X6]" office:value-type="float" office:value="5329.88794076228" calcext:value-type="float">
            <text:p>5329.88794076228</text:p>
          </table:table-cell>
          <table:table-cell table:formula="of:=[.I6]*[.$X6]" office:value-type="float" office:value="964.295245710141" calcext:value-type="float">
            <text:p>964.295245710141</text:p>
          </table:table-cell>
          <table:table-cell table:formula="of:=[.J6]*[.$X6]" office:value-type="float" office:value="146131.559873685" calcext:value-type="float">
            <text:p>146131.559873685</text:p>
          </table:table-cell>
          <table:table-cell table:formula="of:=[.K6]*[.$X6]" office:value-type="float" office:value="838.598008910598" calcext:value-type="float">
            <text:p>838.598008910598</text:p>
          </table:table-cell>
          <table:table-cell table:formula="of:=[.L6]*[.$X6]" office:value-type="float" office:value="100000" calcext:value-type="float">
            <text:p>100000</text:p>
          </table:table-cell>
          <table:table-cell table:formula="of:=[.M6]*[.$X6]" office:value-type="float" office:value="762.812028100254" calcext:value-type="float">
            <text:p>762.812028100254</text:p>
          </table:table-cell>
          <table:table-cell table:formula="of:=[.N6]*[.$X6]" office:value-type="float" office:value="83111.3427881966" calcext:value-type="float">
            <text:p>83111.3427881966</text:p>
          </table:table-cell>
          <table:table-cell table:formula="of:=[.O6]*[.$X6]" office:value-type="float" office:value="488.203397164746" calcext:value-type="float">
            <text:p>488.203397164746</text:p>
          </table:table-cell>
          <table:table-cell table:formula="of:=[.P6]*[.$X6]" office:value-type="float" office:value="17069.4834123129" calcext:value-type="float">
            <text:p>17069.4834123129</text:p>
          </table:table-cell>
          <table:table-cell table:formula="of:=[.Q6]*[.$X6]" office:value-type="float" office:value="255510.127728039" calcext:value-type="float">
            <text:p>255510.127728039</text:p>
          </table:table-cell>
          <table:table-cell table:formula="of:=[.R6]*[.$X6]" office:value-type="float" office:value="27001470.1442851" calcext:value-type="float">
            <text:p>27001470.1442851</text:p>
          </table:table-cell>
          <table:table-cell table:formula="of:=[.S6]*[.$X6]" office:value-type="float" office:value="87286.5678564064" calcext:value-type="float">
            <text:p>87286.5678564064</text:p>
          </table:table-cell>
          <table:table-cell table:formula="of:=[.T6]*[.$X6]" office:value-type="float" office:value="-4.37839036857274" calcext:value-type="float">
            <text:p>-4.37839036857274</text:p>
          </table:table-cell>
          <table:table-cell table:formula="of:=[.U6]*[.$X6]" office:value-type="float" office:value="59.1004823859364" calcext:value-type="float">
            <text:p>59.1004823859364</text:p>
          </table:table-cell>
          <table:table-cell table:formula="of:=[.V6]*[.$X6]" office:value-type="float" office:value="13.1172412770902" calcext:value-type="float">
            <text:p>13.1172412770902</text:p>
          </table:table-cell>
        </table:table-row>
        <table:table-row table:style-name="ro1">
          <table:table-cell/>
          <table:table-cell office:value-type="float" office:value="532.382652402672" calcext:value-type="float">
            <text:p>532.382652402672</text:p>
          </table:table-cell>
          <table:table-cell office:value-type="float" office:value="17625.5077691697" calcext:value-type="float">
            <text:p>17625.5077691697</text:p>
          </table:table-cell>
          <table:table-cell office:value-type="float" office:value="-57.7955176614384" calcext:value-type="float">
            <text:p>-57.7955176614384</text:p>
          </table:table-cell>
          <table:table-cell office:value-type="float" office:value="-72.0419335430989" calcext:value-type="float">
            <text:p>-72.0419335430989</text:p>
          </table:table-cell>
          <table:table-cell office:value-type="float" office:value="14313.85020943" calcext:value-type="float">
            <text:p>14313.85020943</text:p>
          </table:table-cell>
          <table:table-cell office:value-type="float" office:value="122.504104513558" calcext:value-type="float">
            <text:p>122.504104513558</text:p>
          </table:table-cell>
          <table:table-cell office:value-type="float" office:value="17742.184814131" calcext:value-type="float">
            <text:p>17742.184814131</text:p>
          </table:table-cell>
          <table:table-cell office:value-type="float" office:value="3249.8234342051" calcext:value-type="float">
            <text:p>3249.8234342051</text:p>
          </table:table-cell>
          <table:table-cell office:value-type="float" office:value="480899.67128601" calcext:value-type="float">
            <text:p>480899.67128601</text:p>
          </table:table-cell>
          <table:table-cell office:value-type="float" office:value="2686.62995653235" calcext:value-type="float">
            <text:p>2686.62995653235</text:p>
          </table:table-cell>
          <table:table-cell office:value-type="float" office:value="330052.133047513" calcext:value-type="float">
            <text:p>330052.133047513</text:p>
          </table:table-cell>
          <table:table-cell office:value-type="float" office:value="2549.12967405188" calcext:value-type="float">
            <text:p>2549.12967405188</text:p>
          </table:table-cell>
          <table:table-cell office:value-type="float" office:value="273740.302676049" calcext:value-type="float">
            <text:p>273740.302676049</text:p>
          </table:table-cell>
          <table:table-cell office:value-type="float" office:value="1616.96719454318" calcext:value-type="float">
            <text:p>1616.96719454318</text:p>
          </table:table-cell>
          <table:table-cell office:value-type="float" office:value="56215.6190365906" calcext:value-type="float">
            <text:p>56215.6190365906</text:p>
          </table:table-cell>
          <table:table-cell office:value-type="float" office:value="842887.95573729" calcext:value-type="float">
            <text:p>842887.95573729</text:p>
          </table:table-cell>
          <table:table-cell office:value-type="float" office:value="88836383.8044807" calcext:value-type="float">
            <text:p>88836383.8044807</text:p>
          </table:table-cell>
          <table:table-cell office:value-type="float" office:value="286680.268745379" calcext:value-type="float">
            <text:p>286680.268745379</text:p>
          </table:table-cell>
          <table:table-cell office:value-type="float" office:value="151.727885299249" calcext:value-type="float">
            <text:p>151.727885299249</text:p>
          </table:table-cell>
          <table:table-cell office:value-type="float" office:value="208.712526978144" calcext:value-type="float">
            <text:p>208.712526978144</text:p>
          </table:table-cell>
          <table:table-cell office:value-type="float" office:value="-36.035840657785" calcext:value-type="float">
            <text:p>-36.035840657785</text:p>
          </table:table-cell>
          <table:table-cell/>
          <table:table-cell table:formula="of:=100000/[.L7]" office:value-type="float" office:value="0.302982438188346" calcext:value-type="float">
            <text:p>0.302982438188346</text:p>
          </table:table-cell>
          <table:table-cell/>
          <table:table-cell table:formula="of:=[.B7]*[.$X7]" office:value-type="float" office:value="161.30259407414" calcext:value-type="float">
            <text:p>161.30259407414</text:p>
          </table:table-cell>
          <table:table-cell table:formula="of:=[.C7]*[.$X7]" office:value-type="float" office:value="5340.21931821068" calcext:value-type="float">
            <text:p>5340.21931821068</text:p>
          </table:table-cell>
          <table:table-cell table:formula="of:=[.D7]*[.$X7]" office:value-type="float" office:value="-17.5110268574202" calcext:value-type="float">
            <text:p>-17.5110268574202</text:p>
          </table:table-cell>
          <table:table-cell table:formula="of:=[.E7]*[.$X7]" office:value-type="float" office:value="-21.8274406766909" calcext:value-type="float">
            <text:p>-21.8274406766909</text:p>
          </table:table-cell>
          <table:table-cell table:formula="of:=[.F7]*[.$X7]" office:value-type="float" office:value="4336.84523631587" calcext:value-type="float">
            <text:p>4336.84523631587</text:p>
          </table:table-cell>
          <table:table-cell table:formula="of:=[.G7]*[.$X7]" office:value-type="float" office:value="37.1165922735978" calcext:value-type="float">
            <text:p>37.1165922735978</text:p>
          </table:table-cell>
          <table:table-cell table:formula="of:=[.H7]*[.$X7]" office:value-type="float" office:value="5375.57041377366" calcext:value-type="float">
            <text:p>5375.57041377366</text:p>
          </table:table-cell>
          <table:table-cell table:formula="of:=[.I7]*[.$X7]" office:value-type="float" office:value="984.639427777086" calcext:value-type="float">
            <text:p>984.639427777086</text:p>
          </table:table-cell>
          <table:table-cell table:formula="of:=[.J7]*[.$X7]" office:value-type="float" office:value="145704.15493021" calcext:value-type="float">
            <text:p>145704.15493021</text:p>
          </table:table-cell>
          <table:table-cell table:formula="of:=[.K7]*[.$X7]" office:value-type="float" office:value="814.001694740023" calcext:value-type="float">
            <text:p>814.001694740023</text:p>
          </table:table-cell>
          <table:table-cell table:formula="of:=[.L7]*[.$X7]" office:value-type="float" office:value="100000" calcext:value-type="float">
            <text:p>100000</text:p>
          </table:table-cell>
          <table:table-cell table:formula="of:=[.M7]*[.$X7]" office:value-type="float" office:value="772.341523902503" calcext:value-type="float">
            <text:p>772.341523902503</text:p>
          </table:table-cell>
          <table:table-cell table:formula="of:=[.N7]*[.$X7]" office:value-type="float" office:value="82938.5043352053" calcext:value-type="float">
            <text:p>82938.5043352053</text:p>
          </table:table-cell>
          <table:table-cell table:formula="of:=[.O7]*[.$X7]" office:value-type="float" office:value="489.912663073263" calcext:value-type="float">
            <text:p>489.912663073263</text:p>
          </table:table-cell>
          <table:table-cell table:formula="of:=[.P7]*[.$X7]" office:value-type="float" office:value="17032.3453199734" calcext:value-type="float">
            <text:p>17032.3453199734</text:p>
          </table:table-cell>
          <table:table-cell table:formula="of:=[.Q7]*[.$X7]" office:value-type="float" office:value="255380.247948875" calcext:value-type="float">
            <text:p>255380.247948875</text:p>
          </table:table-cell>
          <table:table-cell table:formula="of:=[.R7]*[.$X7]" office:value-type="float" office:value="26915864.1649173" calcext:value-type="float">
            <text:p>26915864.1649173</text:p>
          </table:table-cell>
          <table:table-cell table:formula="of:=[.S7]*[.$X7]" office:value-type="float" office:value="86859.0868049653" calcext:value-type="float">
            <text:p>86859.0868049653</text:p>
          </table:table-cell>
          <table:table-cell table:formula="of:=[.T7]*[.$X7]" office:value-type="float" office:value="45.9708846291282" calcext:value-type="float">
            <text:p>45.9708846291282</text:p>
          </table:table-cell>
          <table:table-cell table:formula="of:=[.U7]*[.$X7]" office:value-type="float" office:value="63.2362303042891" calcext:value-type="float">
            <text:p>63.2362303042891</text:p>
          </table:table-cell>
          <table:table-cell table:formula="of:=[.V7]*[.$X7]" office:value-type="float" office:value="-10.9182268646624" calcext:value-type="float">
            <text:p>-10.9182268646624</text:p>
          </table:table-cell>
        </table:table-row>
        <table:table-row table:style-name="ro1">
          <table:table-cell/>
          <table:table-cell office:value-type="float" office:value="598.691708255077" calcext:value-type="float">
            <text:p>598.691708255077</text:p>
          </table:table-cell>
          <table:table-cell office:value-type="float" office:value="17643.3529066698" calcext:value-type="float">
            <text:p>17643.3529066698</text:p>
          </table:table-cell>
          <table:table-cell office:value-type="float" office:value="-0" calcext:value-type="float">
            <text:p>0</text:p>
          </table:table-cell>
          <table:table-cell office:value-type="float" office:value="-7.22469362276399" calcext:value-type="float">
            <text:p>-7.22469362276399</text:p>
          </table:table-cell>
          <table:table-cell office:value-type="float" office:value="14160.3501188049" calcext:value-type="float">
            <text:p>14160.3501188049</text:p>
          </table:table-cell>
          <table:table-cell office:value-type="float" office:value="57.7095341859067" calcext:value-type="float">
            <text:p>57.7095341859067</text:p>
          </table:table-cell>
          <table:table-cell office:value-type="float" office:value="17699.1621725357" calcext:value-type="float">
            <text:p>17699.1621725357</text:p>
          </table:table-cell>
          <table:table-cell office:value-type="float" office:value="3204.51136294741" calcext:value-type="float">
            <text:p>3204.51136294741</text:p>
          </table:table-cell>
          <table:table-cell office:value-type="float" office:value="480547.176380172" calcext:value-type="float">
            <text:p>480547.176380172</text:p>
          </table:table-cell>
          <table:table-cell office:value-type="float" office:value="2571.63751663628" calcext:value-type="float">
            <text:p>2571.63751663628</text:p>
          </table:table-cell>
          <table:table-cell office:value-type="float" office:value="329523.599431898" calcext:value-type="float">
            <text:p>329523.599431898</text:p>
          </table:table-cell>
          <table:table-cell office:value-type="float" office:value="2512.26162908895" calcext:value-type="float">
            <text:p>2512.26162908895</text:p>
          </table:table-cell>
          <table:table-cell office:value-type="float" office:value="273452.698245368" calcext:value-type="float">
            <text:p>273452.698245368</text:p>
          </table:table-cell>
          <table:table-cell office:value-type="float" office:value="1426.68717019957" calcext:value-type="float">
            <text:p>1426.68717019957</text:p>
          </table:table-cell>
          <table:table-cell office:value-type="float" office:value="56105.5250942161" calcext:value-type="float">
            <text:p>56105.5250942161</text:p>
          </table:table-cell>
          <table:table-cell office:value-type="float" office:value="840822.431777834" calcext:value-type="float">
            <text:p>840822.431777834</text:p>
          </table:table-cell>
          <table:table-cell office:value-type="float" office:value="88907506.3657219" calcext:value-type="float">
            <text:p>88907506.3657219</text:p>
          </table:table-cell>
          <table:table-cell office:value-type="float" office:value="286469.459032449" calcext:value-type="float">
            <text:p>286469.459032449</text:p>
          </table:table-cell>
          <table:table-cell office:value-type="float" office:value="158.737448320153" calcext:value-type="float">
            <text:p>158.737448320153</text:p>
          </table:table-cell>
          <table:table-cell office:value-type="float" office:value="281.413065998856" calcext:value-type="float">
            <text:p>281.413065998856</text:p>
          </table:table-cell>
          <table:table-cell office:value-type="float" office:value="-64.9160996332284" calcext:value-type="float">
            <text:p>-64.9160996332284</text:p>
          </table:table-cell>
          <table:table-cell/>
          <table:table-cell table:formula="of:=100000/[.L8]" office:value-type="float" office:value="0.303468401572455" calcext:value-type="float">
            <text:p>0.303468401572455</text:p>
          </table:table-cell>
          <table:table-cell/>
          <table:table-cell table:formula="of:=[.B8]*[.$X8]" office:value-type="float" office:value="181.684015738851" calcext:value-type="float">
            <text:p>181.684015738851</text:p>
          </table:table-cell>
          <table:table-cell table:formula="of:=[.C8]*[.$X8]" office:value-type="float" office:value="5354.20010496581" calcext:value-type="float">
            <text:p>5354.20010496581</text:p>
          </table:table-cell>
          <table:table-cell table:formula="of:=[.D8]*[.$X8]" office:value-type="float" office:value="-0" calcext:value-type="float">
            <text:p>0</text:p>
          </table:table-cell>
          <table:table-cell table:formula="of:=[.E8]*[.$X8]" office:value-type="float" office:value="-2.1924662255509" calcext:value-type="float">
            <text:p>-2.1924662255509</text:p>
          </table:table-cell>
          <table:table-cell table:formula="of:=[.F8]*[.$X8]" office:value-type="float" office:value="4297.21881626005" calcext:value-type="float">
            <text:p>4297.21881626005</text:p>
          </table:table-cell>
          <table:table-cell table:formula="of:=[.G8]*[.$X8]" office:value-type="float" office:value="17.5130200948881" calcext:value-type="float">
            <text:p>17.5130200948881</text:p>
          </table:table-cell>
          <table:table-cell table:formula="of:=[.H8]*[.$X8]" office:value-type="float" office:value="5371.13645367107" calcext:value-type="float">
            <text:p>5371.13645367107</text:p>
          </table:table-cell>
          <table:table-cell table:formula="of:=[.I8]*[.$X8]" office:value-type="float" office:value="972.467941134419" calcext:value-type="float">
            <text:p>972.467941134419</text:p>
          </table:table-cell>
          <table:table-cell table:formula="of:=[.J8]*[.$X8]" office:value-type="float" office:value="145830.883496247" calcext:value-type="float">
            <text:p>145830.883496247</text:p>
          </table:table-cell>
          <table:table-cell table:formula="of:=[.K8]*[.$X8]" office:value-type="float" office:value="780.410726597369" calcext:value-type="float">
            <text:p>780.410726597369</text:p>
          </table:table-cell>
          <table:table-cell table:formula="of:=[.L8]*[.$X8]" office:value-type="float" office:value="100000" calcext:value-type="float">
            <text:p>100000</text:p>
          </table:table-cell>
          <table:table-cell table:formula="of:=[.M8]*[.$X8]" office:value-type="float" office:value="762.392020911435" calcext:value-type="float">
            <text:p>762.392020911435</text:p>
          </table:table-cell>
          <table:table-cell table:formula="of:=[.N8]*[.$X8]" office:value-type="float" office:value="82984.2532421967" calcext:value-type="float">
            <text:p>82984.2532421967</text:p>
          </table:table-cell>
          <table:table-cell table:formula="of:=[.O8]*[.$X8]" office:value-type="float" office:value="432.954475084392" calcext:value-type="float">
            <text:p>432.954475084392</text:p>
          </table:table-cell>
          <table:table-cell table:formula="of:=[.P8]*[.$X8]" office:value-type="float" office:value="17026.254019725" calcext:value-type="float">
            <text:p>17026.254019725</text:p>
          </table:table-cell>
          <table:table-cell table:formula="of:=[.Q8]*[.$X8]" office:value-type="float" office:value="255163.039377884" calcext:value-type="float">
            <text:p>255163.039377884</text:p>
          </table:table-cell>
          <table:table-cell table:formula="of:=[.R8]*[.$X8]" office:value-type="float" office:value="26980618.8445985" calcext:value-type="float">
            <text:p>26980618.8445985</text:p>
          </table:table-cell>
          <table:table-cell table:formula="of:=[.S8]*[.$X8]" office:value-type="float" office:value="86934.4288319032" calcext:value-type="float">
            <text:p>86934.4288319032</text:p>
          </table:table-cell>
          <table:table-cell table:formula="of:=[.T8]*[.$X8]" office:value-type="float" office:value="48.171799711407" calcext:value-type="float">
            <text:p>48.171799711407</text:p>
          </table:table-cell>
          <table:table-cell table:formula="of:=[.U8]*[.$X8]" office:value-type="float" office:value="85.3999733202766" calcext:value-type="float">
            <text:p>85.3999733202766</text:p>
          </table:table-cell>
          <table:table-cell table:formula="of:=[.V8]*[.$X8]" office:value-type="float" office:value="-19.6999849920141" calcext:value-type="float">
            <text:p>-19.6999849920141</text:p>
          </table:table-cell>
        </table:table-row>
        <table:table-row table:style-name="ro1">
          <table:table-cell/>
          <table:table-cell office:value-type="float" office:value="541.447563365696" calcext:value-type="float">
            <text:p>541.447563365696</text:p>
          </table:table-cell>
          <table:table-cell office:value-type="float" office:value="17798.4093385299" calcext:value-type="float">
            <text:p>17798.4093385299</text:p>
          </table:table-cell>
          <table:table-cell office:value-type="float" office:value="72.1746244804212" calcext:value-type="float">
            <text:p>72.1746244804212</text:p>
          </table:table-cell>
          <table:table-cell office:value-type="float" office:value="-137.190225202859" calcext:value-type="float">
            <text:p>-137.190225202859</text:p>
          </table:table-cell>
          <table:table-cell office:value-type="float" office:value="14465.5782122438" calcext:value-type="float">
            <text:p>14465.5782122438</text:p>
          </table:table-cell>
          <table:table-cell office:value-type="float" office:value="194.812440291115" calcext:value-type="float">
            <text:p>194.812440291115</text:p>
          </table:table-cell>
          <table:table-cell office:value-type="float" office:value="17666.4067323411" calcext:value-type="float">
            <text:p>17666.4067323411</text:p>
          </table:table-cell>
          <table:table-cell office:value-type="float" office:value="3219.26973875317" calcext:value-type="float">
            <text:p>3219.26973875317</text:p>
          </table:table-cell>
          <table:table-cell office:value-type="float" office:value="479871.993553791" calcext:value-type="float">
            <text:p>479871.993553791</text:p>
          </table:table-cell>
          <table:table-cell office:value-type="float" office:value="2682.88174953981" calcext:value-type="float">
            <text:p>2682.88174953981</text:p>
          </table:table-cell>
          <table:table-cell office:value-type="float" office:value="329117.825125657" calcext:value-type="float">
            <text:p>329117.825125657</text:p>
          </table:table-cell>
          <table:table-cell office:value-type="float" office:value="2375.27529350264" calcext:value-type="float">
            <text:p>2375.27529350264</text:p>
          </table:table-cell>
          <table:table-cell office:value-type="float" office:value="272943.864172696" calcext:value-type="float">
            <text:p>272943.864172696</text:p>
          </table:table-cell>
          <table:table-cell office:value-type="float" office:value="1674.47350039916" calcext:value-type="float">
            <text:p>1674.47350039916</text:p>
          </table:table-cell>
          <table:table-cell office:value-type="float" office:value="56741.230473286" calcext:value-type="float">
            <text:p>56741.230473286</text:p>
          </table:table-cell>
          <table:table-cell office:value-type="float" office:value="848098.926148888" calcext:value-type="float">
            <text:p>848098.926148888</text:p>
          </table:table-cell>
          <table:table-cell office:value-type="float" office:value="88846168.9025314" calcext:value-type="float">
            <text:p>88846168.9025314</text:p>
          </table:table-cell>
          <table:table-cell office:value-type="float" office:value="285288.642058699" calcext:value-type="float">
            <text:p>285288.642058699</text:p>
          </table:table-cell>
          <table:table-cell office:value-type="float" office:value="-79.4203298919304" calcext:value-type="float">
            <text:p>-79.4203298919304</text:p>
          </table:table-cell>
          <table:table-cell office:value-type="float" office:value="288.219630167682" calcext:value-type="float">
            <text:p>288.219630167682</text:p>
          </table:table-cell>
          <table:table-cell office:value-type="float" office:value="100.944670861429" calcext:value-type="float">
            <text:p>100.944670861429</text:p>
          </table:table-cell>
          <table:table-cell/>
          <table:table-cell table:formula="of:=100000/[.L9]" office:value-type="float" office:value="0.303842552319432" calcext:value-type="float">
            <text:p>0.303842552319432</text:p>
          </table:table-cell>
          <table:table-cell/>
          <table:table-cell table:formula="of:=[.B9]*[.$X9]" office:value-type="float" office:value="164.51480960017" calcext:value-type="float">
            <text:p>164.51480960017</text:p>
          </table:table-cell>
          <table:table-cell table:formula="of:=[.C9]*[.$X9]" office:value-type="float" office:value="5407.91412064493" calcext:value-type="float">
            <text:p>5407.91412064493</text:p>
          </table:table-cell>
          <table:table-cell table:formula="of:=[.D9]*[.$X9]" office:value-type="float" office:value="21.9297221148277" calcext:value-type="float">
            <text:p>21.9297221148277</text:p>
          </table:table-cell>
          <table:table-cell table:formula="of:=[.E9]*[.$X9]" office:value-type="float" office:value="-41.6842281789143" calcext:value-type="float">
            <text:p>-41.6842281789143</text:p>
          </table:table-cell>
          <table:table-cell table:formula="of:=[.F9]*[.$X9]" office:value-type="float" office:value="4395.25820478452" calcext:value-type="float">
            <text:p>4395.25820478452</text:p>
          </table:table-cell>
          <table:table-cell table:formula="of:=[.G9]*[.$X9]" office:value-type="float" office:value="59.1923090816293" calcext:value-type="float">
            <text:p>59.1923090816293</text:p>
          </table:table-cell>
          <table:table-cell table:formula="of:=[.H9]*[.$X9]" office:value-type="float" office:value="5367.80611186771" calcext:value-type="float">
            <text:p>5367.80611186771</text:p>
          </table:table-cell>
          <table:table-cell table:formula="of:=[.I9]*[.$X9]" office:value-type="float" office:value="978.151134027473" calcext:value-type="float">
            <text:p>978.151134027473</text:p>
          </table:table-cell>
          <table:table-cell table:formula="of:=[.J9]*[.$X9]" office:value-type="float" office:value="145805.531307998" calcext:value-type="float">
            <text:p>145805.531307998</text:p>
          </table:table-cell>
          <table:table-cell table:formula="of:=[.K9]*[.$X9]" office:value-type="float" office:value="815.173638351398" calcext:value-type="float">
            <text:p>815.173638351398</text:p>
          </table:table-cell>
          <table:table-cell table:formula="of:=[.L9]*[.$X9]" office:value-type="float" office:value="100000" calcext:value-type="float">
            <text:p>100000</text:p>
          </table:table-cell>
          <table:table-cell table:formula="of:=[.M9]*[.$X9]" office:value-type="float" office:value="721.709707639129" calcext:value-type="float">
            <text:p>721.709707639129</text:p>
          </table:table-cell>
          <table:table-cell table:formula="of:=[.N9]*[.$X9]" office:value-type="float" office:value="82931.9603301602" calcext:value-type="float">
            <text:p>82931.9603301602</text:p>
          </table:table-cell>
          <table:table-cell table:formula="of:=[.O9]*[.$X9]" office:value-type="float" office:value="508.776302152534" calcext:value-type="float">
            <text:p>508.776302152534</text:p>
          </table:table-cell>
          <table:table-cell table:formula="of:=[.P9]*[.$X9]" office:value-type="float" office:value="17240.4002887483" calcext:value-type="float">
            <text:p>17240.4002887483</text:p>
          </table:table-cell>
          <table:table-cell table:formula="of:=[.Q9]*[.$X9]" office:value-type="float" office:value="257688.542340447" calcext:value-type="float">
            <text:p>257688.542340447</text:p>
          </table:table-cell>
          <table:table-cell table:formula="of:=[.R9]*[.$X9]" office:value-type="float" office:value="26995246.7231485" calcext:value-type="float">
            <text:p>26995246.7231485</text:p>
          </table:table-cell>
          <table:table-cell table:formula="of:=[.S9]*[.$X9]" office:value-type="float" office:value="86682.8291508599" calcext:value-type="float">
            <text:p>86682.8291508599</text:p>
          </table:table-cell>
          <table:table-cell table:formula="of:=[.T9]*[.$X9]" office:value-type="float" office:value="-24.1312757404154" calcext:value-type="float">
            <text:p>-24.1312757404154</text:p>
          </table:table-cell>
          <table:table-cell table:formula="of:=[.U9]*[.$X9]" office:value-type="float" office:value="87.5733880587112" calcext:value-type="float">
            <text:p>87.5733880587112</text:p>
          </table:table-cell>
          <table:table-cell table:formula="of:=[.V9]*[.$X9]" office:value-type="float" office:value="30.6712864375815" calcext:value-type="float">
            <text:p>30.6712864375815</text:p>
          </table:table-cell>
        </table:table-row>
        <table:table-row table:style-name="ro1">
          <table:table-cell/>
          <table:table-cell office:value-type="float" office:value="512.489365562276" calcext:value-type="float">
            <text:p>512.489365562276</text:p>
          </table:table-cell>
          <table:table-cell office:value-type="float" office:value="17686.044623658" calcext:value-type="float">
            <text:p>17686.044623658</text:p>
          </table:table-cell>
          <table:table-cell office:value-type="float" office:value="65.1500185360405" calcext:value-type="float">
            <text:p>65.1500185360405</text:p>
          </table:table-cell>
          <table:table-cell office:value-type="float" office:value="-21.7050371582909" calcext:value-type="float">
            <text:p>-21.7050371582909</text:p>
          </table:table-cell>
          <table:table-cell office:value-type="float" office:value="14409.8656555028" calcext:value-type="float">
            <text:p>14409.8656555028</text:p>
          </table:table-cell>
          <table:table-cell office:value-type="float" office:value="93.838553102915" calcext:value-type="float">
            <text:p>93.838553102915</text:p>
          </table:table-cell>
          <table:table-cell office:value-type="float" office:value="17781.6408345577" calcext:value-type="float">
            <text:p>17781.6408345577</text:p>
          </table:table-cell>
          <table:table-cell office:value-type="float" office:value="3327.33813992577" calcext:value-type="float">
            <text:p>3327.33813992577</text:p>
          </table:table-cell>
          <table:table-cell office:value-type="float" office:value="480934.390637796" calcext:value-type="float">
            <text:p>480934.390637796</text:p>
          </table:table-cell>
          <table:table-cell office:value-type="float" office:value="2747.12043514592" calcext:value-type="float">
            <text:p>2747.12043514592</text:p>
          </table:table-cell>
          <table:table-cell office:value-type="float" office:value="329149.45639242" calcext:value-type="float">
            <text:p>329149.45639242</text:p>
          </table:table-cell>
          <table:table-cell office:value-type="float" office:value="2664.21445212686" calcext:value-type="float">
            <text:p>2664.21445212686</text:p>
          </table:table-cell>
          <table:table-cell office:value-type="float" office:value="273162.918552382" calcext:value-type="float">
            <text:p>273162.918552382</text:p>
          </table:table-cell>
          <table:table-cell office:value-type="float" office:value="1345.07424275315" calcext:value-type="float">
            <text:p>1345.07424275315</text:p>
          </table:table-cell>
          <table:table-cell office:value-type="float" office:value="56430.6117331536" calcext:value-type="float">
            <text:p>56430.6117331536</text:p>
          </table:table-cell>
          <table:table-cell office:value-type="float" office:value="848229.409649536" calcext:value-type="float">
            <text:p>848229.409649536</text:p>
          </table:table-cell>
          <table:table-cell office:value-type="float" office:value="89049962.6649449" calcext:value-type="float">
            <text:p>89049962.6649449</text:p>
          </table:table-cell>
          <table:table-cell office:value-type="float" office:value="285419.817651777" calcext:value-type="float">
            <text:p>285419.817651777</text:p>
          </table:table-cell>
          <table:table-cell office:value-type="float" office:value="108.263350645257" calcext:value-type="float">
            <text:p>108.263350645257</text:p>
          </table:table-cell>
          <table:table-cell office:value-type="float" office:value="137.129986048804" calcext:value-type="float">
            <text:p>137.129986048804</text:p>
          </table:table-cell>
          <table:table-cell office:value-type="float" office:value="-137.407901690567" calcext:value-type="float">
            <text:p>-137.407901690567</text:p>
          </table:table-cell>
          <table:table-cell/>
          <table:table-cell table:formula="of:=100000/[.L10]" office:value-type="float" office:value="0.303813353046458" calcext:value-type="float">
            <text:p>0.303813353046458</text:p>
          </table:table-cell>
          <table:table-cell/>
          <table:table-cell table:formula="of:=[.B10]*[.$X10]" office:value-type="float" office:value="155.701112552127" calcext:value-type="float">
            <text:p>155.701112552127</text:p>
          </table:table-cell>
          <table:table-cell table:formula="of:=[.C10]*[.$X10]" office:value-type="float" office:value="5373.25651924282" calcext:value-type="float">
            <text:p>5373.25651924282</text:p>
          </table:table-cell>
          <table:table-cell table:formula="of:=[.D10]*[.$X10]" office:value-type="float" office:value="19.7934455824734" calcext:value-type="float">
            <text:p>19.7934455824734</text:p>
          </table:table-cell>
          <table:table-cell table:formula="of:=[.E10]*[.$X10]" office:value-type="float" office:value="-6.59428011705832" calcext:value-type="float">
            <text:p>-6.59428011705832</text:p>
          </table:table-cell>
          <table:table-cell table:formula="of:=[.F10]*[.$X10]" office:value-type="float" office:value="4377.9096017473" calcext:value-type="float">
            <text:p>4377.9096017473</text:p>
          </table:table-cell>
          <table:table-cell table:formula="of:=[.G10]*[.$X10]" office:value-type="float" office:value="28.5094054632247" calcext:value-type="float">
            <text:p>28.5094054632247</text:p>
          </table:table-cell>
          <table:table-cell table:formula="of:=[.H10]*[.$X10]" office:value-type="float" office:value="5402.29992461479" calcext:value-type="float">
            <text:p>5402.29992461479</text:p>
          </table:table-cell>
          <table:table-cell table:formula="of:=[.I10]*[.$X10]" office:value-type="float" office:value="1010.88975701021" calcext:value-type="float">
            <text:p>1010.88975701021</text:p>
          </table:table-cell>
          <table:table-cell table:formula="of:=[.J10]*[.$X10]" office:value-type="float" office:value="146114.289815024" calcext:value-type="float">
            <text:p>146114.289815024</text:p>
          </table:table-cell>
          <table:table-cell table:formula="of:=[.K10]*[.$X10]" office:value-type="float" office:value="834.611870624127" calcext:value-type="float">
            <text:p>834.611870624127</text:p>
          </table:table-cell>
          <table:table-cell table:formula="of:=[.L10]*[.$X10]" office:value-type="float" office:value="100000" calcext:value-type="float">
            <text:p>100000</text:p>
          </table:table-cell>
          <table:table-cell table:formula="of:=[.M10]*[.$X10]" office:value-type="float" office:value="809.423925935493" calcext:value-type="float">
            <text:p>809.423925935493</text:p>
          </table:table-cell>
          <table:table-cell table:formula="of:=[.N10]*[.$X10]" office:value-type="float" office:value="82990.5422133557" calcext:value-type="float">
            <text:p>82990.5422133557</text:p>
          </table:table-cell>
          <table:table-cell table:formula="of:=[.O10]*[.$X10]" office:value-type="float" office:value="408.65151578726" calcext:value-type="float">
            <text:p>408.65151578726</text:p>
          </table:table-cell>
          <table:table-cell table:formula="of:=[.P10]*[.$X10]" office:value-type="float" office:value="17144.3733651122" calcext:value-type="float">
            <text:p>17144.3733651122</text:p>
          </table:table-cell>
          <table:table-cell table:formula="of:=[.Q10]*[.$X10]" office:value-type="float" office:value="257703.421098243" calcext:value-type="float">
            <text:p>257703.421098243</text:p>
          </table:table-cell>
          <table:table-cell table:formula="of:=[.R10]*[.$X10]" office:value-type="float" office:value="27054567.7458988" calcext:value-type="float">
            <text:p>27054567.7458988</text:p>
          </table:table-cell>
          <table:table-cell table:formula="of:=[.S10]*[.$X10]" office:value-type="float" office:value="86714.351826695" calcext:value-type="float">
            <text:p>86714.351826695</text:p>
          </table:table-cell>
          <table:table-cell table:formula="of:=[.T10]*[.$X10]" office:value-type="float" office:value="32.8918515715799" calcext:value-type="float">
            <text:p>32.8918515715799</text:p>
          </table:table-cell>
          <table:table-cell table:formula="of:=[.U10]*[.$X10]" office:value-type="float" office:value="41.6619208647011" calcext:value-type="float">
            <text:p>41.6619208647011</text:p>
          </table:table-cell>
          <table:table-cell table:formula="of:=[.V10]*[.$X10]" office:value-type="float" office:value="-41.7463553476892" calcext:value-type="float">
            <text:p>-41.7463553476892</text:p>
          </table:table-cell>
        </table:table-row>
        <table:table-row table:style-name="ro1">
          <table:table-cell/>
          <table:table-cell office:value-type="float" office:value="519.778330572423" calcext:value-type="float">
            <text:p>519.778330572423</text:p>
          </table:table-cell>
          <table:table-cell office:value-type="float" office:value="17827.8078159607" calcext:value-type="float">
            <text:p>17827.8078159607</text:p>
          </table:table-cell>
          <table:table-cell office:value-type="float" office:value="-86.6316087445834" calcext:value-type="float">
            <text:p>-86.6316087445834</text:p>
          </table:table-cell>
          <table:table-cell office:value-type="float" office:value="-43.3253173499288" calcext:value-type="float">
            <text:p>-43.3253173499288</text:p>
          </table:table-cell>
          <table:table-cell office:value-type="float" office:value="14355.6537961871" calcext:value-type="float">
            <text:p>14355.6537961871</text:p>
          </table:table-cell>
          <table:table-cell office:value-type="float" office:value="14.4502750499015" calcext:value-type="float">
            <text:p>14.4502750499015</text:p>
          </table:table-cell>
          <table:table-cell office:value-type="float" office:value="17687.4999171345" calcext:value-type="float">
            <text:p>17687.4999171345</text:p>
          </table:table-cell>
          <table:table-cell office:value-type="float" office:value="3167.61361979372" calcext:value-type="float">
            <text:p>3167.61361979372</text:p>
          </table:table-cell>
          <table:table-cell office:value-type="float" office:value="478893.95626838" calcext:value-type="float">
            <text:p>478893.95626838</text:p>
          </table:table-cell>
          <table:table-cell office:value-type="float" office:value="2685.39135132568" calcext:value-type="float">
            <text:p>2685.39135132568</text:p>
          </table:table-cell>
          <table:table-cell office:value-type="float" office:value="328471.089445808" calcext:value-type="float">
            <text:p>328471.089445808</text:p>
          </table:table-cell>
          <table:table-cell office:value-type="float" office:value="2611.42663165813" calcext:value-type="float">
            <text:p>2611.42663165813</text:p>
          </table:table-cell>
          <table:table-cell office:value-type="float" office:value="273403.163532447" calcext:value-type="float">
            <text:p>273403.163532447</text:p>
          </table:table-cell>
          <table:table-cell office:value-type="float" office:value="1439.71696806691" calcext:value-type="float">
            <text:p>1439.71696806691</text:p>
          </table:table-cell>
          <table:table-cell office:value-type="float" office:value="56058.9373217799" calcext:value-type="float">
            <text:p>56058.9373217799</text:p>
          </table:table-cell>
          <table:table-cell office:value-type="float" office:value="852370.742046797" calcext:value-type="float">
            <text:p>852370.742046797</text:p>
          </table:table-cell>
          <table:table-cell office:value-type="float" office:value="89040912.0439598" calcext:value-type="float">
            <text:p>89040912.0439598</text:p>
          </table:table-cell>
          <table:table-cell office:value-type="float" office:value="284464.486720429" calcext:value-type="float">
            <text:p>284464.486720429</text:p>
          </table:table-cell>
          <table:table-cell office:value-type="float" office:value="108.904281674311" calcext:value-type="float">
            <text:p>108.904281674311</text:p>
          </table:table-cell>
          <table:table-cell office:value-type="float" office:value="392.041669915042" calcext:value-type="float">
            <text:p>392.041669915042</text:p>
          </table:table-cell>
          <table:table-cell office:value-type="float" office:value="21.7405269594957" calcext:value-type="float">
            <text:p>21.7405269594957</text:p>
          </table:table-cell>
          <table:table-cell/>
          <table:table-cell table:formula="of:=100000/[.L11]" office:value-type="float" office:value="0.30444079620133" calcext:value-type="float">
            <text:p>0.30444079620133</text:p>
          </table:table-cell>
          <table:table-cell/>
          <table:table-cell table:formula="of:=[.B11]*[.$X11]" office:value-type="float" office:value="158.241728807666" calcext:value-type="float">
            <text:p>158.241728807666</text:p>
          </table:table-cell>
          <table:table-cell table:formula="of:=[.C11]*[.$X11]" office:value-type="float" office:value="5427.51200601537" calcext:value-type="float">
            <text:p>5427.51200601537</text:p>
          </table:table-cell>
          <table:table-cell table:formula="of:=[.D11]*[.$X11]" office:value-type="float" office:value="-26.3741959424031" calcext:value-type="float">
            <text:p>-26.3741959424031</text:p>
          </table:table-cell>
          <table:table-cell table:formula="of:=[.E11]*[.$X11]" office:value-type="float" office:value="-13.1899941096876" calcext:value-type="float">
            <text:p>-13.1899941096876</text:p>
          </table:table-cell>
          <table:table-cell table:formula="of:=[.F11]*[.$X11]" office:value-type="float" office:value="4370.44667170184" calcext:value-type="float">
            <text:p>4370.44667170184</text:p>
          </table:table-cell>
          <table:table-cell table:formula="of:=[.G11]*[.$X11]" office:value-type="float" office:value="4.39925324152022" calcext:value-type="float">
            <text:p>4.39925324152022</text:p>
          </table:table-cell>
          <table:table-cell table:formula="of:=[.H11]*[.$X11]" office:value-type="float" office:value="5384.79655758338" calcext:value-type="float">
            <text:p>5384.79655758338</text:p>
          </table:table-cell>
          <table:table-cell table:formula="of:=[.I11]*[.$X11]" office:value-type="float" office:value="964.350812468176" calcext:value-type="float">
            <text:p>964.350812468176</text:p>
          </table:table-cell>
          <table:table-cell table:formula="of:=[.J11]*[.$X11]" office:value-type="float" office:value="145794.85734235" calcext:value-type="float">
            <text:p>145794.85734235</text:p>
          </table:table-cell>
          <table:table-cell table:formula="of:=[.K11]*[.$X11]" office:value-type="float" office:value="817.542681109755" calcext:value-type="float">
            <text:p>817.542681109755</text:p>
          </table:table-cell>
          <table:table-cell table:formula="of:=[.L11]*[.$X11]" office:value-type="float" office:value="100000" calcext:value-type="float">
            <text:p>100000</text:p>
          </table:table-cell>
          <table:table-cell table:formula="of:=[.M11]*[.$X11]" office:value-type="float" office:value="795.024802963358" calcext:value-type="float">
            <text:p>795.024802963358</text:p>
          </table:table-cell>
          <table:table-cell table:formula="of:=[.N11]*[.$X11]" office:value-type="float" office:value="83235.0767897806" calcext:value-type="float">
            <text:p>83235.0767897806</text:p>
          </table:table-cell>
          <table:table-cell table:formula="of:=[.O11]*[.$X11]" office:value-type="float" office:value="438.308580062855" calcext:value-type="float">
            <text:p>438.308580062855</text:p>
          </table:table-cell>
          <table:table-cell table:formula="of:=[.P11]*[.$X11]" office:value-type="float" office:value="17066.6275124431" calcext:value-type="float">
            <text:p>17066.6275124431</text:p>
          </table:table-cell>
          <table:table-cell table:formula="of:=[.Q11]*[.$X11]" office:value-type="float" office:value="259496.427367445" calcext:value-type="float">
            <text:p>259496.427367445</text:p>
          </table:table-cell>
          <table:table-cell table:formula="of:=[.R11]*[.$X11]" office:value-type="float" office:value="27107686.1571557" calcext:value-type="float">
            <text:p>27107686.1571557</text:p>
          </table:table-cell>
          <table:table-cell table:formula="of:=[.S11]*[.$X11]" office:value-type="float" office:value="86602.59482817" calcext:value-type="float">
            <text:p>86602.59482817</text:p>
          </table:table-cell>
          <table:table-cell table:formula="of:=[.T11]*[.$X11]" office:value-type="float" office:value="33.1549062226611" calcext:value-type="float">
            <text:p>33.1549062226611</text:p>
          </table:table-cell>
          <table:table-cell table:formula="of:=[.U11]*[.$X11]" office:value-type="float" office:value="119.353478133034" calcext:value-type="float">
            <text:p>119.353478133034</text:p>
          </table:table-cell>
          <table:table-cell table:formula="of:=[.V11]*[.$X11]" office:value-type="float" office:value="6.61870333738535" calcext:value-type="float">
            <text:p>6.61870333738535</text:p>
          </table:table-cell>
        </table:table-row>
        <table:table-row table:style-name="ro1">
          <table:table-cell/>
          <table:table-cell office:value-type="float" office:value="563.03131861749" calcext:value-type="float">
            <text:p>563.03131861749</text:p>
          </table:table-cell>
          <table:table-cell office:value-type="float" office:value="17613.9670508471" calcext:value-type="float">
            <text:p>17613.9670508471</text:p>
          </table:table-cell>
          <table:table-cell office:value-type="float" office:value="28.8660475246453" calcext:value-type="float">
            <text:p>28.8660475246453</text:p>
          </table:table-cell>
          <table:table-cell office:value-type="float" office:value="122.936897096024" calcext:value-type="float">
            <text:p>122.936897096024</text:p>
          </table:table-cell>
          <table:table-cell office:value-type="float" office:value="14149.0231813732" calcext:value-type="float">
            <text:p>14149.0231813732</text:p>
          </table:table-cell>
          <table:table-cell office:value-type="float" office:value="158.828810446458" calcext:value-type="float">
            <text:p>158.828810446458</text:p>
          </table:table-cell>
          <table:table-cell office:value-type="float" office:value="17662.6819997649" calcext:value-type="float">
            <text:p>17662.6819997649</text:p>
          </table:table-cell>
          <table:table-cell office:value-type="float" office:value="3192.61308174562" calcext:value-type="float">
            <text:p>3192.61308174562</text:p>
          </table:table-cell>
          <table:table-cell office:value-type="float" office:value="478501.822040087" calcext:value-type="float">
            <text:p>478501.822040087</text:p>
          </table:table-cell>
          <table:table-cell office:value-type="float" office:value="2699.82892125113" calcext:value-type="float">
            <text:p>2699.82892125113</text:p>
          </table:table-cell>
          <table:table-cell office:value-type="float" office:value="328214.084702606" calcext:value-type="float">
            <text:p>328214.084702606</text:p>
          </table:table-cell>
          <table:table-cell office:value-type="float" office:value="2389.56788287623" calcext:value-type="float">
            <text:p>2389.56788287623</text:p>
          </table:table-cell>
          <table:table-cell office:value-type="float" office:value="272484.248652707" calcext:value-type="float">
            <text:p>272484.248652707</text:p>
          </table:table-cell>
          <table:table-cell office:value-type="float" office:value="1494.19850878893" calcext:value-type="float">
            <text:p>1494.19850878893</text:p>
          </table:table-cell>
          <table:table-cell office:value-type="float" office:value="56294.8436371329" calcext:value-type="float">
            <text:p>56294.8436371329</text:p>
          </table:table-cell>
          <table:table-cell office:value-type="float" office:value="846535.226619983" calcext:value-type="float">
            <text:p>846535.226619983</text:p>
          </table:table-cell>
          <table:table-cell office:value-type="float" office:value="89108136.3643139" calcext:value-type="float">
            <text:p>89108136.3643139</text:p>
          </table:table-cell>
          <table:table-cell office:value-type="float" office:value="284072.365141601" calcext:value-type="float">
            <text:p>284072.365141601</text:p>
          </table:table-cell>
          <table:table-cell office:value-type="float" office:value="43.3946349980107" calcext:value-type="float">
            <text:p>43.3946349980107</text:p>
          </table:table-cell>
          <table:table-cell office:value-type="float" office:value="216.540021531221" calcext:value-type="float">
            <text:p>216.540021531221</text:p>
          </table:table-cell>
          <table:table-cell office:value-type="float" office:value="93.8463894789657" calcext:value-type="float">
            <text:p>93.8463894789657</text:p>
          </table:table-cell>
          <table:table-cell/>
          <table:table-cell table:formula="of:=100000/[.L12]" office:value-type="float" office:value="0.304679185509695" calcext:value-type="float">
            <text:p>0.304679185509695</text:p>
          </table:table-cell>
          <table:table-cell/>
          <table:table-cell table:formula="of:=[.B12]*[.$X12]" office:value-type="float" office:value="171.543923572826" calcext:value-type="float">
            <text:p>171.543923572826</text:p>
          </table:table-cell>
          <table:table-cell table:formula="of:=[.C12]*[.$X12]" office:value-type="float" office:value="5366.6091346467" calcext:value-type="float">
            <text:p>5366.6091346467</text:p>
          </table:table-cell>
          <table:table-cell table:formula="of:=[.D12]*[.$X12]" office:value-type="float" office:value="8.79488384869307" calcext:value-type="float">
            <text:p>8.79488384869307</text:p>
          </table:table-cell>
          <table:table-cell table:formula="of:=[.E12]*[.$X12]" office:value-type="float" office:value="37.4563136763058" calcext:value-type="float">
            <text:p>37.4563136763058</text:p>
          </table:table-cell>
          <table:table-cell table:formula="of:=[.F12]*[.$X12]" office:value-type="float" office:value="4310.91285865858" calcext:value-type="float">
            <text:p>4310.91285865858</text:p>
          </table:table-cell>
          <table:table-cell table:formula="of:=[.G12]*[.$X12]" office:value-type="float" office:value="48.3918326023005" calcext:value-type="float">
            <text:p>48.3918326023005</text:p>
          </table:table-cell>
          <table:table-cell table:formula="of:=[.H12]*[.$X12]" office:value-type="float" office:value="5381.45156560512" calcext:value-type="float">
            <text:p>5381.45156560512</text:p>
          </table:table-cell>
          <table:table-cell table:formula="of:=[.I12]*[.$X12]" office:value-type="float" office:value="972.722753393852" calcext:value-type="float">
            <text:p>972.722753393852</text:p>
          </table:table-cell>
          <table:table-cell table:formula="of:=[.J12]*[.$X12]" office:value-type="float" office:value="145789.545404079" calcext:value-type="float">
            <text:p>145789.545404079</text:p>
          </table:table-cell>
          <table:table-cell table:formula="of:=[.K12]*[.$X12]" office:value-type="float" office:value="822.581676742312" calcext:value-type="float">
            <text:p>822.581676742312</text:p>
          </table:table-cell>
          <table:table-cell table:formula="of:=[.L12]*[.$X12]" office:value-type="float" office:value="100000" calcext:value-type="float">
            <text:p>100000</text:p>
          </table:table-cell>
          <table:table-cell table:formula="of:=[.M12]*[.$X12]" office:value-type="float" office:value="728.051596274856" calcext:value-type="float">
            <text:p>728.051596274856</text:p>
          </table:table-cell>
          <table:table-cell table:formula="of:=[.N12]*[.$X12]" office:value-type="float" office:value="83020.2789437279" calcext:value-type="float">
            <text:p>83020.2789437279</text:p>
          </table:table-cell>
          <table:table-cell table:formula="of:=[.O12]*[.$X12]" office:value-type="float" office:value="455.251184647612" calcext:value-type="float">
            <text:p>455.251184647612</text:p>
          </table:table-cell>
          <table:table-cell table:formula="of:=[.P12]*[.$X12]" office:value-type="float" office:value="17151.8671077573" calcext:value-type="float">
            <text:p>17151.8671077573</text:p>
          </table:table-cell>
          <table:table-cell table:formula="of:=[.Q12]*[.$X12]" office:value-type="float" office:value="257921.663351841" calcext:value-type="float">
            <text:p>257921.663351841</text:p>
          </table:table-cell>
          <table:table-cell table:formula="of:=[.R12]*[.$X12]" office:value-type="float" office:value="27149394.409766" calcext:value-type="float">
            <text:p>27149394.409766</text:p>
          </table:table-cell>
          <table:table-cell table:formula="of:=[.S12]*[.$X12]" office:value-type="float" office:value="86550.9368371556" calcext:value-type="float">
            <text:p>86550.9368371556</text:p>
          </table:table-cell>
          <table:table-cell table:formula="of:=[.T12]*[.$X12]" office:value-type="float" office:value="13.2214420466844" calcext:value-type="float">
            <text:p>13.2214420466844</text:p>
          </table:table-cell>
          <table:table-cell table:formula="of:=[.U12]*[.$X12]" office:value-type="float" office:value="65.9752373903842" calcext:value-type="float">
            <text:p>65.9752373903842</text:p>
          </table:table-cell>
          <table:table-cell table:formula="of:=[.V12]*[.$X12]" office:value-type="float" office:value="28.5930415094769" calcext:value-type="float">
            <text:p>28.5930415094769</text:p>
          </table:table-cell>
        </table:table-row>
        <table:table-row table:style-name="ro1">
          <table:table-cell/>
          <table:table-cell office:value-type="float" office:value="536.344071914161" calcext:value-type="float">
            <text:p>536.344071914161</text:p>
          </table:table-cell>
          <table:table-cell office:value-type="float" office:value="17628.1487959645" calcext:value-type="float">
            <text:p>17628.1487959645</text:p>
          </table:table-cell>
          <table:table-cell office:value-type="float" office:value="-36.1636282242956" calcext:value-type="float">
            <text:p>-36.1636282242956</text:p>
          </table:table-cell>
          <table:table-cell office:value-type="float" office:value="-14.4790528097639" calcext:value-type="float">
            <text:p>-14.4790528097639</text:p>
          </table:table-cell>
          <table:table-cell office:value-type="float" office:value="14578.7431491366" calcext:value-type="float">
            <text:p>14578.7431491366</text:p>
          </table:table-cell>
          <table:table-cell office:value-type="float" office:value="194.974210417207" calcext:value-type="float">
            <text:p>194.974210417207</text:p>
          </table:table-cell>
          <table:table-cell office:value-type="float" office:value="17801.1808497792" calcext:value-type="float">
            <text:p>17801.1808497792</text:p>
          </table:table-cell>
          <table:table-cell office:value-type="float" office:value="3163.52637112528" calcext:value-type="float">
            <text:p>3163.52637112528</text:p>
          </table:table-cell>
          <table:table-cell office:value-type="float" office:value="479103.293865961" calcext:value-type="float">
            <text:p>479103.293865961</text:p>
          </table:table-cell>
          <table:table-cell office:value-type="float" office:value="2601.94085584595" calcext:value-type="float">
            <text:p>2601.94085584595</text:p>
          </table:table-cell>
          <table:table-cell office:value-type="float" office:value="328231.415053832" calcext:value-type="float">
            <text:p>328231.415053832</text:p>
          </table:table-cell>
          <table:table-cell office:value-type="float" office:value="2439.68456080801" calcext:value-type="float">
            <text:p>2439.68456080801</text:p>
          </table:table-cell>
          <table:table-cell office:value-type="float" office:value="272710.302956219" calcext:value-type="float">
            <text:p>272710.302956219</text:p>
          </table:table-cell>
          <table:table-cell office:value-type="float" office:value="1559.48546605934" calcext:value-type="float">
            <text:p>1559.48546605934</text:p>
          </table:table-cell>
          <table:table-cell office:value-type="float" office:value="56084.7825783644" calcext:value-type="float">
            <text:p>56084.7825783644</text:p>
          </table:table-cell>
          <table:table-cell office:value-type="float" office:value="853696.468907476" calcext:value-type="float">
            <text:p>853696.468907476</text:p>
          </table:table-cell>
          <table:table-cell office:value-type="float" office:value="88831095.5612423" calcext:value-type="float">
            <text:p>88831095.5612423</text:p>
          </table:table-cell>
          <table:table-cell office:value-type="float" office:value="283285.15439252" calcext:value-type="float">
            <text:p>283285.15439252</text:p>
          </table:table-cell>
          <table:table-cell office:value-type="float" office:value="-36.0882650308085" calcext:value-type="float">
            <text:p>-36.0882650308085</text:p>
          </table:table-cell>
          <table:table-cell office:value-type="float" office:value="360.904822383128" calcext:value-type="float">
            <text:p>360.904822383128</text:p>
          </table:table-cell>
          <table:table-cell office:value-type="float" office:value="-14.4386025464368" calcext:value-type="float">
            <text:p>-14.4386025464368</text:p>
          </table:table-cell>
          <table:table-cell/>
          <table:table-cell table:formula="of:=100000/[.L13]" office:value-type="float" office:value="0.304663098696995" calcext:value-type="float">
            <text:p>0.304663098696995</text:p>
          </table:table-cell>
          <table:table-cell/>
          <table:table-cell table:formula="of:=[.B13]*[.$X13]" office:value-type="float" office:value="163.404246917132" calcext:value-type="float">
            <text:p>163.404246917132</text:p>
          </table:table-cell>
          <table:table-cell table:formula="of:=[.C13]*[.$X13]" office:value-type="float" office:value="5370.64643647025" calcext:value-type="float">
            <text:p>5370.64643647025</text:p>
          </table:table-cell>
          <table:table-cell table:formula="of:=[.D13]*[.$X13]" office:value-type="float" office:value="-11.01772303494" calcext:value-type="float">
            <text:p>-11.01772303494</text:p>
          </table:table-cell>
          <table:table-cell table:formula="of:=[.E13]*[.$X13]" office:value-type="float" office:value="-4.4112330952201" calcext:value-type="float">
            <text:p>-4.4112330952201</text:p>
          </table:table-cell>
          <table:table-cell table:formula="of:=[.F13]*[.$X13]" office:value-type="float" office:value="4441.60506292355" calcext:value-type="float">
            <text:p>4441.60506292355</text:p>
          </table:table-cell>
          <table:table-cell table:formula="of:=[.G13]*[.$X13]" office:value-type="float" office:value="59.4014471117062" calcext:value-type="float">
            <text:p>59.4014471117062</text:p>
          </table:table-cell>
          <table:table-cell table:formula="of:=[.H13]*[.$X13]" office:value-type="float" office:value="5423.36291815934" calcext:value-type="float">
            <text:p>5423.36291815934</text:p>
          </table:table-cell>
          <table:table-cell table:formula="of:=[.I13]*[.$X13]" office:value-type="float" office:value="963.809747036688" calcext:value-type="float">
            <text:p>963.809747036688</text:p>
          </table:table-cell>
          <table:table-cell table:formula="of:=[.J13]*[.$X13]" office:value-type="float" office:value="145965.094105141" calcext:value-type="float">
            <text:p>145965.094105141</text:p>
          </table:table-cell>
          <table:table-cell table:formula="of:=[.K13]*[.$X13]" office:value-type="float" office:value="792.715363768339" calcext:value-type="float">
            <text:p>792.715363768339</text:p>
          </table:table-cell>
          <table:table-cell table:formula="of:=[.L13]*[.$X13]" office:value-type="float" office:value="100000" calcext:value-type="float">
            <text:p>100000</text:p>
          </table:table-cell>
          <table:table-cell table:formula="of:=[.M13]*[.$X13]" office:value-type="float" office:value="743.281858138986" calcext:value-type="float">
            <text:p>743.281858138986</text:p>
          </table:table-cell>
          <table:table-cell table:formula="of:=[.N13]*[.$X13]" office:value-type="float" office:value="83084.765945238" calcext:value-type="float">
            <text:p>83084.765945238</text:p>
          </table:table-cell>
          <table:table-cell table:formula="of:=[.O13]*[.$X13]" office:value-type="float" office:value="475.117674462566" calcext:value-type="float">
            <text:p>475.117674462566</text:p>
          </table:table-cell>
          <table:table-cell table:formula="of:=[.P13]*[.$X13]" office:value-type="float" office:value="17086.9636500717" calcext:value-type="float">
            <text:p>17086.9636500717</text:p>
          </table:table-cell>
          <table:table-cell table:formula="of:=[.Q13]*[.$X13]" office:value-type="float" office:value="260089.811564035" calcext:value-type="float">
            <text:p>260089.811564035</text:p>
          </table:table-cell>
          <table:table-cell table:formula="of:=[.R13]*[.$X13]" office:value-type="float" office:value="27063556.834337" calcext:value-type="float">
            <text:p>27063556.834337</text:p>
          </table:table-cell>
          <table:table-cell table:formula="of:=[.S13]*[.$X13]" office:value-type="float" office:value="86306.5329520818" calcext:value-type="float">
            <text:p>86306.5329520818</text:p>
          </table:table-cell>
          <table:table-cell table:formula="of:=[.T13]*[.$X13]" office:value-type="float" office:value="-10.9947626508845" calcext:value-type="float">
            <text:p>-10.9947626508845</text:p>
          </table:table-cell>
          <table:table-cell table:formula="of:=[.U13]*[.$X13]" office:value-type="float" office:value="109.954381521932" calcext:value-type="float">
            <text:p>109.954381521932</text:p>
          </table:table-cell>
          <table:table-cell table:formula="of:=[.V13]*[.$X13]" office:value-type="float" office:value="-4.39890939265176" calcext:value-type="float">
            <text:p>-4.39890939265176</text:p>
          </table:table-cell>
        </table:table-row>
        <table:table-row table:style-name="ro1">
          <table:table-cell/>
          <table:table-cell office:value-type="float" office:value="571.545909583747" calcext:value-type="float">
            <text:p>571.545909583747</text:p>
          </table:table-cell>
          <table:table-cell office:value-type="float" office:value="17805.9112921925" calcext:value-type="float">
            <text:p>17805.9112921925</text:p>
          </table:table-cell>
          <table:table-cell office:value-type="float" office:value="21.7678519291584" calcext:value-type="float">
            <text:p>21.7678519291584</text:p>
          </table:table-cell>
          <table:table-cell office:value-type="float" office:value="101.33466685301" calcext:value-type="float">
            <text:p>101.33466685301</text:p>
          </table:table-cell>
          <table:table-cell office:value-type="float" office:value="14299.3623070267" calcext:value-type="float">
            <text:p>14299.3623070267</text:p>
          </table:table-cell>
          <table:table-cell office:value-type="float" office:value="115.733263719737" calcext:value-type="float">
            <text:p>115.733263719737</text:p>
          </table:table-cell>
          <table:table-cell office:value-type="float" office:value="17827.0713575199" calcext:value-type="float">
            <text:p>17827.0713575199</text:p>
          </table:table-cell>
          <table:table-cell office:value-type="float" office:value="3217.02248854573" calcext:value-type="float">
            <text:p>3217.02248854573</text:p>
          </table:table-cell>
          <table:table-cell office:value-type="float" office:value="479412.084739278" calcext:value-type="float">
            <text:p>479412.084739278</text:p>
          </table:table-cell>
          <table:table-cell office:value-type="float" office:value="2626.40208121844" calcext:value-type="float">
            <text:p>2626.40208121844</text:p>
          </table:table-cell>
          <table:table-cell office:value-type="float" office:value="329147.643071169" calcext:value-type="float">
            <text:p>329147.643071169</text:p>
          </table:table-cell>
          <table:table-cell office:value-type="float" office:value="2501.39108203222" calcext:value-type="float">
            <text:p>2501.39108203222</text:p>
          </table:table-cell>
          <table:table-cell office:value-type="float" office:value="272957.366571317" calcext:value-type="float">
            <text:p>272957.366571317</text:p>
          </table:table-cell>
          <table:table-cell office:value-type="float" office:value="1576.02112971395" calcext:value-type="float">
            <text:p>1576.02112971395</text:p>
          </table:table-cell>
          <table:table-cell office:value-type="float" office:value="56424.5068716921" calcext:value-type="float">
            <text:p>56424.5068716921</text:p>
          </table:table-cell>
          <table:table-cell office:value-type="float" office:value="850842.967928515" calcext:value-type="float">
            <text:p>850842.967928515</text:p>
          </table:table-cell>
          <table:table-cell office:value-type="float" office:value="89268768.7948994" calcext:value-type="float">
            <text:p>89268768.7948994</text:p>
          </table:table-cell>
          <table:table-cell office:value-type="float" office:value="282995.941763993" calcext:value-type="float">
            <text:p>282995.941763993</text:p>
          </table:table-cell>
          <table:table-cell office:value-type="float" office:value="36.2210087248194" calcext:value-type="float">
            <text:p>36.2210087248194</text:p>
          </table:table-cell>
          <table:table-cell office:value-type="float" office:value="296.837544227425" calcext:value-type="float">
            <text:p>296.837544227425</text:p>
          </table:table-cell>
          <table:table-cell office:value-type="float" office:value="-86.8308274754468" calcext:value-type="float">
            <text:p>-86.8308274754468</text:p>
          </table:table-cell>
          <table:table-cell/>
          <table:table-cell table:formula="of:=100000/[.L14]" office:value-type="float" office:value="0.303815026797496" calcext:value-type="float">
            <text:p>0.303815026797496</text:p>
          </table:table-cell>
          <table:table-cell/>
          <table:table-cell table:formula="of:=[.B14]*[.$X14]" office:value-type="float" office:value="173.644235836186" calcext:value-type="float">
            <text:p>173.644235836186</text:p>
          </table:table-cell>
          <table:table-cell table:formula="of:=[.C14]*[.$X14]" office:value-type="float" office:value="5409.70341639131" calcext:value-type="float">
            <text:p>5409.70341639131</text:p>
          </table:table-cell>
          <table:table-cell table:formula="of:=[.D14]*[.$X14]" office:value-type="float" office:value="6.61340051718119" calcext:value-type="float">
            <text:p>6.61340051718119</text:p>
          </table:table-cell>
          <table:table-cell table:formula="of:=[.E14]*[.$X14]" office:value-type="float" office:value="30.7869945254626" calcext:value-type="float">
            <text:p>30.7869945254626</text:p>
          </table:table-cell>
          <table:table-cell table:formula="of:=[.F14]*[.$X14]" office:value-type="float" office:value="4344.36114249643" calcext:value-type="float">
            <text:p>4344.36114249643</text:p>
          </table:table-cell>
          <table:table-cell table:formula="of:=[.G14]*[.$X14]" office:value-type="float" office:value="35.1615046183736" calcext:value-type="float">
            <text:p>35.1615046183736</text:p>
          </table:table-cell>
          <table:table-cell table:formula="of:=[.H14]*[.$X14]" office:value-type="float" office:value="5416.13216220579" calcext:value-type="float">
            <text:p>5416.13216220579</text:p>
          </table:table-cell>
          <table:table-cell table:formula="of:=[.I14]*[.$X14]" office:value-type="float" office:value="977.37977356567" calcext:value-type="float">
            <text:p>977.37977356567</text:p>
          </table:table-cell>
          <table:table-cell table:formula="of:=[.J14]*[.$X14]" office:value-type="float" office:value="145652.595372107" calcext:value-type="float">
            <text:p>145652.595372107</text:p>
          </table:table-cell>
          <table:table-cell table:formula="of:=[.K14]*[.$X14]" office:value-type="float" office:value="797.940418686381" calcext:value-type="float">
            <text:p>797.940418686381</text:p>
          </table:table-cell>
          <table:table-cell table:formula="of:=[.L14]*[.$X14]" office:value-type="float" office:value="100000" calcext:value-type="float">
            <text:p>100000</text:p>
          </table:table-cell>
          <table:table-cell table:formula="of:=[.M14]*[.$X14]" office:value-type="float" office:value="759.960198618638" calcext:value-type="float">
            <text:p>759.960198618638</text:p>
          </table:table-cell>
          <table:table-cell table:formula="of:=[.N14]*[.$X14]" office:value-type="float" office:value="82928.5496394387" calcext:value-type="float">
            <text:p>82928.5496394387</text:p>
          </table:table-cell>
          <table:table-cell table:formula="of:=[.O14]*[.$X14]" office:value-type="float" office:value="478.818901757464" calcext:value-type="float">
            <text:p>478.818901757464</text:p>
          </table:table-cell>
          <table:table-cell table:formula="of:=[.P14]*[.$X14]" office:value-type="float" office:value="17142.6130672587" calcext:value-type="float">
            <text:p>17142.6130672587</text:p>
          </table:table-cell>
          <table:table-cell table:formula="of:=[.Q14]*[.$X14]" office:value-type="float" office:value="258498.879101663" calcext:value-type="float">
            <text:p>258498.879101663</text:p>
          </table:table-cell>
          <table:table-cell table:formula="of:=[.R14]*[.$X14]" office:value-type="float" office:value="27121193.3836019" calcext:value-type="float">
            <text:p>27121193.3836019</text:p>
          </table:table-cell>
          <table:table-cell table:formula="of:=[.S14]*[.$X14]" office:value-type="float" office:value="85978.4196306103" calcext:value-type="float">
            <text:p>85978.4196306103</text:p>
          </table:table-cell>
          <table:table-cell table:formula="of:=[.T14]*[.$X14]" office:value-type="float" office:value="11.0044867363634" calcext:value-type="float">
            <text:p>11.0044867363634</text:p>
          </table:table-cell>
          <table:table-cell table:formula="of:=[.U14]*[.$X14]" office:value-type="float" office:value="90.1837064539582" calcext:value-type="float">
            <text:p>90.1837064539582</text:p>
          </table:table-cell>
          <table:table-cell table:formula="of:=[.V14]*[.$X14]" office:value-type="float" office:value="-26.3805101763017" calcext:value-type="float">
            <text:p>-26.3805101763017</text:p>
          </table:table-cell>
        </table:table-row>
        <table:table-row table:style-name="ro1">
          <table:table-cell/>
          <table:table-cell office:value-type="float" office:value="573.597862662703" calcext:value-type="float">
            <text:p>573.597862662703</text:p>
          </table:table-cell>
          <table:table-cell office:value-type="float" office:value="17742.4507165422" calcext:value-type="float">
            <text:p>17742.4507165422</text:p>
          </table:table-cell>
          <table:table-cell office:value-type="float" office:value="-21.7326039235768" calcext:value-type="float">
            <text:p>-21.7326039235768</text:p>
          </table:table-cell>
          <table:table-cell office:value-type="float" office:value="28.9838070201937" calcext:value-type="float">
            <text:p>28.9838070201937</text:p>
          </table:table-cell>
          <table:table-cell office:value-type="float" office:value="14311.3213229585" calcext:value-type="float">
            <text:p>14311.3213229585</text:p>
          </table:table-cell>
          <table:table-cell office:value-type="float" office:value="-21.7389035733439" calcext:value-type="float">
            <text:p>-21.7389035733439</text:p>
          </table:table-cell>
          <table:table-cell office:value-type="float" office:value="17667.8580308126" calcext:value-type="float">
            <text:p>17667.8580308126</text:p>
          </table:table-cell>
          <table:table-cell office:value-type="float" office:value="3368.87894172684" calcext:value-type="float">
            <text:p>3368.87894172684</text:p>
          </table:table-cell>
          <table:table-cell office:value-type="float" office:value="480044.421740412" calcext:value-type="float">
            <text:p>480044.421740412</text:p>
          </table:table-cell>
          <table:table-cell office:value-type="float" office:value="2718.06749285231" calcext:value-type="float">
            <text:p>2718.06749285231</text:p>
          </table:table-cell>
          <table:table-cell office:value-type="float" office:value="329045.835271793" calcext:value-type="float">
            <text:p>329045.835271793</text:p>
          </table:table-cell>
          <table:table-cell office:value-type="float" office:value="2488.69138036284" calcext:value-type="float">
            <text:p>2488.69138036284</text:p>
          </table:table-cell>
          <table:table-cell office:value-type="float" office:value="273602.43923733" calcext:value-type="float">
            <text:p>273602.43923733</text:p>
          </table:table-cell>
          <table:table-cell office:value-type="float" office:value="1549.42863961162" calcext:value-type="float">
            <text:p>1549.42863961162</text:p>
          </table:table-cell>
          <table:table-cell office:value-type="float" office:value="56439.060008385" calcext:value-type="float">
            <text:p>56439.060008385</text:p>
          </table:table-cell>
          <table:table-cell office:value-type="float" office:value="855167.381314166" calcext:value-type="float">
            <text:p>855167.381314166</text:p>
          </table:table-cell>
          <table:table-cell office:value-type="float" office:value="89294545.1097093" calcext:value-type="float">
            <text:p>89294545.1097093</text:p>
          </table:table-cell>
          <table:table-cell office:value-type="float" office:value="282600.553694968" calcext:value-type="float">
            <text:p>282600.553694968</text:p>
          </table:table-cell>
          <table:table-cell office:value-type="float" office:value="28.9581056195278" calcext:value-type="float">
            <text:p>28.9581056195278</text:p>
          </table:table-cell>
          <table:table-cell office:value-type="float" office:value="383.02984106496" calcext:value-type="float">
            <text:p>383.02984106496</text:p>
          </table:table-cell>
          <table:table-cell office:value-type="float" office:value="-14.5043198539341" calcext:value-type="float">
            <text:p>-14.5043198539341</text:p>
          </table:table-cell>
          <table:table-cell/>
          <table:table-cell table:formula="of:=100000/[.L15]" office:value-type="float" office:value="0.303909028106676" calcext:value-type="float">
            <text:p>0.303909028106676</text:p>
          </table:table-cell>
          <table:table-cell/>
          <table:table-cell table:formula="of:=[.B15]*[.$X15]" office:value-type="float" office:value="174.321568965889" calcext:value-type="float">
            <text:p>174.321568965889</text:p>
          </table:table-cell>
          <table:table-cell table:formula="of:=[.C15]*[.$X15]" office:value-type="float" office:value="5392.09095349494" calcext:value-type="float">
            <text:p>5392.09095349494</text:p>
          </table:table-cell>
          <table:table-cell table:formula="of:=[.D15]*[.$X15]" office:value-type="float" office:value="-6.60473453664156" calcext:value-type="float">
            <text:p>-6.60473453664156</text:p>
          </table:table-cell>
          <table:table-cell table:formula="of:=[.E15]*[.$X15]" office:value-type="float" office:value="8.80844062233852" calcext:value-type="float">
            <text:p>8.80844062233852</text:p>
          </table:table-cell>
          <table:table-cell table:formula="of:=[.F15]*[.$X15]" office:value-type="float" office:value="4349.33975418267" calcext:value-type="float">
            <text:p>4349.33975418267</text:p>
          </table:table-cell>
          <table:table-cell table:formula="of:=[.G15]*[.$X15]" office:value-type="float" office:value="-6.60664905707969" calcext:value-type="float">
            <text:p>-6.60664905707969</text:p>
          </table:table-cell>
          <table:table-cell table:formula="of:=[.H15]*[.$X15]" office:value-type="float" office:value="5369.42156287099" calcext:value-type="float">
            <text:p>5369.42156287099</text:p>
          </table:table-cell>
          <table:table-cell table:formula="of:=[.I15]*[.$X15]" office:value-type="float" office:value="1023.83272498925" calcext:value-type="float">
            <text:p>1023.83272498925</text:p>
          </table:table-cell>
          <table:table-cell table:formula="of:=[.J15]*[.$X15]" office:value-type="float" office:value="145889.83365916" calcext:value-type="float">
            <text:p>145889.83365916</text:p>
          </table:table-cell>
          <table:table-cell table:formula="of:=[.K15]*[.$X15]" office:value-type="float" office:value="826.045250081095" calcext:value-type="float">
            <text:p>826.045250081095</text:p>
          </table:table-cell>
          <table:table-cell table:formula="of:=[.L15]*[.$X15]" office:value-type="float" office:value="100000" calcext:value-type="float">
            <text:p>100000</text:p>
          </table:table-cell>
          <table:table-cell table:formula="of:=[.M15]*[.$X15]" office:value-type="float" office:value="756.335778663532" calcext:value-type="float">
            <text:p>756.335778663532</text:p>
          </table:table-cell>
          <table:table-cell table:formula="of:=[.N15]*[.$X15]" office:value-type="float" office:value="83150.2513962328" calcext:value-type="float">
            <text:p>83150.2513962328</text:p>
          </table:table-cell>
          <table:table-cell table:formula="of:=[.O15]*[.$X15]" office:value-type="float" office:value="470.885351985016" calcext:value-type="float">
            <text:p>470.885351985016</text:p>
          </table:table-cell>
          <table:table-cell table:formula="of:=[.P15]*[.$X15]" office:value-type="float" office:value="17152.3398744026" calcext:value-type="float">
            <text:p>17152.3398744026</text:p>
          </table:table-cell>
          <table:table-cell table:formula="of:=[.Q15]*[.$X15]" office:value-type="float" office:value="259893.087723719" calcext:value-type="float">
            <text:p>259893.087723719</text:p>
          </table:table-cell>
          <table:table-cell table:formula="of:=[.R15]*[.$X15]" office:value-type="float" office:value="27137418.4195195" calcext:value-type="float">
            <text:p>27137418.4195195</text:p>
          </table:table-cell>
          <table:table-cell table:formula="of:=[.S15]*[.$X15]" office:value-type="float" office:value="85884.8596158462" calcext:value-type="float">
            <text:p>85884.8596158462</text:p>
          </table:table-cell>
          <table:table-cell table:formula="of:=[.T15]*[.$X15]" office:value-type="float" office:value="8.80062973464117" calcext:value-type="float">
            <text:p>8.80062973464117</text:p>
          </table:table-cell>
          <table:table-cell table:formula="of:=[.U15]*[.$X15]" office:value-type="float" office:value="116.406226733907" calcext:value-type="float">
            <text:p>116.406226733907</text:p>
          </table:table-cell>
          <table:table-cell table:formula="of:=[.V15]*[.$X15]" office:value-type="float" office:value="-4.40799375015748" calcext:value-type="float">
            <text:p>-4.40799375015748</text:p>
          </table:table-cell>
        </table:table-row>
        <table:table-row table:style-name="ro1">
          <table:table-cell/>
          <table:table-cell office:value-type="float" office:value="566.371989734904" calcext:value-type="float">
            <text:p>566.371989734904</text:p>
          </table:table-cell>
          <table:table-cell office:value-type="float" office:value="17736.0619195774" calcext:value-type="float">
            <text:p>17736.0619195774</text:p>
          </table:table-cell>
          <table:table-cell office:value-type="float" office:value="-79.7229674009157" calcext:value-type="float">
            <text:p>-79.7229674009157</text:p>
          </table:table-cell>
          <table:table-cell office:value-type="float" office:value="86.9812079249965" calcext:value-type="float">
            <text:p>86.9812079249965</text:p>
          </table:table-cell>
          <table:table-cell office:value-type="float" office:value="14372.4457991765" calcext:value-type="float">
            <text:p>14372.4457991765</text:p>
          </table:table-cell>
          <table:table-cell office:value-type="float" office:value="116.040168152944" calcext:value-type="float">
            <text:p>116.040168152944</text:p>
          </table:table-cell>
          <table:table-cell office:value-type="float" office:value="17771.3768184489" calcext:value-type="float">
            <text:p>17771.3768184489</text:p>
          </table:table-cell>
          <table:table-cell office:value-type="float" office:value="3151.54541178166" calcext:value-type="float">
            <text:p>3151.54541178166</text:p>
          </table:table-cell>
          <table:table-cell office:value-type="float" office:value="481400.610563688" calcext:value-type="float">
            <text:p>481400.610563688</text:p>
          </table:table-cell>
          <table:table-cell office:value-type="float" office:value="2616.81116328708" calcext:value-type="float">
            <text:p>2616.81116328708</text:p>
          </table:table-cell>
          <table:table-cell office:value-type="float" office:value="329456.117155148" calcext:value-type="float">
            <text:p>329456.117155148</text:p>
          </table:table-cell>
          <table:table-cell office:value-type="float" office:value="2512.33468257128" calcext:value-type="float">
            <text:p>2512.33468257128</text:p>
          </table:table-cell>
          <table:table-cell office:value-type="float" office:value="273643.718805855" calcext:value-type="float">
            <text:p>273643.718805855</text:p>
          </table:table-cell>
          <table:table-cell office:value-type="float" office:value="1510.41815894816" calcext:value-type="float">
            <text:p>1510.41815894816</text:p>
          </table:table-cell>
          <table:table-cell office:value-type="float" office:value="56284.8367453128" calcext:value-type="float">
            <text:p>56284.8367453128</text:p>
          </table:table-cell>
          <table:table-cell office:value-type="float" office:value="855281.122784367" calcext:value-type="float">
            <text:p>855281.122784367</text:p>
          </table:table-cell>
          <table:table-cell office:value-type="float" office:value="89151619.0792845" calcext:value-type="float">
            <text:p>89151619.0792845</text:p>
          </table:table-cell>
          <table:table-cell office:value-type="float" office:value="281721.182622044" calcext:value-type="float">
            <text:p>281721.182622044</text:p>
          </table:table-cell>
          <table:table-cell office:value-type="float" office:value="-94.2147521956288" calcext:value-type="float">
            <text:p>-94.2147521956288</text:p>
          </table:table-cell>
          <table:table-cell office:value-type="float" office:value="318.900280614708" calcext:value-type="float">
            <text:p>318.900280614708</text:p>
          </table:table-cell>
          <table:table-cell office:value-type="float" office:value="-0" calcext:value-type="float">
            <text:p>0</text:p>
          </table:table-cell>
          <table:table-cell/>
          <table:table-cell table:formula="of:=100000/[.L16]" office:value-type="float" office:value="0.303530560802754" calcext:value-type="float">
            <text:p>0.303530560802754</text:p>
          </table:table-cell>
          <table:table-cell/>
          <table:table-cell table:formula="of:=[.B16]*[.$X16]" office:value-type="float" office:value="171.911207667207" calcext:value-type="float">
            <text:p>171.911207667207</text:p>
          </table:table-cell>
          <table:table-cell table:formula="of:=[.C16]*[.$X16]" office:value-type="float" office:value="5383.4368208817" calcext:value-type="float">
            <text:p>5383.4368208817</text:p>
          </table:table-cell>
          <table:table-cell table:formula="of:=[.D16]*[.$X16]" office:value-type="float" office:value="-24.1983570040596" calcext:value-type="float">
            <text:p>-24.1983570040596</text:p>
          </table:table-cell>
          <table:table-cell table:formula="of:=[.E16]*[.$X16]" office:value-type="float" office:value="26.4014548207752" calcext:value-type="float">
            <text:p>26.4014548207752</text:p>
          </table:table-cell>
          <table:table-cell table:formula="of:=[.F16]*[.$X16]" office:value-type="float" office:value="4362.47653353123" calcext:value-type="float">
            <text:p>4362.47653353123</text:p>
          </table:table-cell>
          <table:table-cell table:formula="of:=[.G16]*[.$X16]" office:value-type="float" office:value="35.221737315109" calcext:value-type="float">
            <text:p>35.221737315109</text:p>
          </table:table-cell>
          <table:table-cell table:formula="of:=[.H16]*[.$X16]" office:value-type="float" office:value="5394.15597194086" calcext:value-type="float">
            <text:p>5394.15597194086</text:p>
          </table:table-cell>
          <table:table-cell table:formula="of:=[.I16]*[.$X16]" office:value-type="float" office:value="956.590346233435" calcext:value-type="float">
            <text:p>956.590346233435</text:p>
          </table:table-cell>
          <table:table-cell table:formula="of:=[.J16]*[.$X16]" office:value-type="float" office:value="146119.797295185" calcext:value-type="float">
            <text:p>146119.797295185</text:p>
          </table:table-cell>
          <table:table-cell table:formula="of:=[.K16]*[.$X16]" office:value-type="float" office:value="794.282159907435" calcext:value-type="float">
            <text:p>794.282159907435</text:p>
          </table:table-cell>
          <table:table-cell table:formula="of:=[.L16]*[.$X16]" office:value-type="float" office:value="100000" calcext:value-type="float">
            <text:p>100000</text:p>
          </table:table-cell>
          <table:table-cell table:formula="of:=[.M16]*[.$X16]" office:value-type="float" office:value="762.57035512507" calcext:value-type="float">
            <text:p>762.57035512507</text:p>
          </table:table-cell>
          <table:table-cell table:formula="of:=[.N16]*[.$X16]" office:value-type="float" office:value="83059.2314292924" calcext:value-type="float">
            <text:p>83059.2314292924</text:p>
          </table:table-cell>
          <table:table-cell table:formula="of:=[.O16]*[.$X16]" office:value-type="float" office:value="458.458070832199" calcext:value-type="float">
            <text:p>458.458070832199</text:p>
          </table:table-cell>
          <table:table-cell table:formula="of:=[.P16]*[.$X16]" office:value-type="float" office:value="17084.1680619963" calcext:value-type="float">
            <text:p>17084.1680619963</text:p>
          </table:table-cell>
          <table:table-cell table:formula="of:=[.Q16]*[.$X16]" office:value-type="float" office:value="259603.958842748" calcext:value-type="float">
            <text:p>259603.958842748</text:p>
          </table:table-cell>
          <table:table-cell table:formula="of:=[.R16]*[.$X16]" office:value-type="float" office:value="27060240.9356088" calcext:value-type="float">
            <text:p>27060240.9356088</text:p>
          </table:table-cell>
          <table:table-cell table:formula="of:=[.S16]*[.$X16]" office:value-type="float" office:value="85510.9885512842" calcext:value-type="float">
            <text:p>85510.9885512842</text:p>
          </table:table-cell>
          <table:table-cell table:formula="of:=[.T16]*[.$X16]" office:value-type="float" office:value="-28.5970565698317" calcext:value-type="float">
            <text:p>-28.5970565698317</text:p>
          </table:table-cell>
          <table:table-cell table:formula="of:=[.U16]*[.$X16]" office:value-type="float" office:value="96.795981015138" calcext:value-type="float">
            <text:p>96.795981015138</text:p>
          </table:table-cell>
          <table:table-cell table:formula="of:=[.V16]*[.$X16]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09.368662921393" calcext:value-type="float">
            <text:p>509.368662921393</text:p>
          </table:table-cell>
          <table:table-cell office:value-type="float" office:value="17759.9334610403" calcext:value-type="float">
            <text:p>17759.9334610403</text:p>
          </table:table-cell>
          <table:table-cell office:value-type="float" office:value="-130.511946445166" calcext:value-type="float">
            <text:p>-130.511946445166</text:p>
          </table:table-cell>
          <table:table-cell office:value-type="float" office:value="152.472037291552" calcext:value-type="float">
            <text:p>152.472037291552</text:p>
          </table:table-cell>
          <table:table-cell office:value-type="float" office:value="14317.733046192" calcext:value-type="float">
            <text:p>14317.733046192</text:p>
          </table:table-cell>
          <table:table-cell office:value-type="float" office:value="79.8126507069967" calcext:value-type="float">
            <text:p>79.8126507069967</text:p>
          </table:table-cell>
          <table:table-cell office:value-type="float" office:value="17784.8464147965" calcext:value-type="float">
            <text:p>17784.8464147965</text:p>
          </table:table-cell>
          <table:table-cell office:value-type="float" office:value="3096.22342510106" calcext:value-type="float">
            <text:p>3096.22342510106</text:p>
          </table:table-cell>
          <table:table-cell office:value-type="float" office:value="481581.07680442" calcext:value-type="float">
            <text:p>481581.07680442</text:p>
          </table:table-cell>
          <table:table-cell office:value-type="float" office:value="2663.48388659456" calcext:value-type="float">
            <text:p>2663.48388659456</text:p>
          </table:table-cell>
          <table:table-cell office:value-type="float" office:value="329979.200436097" calcext:value-type="float">
            <text:p>329979.200436097</text:p>
          </table:table-cell>
          <table:table-cell office:value-type="float" office:value="2442.8724930792" calcext:value-type="float">
            <text:p>2442.8724930792</text:p>
          </table:table-cell>
          <table:table-cell office:value-type="float" office:value="274314.761124762" calcext:value-type="float">
            <text:p>274314.761124762</text:p>
          </table:table-cell>
          <table:table-cell office:value-type="float" office:value="1451.73839608162" calcext:value-type="float">
            <text:p>1451.73839608162</text:p>
          </table:table-cell>
          <table:table-cell office:value-type="float" office:value="56601.0386467399" calcext:value-type="float">
            <text:p>56601.0386467399</text:p>
          </table:table-cell>
          <table:table-cell office:value-type="float" office:value="854871.987878062" calcext:value-type="float">
            <text:p>854871.987878062</text:p>
          </table:table-cell>
          <table:table-cell office:value-type="float" office:value="89246042.5442086" calcext:value-type="float">
            <text:p>89246042.5442086</text:p>
          </table:table-cell>
          <table:table-cell office:value-type="float" office:value="280520.149079422" calcext:value-type="float">
            <text:p>280520.149079422</text:p>
          </table:table-cell>
          <table:table-cell office:value-type="float" office:value="14.4959775232482" calcext:value-type="float">
            <text:p>14.4959775232482</text:p>
          </table:table-cell>
          <table:table-cell office:value-type="float" office:value="239.168928441139" calcext:value-type="float">
            <text:p>239.168928441139</text:p>
          </table:table-cell>
          <table:table-cell office:value-type="float" office:value="-101.470496782362" calcext:value-type="float">
            <text:p>-101.470496782362</text:p>
          </table:table-cell>
          <table:table-cell/>
          <table:table-cell table:formula="of:=100000/[.L17]" office:value-type="float" office:value="0.303049403925584" calcext:value-type="float">
            <text:p>0.303049403925584</text:p>
          </table:table-cell>
          <table:table-cell/>
          <table:table-cell table:formula="of:=[.B17]*[.$X17]" office:value-type="float" office:value="154.3638696767" calcext:value-type="float">
            <text:p>154.3638696767</text:p>
          </table:table-cell>
          <table:table-cell table:formula="of:=[.C17]*[.$X17]" office:value-type="float" office:value="5382.1372491263" calcext:value-type="float">
            <text:p>5382.1372491263</text:p>
          </table:table-cell>
          <table:table-cell table:formula="of:=[.D17]*[.$X17]" office:value-type="float" office:value="-39.5515675753753" calcext:value-type="float">
            <text:p>-39.5515675753753</text:p>
          </table:table-cell>
          <table:table-cell table:formula="of:=[.E17]*[.$X17]" office:value-type="float" office:value="46.2065600165243" calcext:value-type="float">
            <text:p>46.2065600165243</text:p>
          </table:table-cell>
          <table:table-cell table:formula="of:=[.F17]*[.$X17]" office:value-type="float" office:value="4338.98046521412" calcext:value-type="float">
            <text:p>4338.98046521412</text:p>
          </table:table-cell>
          <table:table-cell table:formula="of:=[.G17]*[.$X17]" office:value-type="float" office:value="24.1871762224762" calcext:value-type="float">
            <text:p>24.1871762224762</text:p>
          </table:table-cell>
          <table:table-cell table:formula="of:=[.H17]*[.$X17]" office:value-type="float" office:value="5389.68710491214" calcext:value-type="float">
            <text:p>5389.68710491214</text:p>
          </table:table-cell>
          <table:table-cell table:formula="of:=[.I17]*[.$X17]" office:value-type="float" office:value="938.308663397306" calcext:value-type="float">
            <text:p>938.308663397306</text:p>
          </table:table-cell>
          <table:table-cell table:formula="of:=[.J17]*[.$X17]" office:value-type="float" office:value="145942.85826742" calcext:value-type="float">
            <text:p>145942.85826742</text:p>
          </table:table-cell>
          <table:table-cell table:formula="of:=[.K17]*[.$X17]" office:value-type="float" office:value="807.167204197879" calcext:value-type="float">
            <text:p>807.167204197879</text:p>
          </table:table-cell>
          <table:table-cell table:formula="of:=[.L17]*[.$X17]" office:value-type="float" office:value="100000" calcext:value-type="float">
            <text:p>100000</text:p>
          </table:table-cell>
          <table:table-cell table:formula="of:=[.M17]*[.$X17]" office:value-type="float" office:value="740.311052893857" calcext:value-type="float">
            <text:p>740.311052893857</text:p>
          </table:table-cell>
          <table:table-cell table:formula="of:=[.N17]*[.$X17]" office:value-type="float" office:value="83130.9248468481" calcext:value-type="float">
            <text:p>83130.9248468481</text:p>
          </table:table-cell>
          <table:table-cell table:formula="of:=[.O17]*[.$X17]" office:value-type="float" office:value="439.948455588418" calcext:value-type="float">
            <text:p>439.948455588418</text:p>
          </table:table-cell>
          <table:table-cell table:formula="of:=[.P17]*[.$X17]" office:value-type="float" office:value="17152.9110234635" calcext:value-type="float">
            <text:p>17152.9110234635</text:p>
          </table:table-cell>
          <table:table-cell table:formula="of:=[.Q17]*[.$X17]" office:value-type="float" office:value="259068.446359126" calcext:value-type="float">
            <text:p>259068.446359126</text:p>
          </table:table-cell>
          <table:table-cell table:formula="of:=[.R17]*[.$X17]" office:value-type="float" office:value="27045959.9957397" calcext:value-type="float">
            <text:p>27045959.9957397</text:p>
          </table:table-cell>
          <table:table-cell table:formula="of:=[.S17]*[.$X17]" office:value-type="float" office:value="85011.4639676348" calcext:value-type="float">
            <text:p>85011.4639676348</text:p>
          </table:table-cell>
          <table:table-cell table:formula="of:=[.T17]*[.$X17]" office:value-type="float" office:value="4.39299734773903" calcext:value-type="float">
            <text:p>4.39299734773903</text:p>
          </table:table-cell>
          <table:table-cell table:formula="of:=[.U17]*[.$X17]" office:value-type="float" office:value="72.4800012016078" calcext:value-type="float">
            <text:p>72.4800012016078</text:p>
          </table:table-cell>
          <table:table-cell table:formula="of:=[.V17]*[.$X17]" office:value-type="float" office:value="-30.7505735659277" calcext:value-type="float">
            <text:p>-30.7505735659277</text:p>
          </table:table-cell>
        </table:table-row>
        <table:table-row table:style-name="ro1">
          <table:table-cell/>
          <table:table-cell office:value-type="float" office:value="625.83416505912" calcext:value-type="float">
            <text:p>625.83416505912</text:p>
          </table:table-cell>
          <table:table-cell office:value-type="float" office:value="17732.6808091088" calcext:value-type="float">
            <text:p>17732.6808091088</text:p>
          </table:table-cell>
          <table:table-cell office:value-type="float" office:value="72.7528836570931" calcext:value-type="float">
            <text:p>72.7528836570931</text:p>
          </table:table-cell>
          <table:table-cell office:value-type="float" office:value="50.9337231629155" calcext:value-type="float">
            <text:p>50.9337231629155</text:p>
          </table:table-cell>
          <table:table-cell office:value-type="float" office:value="14422.1441502399" calcext:value-type="float">
            <text:p>14422.1441502399</text:p>
          </table:table-cell>
          <table:table-cell office:value-type="float" office:value="174.591569801635" calcext:value-type="float">
            <text:p>174.591569801635</text:p>
          </table:table-cell>
          <table:table-cell office:value-type="float" office:value="17857.302637094" calcext:value-type="float">
            <text:p>17857.302637094</text:p>
          </table:table-cell>
          <table:table-cell office:value-type="float" office:value="3382.69419911649" calcext:value-type="float">
            <text:p>3382.69419911649</text:p>
          </table:table-cell>
          <table:table-cell office:value-type="float" office:value="480138.095086625" calcext:value-type="float">
            <text:p>480138.095086625</text:p>
          </table:table-cell>
          <table:table-cell office:value-type="float" office:value="2609.88918227203" calcext:value-type="float">
            <text:p>2609.88918227203</text:p>
          </table:table-cell>
          <table:table-cell office:value-type="float" office:value="329534.106204648" calcext:value-type="float">
            <text:p>329534.106204648</text:p>
          </table:table-cell>
          <table:table-cell office:value-type="float" office:value="2516.9732770375" calcext:value-type="float">
            <text:p>2516.9732770375</text:p>
          </table:table-cell>
          <table:table-cell office:value-type="float" office:value="274392.572044744" calcext:value-type="float">
            <text:p>274392.572044744</text:p>
          </table:table-cell>
          <table:table-cell office:value-type="float" office:value="1433.19397117139" calcext:value-type="float">
            <text:p>1433.19397117139</text:p>
          </table:table-cell>
          <table:table-cell office:value-type="float" office:value="56446.3885080642" calcext:value-type="float">
            <text:p>56446.3885080642</text:p>
          </table:table-cell>
          <table:table-cell office:value-type="float" office:value="866869.042348256" calcext:value-type="float">
            <text:p>866869.042348256</text:p>
          </table:table-cell>
          <table:table-cell office:value-type="float" office:value="89596659.4072691" calcext:value-type="float">
            <text:p>89596659.4072691</text:p>
          </table:table-cell>
          <table:table-cell office:value-type="float" office:value="280346.458458965" calcext:value-type="float">
            <text:p>280346.458458965</text:p>
          </table:table-cell>
          <table:table-cell office:value-type="float" office:value="-0" calcext:value-type="float">
            <text:p>0</text:p>
          </table:table-cell>
          <table:table-cell office:value-type="float" office:value="305.528559243297" calcext:value-type="float">
            <text:p>305.528559243297</text:p>
          </table:table-cell>
          <table:table-cell office:value-type="float" office:value="-116.315180625122" calcext:value-type="float">
            <text:p>-116.315180625122</text:p>
          </table:table-cell>
          <table:table-cell/>
          <table:table-cell table:formula="of:=100000/[.L18]" office:value-type="float" office:value="0.3034587258713" calcext:value-type="float">
            <text:p>0.3034587258713</text:p>
          </table:table-cell>
          <table:table-cell/>
          <table:table-cell table:formula="of:=[.B18]*[.$X18]" office:value-type="float" office:value="189.914838335569" calcext:value-type="float">
            <text:p>189.914838335569</text:p>
          </table:table-cell>
          <table:table-cell table:formula="of:=[.C18]*[.$X18]" office:value-type="float" office:value="5381.1367246146" calcext:value-type="float">
            <text:p>5381.1367246146</text:p>
          </table:table-cell>
          <table:table-cell table:formula="of:=[.D18]*[.$X18]" office:value-type="float" office:value="22.0774973780444" calcext:value-type="float">
            <text:p>22.0774973780444</text:p>
          </table:table-cell>
          <table:table-cell table:formula="of:=[.E18]*[.$X18]" office:value-type="float" office:value="15.4562827348998" calcext:value-type="float">
            <text:p>15.4562827348998</text:p>
          </table:table-cell>
          <table:table-cell table:formula="of:=[.F18]*[.$X18]" office:value-type="float" office:value="4376.52548816402" calcext:value-type="float">
            <text:p>4376.52548816402</text:p>
          </table:table-cell>
          <table:table-cell table:formula="of:=[.G18]*[.$X18]" office:value-type="float" office:value="52.9813353198742" calcext:value-type="float">
            <text:p>52.9813353198742</text:p>
          </table:table-cell>
          <table:table-cell table:formula="of:=[.H18]*[.$X18]" office:value-type="float" office:value="5418.95430575074" calcext:value-type="float">
            <text:p>5418.95430575074</text:p>
          </table:table-cell>
          <table:table-cell table:formula="of:=[.I18]*[.$X18]" office:value-type="float" office:value="1026.50807167613" calcext:value-type="float">
            <text:p>1026.50807167613</text:p>
          </table:table-cell>
          <table:table-cell table:formula="of:=[.J18]*[.$X18]" office:value-type="float" office:value="145702.09457726" calcext:value-type="float">
            <text:p>145702.09457726</text:p>
          </table:table-cell>
          <table:table-cell table:formula="of:=[.K18]*[.$X18]" office:value-type="float" office:value="791.993645917558" calcext:value-type="float">
            <text:p>791.993645917558</text:p>
          </table:table-cell>
          <table:table-cell table:formula="of:=[.L18]*[.$X18]" office:value-type="float" office:value="100000" calcext:value-type="float">
            <text:p>100000</text:p>
          </table:table-cell>
          <table:table-cell table:formula="of:=[.M18]*[.$X18]" office:value-type="float" office:value="763.797503701909" calcext:value-type="float">
            <text:p>763.797503701909</text:p>
          </table:table-cell>
          <table:table-cell table:formula="of:=[.N18]*[.$X18]" office:value-type="float" office:value="83266.8203012468" calcext:value-type="float">
            <text:p>83266.8203012468</text:p>
          </table:table-cell>
          <table:table-cell table:formula="of:=[.O18]*[.$X18]" office:value-type="float" office:value="434.915216418098" calcext:value-type="float">
            <text:p>434.915216418098</text:p>
          </table:table-cell>
          <table:table-cell table:formula="of:=[.P18]*[.$X18]" office:value-type="float" office:value="17129.1491366935" calcext:value-type="float">
            <text:p>17129.1491366935</text:p>
          </table:table-cell>
          <table:table-cell table:formula="of:=[.Q18]*[.$X18]" office:value-type="float" office:value="263058.975088275" calcext:value-type="float">
            <text:p>263058.975088275</text:p>
          </table:table-cell>
          <table:table-cell table:formula="of:=[.R18]*[.$X18]" office:value-type="float" office:value="27188888.1060547" calcext:value-type="float">
            <text:p>27188888.1060547</text:p>
          </table:table-cell>
          <table:table-cell table:formula="of:=[.S18]*[.$X18]" office:value-type="float" office:value="85073.5790864888" calcext:value-type="float">
            <text:p>85073.5790864888</text:p>
          </table:table-cell>
          <table:table-cell table:formula="of:=[.T18]*[.$X18]" office:value-type="float" office:value="-0" calcext:value-type="float">
            <text:p>0</text:p>
          </table:table-cell>
          <table:table-cell table:formula="of:=[.U18]*[.$X18]" office:value-type="float" office:value="92.7153073052648" calcext:value-type="float">
            <text:p>92.7153073052648</text:p>
          </table:table-cell>
          <table:table-cell table:formula="of:=[.V18]*[.$X18]" office:value-type="float" office:value="-35.2968565119896" calcext:value-type="float">
            <text:p>-35.2968565119896</text:p>
          </table:table-cell>
        </table:table-row>
        <table:table-row table:style-name="ro1">
          <table:table-cell/>
          <table:table-cell office:value-type="float" office:value="742.294499933276" calcext:value-type="float">
            <text:p>742.294499933276</text:p>
          </table:table-cell>
          <table:table-cell office:value-type="float" office:value="17844.5743605241" calcext:value-type="float">
            <text:p>17844.5743605241</text:p>
          </table:table-cell>
          <table:table-cell office:value-type="float" office:value="43.6553686942543" calcext:value-type="float">
            <text:p>43.6553686942543</text:p>
          </table:table-cell>
          <table:table-cell office:value-type="float" office:value="87.3184042461089" calcext:value-type="float">
            <text:p>87.3184042461089</text:p>
          </table:table-cell>
          <table:table-cell office:value-type="float" office:value="14439.4349878622" calcext:value-type="float">
            <text:p>14439.4349878622</text:p>
          </table:table-cell>
          <table:table-cell office:value-type="float" office:value="284.348749290787" calcext:value-type="float">
            <text:p>284.348749290787</text:p>
          </table:table-cell>
          <table:table-cell office:value-type="float" office:value="17849.1014261855" calcext:value-type="float">
            <text:p>17849.1014261855</text:p>
          </table:table-cell>
          <table:table-cell office:value-type="float" office:value="3274.08076560738" calcext:value-type="float">
            <text:p>3274.08076560738</text:p>
          </table:table-cell>
          <table:table-cell office:value-type="float" office:value="481865.029383654" calcext:value-type="float">
            <text:p>481865.029383654</text:p>
          </table:table-cell>
          <table:table-cell office:value-type="float" office:value="2777.33181083413" calcext:value-type="float">
            <text:p>2777.33181083413</text:p>
          </table:table-cell>
          <table:table-cell office:value-type="float" office:value="330114.508961077" calcext:value-type="float">
            <text:p>330114.508961077</text:p>
          </table:table-cell>
          <table:table-cell office:value-type="float" office:value="2532.28952280647" calcext:value-type="float">
            <text:p>2532.28952280647</text:p>
          </table:table-cell>
          <table:table-cell office:value-type="float" office:value="274031.987265969" calcext:value-type="float">
            <text:p>274031.987265969</text:p>
          </table:table-cell>
          <table:table-cell office:value-type="float" office:value="1640.23572010705" calcext:value-type="float">
            <text:p>1640.23572010705</text:p>
          </table:table-cell>
          <table:table-cell office:value-type="float" office:value="56266.5012087163" calcext:value-type="float">
            <text:p>56266.5012087163</text:p>
          </table:table-cell>
          <table:table-cell office:value-type="float" office:value="860784.268442511" calcext:value-type="float">
            <text:p>860784.268442511</text:p>
          </table:table-cell>
          <table:table-cell office:value-type="float" office:value="89382249.8560438" calcext:value-type="float">
            <text:p>89382249.8560438</text:p>
          </table:table-cell>
          <table:table-cell office:value-type="float" office:value="278321.204826345" calcext:value-type="float">
            <text:p>278321.204826345</text:p>
          </table:table-cell>
          <table:table-cell office:value-type="float" office:value="-29.1025592024873" calcext:value-type="float">
            <text:p>-29.1025592024873</text:p>
          </table:table-cell>
          <table:table-cell office:value-type="float" office:value="298.848031164693" calcext:value-type="float">
            <text:p>298.848031164693</text:p>
          </table:table-cell>
          <table:table-cell office:value-type="float" office:value="-65.4893870356379" calcext:value-type="float">
            <text:p>-65.4893870356379</text:p>
          </table:table-cell>
          <table:table-cell/>
          <table:table-cell table:formula="of:=100000/[.L19]" office:value-type="float" office:value="0.302925188943424" calcext:value-type="float">
            <text:p>0.302925188943424</text:p>
          </table:table-cell>
          <table:table-cell/>
          <table:table-cell table:formula="of:=[.B19]*[.$X19]" office:value-type="float" office:value="224.859701643952" calcext:value-type="float">
            <text:p>224.859701643952</text:p>
          </table:table-cell>
          <table:table-cell table:formula="of:=[.C19]*[.$X19]" office:value-type="float" office:value="5405.57105977675" calcext:value-type="float">
            <text:p>5405.57105977675</text:p>
          </table:table-cell>
          <table:table-cell table:formula="of:=[.D19]*[.$X19]" office:value-type="float" office:value="13.2243108101018" calcext:value-type="float">
            <text:p>13.2243108101018</text:p>
          </table:table-cell>
          <table:table-cell table:formula="of:=[.E19]*[.$X19]" office:value-type="float" office:value="26.4509441044908" calcext:value-type="float">
            <text:p>26.4509441044908</text:p>
          </table:table-cell>
          <table:table-cell table:formula="of:=[.F19]*[.$X19]" office:value-type="float" office:value="4374.06857193445" calcext:value-type="float">
            <text:p>4374.06857193445</text:p>
          </table:table-cell>
          <table:table-cell table:formula="of:=[.G19]*[.$X19]" office:value-type="float" office:value="86.1363986047381" calcext:value-type="float">
            <text:p>86.1363986047381</text:p>
          </table:table-cell>
          <table:table-cell table:formula="of:=[.H19]*[.$X19]" office:value-type="float" office:value="5406.94242199759" calcext:value-type="float">
            <text:p>5406.94242199759</text:p>
          </table:table-cell>
          <table:table-cell table:formula="of:=[.I19]*[.$X19]" office:value-type="float" office:value="991.801534537647" calcext:value-type="float">
            <text:p>991.801534537647</text:p>
          </table:table-cell>
          <table:table-cell table:formula="of:=[.J19]*[.$X19]" office:value-type="float" office:value="145969.055071272" calcext:value-type="float">
            <text:p>145969.055071272</text:p>
          </table:table-cell>
          <table:table-cell table:formula="of:=[.K19]*[.$X19]" office:value-type="float" office:value="841.323763555512" calcext:value-type="float">
            <text:p>841.323763555512</text:p>
          </table:table-cell>
          <table:table-cell table:formula="of:=[.L19]*[.$X19]" office:value-type="float" office:value="100000" calcext:value-type="float">
            <text:p>100000</text:p>
          </table:table-cell>
          <table:table-cell table:formula="of:=[.M19]*[.$X19]" office:value-type="float" office:value="767.094282155604" calcext:value-type="float">
            <text:p>767.094282155604</text:p>
          </table:table-cell>
          <table:table-cell table:formula="of:=[.N19]*[.$X19]" office:value-type="float" office:value="83011.1915190857" calcext:value-type="float">
            <text:p>83011.1915190857</text:p>
          </table:table-cell>
          <table:table-cell table:formula="of:=[.O19]*[.$X19]" office:value-type="float" office:value="496.868715425182" calcext:value-type="float">
            <text:p>496.868715425182</text:p>
          </table:table-cell>
          <table:table-cell table:formula="of:=[.P19]*[.$X19]" office:value-type="float" office:value="17044.5405098358" calcext:value-type="float">
            <text:p>17044.5405098358</text:p>
          </table:table-cell>
          <table:table-cell table:formula="of:=[.Q19]*[.$X19]" office:value-type="float" office:value="260753.237157475" calcext:value-type="float">
            <text:p>260753.237157475</text:p>
          </table:table-cell>
          <table:table-cell table:formula="of:=[.R19]*[.$X19]" office:value-type="float" office:value="27076134.9258304" calcext:value-type="float">
            <text:p>27076134.9258304</text:p>
          </table:table-cell>
          <table:table-cell table:formula="of:=[.S19]*[.$X19]" office:value-type="float" office:value="84310.5035589821" calcext:value-type="float">
            <text:p>84310.5035589821</text:p>
          </table:table-cell>
          <table:table-cell table:formula="of:=[.T19]*[.$X19]" office:value-type="float" office:value="-8.81589824515066" calcext:value-type="float">
            <text:p>-8.81589824515066</text:p>
          </table:table-cell>
          <table:table-cell table:formula="of:=[.U19]*[.$X19]" office:value-type="float" office:value="90.528596305935" calcext:value-type="float">
            <text:p>90.528596305935</text:p>
          </table:table-cell>
          <table:table-cell table:formula="of:=[.V19]*[.$X19]" office:value-type="float" office:value="-19.8383849415597" calcext:value-type="float">
            <text:p>-19.8383849415597</text:p>
          </table:table-cell>
        </table:table-row>
        <table:table-row table:style-name="ro1">
          <table:table-cell/>
          <table:table-cell office:value-type="float" office:value="525.881514106087" calcext:value-type="float">
            <text:p>525.881514106087</text:p>
          </table:table-cell>
          <table:table-cell office:value-type="float" office:value="17699.7808979993" calcext:value-type="float">
            <text:p>17699.7808979993</text:p>
          </table:table-cell>
          <table:table-cell office:value-type="float" office:value="-14.5937750046006" calcext:value-type="float">
            <text:p>-14.5937750046006</text:p>
          </table:table-cell>
          <table:table-cell office:value-type="float" office:value="73.1835852774099" calcext:value-type="float">
            <text:p>73.1835852774099</text:p>
          </table:table-cell>
          <table:table-cell office:value-type="float" office:value="14601.0925099745" calcext:value-type="float">
            <text:p>14601.0925099745</text:p>
          </table:table-cell>
          <table:table-cell office:value-type="float" office:value="408.984767110973" calcext:value-type="float">
            <text:p>408.984767110973</text:p>
          </table:table-cell>
          <table:table-cell office:value-type="float" office:value="17959.4892045165" calcext:value-type="float">
            <text:p>17959.4892045165</text:p>
          </table:table-cell>
          <table:table-cell office:value-type="float" office:value="3089.0649546415" calcext:value-type="float">
            <text:p>3089.0649546415</text:p>
          </table:table-cell>
          <table:table-cell office:value-type="float" office:value="481838.760613254" calcext:value-type="float">
            <text:p>481838.760613254</text:p>
          </table:table-cell>
          <table:table-cell office:value-type="float" office:value="2779.54044586743" calcext:value-type="float">
            <text:p>2779.54044586743</text:p>
          </table:table-cell>
          <table:table-cell office:value-type="float" office:value="331114.790183868" calcext:value-type="float">
            <text:p>331114.790183868</text:p>
          </table:table-cell>
          <table:table-cell office:value-type="float" office:value="2570.69360049216" calcext:value-type="float">
            <text:p>2570.69360049216</text:p>
          </table:table-cell>
          <table:table-cell office:value-type="float" office:value="274289.511957226" calcext:value-type="float">
            <text:p>274289.511957226</text:p>
          </table:table-cell>
          <table:table-cell office:value-type="float" office:value="1555.20680398694" calcext:value-type="float">
            <text:p>1555.20680398694</text:p>
          </table:table-cell>
          <table:table-cell office:value-type="float" office:value="56519.1327318159" calcext:value-type="float">
            <text:p>56519.1327318159</text:p>
          </table:table-cell>
          <table:table-cell office:value-type="float" office:value="864837.410882711" calcext:value-type="float">
            <text:p>864837.410882711</text:p>
          </table:table-cell>
          <table:table-cell office:value-type="float" office:value="89564499.3404441" calcext:value-type="float">
            <text:p>89564499.3404441</text:p>
          </table:table-cell>
          <table:table-cell office:value-type="float" office:value="277457.206102503" calcext:value-type="float">
            <text:p>277457.206102503</text:p>
          </table:table-cell>
          <table:table-cell office:value-type="float" office:value="-72.9983674005358" calcext:value-type="float">
            <text:p>-72.9983674005358</text:p>
          </table:table-cell>
          <table:table-cell office:value-type="float" office:value="328.623949345367" calcext:value-type="float">
            <text:p>328.623949345367</text:p>
          </table:table-cell>
          <table:table-cell office:value-type="float" office:value="36.4919707970936" calcext:value-type="float">
            <text:p>36.4919707970936</text:p>
          </table:table-cell>
          <table:table-cell/>
          <table:table-cell table:formula="of:=100000/[.L20]" office:value-type="float" office:value="0.302010067096278" calcext:value-type="float">
            <text:p>0.302010067096278</text:p>
          </table:table-cell>
          <table:table-cell/>
          <table:table-cell table:formula="of:=[.B20]*[.$X20]" office:value-type="float" office:value="158.821511359872" calcext:value-type="float">
            <text:p>158.821511359872</text:p>
          </table:table-cell>
          <table:table-cell table:formula="of:=[.C20]*[.$X20]" office:value-type="float" office:value="5345.51201659419" calcext:value-type="float">
            <text:p>5345.51201659419</text:p>
          </table:table-cell>
          <table:table-cell table:formula="of:=[.D20]*[.$X20]" office:value-type="float" office:value="-4.40746696832741" calcext:value-type="float">
            <text:p>-4.40746696832741</text:p>
          </table:table-cell>
          <table:table-cell table:formula="of:=[.E20]*[.$X20]" office:value-type="float" office:value="22.1021794999768" calcext:value-type="float">
            <text:p>22.1021794999768</text:p>
          </table:table-cell>
          <table:table-cell table:formula="of:=[.F20]*[.$X20]" office:value-type="float" office:value="4409.67692861636" calcext:value-type="float">
            <text:p>4409.67692861636</text:p>
          </table:table-cell>
          <table:table-cell table:formula="of:=[.G20]*[.$X20]" office:value-type="float" office:value="123.517516956541" calcext:value-type="float">
            <text:p>123.517516956541</text:p>
          </table:table-cell>
          <table:table-cell table:formula="of:=[.H20]*[.$X20]" office:value-type="float" office:value="5423.94653967091" calcext:value-type="float">
            <text:p>5423.94653967091</text:p>
          </table:table-cell>
          <table:table-cell table:formula="of:=[.I20]*[.$X20]" office:value-type="float" office:value="932.928714216041" calcext:value-type="float">
            <text:p>932.928714216041</text:p>
          </table:table-cell>
          <table:table-cell table:formula="of:=[.J20]*[.$X20]" office:value-type="float" office:value="145520.156422396" calcext:value-type="float">
            <text:p>145520.156422396</text:p>
          </table:table-cell>
          <table:table-cell table:formula="of:=[.K20]*[.$X20]" office:value-type="float" office:value="839.449196553241" calcext:value-type="float">
            <text:p>839.449196553241</text:p>
          </table:table-cell>
          <table:table-cell table:formula="of:=[.L20]*[.$X20]" office:value-type="float" office:value="100000" calcext:value-type="float">
            <text:p>100000</text:p>
          </table:table-cell>
          <table:table-cell table:formula="of:=[.M20]*[.$X20]" office:value-type="float" office:value="776.37534676861" calcext:value-type="float">
            <text:p>776.37534676861</text:p>
          </table:table-cell>
          <table:table-cell table:formula="of:=[.N20]*[.$X20]" office:value-type="float" office:value="82838.1939100072" calcext:value-type="float">
            <text:p>82838.1939100072</text:p>
          </table:table-cell>
          <table:table-cell table:formula="of:=[.O20]*[.$X20]" office:value-type="float" office:value="469.688111220684" calcext:value-type="float">
            <text:p>469.688111220684</text:p>
          </table:table-cell>
          <table:table-cell table:formula="of:=[.P20]*[.$X20]" office:value-type="float" office:value="17069.3470685592" calcext:value-type="float">
            <text:p>17069.3470685592</text:p>
          </table:table-cell>
          <table:table-cell table:formula="of:=[.Q20]*[.$X20]" office:value-type="float" office:value="261189.604488059" calcext:value-type="float">
            <text:p>261189.604488059</text:p>
          </table:table-cell>
          <table:table-cell table:formula="of:=[.R20]*[.$X20]" office:value-type="float" office:value="27049380.4552521" calcext:value-type="float">
            <text:p>27049380.4552521</text:p>
          </table:table-cell>
          <table:table-cell table:formula="of:=[.S20]*[.$X20]" office:value-type="float" office:value="83794.8694313628" calcext:value-type="float">
            <text:p>83794.8694313628</text:p>
          </table:table-cell>
          <table:table-cell table:formula="of:=[.T20]*[.$X20]" office:value-type="float" office:value="-22.0462418365546" calcext:value-type="float">
            <text:p>-22.0462418365546</text:p>
          </table:table-cell>
          <table:table-cell table:formula="of:=[.U20]*[.$X20]" office:value-type="float" office:value="99.2477409912382" calcext:value-type="float">
            <text:p>99.2477409912382</text:p>
          </table:table-cell>
          <table:table-cell table:formula="of:=[.V20]*[.$X20]" office:value-type="float" office:value="11.0209425489057" calcext:value-type="float">
            <text:p>11.0209425489057</text:p>
          </table:table-cell>
        </table:table-row>
        <table:table-row table:style-name="ro1">
          <table:table-cell/>
          <table:table-cell office:value-type="float" office:value="665.841949378697" calcext:value-type="float">
            <text:p>665.841949378697</text:p>
          </table:table-cell>
          <table:table-cell office:value-type="float" office:value="17916.6711632385" calcext:value-type="float">
            <text:p>17916.6711632385</text:p>
          </table:table-cell>
          <table:table-cell office:value-type="float" office:value="146.074978831006" calcext:value-type="float">
            <text:p>146.074978831006</text:p>
          </table:table-cell>
          <table:table-cell office:value-type="float" office:value="-58.4328129770872" calcext:value-type="float">
            <text:p>-58.4328129770872</text:p>
          </table:table-cell>
          <table:table-cell office:value-type="float" office:value="14517.6462991305" calcext:value-type="float">
            <text:p>14517.6462991305</text:p>
          </table:table-cell>
          <table:table-cell office:value-type="float" office:value="168.337030345038" calcext:value-type="float">
            <text:p>168.337030345038</text:p>
          </table:table-cell>
          <table:table-cell office:value-type="float" office:value="18018.0658477089" calcext:value-type="float">
            <text:p>18018.0658477089</text:p>
          </table:table-cell>
          <table:table-cell office:value-type="float" office:value="3389.0587448248" calcext:value-type="float">
            <text:p>3389.0587448248</text:p>
          </table:table-cell>
          <table:table-cell office:value-type="float" office:value="482454.889550853" calcext:value-type="float">
            <text:p>482454.889550853</text:p>
          </table:table-cell>
          <table:table-cell office:value-type="float" office:value="2800.58102727424" calcext:value-type="float">
            <text:p>2800.58102727424</text:p>
          </table:table-cell>
          <table:table-cell office:value-type="float" office:value="330988.730123993" calcext:value-type="float">
            <text:p>330988.730123993</text:p>
          </table:table-cell>
          <table:table-cell office:value-type="float" office:value="2663.85899388666" calcext:value-type="float">
            <text:p>2663.85899388666</text:p>
          </table:table-cell>
          <table:table-cell office:value-type="float" office:value="274874.240575712" calcext:value-type="float">
            <text:p>274874.240575712</text:p>
          </table:table-cell>
          <table:table-cell office:value-type="float" office:value="1548.78927949571" calcext:value-type="float">
            <text:p>1548.78927949571</text:p>
          </table:table-cell>
          <table:table-cell office:value-type="float" office:value="56668.9910717267" calcext:value-type="float">
            <text:p>56668.9910717267</text:p>
          </table:table-cell>
          <table:table-cell office:value-type="float" office:value="863757.704044434" calcext:value-type="float">
            <text:p>863757.704044434</text:p>
          </table:table-cell>
          <table:table-cell office:value-type="float" office:value="89999318.5429145" calcext:value-type="float">
            <text:p>89999318.5429145</text:p>
          </table:table-cell>
          <table:table-cell office:value-type="float" office:value="276087.775387798" calcext:value-type="float">
            <text:p>276087.775387798</text:p>
          </table:table-cell>
          <table:table-cell office:value-type="float" office:value="80.3391147245553" calcext:value-type="float">
            <text:p>80.3391147245553</text:p>
          </table:table-cell>
          <table:table-cell office:value-type="float" office:value="204.514829994633" calcext:value-type="float">
            <text:p>204.514829994633</text:p>
          </table:table-cell>
          <table:table-cell office:value-type="float" office:value="-146.431467963419" calcext:value-type="float">
            <text:p>-146.431467963419</text:p>
          </table:table-cell>
          <table:table-cell/>
          <table:table-cell table:formula="of:=100000/[.L21]" office:value-type="float" office:value="0.302125090369508" calcext:value-type="float">
            <text:p>0.302125090369508</text:p>
          </table:table-cell>
          <table:table-cell/>
          <table:table-cell table:formula="of:=[.B21]*[.$X21]" office:value-type="float" office:value="201.167559127848" calcext:value-type="float">
            <text:p>201.167559127848</text:p>
          </table:table-cell>
          <table:table-cell table:formula="of:=[.C21]*[.$X21]" office:value-type="float" office:value="5413.07589431419" calcext:value-type="float">
            <text:p>5413.07589431419</text:p>
          </table:table-cell>
          <table:table-cell table:formula="of:=[.D21]*[.$X21]" office:value-type="float" office:value="44.1329161800416" calcext:value-type="float">
            <text:p>44.1329161800416</text:p>
          </table:table-cell>
          <table:table-cell table:formula="of:=[.E21]*[.$X21]" office:value-type="float" office:value="-17.654018901247" calcext:value-type="float">
            <text:p>-17.654018901247</text:p>
          </table:table-cell>
          <table:table-cell table:formula="of:=[.F21]*[.$X21]" office:value-type="float" office:value="4386.14520007735" calcext:value-type="float">
            <text:p>4386.14520007735</text:p>
          </table:table-cell>
          <table:table-cell table:formula="of:=[.G21]*[.$X21]" office:value-type="float" office:value="50.8588405055292" calcext:value-type="float">
            <text:p>50.8588405055292</text:p>
          </table:table-cell>
          <table:table-cell table:formula="of:=[.H21]*[.$X21]" office:value-type="float" office:value="5443.70977252279" calcext:value-type="float">
            <text:p>5443.70977252279</text:p>
          </table:table-cell>
          <table:table-cell table:formula="of:=[.I21]*[.$X21]" office:value-type="float" office:value="1023.91967954776" calcext:value-type="float">
            <text:p>1023.91967954776</text:p>
          </table:table-cell>
          <table:table-cell table:formula="of:=[.J21]*[.$X21]" office:value-type="float" office:value="145761.727104762" calcext:value-type="float">
            <text:p>145761.727104762</text:p>
          </table:table-cell>
          <table:table-cell table:formula="of:=[.K21]*[.$X21]" office:value-type="float" office:value="846.125795952359" calcext:value-type="float">
            <text:p>846.125795952359</text:p>
          </table:table-cell>
          <table:table-cell table:formula="of:=[.L21]*[.$X21]" office:value-type="float" office:value="100000" calcext:value-type="float">
            <text:p>100000</text:p>
          </table:table-cell>
          <table:table-cell table:formula="of:=[.M21]*[.$X21]" office:value-type="float" office:value="804.818639259633" calcext:value-type="float">
            <text:p>804.818639259633</text:p>
          </table:table-cell>
          <table:table-cell table:formula="of:=[.N21]*[.$X21]" office:value-type="float" office:value="83046.4047741868" calcext:value-type="float">
            <text:p>83046.4047741868</text:p>
          </table:table-cell>
          <table:table-cell table:formula="of:=[.O21]*[.$X21]" office:value-type="float" office:value="467.928101030966" calcext:value-type="float">
            <text:p>467.928101030966</text:p>
          </table:table-cell>
          <table:table-cell table:formula="of:=[.P21]*[.$X21]" office:value-type="float" office:value="17121.1240486943" calcext:value-type="float">
            <text:p>17121.1240486943</text:p>
          </table:table-cell>
          <table:table-cell table:formula="of:=[.Q21]*[.$X21]" office:value-type="float" office:value="260962.874391783" calcext:value-type="float">
            <text:p>260962.874391783</text:p>
          </table:table-cell>
          <table:table-cell table:formula="of:=[.R21]*[.$X21]" office:value-type="float" office:value="27191052.2479722" calcext:value-type="float">
            <text:p>27191052.2479722</text:p>
          </table:table-cell>
          <table:table-cell table:formula="of:=[.S21]*[.$X21]" office:value-type="float" office:value="83413.0440889548" calcext:value-type="float">
            <text:p>83413.0440889548</text:p>
          </table:table-cell>
          <table:table-cell table:formula="of:=[.T21]*[.$X21]" office:value-type="float" office:value="24.2724622963625" calcext:value-type="float">
            <text:p>24.2724622963625</text:p>
          </table:table-cell>
          <table:table-cell table:formula="of:=[.U21]*[.$X21]" office:value-type="float" office:value="61.789061494033" calcext:value-type="float">
            <text:p>61.789061494033</text:p>
          </table:table-cell>
          <table:table-cell table:formula="of:=[.V21]*[.$X21]" office:value-type="float" office:value="-44.2406204913876" calcext:value-type="float">
            <text:p>-44.2406204913876</text:p>
          </table:table-cell>
        </table:table-row>
        <table:table-row table:style-name="ro1">
          <table:table-cell/>
          <table:table-cell office:value-type="float" office:value="549.936105130603" calcext:value-type="float">
            <text:p>549.936105130603</text:p>
          </table:table-cell>
          <table:table-cell office:value-type="float" office:value="17790.4966509285" calcext:value-type="float">
            <text:p>17790.4966509285</text:p>
          </table:table-cell>
          <table:table-cell office:value-type="float" office:value="153.99564650506" calcext:value-type="float">
            <text:p>153.99564650506</text:p>
          </table:table-cell>
          <table:table-cell office:value-type="float" office:value="7.34798800636177" calcext:value-type="float">
            <text:p>7.34798800636177</text:p>
          </table:table-cell>
          <table:table-cell office:value-type="float" office:value="14554.2738907928" calcext:value-type="float">
            <text:p>14554.2738907928</text:p>
          </table:table-cell>
          <table:table-cell office:value-type="float" office:value="198.030051508001" calcext:value-type="float">
            <text:p>198.030051508001</text:p>
          </table:table-cell>
          <table:table-cell office:value-type="float" office:value="17868.8671030191" calcext:value-type="float">
            <text:p>17868.8671030191</text:p>
          </table:table-cell>
          <table:table-cell office:value-type="float" office:value="3246.90577421066" calcext:value-type="float">
            <text:p>3246.90577421066</text:p>
          </table:table-cell>
          <table:table-cell office:value-type="float" office:value="483666.451191716" calcext:value-type="float">
            <text:p>483666.451191716</text:p>
          </table:table-cell>
          <table:table-cell office:value-type="float" office:value="2807.93362275229" calcext:value-type="float">
            <text:p>2807.93362275229</text:p>
          </table:table-cell>
          <table:table-cell office:value-type="float" office:value="330991.262302139" calcext:value-type="float">
            <text:p>330991.262302139</text:p>
          </table:table-cell>
          <table:table-cell office:value-type="float" office:value="2565.48979286641" calcext:value-type="float">
            <text:p>2565.48979286641</text:p>
          </table:table-cell>
          <table:table-cell office:value-type="float" office:value="275898.285795334" calcext:value-type="float">
            <text:p>275898.285795334</text:p>
          </table:table-cell>
          <table:table-cell office:value-type="float" office:value="1439.90838820371" calcext:value-type="float">
            <text:p>1439.90838820371</text:p>
          </table:table-cell>
          <table:table-cell office:value-type="float" office:value="56714.007240182" calcext:value-type="float">
            <text:p>56714.007240182</text:p>
          </table:table-cell>
          <table:table-cell office:value-type="float" office:value="877964.512471617" calcext:value-type="float">
            <text:p>877964.512471617</text:p>
          </table:table-cell>
          <table:table-cell office:value-type="float" office:value="89886966.174028" calcext:value-type="float">
            <text:p>89886966.174028</text:p>
          </table:table-cell>
          <table:table-cell office:value-type="float" office:value="274516.161715099" calcext:value-type="float">
            <text:p>274516.161715099</text:p>
          </table:table-cell>
          <table:table-cell office:value-type="float" office:value="44.0008800057414" calcext:value-type="float">
            <text:p>44.0008800057414</text:p>
          </table:table-cell>
          <table:table-cell office:value-type="float" office:value="308.547731995693" calcext:value-type="float">
            <text:p>308.547731995693</text:p>
          </table:table-cell>
          <table:table-cell office:value-type="float" office:value="-36.6646644481964" calcext:value-type="float">
            <text:p>-36.6646644481964</text:p>
          </table:table-cell>
          <table:table-cell/>
          <table:table-cell table:formula="of:=100000/[.L22]" office:value-type="float" office:value="0.302122779025861" calcext:value-type="float">
            <text:p>0.302122779025861</text:p>
          </table:table-cell>
          <table:table-cell/>
          <table:table-cell table:formula="of:=[.B22]*[.$X22]" office:value-type="float" office:value="166.148224368716" calcext:value-type="float">
            <text:p>166.148224368716</text:p>
          </table:table-cell>
          <table:table-cell table:formula="of:=[.C22]*[.$X22]" office:value-type="float" office:value="5374.91428842879" calcext:value-type="float">
            <text:p>5374.91428842879</text:p>
          </table:table-cell>
          <table:table-cell table:formula="of:=[.D22]*[.$X22]" office:value-type="float" office:value="46.5255926799929" calcext:value-type="float">
            <text:p>46.5255926799929</text:p>
          </table:table-cell>
          <table:table-cell table:formula="of:=[.E22]*[.$X22]" office:value-type="float" office:value="2.21999455673072" calcext:value-type="float">
            <text:p>2.21999455673072</text:p>
          </table:table-cell>
          <table:table-cell table:formula="of:=[.F22]*[.$X22]" office:value-type="float" office:value="4397.17767458985" calcext:value-type="float">
            <text:p>4397.17767458985</text:p>
          </table:table-cell>
          <table:table-cell table:formula="of:=[.G22]*[.$X22]" office:value-type="float" office:value="59.8293894922317" calcext:value-type="float">
            <text:p>59.8293894922317</text:p>
          </table:table-cell>
          <table:table-cell table:formula="of:=[.H22]*[.$X22]" office:value-type="float" office:value="5398.59178720792" calcext:value-type="float">
            <text:p>5398.59178720792</text:p>
          </table:table-cell>
          <table:table-cell table:formula="of:=[.I22]*[.$X22]" office:value-type="float" office:value="980.96419573964" calcext:value-type="float">
            <text:p>980.96419573964</text:p>
          </table:table-cell>
          <table:table-cell table:formula="of:=[.J22]*[.$X22]" office:value-type="float" office:value="146126.652355617" calcext:value-type="float">
            <text:p>146126.652355617</text:p>
          </table:table-cell>
          <table:table-cell table:formula="of:=[.K22]*[.$X22]" office:value-type="float" office:value="848.340709426076" calcext:value-type="float">
            <text:p>848.340709426076</text:p>
          </table:table-cell>
          <table:table-cell table:formula="of:=[.L22]*[.$X22]" office:value-type="float" office:value="100000" calcext:value-type="float">
            <text:p>100000</text:p>
          </table:table-cell>
          <table:table-cell table:formula="of:=[.M22]*[.$X22]" office:value-type="float" office:value="775.092905783281" calcext:value-type="float">
            <text:p>775.092905783281</text:p>
          </table:table-cell>
          <table:table-cell table:formula="of:=[.N22]*[.$X22]" office:value-type="float" office:value="83355.1568329576" calcext:value-type="float">
            <text:p>83355.1568329576</text:p>
          </table:table-cell>
          <table:table-cell table:formula="of:=[.O22]*[.$X22]" office:value-type="float" office:value="435.029123786753" calcext:value-type="float">
            <text:p>435.029123786753</text:p>
          </table:table-cell>
          <table:table-cell table:formula="of:=[.P22]*[.$X22]" office:value-type="float" office:value="17134.5934770966" calcext:value-type="float">
            <text:p>17134.5934770966</text:p>
          </table:table-cell>
          <table:table-cell table:formula="of:=[.Q22]*[.$X22]" office:value-type="float" office:value="265253.07839401" calcext:value-type="float">
            <text:p>265253.07839401</text:p>
          </table:table-cell>
          <table:table-cell table:formula="of:=[.R22]*[.$X22]" office:value-type="float" office:value="27156900.0187009" calcext:value-type="float">
            <text:p>27156900.0187009</text:p>
          </table:table-cell>
          <table:table-cell table:formula="of:=[.S22]*[.$X22]" office:value-type="float" office:value="82937.5856648784" calcext:value-type="float">
            <text:p>82937.5856648784</text:p>
          </table:table-cell>
          <table:table-cell table:formula="of:=[.T22]*[.$X22]" office:value-type="float" office:value="13.293668146918" calcext:value-type="float">
            <text:p>13.293668146918</text:p>
          </table:table-cell>
          <table:table-cell table:formula="of:=[.U22]*[.$X22]" office:value-type="float" office:value="93.2192982526654" calcext:value-type="float">
            <text:p>93.2192982526654</text:p>
          </table:table-cell>
          <table:table-cell table:formula="of:=[.V22]*[.$X22]" office:value-type="float" office:value="-11.0772303151398" calcext:value-type="float">
            <text:p>-11.0772303151398</text:p>
          </table:table-cell>
        </table:table-row>
        <table:table-row table:style-name="ro1">
          <table:table-cell/>
          <table:table-cell office:value-type="float" office:value="530.036589850071" calcext:value-type="float">
            <text:p>530.036589850071</text:p>
          </table:table-cell>
          <table:table-cell office:value-type="float" office:value="17888.1063086327" calcext:value-type="float">
            <text:p>17888.1063086327</text:p>
          </table:table-cell>
          <table:table-cell office:value-type="float" office:value="-29.4313494981119" calcext:value-type="float">
            <text:p>-29.4313494981119</text:p>
          </table:table-cell>
          <table:table-cell office:value-type="float" office:value="154.890309466289" calcext:value-type="float">
            <text:p>154.890309466289</text:p>
          </table:table-cell>
          <table:table-cell office:value-type="float" office:value="14648.6601630793" calcext:value-type="float">
            <text:p>14648.6601630793</text:p>
          </table:table-cell>
          <table:table-cell office:value-type="float" office:value="184.312248297283" calcext:value-type="float">
            <text:p>184.312248297283</text:p>
          </table:table-cell>
          <table:table-cell office:value-type="float" office:value="18172.1152929075" calcext:value-type="float">
            <text:p>18172.1152929075</text:p>
          </table:table-cell>
          <table:table-cell office:value-type="float" office:value="3277.67772478617" calcext:value-type="float">
            <text:p>3277.67772478617</text:p>
          </table:table-cell>
          <table:table-cell office:value-type="float" office:value="484321.92292313" calcext:value-type="float">
            <text:p>484321.92292313</text:p>
          </table:table-cell>
          <table:table-cell office:value-type="float" office:value="2662.96549296754" calcext:value-type="float">
            <text:p>2662.96549296754</text:p>
          </table:table-cell>
          <table:table-cell office:value-type="float" office:value="332924.64240349" calcext:value-type="float">
            <text:p>332924.64240349</text:p>
          </table:table-cell>
          <table:table-cell office:value-type="float" office:value="2553.01265233448" calcext:value-type="float">
            <text:p>2553.01265233448</text:p>
          </table:table-cell>
          <table:table-cell office:value-type="float" office:value="276948.887358496" calcext:value-type="float">
            <text:p>276948.887358496</text:p>
          </table:table-cell>
          <table:table-cell office:value-type="float" office:value="1514.64301136986" calcext:value-type="float">
            <text:p>1514.64301136986</text:p>
          </table:table-cell>
          <table:table-cell office:value-type="float" office:value="57173.7013811503" calcext:value-type="float">
            <text:p>57173.7013811503</text:p>
          </table:table-cell>
          <table:table-cell office:value-type="float" office:value="875201.167382928" calcext:value-type="float">
            <text:p>875201.167382928</text:p>
          </table:table-cell>
          <table:table-cell office:value-type="float" office:value="90463154.6708015" calcext:value-type="float">
            <text:p>90463154.6708015</text:p>
          </table:table-cell>
          <table:table-cell office:value-type="float" office:value="273767.655267219" calcext:value-type="float">
            <text:p>273767.655267219</text:p>
          </table:table-cell>
          <table:table-cell office:value-type="float" office:value="-66.0810910416969" calcext:value-type="float">
            <text:p>-66.0810910416969</text:p>
          </table:table-cell>
          <table:table-cell office:value-type="float" office:value="404.29734821643" calcext:value-type="float">
            <text:p>404.29734821643</text:p>
          </table:table-cell>
          <table:table-cell office:value-type="float" office:value="29.353252870811" calcext:value-type="float">
            <text:p>29.353252870811</text:p>
          </table:table-cell>
          <table:table-cell/>
          <table:table-cell table:formula="of:=100000/[.L23]" office:value-type="float" office:value="0.300368273366813" calcext:value-type="float">
            <text:p>0.300368273366813</text:p>
          </table:table-cell>
          <table:table-cell/>
          <table:table-cell table:formula="of:=[.B23]*[.$X23]" office:value-type="float" office:value="159.2061753145" calcext:value-type="float">
            <text:p>159.2061753145</text:p>
          </table:table-cell>
          <table:table-cell table:formula="of:=[.C23]*[.$X23]" office:value-type="float" office:value="5373.019605726" calcext:value-type="float">
            <text:p>5373.019605726</text:p>
          </table:table-cell>
          <table:table-cell table:formula="of:=[.D23]*[.$X23]" office:value-type="float" office:value="-8.84024363160309" calcext:value-type="float">
            <text:p>-8.84024363160309</text:p>
          </table:table-cell>
          <table:table-cell table:formula="of:=[.E23]*[.$X23]" office:value-type="float" office:value="46.5241348156406" calcext:value-type="float">
            <text:p>46.5241348156406</text:p>
          </table:table-cell>
          <table:table-cell table:formula="of:=[.F23]*[.$X23]" office:value-type="float" office:value="4399.99276032135" calcext:value-type="float">
            <text:p>4399.99276032135</text:p>
          </table:table-cell>
          <table:table-cell table:formula="of:=[.G23]*[.$X23]" office:value-type="float" office:value="55.3615517814102" calcext:value-type="float">
            <text:p>55.3615517814102</text:p>
          </table:table-cell>
          <table:table-cell table:formula="of:=[.H23]*[.$X23]" office:value-type="float" office:value="5458.32689395329" calcext:value-type="float">
            <text:p>5458.32689395329</text:p>
          </table:table-cell>
          <table:table-cell table:formula="of:=[.I23]*[.$X23]" office:value-type="float" office:value="984.510398846887" calcext:value-type="float">
            <text:p>984.510398846887</text:p>
          </table:table-cell>
          <table:table-cell table:formula="of:=[.J23]*[.$X23]" office:value-type="float" office:value="145474.939742115" calcext:value-type="float">
            <text:p>145474.939742115</text:p>
          </table:table-cell>
          <table:table-cell table:formula="of:=[.K23]*[.$X23]" office:value-type="float" office:value="799.870347158064" calcext:value-type="float">
            <text:p>799.870347158064</text:p>
          </table:table-cell>
          <table:table-cell table:formula="of:=[.L23]*[.$X23]" office:value-type="float" office:value="100000" calcext:value-type="float">
            <text:p>100000</text:p>
          </table:table-cell>
          <table:table-cell table:formula="of:=[.M23]*[.$X23]" office:value-type="float" office:value="766.844002265336" calcext:value-type="float">
            <text:p>766.844002265336</text:p>
          </table:table-cell>
          <table:table-cell table:formula="of:=[.N23]*[.$X23]" office:value-type="float" office:value="83186.6591067315" calcext:value-type="float">
            <text:p>83186.6591067315</text:p>
          </table:table-cell>
          <table:table-cell table:formula="of:=[.O23]*[.$X23]" office:value-type="float" office:value="454.950706092275" calcext:value-type="float">
            <text:p>454.950706092275</text:p>
          </table:table-cell>
          <table:table-cell table:formula="of:=[.P23]*[.$X23]" office:value-type="float" office:value="17173.1659658459" calcext:value-type="float">
            <text:p>17173.1659658459</text:p>
          </table:table-cell>
          <table:table-cell table:formula="of:=[.Q23]*[.$X23]" office:value-type="float" office:value="262882.663495429" calcext:value-type="float">
            <text:p>262882.663495429</text:p>
          </table:table-cell>
          <table:table-cell table:formula="of:=[.R23]*[.$X23]" office:value-type="float" office:value="27172261.5717836" calcext:value-type="float">
            <text:p>27172261.5717836</text:p>
          </table:table-cell>
          <table:table-cell table:formula="of:=[.S23]*[.$X23]" office:value-type="float" office:value="82231.1179162955" calcext:value-type="float">
            <text:p>82231.1179162955</text:p>
          </table:table-cell>
          <table:table-cell table:formula="of:=[.T23]*[.$X23]" office:value-type="float" office:value="-19.8486632183897" calcext:value-type="float">
            <text:p>-19.8486632183897</text:p>
          </table:table-cell>
          <table:table-cell table:formula="of:=[.U23]*[.$X23]" office:value-type="float" office:value="121.43809641055" calcext:value-type="float">
            <text:p>121.43809641055</text:p>
          </table:table-cell>
          <table:table-cell table:formula="of:=[.V23]*[.$X23]" office:value-type="float" office:value="8.81678588250495" calcext:value-type="float">
            <text:p>8.81678588250495</text:p>
          </table:table-cell>
        </table:table-row>
        <table:table-row table:style-name="ro1">
          <table:table-cell/>
          <table:table-cell office:value-type="float" office:value="510.082115940399" calcext:value-type="float">
            <text:p>510.082115940399</text:p>
          </table:table-cell>
          <table:table-cell office:value-type="float" office:value="18003.8613438123" calcext:value-type="float">
            <text:p>18003.8613438123</text:p>
          </table:table-cell>
          <table:table-cell office:value-type="float" office:value="-125.773460731701" calcext:value-type="float">
            <text:p>-125.773460731701</text:p>
          </table:table-cell>
          <table:table-cell office:value-type="float" office:value="-59.0872571361763" calcext:value-type="float">
            <text:p>-59.0872571361763</text:p>
          </table:table-cell>
          <table:table-cell office:value-type="float" office:value="14589.5806059829" calcext:value-type="float">
            <text:p>14589.5806059829</text:p>
          </table:table-cell>
          <table:table-cell office:value-type="float" office:value="51.7158803945799" calcext:value-type="float">
            <text:p>51.7158803945799</text:p>
          </table:table-cell>
          <table:table-cell office:value-type="float" office:value="18183.7815662117" calcext:value-type="float">
            <text:p>18183.7815662117</text:p>
          </table:table-cell>
          <table:table-cell office:value-type="float" office:value="3306.46033260613" calcext:value-type="float">
            <text:p>3306.46033260613</text:p>
          </table:table-cell>
          <table:table-cell office:value-type="float" office:value="485318.732526368" calcext:value-type="float">
            <text:p>485318.732526368</text:p>
          </table:table-cell>
          <table:table-cell office:value-type="float" office:value="2885.01076734911" calcext:value-type="float">
            <text:p>2885.01076734911</text:p>
          </table:table-cell>
          <table:table-cell office:value-type="float" office:value="333822.093399419" calcext:value-type="float">
            <text:p>333822.093399419</text:p>
          </table:table-cell>
          <table:table-cell office:value-type="float" office:value="2623.93810659499" calcext:value-type="float">
            <text:p>2623.93810659499</text:p>
          </table:table-cell>
          <table:table-cell office:value-type="float" office:value="276799.305001965" calcext:value-type="float">
            <text:p>276799.305001965</text:p>
          </table:table-cell>
          <table:table-cell office:value-type="float" office:value="1514.39022029738" calcext:value-type="float">
            <text:p>1514.39022029738</text:p>
          </table:table-cell>
          <table:table-cell office:value-type="float" office:value="57161.0069759874" calcext:value-type="float">
            <text:p>57161.0069759874</text:p>
          </table:table-cell>
          <table:table-cell office:value-type="float" office:value="894666.067673965" calcext:value-type="float">
            <text:p>894666.067673965</text:p>
          </table:table-cell>
          <table:table-cell office:value-type="float" office:value="90599045.9900399" calcext:value-type="float">
            <text:p>90599045.9900399</text:p>
          </table:table-cell>
          <table:table-cell office:value-type="float" office:value="271736.903260898" calcext:value-type="float">
            <text:p>271736.903260898</text:p>
          </table:table-cell>
          <table:table-cell office:value-type="float" office:value="51.6471091526562" calcext:value-type="float">
            <text:p>51.6471091526562</text:p>
          </table:table-cell>
          <table:table-cell office:value-type="float" office:value="361.366275581588" calcext:value-type="float">
            <text:p>361.366275581588</text:p>
          </table:table-cell>
          <table:table-cell office:value-type="float" office:value="-22.1264072539148" calcext:value-type="float">
            <text:p>-22.1264072539148</text:p>
          </table:table-cell>
          <table:table-cell/>
          <table:table-cell table:formula="of:=100000/[.L24]" office:value-type="float" office:value="0.299560759989453" calcext:value-type="float">
            <text:p>0.299560759989453</text:p>
          </table:table-cell>
          <table:table-cell/>
          <table:table-cell table:formula="of:=[.B24]*[.$X24]" office:value-type="float" office:value="152.800586308134" calcext:value-type="float">
            <text:p>152.800586308134</text:p>
          </table:table-cell>
          <table:table-cell table:formula="of:=[.C24]*[.$X24]" office:value-type="float" office:value="5393.25038689714" calcext:value-type="float">
            <text:p>5393.25038689714</text:p>
          </table:table-cell>
          <table:table-cell table:formula="of:=[.D24]*[.$X24]" office:value-type="float" office:value="-37.6767934832919" calcext:value-type="float">
            <text:p>-37.6767934832919</text:p>
          </table:table-cell>
          <table:table-cell table:formula="of:=[.E24]*[.$X24]" office:value-type="float" office:value="-17.7002236534052" calcext:value-type="float">
            <text:p>-17.7002236534052</text:p>
          </table:table-cell>
          <table:table-cell table:formula="of:=[.F24]*[.$X24]" office:value-type="float" office:value="4370.46585425562" calcext:value-type="float">
            <text:p>4370.46585425562</text:p>
          </table:table-cell>
          <table:table-cell table:formula="of:=[.G24]*[.$X24]" office:value-type="float" office:value="15.492048434524" calcext:value-type="float">
            <text:p>15.492048434524</text:p>
          </table:table-cell>
          <table:table-cell table:formula="of:=[.H24]*[.$X24]" office:value-type="float" office:value="5447.14742545658" calcext:value-type="float">
            <text:p>5447.14742545658</text:p>
          </table:table-cell>
          <table:table-cell table:formula="of:=[.I24]*[.$X24]" office:value-type="float" office:value="990.485770110471" calcext:value-type="float">
            <text:p>990.485770110471</text:p>
          </table:table-cell>
          <table:table-cell table:formula="of:=[.J24]*[.$X24]" office:value-type="float" office:value="145382.448352717" calcext:value-type="float">
            <text:p>145382.448352717</text:p>
          </table:table-cell>
          <table:table-cell table:formula="of:=[.K24]*[.$X24]" office:value-type="float" office:value="864.236018044853" calcext:value-type="float">
            <text:p>864.236018044853</text:p>
          </table:table-cell>
          <table:table-cell table:formula="of:=[.L24]*[.$X24]" office:value-type="float" office:value="100000" calcext:value-type="float">
            <text:p>100000</text:p>
          </table:table-cell>
          <table:table-cell table:formula="of:=[.M24]*[.$X24]" office:value-type="float" office:value="786.028893376881" calcext:value-type="float">
            <text:p>786.028893376881</text:p>
          </table:table-cell>
          <table:table-cell table:formula="of:=[.N24]*[.$X24]" office:value-type="float" office:value="82918.210170941" calcext:value-type="float">
            <text:p>82918.210170941</text:p>
          </table:table-cell>
          <table:table-cell table:formula="of:=[.O24]*[.$X24]" office:value-type="float" office:value="453.651885312878" calcext:value-type="float">
            <text:p>453.651885312878</text:p>
          </table:table-cell>
          <table:table-cell table:formula="of:=[.P24]*[.$X24]" office:value-type="float" office:value="17123.1946914892" calcext:value-type="float">
            <text:p>17123.1946914892</text:p>
          </table:table-cell>
          <table:table-cell table:formula="of:=[.Q24]*[.$X24]" office:value-type="float" office:value="268006.847169188" calcext:value-type="float">
            <text:p>268006.847169188</text:p>
          </table:table-cell>
          <table:table-cell table:formula="of:=[.R24]*[.$X24]" office:value-type="float" office:value="27139919.0710957" calcext:value-type="float">
            <text:p>27139919.0710957</text:p>
          </table:table-cell>
          <table:table-cell table:formula="of:=[.S24]*[.$X24]" office:value-type="float" office:value="81401.713258015" calcext:value-type="float">
            <text:p>81401.713258015</text:p>
          </table:table-cell>
          <table:table-cell table:formula="of:=[.T24]*[.$X24]" office:value-type="float" office:value="15.4714472690279" calcext:value-type="float">
            <text:p>15.4714472690279</text:p>
          </table:table-cell>
          <table:table-cell table:formula="of:=[.U24]*[.$X24]" office:value-type="float" office:value="108.251156147778" calcext:value-type="float">
            <text:p>108.251156147778</text:p>
          </table:table-cell>
          <table:table-cell table:formula="of:=[.V24]*[.$X24]" office:value-type="float" office:value="-6.62820337281886" calcext:value-type="float">
            <text:p>-6.62820337281886</text:p>
          </table:table-cell>
        </table:table-row>
        <table:table-row table:style-name="ro1">
          <table:table-cell/>
          <table:table-cell office:value-type="float" office:value="588.554238866476" calcext:value-type="float">
            <text:p>588.554238866476</text:p>
          </table:table-cell>
          <table:table-cell office:value-type="float" office:value="17943.057261237" calcext:value-type="float">
            <text:p>17943.057261237</text:p>
          </table:table-cell>
          <table:table-cell office:value-type="float" office:value="96.6433565100423" calcext:value-type="float">
            <text:p>96.6433565100423</text:p>
          </table:table-cell>
          <table:table-cell office:value-type="float" office:value="-7.41897017089817" calcext:value-type="float">
            <text:p>-7.41897017089817</text:p>
          </table:table-cell>
          <table:table-cell office:value-type="float" office:value="14596.125428941" calcext:value-type="float">
            <text:p>14596.125428941</text:p>
          </table:table-cell>
          <table:table-cell office:value-type="float" office:value="103.854169896913" calcext:value-type="float">
            <text:p>103.854169896913</text:p>
          </table:table-cell>
          <table:table-cell office:value-type="float" office:value="18300.5002590475" calcext:value-type="float">
            <text:p>18300.5002590475</text:p>
          </table:table-cell>
          <table:table-cell office:value-type="float" office:value="3508.58891363714" calcext:value-type="float">
            <text:p>3508.58891363714</text:p>
          </table:table-cell>
          <table:table-cell office:value-type="float" office:value="487427.3144302" calcext:value-type="float">
            <text:p>487427.3144302</text:p>
          </table:table-cell>
          <table:table-cell office:value-type="float" office:value="2886.47371913027" calcext:value-type="float">
            <text:p>2886.47371913027</text:p>
          </table:table-cell>
          <table:table-cell office:value-type="float" office:value="335354.794647312" calcext:value-type="float">
            <text:p>335354.794647312</text:p>
          </table:table-cell>
          <table:table-cell office:value-type="float" office:value="2637.18940574718" calcext:value-type="float">
            <text:p>2637.18940574718</text:p>
          </table:table-cell>
          <table:table-cell office:value-type="float" office:value="277916.852418139" calcext:value-type="float">
            <text:p>277916.852418139</text:p>
          </table:table-cell>
          <table:table-cell office:value-type="float" office:value="1641.75404319861" calcext:value-type="float">
            <text:p>1641.75404319861</text:p>
          </table:table-cell>
          <table:table-cell office:value-type="float" office:value="57392.5393459139" calcext:value-type="float">
            <text:p>57392.5393459139</text:p>
          </table:table-cell>
          <table:table-cell office:value-type="float" office:value="891252.104417275" calcext:value-type="float">
            <text:p>891252.104417275</text:p>
          </table:table-cell>
          <table:table-cell office:value-type="float" office:value="90721745.5925978" calcext:value-type="float">
            <text:p>90721745.5925978</text:p>
          </table:table-cell>
          <table:table-cell office:value-type="float" office:value="269919.641556383" calcext:value-type="float">
            <text:p>269919.641556383</text:p>
          </table:table-cell>
          <table:table-cell office:value-type="float" office:value="29.6172898592407" calcext:value-type="float">
            <text:p>29.6172898592407</text:p>
          </table:table-cell>
          <table:table-cell office:value-type="float" office:value="436.034631555646" calcext:value-type="float">
            <text:p>436.034631555646</text:p>
          </table:table-cell>
          <table:table-cell office:value-type="float" office:value="-0" calcext:value-type="float">
            <text:p>0</text:p>
          </table:table-cell>
          <table:table-cell/>
          <table:table-cell table:formula="of:=100000/[.L25]" office:value-type="float" office:value="0.298191651338006" calcext:value-type="float">
            <text:p>0.298191651338006</text:p>
          </table:table-cell>
          <table:table-cell/>
          <table:table-cell table:formula="of:=[.B25]*[.$X25]" office:value-type="float" office:value="175.501960389578" calcext:value-type="float">
            <text:p>175.501960389578</text:p>
          </table:table-cell>
          <table:table-cell table:formula="of:=[.C25]*[.$X25]" office:value-type="float" office:value="5350.46987478067" calcext:value-type="float">
            <text:p>5350.46987478067</text:p>
          </table:table-cell>
          <table:table-cell table:formula="of:=[.D25]*[.$X25]" office:value-type="float" office:value="28.8182420685772" calcext:value-type="float">
            <text:p>28.8182420685772</text:p>
          </table:table-cell>
          <table:table-cell table:formula="of:=[.E25]*[.$X25]" office:value-type="float" office:value="-2.21227496648754" calcext:value-type="float">
            <text:p>-2.21227496648754</text:p>
          </table:table-cell>
          <table:table-cell table:formula="of:=[.F25]*[.$X25]" office:value-type="float" office:value="4352.44274479258" calcext:value-type="float">
            <text:p>4352.44274479258</text:p>
          </table:table-cell>
          <table:table-cell table:formula="of:=[.G25]*[.$X25]" office:value-type="float" office:value="30.9684464198984" calcext:value-type="float">
            <text:p>30.9684464198984</text:p>
          </table:table-cell>
          <table:table-cell table:formula="of:=[.H25]*[.$X25]" office:value-type="float" office:value="5457.05639255699" calcext:value-type="float">
            <text:p>5457.05639255699</text:p>
          </table:table-cell>
          <table:table-cell table:formula="of:=[.I25]*[.$X25]" office:value-type="float" office:value="1046.23192202368" calcext:value-type="float">
            <text:p>1046.23192202368</text:p>
          </table:table-cell>
          <table:table-cell table:formula="of:=[.J25]*[.$X25]" office:value-type="float" office:value="145346.755797191" calcext:value-type="float">
            <text:p>145346.755797191</text:p>
          </table:table-cell>
          <table:table-cell table:formula="of:=[.K25]*[.$X25]" office:value-type="float" office:value="860.722364851212" calcext:value-type="float">
            <text:p>860.722364851212</text:p>
          </table:table-cell>
          <table:table-cell table:formula="of:=[.L25]*[.$X25]" office:value-type="float" office:value="100000" calcext:value-type="float">
            <text:p>100000</text:p>
          </table:table-cell>
          <table:table-cell table:formula="of:=[.M25]*[.$X25]" office:value-type="float" office:value="786.387863790847" calcext:value-type="float">
            <text:p>786.387863790847</text:p>
          </table:table-cell>
          <table:table-cell table:formula="of:=[.N25]*[.$X25]" office:value-type="float" office:value="82872.4851572259" calcext:value-type="float">
            <text:p>82872.4851572259</text:p>
          </table:table-cell>
          <table:table-cell table:formula="of:=[.O25]*[.$X25]" office:value-type="float" office:value="489.557349232242" calcext:value-type="float">
            <text:p>489.557349232242</text:p>
          </table:table-cell>
          <table:table-cell table:formula="of:=[.P25]*[.$X25]" office:value-type="float" office:value="17113.9760820396" calcext:value-type="float">
            <text:p>17113.9760820396</text:p>
          </table:table-cell>
          <table:table-cell table:formula="of:=[.Q25]*[.$X25]" office:value-type="float" office:value="265763.936774661" calcext:value-type="float">
            <text:p>265763.936774661</text:p>
          </table:table-cell>
          <table:table-cell table:formula="of:=[.R25]*[.$X25]" office:value-type="float" office:value="27052467.1305232" calcext:value-type="float">
            <text:p>27052467.1305232</text:p>
          </table:table-cell>
          <table:table-cell table:formula="of:=[.S25]*[.$X25]" office:value-type="float" office:value="80487.7836442606" calcext:value-type="float">
            <text:p>80487.7836442606</text:p>
          </table:table-cell>
          <table:table-cell table:formula="of:=[.T25]*[.$X25]" office:value-type="float" office:value="8.83162857128338" calcext:value-type="float">
            <text:p>8.83162857128338</text:p>
          </table:table-cell>
          <table:table-cell table:formula="of:=[.U25]*[.$X25]" office:value-type="float" office:value="130.021886824137" calcext:value-type="float">
            <text:p>130.021886824137</text:p>
          </table:table-cell>
          <table:table-cell table:formula="of:=[.V25]*[.$X25]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23.930119586941" calcext:value-type="float">
            <text:p>423.930119586941</text:p>
          </table:table-cell>
          <table:table-cell office:value-type="float" office:value="18051.9551487896" calcext:value-type="float">
            <text:p>18051.9551487896</text:p>
          </table:table-cell>
          <table:table-cell office:value-type="float" office:value="7.46525126294645" calcext:value-type="float">
            <text:p>7.46525126294645</text:p>
          </table:table-cell>
          <table:table-cell office:value-type="float" office:value="141.821086739974" calcext:value-type="float">
            <text:p>141.821086739974</text:p>
          </table:table-cell>
          <table:table-cell office:value-type="float" office:value="14774.5597349511" calcext:value-type="float">
            <text:p>14774.5597349511</text:p>
          </table:table-cell>
          <table:table-cell office:value-type="float" office:value="44.758273136002" calcext:value-type="float">
            <text:p>44.758273136002</text:p>
          </table:table-cell>
          <table:table-cell office:value-type="float" office:value="18392.6273333828" calcext:value-type="float">
            <text:p>18392.6273333828</text:p>
          </table:table-cell>
          <table:table-cell office:value-type="float" office:value="3298.96781032308" calcext:value-type="float">
            <text:p>3298.96781032308</text:p>
          </table:table-cell>
          <table:table-cell office:value-type="float" office:value="490245.419478036" calcext:value-type="float">
            <text:p>490245.419478036</text:p>
          </table:table-cell>
          <table:table-cell office:value-type="float" office:value="2730.9862213" calcext:value-type="float">
            <text:p>2730.9862213</text:p>
          </table:table-cell>
          <table:table-cell office:value-type="float" office:value="336950.809268012" calcext:value-type="float">
            <text:p>336950.809268012</text:p>
          </table:table-cell>
          <table:table-cell office:value-type="float" office:value="2622.26910545757" calcext:value-type="float">
            <text:p>2622.26910545757</text:p>
          </table:table-cell>
          <table:table-cell office:value-type="float" office:value="279261.234677851" calcext:value-type="float">
            <text:p>279261.234677851</text:p>
          </table:table-cell>
          <table:table-cell office:value-type="float" office:value="1564.36003366061" calcext:value-type="float">
            <text:p>1564.36003366061</text:p>
          </table:table-cell>
          <table:table-cell office:value-type="float" office:value="57629.906514107" calcext:value-type="float">
            <text:p>57629.906514107</text:p>
          </table:table-cell>
          <table:table-cell office:value-type="float" office:value="891009.687056498" calcext:value-type="float">
            <text:p>891009.687056498</text:p>
          </table:table-cell>
          <table:table-cell office:value-type="float" office:value="91283529.4270787" calcext:value-type="float">
            <text:p>91283529.4270787</text:p>
          </table:table-cell>
          <table:table-cell office:value-type="float" office:value="268886.474482583" calcext:value-type="float">
            <text:p>268886.474482583</text:p>
          </table:table-cell>
          <table:table-cell office:value-type="float" office:value="-14.926371790384" calcext:value-type="float">
            <text:p>-14.926371790384</text:p>
          </table:table-cell>
          <table:table-cell office:value-type="float" office:value="350.28942087017" calcext:value-type="float">
            <text:p>350.28942087017</text:p>
          </table:table-cell>
          <table:table-cell office:value-type="float" office:value="-82.0997293503797" calcext:value-type="float">
            <text:p>-82.0997293503797</text:p>
          </table:table-cell>
          <table:table-cell/>
          <table:table-cell table:formula="of:=100000/[.L26]" office:value-type="float" office:value="0.296779224888163" calcext:value-type="float">
            <text:p>0.296779224888163</text:p>
          </table:table-cell>
          <table:table-cell/>
          <table:table-cell table:formula="of:=[.B26]*[.$X26]" office:value-type="float" office:value="125.813652297759" calcext:value-type="float">
            <text:p>125.813652297759</text:p>
          </table:table-cell>
          <table:table-cell table:formula="of:=[.C26]*[.$X26]" office:value-type="float" office:value="5357.44525677367" calcext:value-type="float">
            <text:p>5357.44525677367</text:p>
          </table:table-cell>
          <table:table-cell table:formula="of:=[.D26]*[.$X26]" office:value-type="float" office:value="2.21553148341263" calcext:value-type="float">
            <text:p>2.21553148341263</text:p>
          </table:table-cell>
          <table:table-cell table:formula="of:=[.E26]*[.$X26]" office:value-type="float" office:value="42.0895521954865" calcext:value-type="float">
            <text:p>42.0895521954865</text:p>
          </table:table-cell>
          <table:table-cell table:formula="of:=[.F26]*[.$X26]" office:value-type="float" office:value="4384.78238620266" calcext:value-type="float">
            <text:p>4384.78238620266</text:p>
          </table:table-cell>
          <table:table-cell table:formula="of:=[.G26]*[.$X26]" office:value-type="float" office:value="13.2833256086354" calcext:value-type="float">
            <text:p>13.2833256086354</text:p>
          </table:table-cell>
          <table:table-cell table:formula="of:=[.H26]*[.$X26]" office:value-type="float" office:value="5458.5496836582" calcext:value-type="float">
            <text:p>5458.5496836582</text:p>
          </table:table-cell>
          <table:table-cell table:formula="of:=[.I26]*[.$X26]" office:value-type="float" office:value="979.065109678685" calcext:value-type="float">
            <text:p>979.065109678685</text:p>
          </table:table-cell>
          <table:table-cell table:formula="of:=[.J26]*[.$X26]" office:value-type="float" office:value="145494.655597664" calcext:value-type="float">
            <text:p>145494.655597664</text:p>
          </table:table-cell>
          <table:table-cell table:formula="of:=[.K26]*[.$X26]" office:value-type="float" office:value="810.499973937668" calcext:value-type="float">
            <text:p>810.499973937668</text:p>
          </table:table-cell>
          <table:table-cell table:formula="of:=[.L26]*[.$X26]" office:value-type="float" office:value="100000" calcext:value-type="float">
            <text:p>100000</text:p>
          </table:table-cell>
          <table:table-cell table:formula="of:=[.M26]*[.$X26]" office:value-type="float" office:value="778.234992565875" calcext:value-type="float">
            <text:p>778.234992565875</text:p>
          </table:table-cell>
          <table:table-cell table:formula="of:=[.N26]*[.$X26]" office:value-type="float" office:value="82878.9327690041" calcext:value-type="float">
            <text:p>82878.9327690041</text:p>
          </table:table-cell>
          <table:table-cell table:formula="of:=[.O26]*[.$X26]" office:value-type="float" office:value="464.269558235817" calcext:value-type="float">
            <text:p>464.269558235817</text:p>
          </table:table-cell>
          <table:table-cell table:formula="of:=[.P26]*[.$X26]" office:value-type="float" office:value="17103.358985634" calcext:value-type="float">
            <text:p>17103.358985634</text:p>
          </table:table-cell>
          <table:table-cell table:formula="of:=[.Q26]*[.$X26]" office:value-type="float" office:value="264433.164292473" calcext:value-type="float">
            <text:p>264433.164292473</text:p>
          </table:table-cell>
          <table:table-cell table:formula="of:=[.R26]*[.$X26]" office:value-type="float" office:value="27091055.1084243" calcext:value-type="float">
            <text:p>27091055.1084243</text:p>
          </table:table-cell>
          <table:table-cell table:formula="of:=[.S26]*[.$X26]" office:value-type="float" office:value="79799.9194798519" calcext:value-type="float">
            <text:p>79799.9194798519</text:p>
          </table:table-cell>
          <table:table-cell table:formula="of:=[.T26]*[.$X26]" office:value-type="float" office:value="-4.42983705034271" calcext:value-type="float">
            <text:p>-4.42983705034271</text:p>
          </table:table-cell>
          <table:table-cell table:formula="of:=[.U26]*[.$X26]" office:value-type="float" office:value="103.958622812373" calcext:value-type="float">
            <text:p>103.958622812373</text:p>
          </table:table-cell>
          <table:table-cell table:formula="of:=[.V26]*[.$X26]" office:value-type="float" office:value="-24.3654940401337" calcext:value-type="float">
            <text:p>-24.3654940401337</text:p>
          </table:table-cell>
        </table:table-row>
        <table:table-row table:style-name="ro1">
          <table:table-cell/>
          <table:table-cell office:value-type="float" office:value="670.563746946468" calcext:value-type="float">
            <text:p>670.563746946468</text:p>
          </table:table-cell>
          <table:table-cell office:value-type="float" office:value="18213.0528458694" calcext:value-type="float">
            <text:p>18213.0528458694</text:p>
          </table:table-cell>
          <table:table-cell office:value-type="float" office:value="59.6035726818912" calcext:value-type="float">
            <text:p>59.6035726818912</text:p>
          </table:table-cell>
          <table:table-cell office:value-type="float" office:value="22.3485893292753" calcext:value-type="float">
            <text:p>22.3485893292753</text:p>
          </table:table-cell>
          <table:table-cell office:value-type="float" office:value="15100.287172279" calcext:value-type="float">
            <text:p>15100.287172279</text:p>
          </table:table-cell>
          <table:table-cell office:value-type="float" office:value="-67.1636629406562" calcext:value-type="float">
            <text:p>-67.1636629406562</text:p>
          </table:table-cell>
          <table:table-cell office:value-type="float" office:value="18513.9419512526" calcext:value-type="float">
            <text:p>18513.9419512526</text:p>
          </table:table-cell>
          <table:table-cell office:value-type="float" office:value="3440.33802344642" calcext:value-type="float">
            <text:p>3440.33802344642</text:p>
          </table:table-cell>
          <table:table-cell office:value-type="float" office:value="493273.758414982" calcext:value-type="float">
            <text:p>493273.758414982</text:p>
          </table:table-cell>
          <table:table-cell office:value-type="float" office:value="2934.10970711794" calcext:value-type="float">
            <text:p>2934.10970711794</text:p>
          </table:table-cell>
          <table:table-cell office:value-type="float" office:value="338871.516020119" calcext:value-type="float">
            <text:p>338871.516020119</text:p>
          </table:table-cell>
          <table:table-cell office:value-type="float" office:value="2555.03163275325" calcext:value-type="float">
            <text:p>2555.03163275325</text:p>
          </table:table-cell>
          <table:table-cell office:value-type="float" office:value="281144.721533709" calcext:value-type="float">
            <text:p>281144.721533709</text:p>
          </table:table-cell>
          <table:table-cell office:value-type="float" office:value="1497.11886019556" calcext:value-type="float">
            <text:p>1497.11886019556</text:p>
          </table:table-cell>
          <table:table-cell office:value-type="float" office:value="57821.9702128068" calcext:value-type="float">
            <text:p>57821.9702128068</text:p>
          </table:table-cell>
          <table:table-cell office:value-type="float" office:value="891025.424722338" calcext:value-type="float">
            <text:p>891025.424722338</text:p>
          </table:table-cell>
          <table:table-cell office:value-type="float" office:value="91669704.7232307" calcext:value-type="float">
            <text:p>91669704.7232307</text:p>
          </table:table-cell>
          <table:table-cell office:value-type="float" office:value="266893.736005114" calcext:value-type="float">
            <text:p>266893.736005114</text:p>
          </table:table-cell>
          <table:table-cell office:value-type="float" office:value="-67.1701515839268" calcext:value-type="float">
            <text:p>-67.1701515839268</text:p>
          </table:table-cell>
          <table:table-cell office:value-type="float" office:value="321.120014385501" calcext:value-type="float">
            <text:p>321.120014385501</text:p>
          </table:table-cell>
          <table:table-cell office:value-type="float" office:value="-22.3774651976033" calcext:value-type="float">
            <text:p>-22.3774651976033</text:p>
          </table:table-cell>
          <table:table-cell/>
          <table:table-cell table:formula="of:=100000/[.L27]" office:value-type="float" office:value="0.295097095130483" calcext:value-type="float">
            <text:p>0.295097095130483</text:p>
          </table:table-cell>
          <table:table-cell/>
          <table:table-cell table:formula="of:=[.B27]*[.$X27]" office:value-type="float" office:value="197.881413823715" calcext:value-type="float">
            <text:p>197.881413823715</text:p>
          </table:table-cell>
          <table:table-cell table:formula="of:=[.C27]*[.$X27]" office:value-type="float" office:value="5374.61898827403" calcext:value-type="float">
            <text:p>5374.61898827403</text:p>
          </table:table-cell>
          <table:table-cell table:formula="of:=[.D27]*[.$X27]" office:value-type="float" office:value="17.5888411578247" calcext:value-type="float">
            <text:p>17.5888411578247</text:p>
          </table:table-cell>
          <table:table-cell table:formula="of:=[.E27]*[.$X27]" office:value-type="float" office:value="6.59500379133325" calcext:value-type="float">
            <text:p>6.59500379133325</text:p>
          </table:table-cell>
          <table:table-cell table:formula="of:=[.F27]*[.$X27]" office:value-type="float" office:value="4456.05088017563" calcext:value-type="float">
            <text:p>4456.05088017563</text:p>
          </table:table-cell>
          <table:table-cell table:formula="of:=[.G27]*[.$X27]" office:value-type="float" office:value="-19.8198018321105" calcext:value-type="float">
            <text:p>-19.8198018321105</text:p>
          </table:table-cell>
          <table:table-cell table:formula="of:=[.H27]*[.$X27]" office:value-type="float" office:value="5463.41048922903" calcext:value-type="float">
            <text:p>5463.41048922903</text:p>
          </table:table-cell>
          <table:table-cell table:formula="of:=[.I27]*[.$X27]" office:value-type="float" office:value="1015.23375698599" calcext:value-type="float">
            <text:p>1015.23375698599</text:p>
          </table:table-cell>
          <table:table-cell table:formula="of:=[.J27]*[.$X27]" office:value-type="float" office:value="145563.653212357" calcext:value-type="float">
            <text:p>145563.653212357</text:p>
          </table:table-cell>
          <table:table-cell table:formula="of:=[.K27]*[.$X27]" office:value-type="float" office:value="865.847251364656" calcext:value-type="float">
            <text:p>865.847251364656</text:p>
          </table:table-cell>
          <table:table-cell table:formula="of:=[.L27]*[.$X27]" office:value-type="float" office:value="100000" calcext:value-type="float">
            <text:p>100000</text:p>
          </table:table-cell>
          <table:table-cell table:formula="of:=[.M27]*[.$X27]" office:value-type="float" office:value="753.982412791979" calcext:value-type="float">
            <text:p>753.982412791979</text:p>
          </table:table-cell>
          <table:table-cell table:formula="of:=[.N27]*[.$X27]" office:value-type="float" office:value="82964.990635866" calcext:value-type="float">
            <text:p>82964.990635866</text:p>
          </table:table-cell>
          <table:table-cell table:formula="of:=[.O27]*[.$X27]" office:value-type="float" office:value="441.795426708769" calcext:value-type="float">
            <text:p>441.795426708769</text:p>
          </table:table-cell>
          <table:table-cell table:formula="of:=[.P27]*[.$X27]" office:value-type="float" office:value="17063.0954445206" calcext:value-type="float">
            <text:p>17063.0954445206</text:p>
          </table:table-cell>
          <table:table-cell table:formula="of:=[.Q27]*[.$X27]" office:value-type="float" office:value="262939.014522967" calcext:value-type="float">
            <text:p>262939.014522967</text:p>
          </table:table-cell>
          <table:table-cell table:formula="of:=[.R27]*[.$X27]" office:value-type="float" office:value="27051463.5752945" calcext:value-type="float">
            <text:p>27051463.5752945</text:p>
          </table:table-cell>
          <table:table-cell table:formula="of:=[.S27]*[.$X27]" office:value-type="float" office:value="78759.5662036311" calcext:value-type="float">
            <text:p>78759.5662036311</text:p>
          </table:table-cell>
          <table:table-cell table:formula="of:=[.T27]*[.$X27]" office:value-type="float" office:value="-19.821716611891" calcext:value-type="float">
            <text:p>-19.821716611891</text:p>
          </table:table-cell>
          <table:table-cell table:formula="of:=[.U27]*[.$X27]" office:value-type="float" office:value="94.7615834334202" calcext:value-type="float">
            <text:p>94.7615834334202</text:p>
          </table:table-cell>
          <table:table-cell table:formula="of:=[.V27]*[.$X27]" office:value-type="float" office:value="-6.60352497619621" calcext:value-type="float">
            <text:p>-6.60352497619621</text:p>
          </table:table-cell>
        </table:table-row>
        <table:table-row table:style-name="ro1">
          <table:table-cell/>
          <table:table-cell office:value-type="float" office:value="658.530842042495" calcext:value-type="float">
            <text:p>658.530842042495</text:p>
          </table:table-cell>
          <table:table-cell office:value-type="float" office:value="18191.2479275671" calcext:value-type="float">
            <text:p>18191.2479275671</text:p>
          </table:table-cell>
          <table:table-cell office:value-type="float" office:value="-37.3080641801636" calcext:value-type="float">
            <text:p>-37.3080641801636</text:p>
          </table:table-cell>
          <table:table-cell office:value-type="float" office:value="104.610866627874" calcext:value-type="float">
            <text:p>104.610866627874</text:p>
          </table:table-cell>
          <table:table-cell office:value-type="float" office:value="15071.9478387671" calcext:value-type="float">
            <text:p>15071.9478387671</text:p>
          </table:table-cell>
          <table:table-cell office:value-type="float" office:value="231.567167169564" calcext:value-type="float">
            <text:p>231.567167169564</text:p>
          </table:table-cell>
          <table:table-cell office:value-type="float" office:value="18638.8128301049" calcext:value-type="float">
            <text:p>18638.8128301049</text:p>
          </table:table-cell>
          <table:table-cell office:value-type="float" office:value="3516.18021925131" calcext:value-type="float">
            <text:p>3516.18021925131</text:p>
          </table:table-cell>
          <table:table-cell office:value-type="float" office:value="495982.041293198" calcext:value-type="float">
            <text:p>495982.041293198</text:p>
          </table:table-cell>
          <table:table-cell office:value-type="float" office:value="2959.812086074" calcext:value-type="float">
            <text:p>2959.812086074</text:p>
          </table:table-cell>
          <table:table-cell office:value-type="float" office:value="339700.555846719" calcext:value-type="float">
            <text:p>339700.555846719</text:p>
          </table:table-cell>
          <table:table-cell office:value-type="float" office:value="2757.367737874" calcext:value-type="float">
            <text:p>2757.367737874</text:p>
          </table:table-cell>
          <table:table-cell office:value-type="float" office:value="281306.183542421" calcext:value-type="float">
            <text:p>281306.183542421</text:p>
          </table:table-cell>
          <table:table-cell office:value-type="float" office:value="1501.45152004823" calcext:value-type="float">
            <text:p>1501.45152004823</text:p>
          </table:table-cell>
          <table:table-cell office:value-type="float" office:value="57962.3147229031" calcext:value-type="float">
            <text:p>57962.3147229031</text:p>
          </table:table-cell>
          <table:table-cell office:value-type="float" office:value="905397.713683907" calcext:value-type="float">
            <text:p>905397.713683907</text:p>
          </table:table-cell>
          <table:table-cell office:value-type="float" office:value="92133276.0828871" calcext:value-type="float">
            <text:p>92133276.0828871</text:p>
          </table:table-cell>
          <table:table-cell office:value-type="float" office:value="264643.765483116" calcext:value-type="float">
            <text:p>264643.765483116</text:p>
          </table:table-cell>
          <table:table-cell office:value-type="float" office:value="-74.4962859000456" calcext:value-type="float">
            <text:p>-74.4962859000456</text:p>
          </table:table-cell>
          <table:table-cell office:value-type="float" office:value="469.314221092321" calcext:value-type="float">
            <text:p>469.314221092321</text:p>
          </table:table-cell>
          <table:table-cell office:value-type="float" office:value="7.45061039270203" calcext:value-type="float">
            <text:p>7.45061039270203</text:p>
          </table:table-cell>
          <table:table-cell/>
          <table:table-cell table:formula="of:=100000/[.L28]" office:value-type="float" office:value="0.294376910131176" calcext:value-type="float">
            <text:p>0.294376910131176</text:p>
          </table:table-cell>
          <table:table-cell/>
          <table:table-cell table:formula="of:=[.B28]*[.$X28]" office:value-type="float" office:value="193.856274506551" calcext:value-type="float">
            <text:p>193.856274506551</text:p>
          </table:table-cell>
          <table:table-cell table:formula="of:=[.C28]*[.$X28]" office:value-type="float" office:value="5355.08335634735" calcext:value-type="float">
            <text:p>5355.08335634735</text:p>
          </table:table-cell>
          <table:table-cell table:formula="of:=[.D28]*[.$X28]" office:value-type="float" office:value="-10.9826326563322" calcext:value-type="float">
            <text:p>-10.9826326563322</text:p>
          </table:table-cell>
          <table:table-cell table:formula="of:=[.E28]*[.$X28]" office:value-type="float" office:value="30.7950236840581" calcext:value-type="float">
            <text:p>30.7950236840581</text:p>
          </table:table-cell>
          <table:table-cell table:formula="of:=[.F28]*[.$X28]" office:value-type="float" office:value="4436.83343443451" calcext:value-type="float">
            <text:p>4436.83343443451</text:p>
          </table:table-cell>
          <table:table-cell table:formula="of:=[.G28]*[.$X28]" office:value-type="float" office:value="68.1680271592057" calcext:value-type="float">
            <text:p>68.1680271592057</text:p>
          </table:table-cell>
          <table:table-cell table:formula="of:=[.H28]*[.$X28]" office:value-type="float" office:value="5486.83612943959" calcext:value-type="float">
            <text:p>5486.83612943959</text:p>
          </table:table-cell>
          <table:table-cell table:formula="of:=[.I28]*[.$X28]" office:value-type="float" office:value="1035.08226840756" calcext:value-type="float">
            <text:p>1035.08226840756</text:p>
          </table:table-cell>
          <table:table-cell table:formula="of:=[.J28]*[.$X28]" office:value-type="float" office:value="146005.660796445" calcext:value-type="float">
            <text:p>146005.660796445</text:p>
          </table:table-cell>
          <table:table-cell table:formula="of:=[.K28]*[.$X28]" office:value-type="float" office:value="871.300336467373" calcext:value-type="float">
            <text:p>871.300336467373</text:p>
          </table:table-cell>
          <table:table-cell table:formula="of:=[.L28]*[.$X28]" office:value-type="float" office:value="100000" calcext:value-type="float">
            <text:p>100000</text:p>
          </table:table-cell>
          <table:table-cell table:formula="of:=[.M28]*[.$X28]" office:value-type="float" office:value="811.705394770738" calcext:value-type="float">
            <text:p>811.705394770738</text:p>
          </table:table-cell>
          <table:table-cell table:formula="of:=[.N28]*[.$X28]" office:value-type="float" office:value="82810.0451120113" calcext:value-type="float">
            <text:p>82810.0451120113</text:p>
          </table:table-cell>
          <table:table-cell table:formula="of:=[.O28]*[.$X28]" office:value-type="float" office:value="441.992659183555" calcext:value-type="float">
            <text:p>441.992659183555</text:p>
          </table:table-cell>
          <table:table-cell table:formula="of:=[.P28]*[.$X28]" office:value-type="float" office:value="17062.767112179" calcext:value-type="float">
            <text:p>17062.767112179</text:p>
          </table:table-cell>
          <table:table-cell table:formula="of:=[.Q28]*[.$X28]" office:value-type="float" office:value="266528.181394099" calcext:value-type="float">
            <text:p>266528.181394099</text:p>
          </table:table-cell>
          <table:table-cell table:formula="of:=[.R28]*[.$X28]" office:value-type="float" office:value="27121909.1335428" calcext:value-type="float">
            <text:p>27121909.1335428</text:p>
          </table:table-cell>
          <table:table-cell table:formula="of:=[.S28]*[.$X28]" office:value-type="float" office:value="77905.0139683991" calcext:value-type="float">
            <text:p>77905.0139683991</text:p>
          </table:table-cell>
          <table:table-cell table:formula="of:=[.T28]*[.$X28]" office:value-type="float" office:value="-21.9299864595041" calcext:value-type="float">
            <text:p>-21.9299864595041</text:p>
          </table:table-cell>
          <table:table-cell table:formula="of:=[.U28]*[.$X28]" office:value-type="float" office:value="138.155270285777" calcext:value-type="float">
            <text:p>138.155270285777</text:p>
          </table:table-cell>
          <table:table-cell table:formula="of:=[.V28]*[.$X28]" office:value-type="float" office:value="2.19328766599485" calcext:value-type="float">
            <text:p>2.19328766599485</text:p>
          </table:table-cell>
        </table:table-row>
        <table:table-row table:style-name="ro1">
          <table:table-cell/>
          <table:table-cell office:value-type="float" office:value="496.534160339969" calcext:value-type="float">
            <text:p>496.534160339969</text:p>
          </table:table-cell>
          <table:table-cell office:value-type="float" office:value="18212.4868505732" calcext:value-type="float">
            <text:p>18212.4868505732</text:p>
          </table:table-cell>
          <table:table-cell office:value-type="float" office:value="-127.675165019697" calcext:value-type="float">
            <text:p>-127.675165019697</text:p>
          </table:table-cell>
          <table:table-cell office:value-type="float" office:value="-15.0204098972775" calcext:value-type="float">
            <text:p>-15.0204098972775</text:p>
          </table:table-cell>
          <table:table-cell office:value-type="float" office:value="15372.1049759649" calcext:value-type="float">
            <text:p>15372.1049759649</text:p>
          </table:table-cell>
          <table:table-cell office:value-type="float" office:value="217.779686173824" calcext:value-type="float">
            <text:p>217.779686173824</text:p>
          </table:table-cell>
          <table:table-cell office:value-type="float" office:value="19006.4910212437" calcext:value-type="float">
            <text:p>19006.4910212437</text:p>
          </table:table-cell>
          <table:table-cell office:value-type="float" office:value="3428.2501262193" calcext:value-type="float">
            <text:p>3428.2501262193</text:p>
          </table:table-cell>
          <table:table-cell office:value-type="float" office:value="503316.12451171" calcext:value-type="float">
            <text:p>503316.12451171</text:p>
          </table:table-cell>
          <table:table-cell office:value-type="float" office:value="2838.48357663381" calcext:value-type="float">
            <text:p>2838.48357663381</text:p>
          </table:table-cell>
          <table:table-cell office:value-type="float" office:value="343937.207418431" calcext:value-type="float">
            <text:p>343937.207418431</text:p>
          </table:table-cell>
          <table:table-cell office:value-type="float" office:value="2748.16755607151" calcext:value-type="float">
            <text:p>2748.16755607151</text:p>
          </table:table-cell>
          <table:table-cell office:value-type="float" office:value="283766.864782239" calcext:value-type="float">
            <text:p>283766.864782239</text:p>
          </table:table-cell>
          <table:table-cell office:value-type="float" office:value="1624.8423795693" calcext:value-type="float">
            <text:p>1624.8423795693</text:p>
          </table:table-cell>
          <table:table-cell office:value-type="float" office:value="58546.4164525172" calcext:value-type="float">
            <text:p>58546.4164525172</text:p>
          </table:table-cell>
          <table:table-cell office:value-type="float" office:value="901751.421995869" calcext:value-type="float">
            <text:p>901751.421995869</text:p>
          </table:table-cell>
          <table:table-cell office:value-type="float" office:value="92820220.5029753" calcext:value-type="float">
            <text:p>92820220.5029753</text:p>
          </table:table-cell>
          <table:table-cell office:value-type="float" office:value="263078.995698743" calcext:value-type="float">
            <text:p>263078.995698743</text:p>
          </table:table-cell>
          <table:table-cell office:value-type="float" office:value="142.526663238039" calcext:value-type="float">
            <text:p>142.526663238039</text:p>
          </table:table-cell>
          <table:table-cell office:value-type="float" office:value="397.085763839616" calcext:value-type="float">
            <text:p>397.085763839616</text:p>
          </table:table-cell>
          <table:table-cell office:value-type="float" office:value="-149.622734203725" calcext:value-type="float">
            <text:p>-149.622734203725</text:p>
          </table:table-cell>
          <table:table-cell/>
          <table:table-cell table:formula="of:=100000/[.L29]" office:value-type="float" office:value="0.290750747063957" calcext:value-type="float">
            <text:p>0.290750747063957</text:p>
          </table:table-cell>
          <table:table-cell/>
          <table:table-cell table:formula="of:=[.B29]*[.$X29]" office:value-type="float" office:value="144.367678061621" calcext:value-type="float">
            <text:p>144.367678061621</text:p>
          </table:table-cell>
          <table:table-cell table:formula="of:=[.C29]*[.$X29]" office:value-type="float" office:value="5295.29415769665" calcext:value-type="float">
            <text:p>5295.29415769665</text:p>
          </table:table-cell>
          <table:table-cell table:formula="of:=[.D29]*[.$X29]" office:value-type="float" office:value="-37.1216496109909" calcext:value-type="float">
            <text:p>-37.1216496109909</text:p>
          </table:table-cell>
          <table:table-cell table:formula="of:=[.E29]*[.$X29]" office:value-type="float" office:value="-4.36719539884029" calcext:value-type="float">
            <text:p>-4.36719539884029</text:p>
          </table:table-cell>
          <table:table-cell table:formula="of:=[.F29]*[.$X29]" office:value-type="float" office:value="4469.45100570737" calcext:value-type="float">
            <text:p>4469.45100570737</text:p>
          </table:table-cell>
          <table:table-cell table:formula="of:=[.G29]*[.$X29]" office:value-type="float" office:value="63.3196064503935" calcext:value-type="float">
            <text:p>63.3196064503935</text:p>
          </table:table-cell>
          <table:table-cell table:formula="of:=[.H29]*[.$X29]" office:value-type="float" office:value="5526.151463491" calcext:value-type="float">
            <text:p>5526.151463491</text:p>
          </table:table-cell>
          <table:table-cell table:formula="of:=[.I29]*[.$X29]" office:value-type="float" office:value="996.766285320367" calcext:value-type="float">
            <text:p>996.766285320367</text:p>
          </table:table-cell>
          <table:table-cell table:formula="of:=[.J29]*[.$X29]" office:value-type="float" office:value="146339.539211115" calcext:value-type="float">
            <text:p>146339.539211115</text:p>
          </table:table-cell>
          <table:table-cell table:formula="of:=[.K29]*[.$X29]" office:value-type="float" office:value="825.291220435053" calcext:value-type="float">
            <text:p>825.291220435053</text:p>
          </table:table-cell>
          <table:table-cell table:formula="of:=[.L29]*[.$X29]" office:value-type="float" office:value="100000" calcext:value-type="float">
            <text:p>100000</text:p>
          </table:table-cell>
          <table:table-cell table:formula="of:=[.M29]*[.$X29]" office:value-type="float" office:value="799.031769984721" calcext:value-type="float">
            <text:p>799.031769984721</text:p>
          </table:table-cell>
          <table:table-cell table:formula="of:=[.N29]*[.$X29]" office:value-type="float" office:value="82505.4279274329" calcext:value-type="float">
            <text:p>82505.4279274329</text:p>
          </table:table-cell>
          <table:table-cell table:formula="of:=[.O29]*[.$X29]" office:value-type="float" office:value="472.424135720952" calcext:value-type="float">
            <text:p>472.424135720952</text:p>
          </table:table-cell>
          <table:table-cell table:formula="of:=[.P29]*[.$X29]" office:value-type="float" office:value="17022.4143214869" calcext:value-type="float">
            <text:p>17022.4143214869</text:p>
          </table:table-cell>
          <table:table-cell table:formula="of:=[.Q29]*[.$X29]" office:value-type="float" office:value="262184.899611285" calcext:value-type="float">
            <text:p>262184.899611285</text:p>
          </table:table-cell>
          <table:table-cell table:formula="of:=[.R29]*[.$X29]" office:value-type="float" office:value="26987548.4538813" calcext:value-type="float">
            <text:p>26987548.4538813</text:p>
          </table:table-cell>
          <table:table-cell table:formula="of:=[.S29]*[.$X29]" office:value-type="float" office:value="76490.4145362451" calcext:value-type="float">
            <text:p>76490.4145362451</text:p>
          </table:table-cell>
          <table:table-cell table:formula="of:=[.T29]*[.$X29]" office:value-type="float" office:value="41.4397338129929" calcext:value-type="float">
            <text:p>41.4397338129929</text:p>
          </table:table-cell>
          <table:table-cell table:formula="of:=[.U29]*[.$X29]" office:value-type="float" office:value="115.45298248483" calcext:value-type="float">
            <text:p>115.45298248483</text:p>
          </table:table-cell>
          <table:table-cell table:formula="of:=[.V29]*[.$X29]" office:value-type="float" office:value="-43.5029217474849" calcext:value-type="float">
            <text:p>-43.5029217474849</text:p>
          </table:table-cell>
        </table:table-row>
        <table:table-row table:style-name="ro1">
          <table:table-cell/>
          <table:table-cell office:value-type="float" office:value="467.595919510525" calcext:value-type="float">
            <text:p>467.595919510525</text:p>
          </table:table-cell>
          <table:table-cell office:value-type="float" office:value="18169.0509759354" calcext:value-type="float">
            <text:p>18169.0509759354</text:p>
          </table:table-cell>
          <table:table-cell office:value-type="float" office:value="-128.210657205931" calcext:value-type="float">
            <text:p>-128.210657205931</text:p>
          </table:table-cell>
          <table:table-cell office:value-type="float" office:value="-22.7426662679487" calcext:value-type="float">
            <text:p>-22.7426662679487</text:p>
          </table:table-cell>
          <table:table-cell office:value-type="float" office:value="15489.9243108288" calcext:value-type="float">
            <text:p>15489.9243108288</text:p>
          </table:table-cell>
          <table:table-cell office:value-type="float" office:value="203.830007872524" calcext:value-type="float">
            <text:p>203.830007872524</text:p>
          </table:table-cell>
          <table:table-cell office:value-type="float" office:value="19196.4899051049" calcext:value-type="float">
            <text:p>19196.4899051049</text:p>
          </table:table-cell>
          <table:table-cell office:value-type="float" office:value="3426.53423377483" calcext:value-type="float">
            <text:p>3426.53423377483</text:p>
          </table:table-cell>
          <table:table-cell office:value-type="float" office:value="512567.553125069" calcext:value-type="float">
            <text:p>512567.553125069</text:p>
          </table:table-cell>
          <table:table-cell office:value-type="float" office:value="2906.94690540798" calcext:value-type="float">
            <text:p>2906.94690540798</text:p>
          </table:table-cell>
          <table:table-cell office:value-type="float" office:value="346565.276290239" calcext:value-type="float">
            <text:p>346565.276290239</text:p>
          </table:table-cell>
          <table:table-cell office:value-type="float" office:value="2712.7083420355" calcext:value-type="float">
            <text:p>2712.7083420355</text:p>
          </table:table-cell>
          <table:table-cell office:value-type="float" office:value="286080.735319093" calcext:value-type="float">
            <text:p>286080.735319093</text:p>
          </table:table-cell>
          <table:table-cell office:value-type="float" office:value="1498.63866194885" calcext:value-type="float">
            <text:p>1498.63866194885</text:p>
          </table:table-cell>
          <table:table-cell office:value-type="float" office:value="58874.6378548303" calcext:value-type="float">
            <text:p>58874.6378548303</text:p>
          </table:table-cell>
          <table:table-cell office:value-type="float" office:value="908469.662898751" calcext:value-type="float">
            <text:p>908469.662898751</text:p>
          </table:table-cell>
          <table:table-cell office:value-type="float" office:value="93619178.5338037" calcext:value-type="float">
            <text:p>93619178.5338037</text:p>
          </table:table-cell>
          <table:table-cell office:value-type="float" office:value="259191.967599059" calcext:value-type="float">
            <text:p>259191.967599059</text:p>
          </table:table-cell>
          <table:table-cell office:value-type="float" office:value="15.0789707505103" calcext:value-type="float">
            <text:p>15.0789707505103</text:p>
          </table:table-cell>
          <table:table-cell office:value-type="float" office:value="444.884325366315" calcext:value-type="float">
            <text:p>444.884325366315</text:p>
          </table:table-cell>
          <table:table-cell office:value-type="float" office:value="30.1641658689078" calcext:value-type="float">
            <text:p>30.1641658689078</text:p>
          </table:table-cell>
          <table:table-cell/>
          <table:table-cell table:formula="of:=100000/[.L30]" office:value-type="float" office:value="0.28854593013598" calcext:value-type="float">
            <text:p>0.28854593013598</text:p>
          </table:table-cell>
          <table:table-cell/>
          <table:table-cell table:formula="of:=[.B30]*[.$X30]" office:value-type="float" office:value="134.922899522953" calcext:value-type="float">
            <text:p>134.922899522953</text:p>
          </table:table-cell>
          <table:table-cell table:formula="of:=[.C30]*[.$X30]" office:value-type="float" office:value="5242.60571353932" calcext:value-type="float">
            <text:p>5242.60571353932</text:p>
          </table:table-cell>
          <table:table-cell table:formula="of:=[.D30]*[.$X30]" office:value-type="float" office:value="-36.9946633368307" calcext:value-type="float">
            <text:p>-36.9946633368307</text:p>
          </table:table-cell>
          <table:table-cell table:formula="of:=[.E30]*[.$X30]" office:value-type="float" office:value="-6.56230379205744" calcext:value-type="float">
            <text:p>-6.56230379205744</text:p>
          </table:table-cell>
          <table:table-cell table:formula="of:=[.F30]*[.$X30]" office:value-type="float" office:value="4469.55461800403" calcext:value-type="float">
            <text:p>4469.55461800403</text:p>
          </table:table-cell>
          <table:table-cell table:formula="of:=[.G30]*[.$X30]" office:value-type="float" office:value="58.8143192112016" calcext:value-type="float">
            <text:p>58.8143192112016</text:p>
          </table:table-cell>
          <table:table-cell table:formula="of:=[.H30]*[.$X30]" office:value-type="float" office:value="5539.06903501445" calcext:value-type="float">
            <text:p>5539.06903501445</text:p>
          </table:table-cell>
          <table:table-cell table:formula="of:=[.I30]*[.$X30]" office:value-type="float" office:value="988.712507627337" calcext:value-type="float">
            <text:p>988.712507627337</text:p>
          </table:table-cell>
          <table:table-cell table:formula="of:=[.J30]*[.$X30]" office:value-type="float" office:value="147899.281373997" calcext:value-type="float">
            <text:p>147899.281373997</text:p>
          </table:table-cell>
          <table:table-cell table:formula="of:=[.K30]*[.$X30]" office:value-type="float" office:value="838.787698676855" calcext:value-type="float">
            <text:p>838.787698676855</text:p>
          </table:table-cell>
          <table:table-cell table:formula="of:=[.L30]*[.$X30]" office:value-type="float" office:value="100000" calcext:value-type="float">
            <text:p>100000</text:p>
          </table:table-cell>
          <table:table-cell table:formula="of:=[.M30]*[.$X30]" office:value-type="float" office:value="782.740951740266" calcext:value-type="float">
            <text:p>782.740951740266</text:p>
          </table:table-cell>
          <table:table-cell table:formula="of:=[.N30]*[.$X30]" office:value-type="float" office:value="82547.4318666329" calcext:value-type="float">
            <text:p>82547.4318666329</text:p>
          </table:table-cell>
          <table:table-cell table:formula="of:=[.O30]*[.$X30]" office:value-type="float" office:value="432.426086649772" calcext:value-type="float">
            <text:p>432.426086649772</text:p>
          </table:table-cell>
          <table:table-cell table:formula="of:=[.P30]*[.$X30]" office:value-type="float" office:value="16988.037141241" calcext:value-type="float">
            <text:p>16988.037141241</text:p>
          </table:table-cell>
          <table:table-cell table:formula="of:=[.Q30]*[.$X30]" office:value-type="float" office:value="262135.223881441" calcext:value-type="float">
            <text:p>262135.223881441</text:p>
          </table:table-cell>
          <table:table-cell table:formula="of:=[.R30]*[.$X30]" office:value-type="float" office:value="27013432.9486028" calcext:value-type="float">
            <text:p>27013432.9486028</text:p>
          </table:table-cell>
          <table:table-cell table:formula="of:=[.S30]*[.$X30]" office:value-type="float" office:value="74788.7873746453" calcext:value-type="float">
            <text:p>74788.7873746453</text:p>
          </table:table-cell>
          <table:table-cell table:formula="of:=[.T30]*[.$X30]" office:value-type="float" office:value="4.35097564069923" calcext:value-type="float">
            <text:p>4.35097564069923</text:p>
          </table:table-cell>
          <table:table-cell table:formula="of:=[.U30]*[.$X30]" office:value-type="float" office:value="128.369561465741" calcext:value-type="float">
            <text:p>128.369561465741</text:p>
          </table:table-cell>
          <table:table-cell table:formula="of:=[.V30]*[.$X30]" office:value-type="float" office:value="8.70374729741999" calcext:value-type="float">
            <text:p>8.70374729741999</text:p>
          </table:table-cell>
        </table:table-row>
        <table:table-row table:style-name="ro1">
          <table:table-cell/>
          <table:table-cell office:value-type="float" office:value="539.388462650562" calcext:value-type="float">
            <text:p>539.388462650562</text:p>
          </table:table-cell>
          <table:table-cell office:value-type="float" office:value="18198.772131766" calcext:value-type="float">
            <text:p>18198.772131766</text:p>
          </table:table-cell>
          <table:table-cell office:value-type="float" office:value="-0" calcext:value-type="float">
            <text:p>0</text:p>
          </table:table-cell>
          <table:table-cell office:value-type="float" office:value="90.8233575861063" calcext:value-type="float">
            <text:p>90.8233575861063</text:p>
          </table:table-cell>
          <table:table-cell office:value-type="float" office:value="15963.4369125451" calcext:value-type="float">
            <text:p>15963.4369125451</text:p>
          </table:table-cell>
          <table:table-cell office:value-type="float" office:value="52.9751736623563" calcext:value-type="float">
            <text:p>52.9751736623563</text:p>
          </table:table-cell>
          <table:table-cell office:value-type="float" office:value="19316.5437143759" calcext:value-type="float">
            <text:p>19316.5437143759</text:p>
          </table:table-cell>
          <table:table-cell office:value-type="float" office:value="3596.42022198878" calcext:value-type="float">
            <text:p>3596.42022198878</text:p>
          </table:table-cell>
          <table:table-cell office:value-type="float" office:value="530136.398533498" calcext:value-type="float">
            <text:p>530136.398533498</text:p>
          </table:table-cell>
          <table:table-cell office:value-type="float" office:value="2891.60391961432" calcext:value-type="float">
            <text:p>2891.60391961432</text:p>
          </table:table-cell>
          <table:table-cell office:value-type="float" office:value="351042.712428423" calcext:value-type="float">
            <text:p>351042.712428423</text:p>
          </table:table-cell>
          <table:table-cell office:value-type="float" office:value="2679.58358702049" calcext:value-type="float">
            <text:p>2679.58358702049</text:p>
          </table:table-cell>
          <table:table-cell office:value-type="float" office:value="286732.364109056" calcext:value-type="float">
            <text:p>286732.364109056</text:p>
          </table:table-cell>
          <table:table-cell office:value-type="float" office:value="1490.81391681131" calcext:value-type="float">
            <text:p>1490.81391681131</text:p>
          </table:table-cell>
          <table:table-cell office:value-type="float" office:value="59128.0818275123" calcext:value-type="float">
            <text:p>59128.0818275123</text:p>
          </table:table-cell>
          <table:table-cell office:value-type="float" office:value="886027.534689054" calcext:value-type="float">
            <text:p>886027.534689054</text:p>
          </table:table-cell>
          <table:table-cell office:value-type="float" office:value="94252661.0564594" calcext:value-type="float">
            <text:p>94252661.0564594</text:p>
          </table:table-cell>
          <table:table-cell office:value-type="float" office:value="252945.459116433" calcext:value-type="float">
            <text:p>252945.459116433</text:p>
          </table:table-cell>
          <table:table-cell office:value-type="float" office:value="7.55486484798225" calcext:value-type="float">
            <text:p>7.55486484798225</text:p>
          </table:table-cell>
          <table:table-cell office:value-type="float" office:value="378.002131275965" calcext:value-type="float">
            <text:p>378.002131275965</text:p>
          </table:table-cell>
          <table:table-cell office:value-type="float" office:value="-45.2844163864476" calcext:value-type="float">
            <text:p>-45.2844163864476</text:p>
          </table:table-cell>
          <table:table-cell/>
          <table:table-cell table:formula="of:=100000/[.L31]" office:value-type="float" office:value="0.284865620221043" calcext:value-type="float">
            <text:p>0.284865620221043</text:p>
          </table:table-cell>
          <table:table-cell/>
          <table:table-cell table:formula="of:=[.B31]*[.$X31]" office:value-type="float" office:value="153.653228953027" calcext:value-type="float">
            <text:p>153.653228953027</text:p>
          </table:table-cell>
          <table:table-cell table:formula="of:=[.C31]*[.$X31]" office:value-type="float" office:value="5184.20451057696" calcext:value-type="float">
            <text:p>5184.20451057696</text:p>
          </table:table-cell>
          <table:table-cell table:formula="of:=[.D31]*[.$X31]" office:value-type="float" office:value="-0" calcext:value-type="float">
            <text:p>0</text:p>
          </table:table-cell>
          <table:table-cell table:formula="of:=[.E31]*[.$X31]" office:value-type="float" office:value="25.8724520893238" calcext:value-type="float">
            <text:p>25.8724520893238</text:p>
          </table:table-cell>
          <table:table-cell table:formula="of:=[.F31]*[.$X31]" office:value-type="float" office:value="4547.43435695165" calcext:value-type="float">
            <text:p>4547.43435695165</text:p>
          </table:table-cell>
          <table:table-cell table:formula="of:=[.G31]*[.$X31]" office:value-type="float" office:value="15.0908057016446" calcext:value-type="float">
            <text:p>15.0908057016446</text:p>
          </table:table-cell>
          <table:table-cell table:formula="of:=[.H31]*[.$X31]" office:value-type="float" office:value="5502.61920572258" calcext:value-type="float">
            <text:p>5502.61920572258</text:p>
          </table:table-cell>
          <table:table-cell table:formula="of:=[.I31]*[.$X31]" office:value-type="float" office:value="1024.49647711234" calcext:value-type="float">
            <text:p>1024.49647711234</text:p>
          </table:table-cell>
          <table:table-cell table:formula="of:=[.J31]*[.$X31]" office:value-type="float" office:value="151017.633969995" calcext:value-type="float">
            <text:p>151017.633969995</text:p>
          </table:table-cell>
          <table:table-cell table:formula="of:=[.K31]*[.$X31]" office:value-type="float" office:value="823.718543994533" calcext:value-type="float">
            <text:p>823.718543994533</text:p>
          </table:table-cell>
          <table:table-cell table:formula="of:=[.L31]*[.$X31]" office:value-type="float" office:value="100000" calcext:value-type="float">
            <text:p>100000</text:p>
          </table:table-cell>
          <table:table-cell table:formula="of:=[.M31]*[.$X31]" office:value-type="float" office:value="763.321240450719" calcext:value-type="float">
            <text:p>763.321240450719</text:p>
          </table:table-cell>
          <table:table-cell table:formula="of:=[.N31]*[.$X31]" office:value-type="float" office:value="81680.1927393722" calcext:value-type="float">
            <text:p>81680.1927393722</text:p>
          </table:table-cell>
          <table:table-cell table:formula="of:=[.O31]*[.$X31]" office:value-type="float" office:value="424.681631046616" calcext:value-type="float">
            <text:p>424.681631046616</text:p>
          </table:table-cell>
          <table:table-cell table:formula="of:=[.P31]*[.$X31]" office:value-type="float" office:value="16843.5577022749" calcext:value-type="float">
            <text:p>16843.5577022749</text:p>
          </table:table-cell>
          <table:table-cell table:formula="of:=[.Q31]*[.$X31]" office:value-type="float" office:value="252398.783202119" calcext:value-type="float">
            <text:p>252398.783202119</text:p>
          </table:table-cell>
          <table:table-cell table:formula="of:=[.R31]*[.$X31]" office:value-type="float" office:value="26849342.7493321" calcext:value-type="float">
            <text:p>26849342.7493321</text:p>
          </table:table-cell>
          <table:table-cell table:formula="of:=[.S31]*[.$X31]" office:value-type="float" office:value="72055.4650932992" calcext:value-type="float">
            <text:p>72055.4650932992</text:p>
          </table:table-cell>
          <table:table-cell table:formula="of:=[.T31]*[.$X31]" office:value-type="float" office:value="2.15212126060662" calcext:value-type="float">
            <text:p>2.15212126060662</text:p>
          </table:table-cell>
          <table:table-cell table:formula="of:=[.U31]*[.$X31]" office:value-type="float" office:value="107.679811570804" calcext:value-type="float">
            <text:p>107.679811570804</text:p>
          </table:table-cell>
          <table:table-cell table:formula="of:=[.V31]*[.$X31]" office:value-type="float" office:value="-12.8999733602734" calcext:value-type="float">
            <text:p>-12.8999733602734</text:p>
          </table:table-cell>
        </table:table-row>
        <table:table-row table:style-name="ro1">
          <table:table-cell/>
          <table:table-cell office:value-type="float" office:value="431.454310821606" calcext:value-type="float">
            <text:p>431.454310821606</text:p>
          </table:table-cell>
          <table:table-cell office:value-type="float" office:value="18173.2304350937" calcext:value-type="float">
            <text:p>18173.2304350937</text:p>
          </table:table-cell>
          <table:table-cell office:value-type="float" office:value="-0" calcext:value-type="float">
            <text:p>0</text:p>
          </table:table-cell>
          <table:table-cell office:value-type="float" office:value="-168.426158729242" calcext:value-type="float">
            <text:p>-168.426158729242</text:p>
          </table:table-cell>
          <table:table-cell office:value-type="float" office:value="16926.2245983182" calcext:value-type="float">
            <text:p>16926.2245983182</text:p>
          </table:table-cell>
          <table:table-cell office:value-type="float" office:value="221.226952708617" calcext:value-type="float">
            <text:p>221.226952708617</text:p>
          </table:table-cell>
          <table:table-cell office:value-type="float" office:value="20119.386546282" calcext:value-type="float">
            <text:p>20119.386546282</text:p>
          </table:table-cell>
          <table:table-cell office:value-type="float" office:value="3318.79774475289" calcext:value-type="float">
            <text:p>3318.79774475289</text:p>
          </table:table-cell>
          <table:table-cell office:value-type="float" office:value="532972.400648249" calcext:value-type="float">
            <text:p>532972.400648249</text:p>
          </table:table-cell>
          <table:table-cell office:value-type="float" office:value="2715.58468365551" calcext:value-type="float">
            <text:p>2715.58468365551</text:p>
          </table:table-cell>
          <table:table-cell office:value-type="float" office:value="353779.693536617" calcext:value-type="float">
            <text:p>353779.693536617</text:p>
          </table:table-cell>
          <table:table-cell office:value-type="float" office:value="2616.29332171794" calcext:value-type="float">
            <text:p>2616.29332171794</text:p>
          </table:table-cell>
          <table:table-cell office:value-type="float" office:value="290276.396337343" calcext:value-type="float">
            <text:p>290276.396337343</text:p>
          </table:table-cell>
          <table:table-cell office:value-type="float" office:value="1574.06435371954" calcext:value-type="float">
            <text:p>1574.06435371954</text:p>
          </table:table-cell>
          <table:table-cell office:value-type="float" office:value="60108.0745494349" calcext:value-type="float">
            <text:p>60108.0745494349</text:p>
          </table:table-cell>
          <table:table-cell office:value-type="float" office:value="856677.048924513" calcext:value-type="float">
            <text:p>856677.048924513</text:p>
          </table:table-cell>
          <table:table-cell office:value-type="float" office:value="95286144.2543479" calcext:value-type="float">
            <text:p>95286144.2543479</text:p>
          </table:table-cell>
          <table:table-cell office:value-type="float" office:value="241910.754869807" calcext:value-type="float">
            <text:p>241910.754869807</text:p>
          </table:table-cell>
          <table:table-cell office:value-type="float" office:value="7.6440433914417" calcext:value-type="float">
            <text:p>7.6440433914417</text:p>
          </table:table-cell>
          <table:table-cell office:value-type="float" office:value="519.598655962277" calcext:value-type="float">
            <text:p>519.598655962277</text:p>
          </table:table-cell>
          <table:table-cell office:value-type="float" office:value="114.416157272286" calcext:value-type="float">
            <text:p>114.416157272286</text:p>
          </table:table-cell>
          <table:table-cell/>
          <table:table-cell table:formula="of:=100000/[.L32]" office:value-type="float" office:value="0.282661785927659" calcext:value-type="float">
            <text:p>0.282661785927659</text:p>
          </table:table-cell>
          <table:table-cell/>
          <table:table-cell table:formula="of:=[.B32]*[.$X32]" office:value-type="float" office:value="121.955646043022" calcext:value-type="float">
            <text:p>121.955646043022</text:p>
          </table:table-cell>
          <table:table-cell table:formula="of:=[.C32]*[.$X32]" office:value-type="float" office:value="5136.87777085847" calcext:value-type="float">
            <text:p>5136.87777085847</text:p>
          </table:table-cell>
          <table:table-cell table:formula="of:=[.D32]*[.$X32]" office:value-type="float" office:value="-0" calcext:value-type="float">
            <text:p>0</text:p>
          </table:table-cell>
          <table:table-cell table:formula="of:=[.E32]*[.$X32]" office:value-type="float" office:value="-47.6076388233429" calcext:value-type="float">
            <text:p>-47.6076388233429</text:p>
          </table:table-cell>
          <table:table-cell table:formula="of:=[.F32]*[.$X32]" office:value-type="float" office:value="4784.39687397329" calcext:value-type="float">
            <text:p>4784.39687397329</text:p>
          </table:table-cell>
          <table:table-cell table:formula="of:=[.G32]*[.$X32]" office:value-type="float" office:value="62.5324055479514" calcext:value-type="float">
            <text:p>62.5324055479514</text:p>
          </table:table-cell>
          <table:table-cell table:formula="of:=[.H32]*[.$X32]" office:value-type="float" office:value="5686.98173294098" calcext:value-type="float">
            <text:p>5686.98173294098</text:p>
          </table:table-cell>
          <table:table-cell table:formula="of:=[.I32]*[.$X32]" office:value-type="float" office:value="938.097297664539" calcext:value-type="float">
            <text:p>938.097297664539</text:p>
          </table:table-cell>
          <table:table-cell table:formula="of:=[.J32]*[.$X32]" office:value-type="float" office:value="150650.930617386" calcext:value-type="float">
            <text:p>150650.930617386</text:p>
          </table:table-cell>
          <table:table-cell table:formula="of:=[.K32]*[.$X32]" office:value-type="float" office:value="767.592016519863" calcext:value-type="float">
            <text:p>767.592016519863</text:p>
          </table:table-cell>
          <table:table-cell table:formula="of:=[.L32]*[.$X32]" office:value-type="float" office:value="100000" calcext:value-type="float">
            <text:p>100000</text:p>
          </table:table-cell>
          <table:table-cell table:formula="of:=[.M32]*[.$X32]" office:value-type="float" office:value="739.5261428274" calcext:value-type="float">
            <text:p>739.5261428274</text:p>
          </table:table-cell>
          <table:table-cell table:formula="of:=[.N32]*[.$X32]" office:value-type="float" office:value="82050.0446013583" calcext:value-type="float">
            <text:p>82050.0446013583</text:p>
          </table:table-cell>
          <table:table-cell table:formula="of:=[.O32]*[.$X32]" office:value-type="float" office:value="444.927841387431" calcext:value-type="float">
            <text:p>444.927841387431</text:p>
          </table:table-cell>
          <table:table-cell table:formula="of:=[.P32]*[.$X32]" office:value-type="float" office:value="16990.2557008161" calcext:value-type="float">
            <text:p>16990.2557008161</text:p>
          </table:table-cell>
          <table:table-cell table:formula="of:=[.Q32]*[.$X32]" office:value-type="float" office:value="242149.864612239" calcext:value-type="float">
            <text:p>242149.864612239</text:p>
          </table:table-cell>
          <table:table-cell table:formula="of:=[.R32]*[.$X32]" office:value-type="float" office:value="26933751.7090945" calcext:value-type="float">
            <text:p>26933751.7090945</text:p>
          </table:table-cell>
          <table:table-cell table:formula="of:=[.S32]*[.$X32]" office:value-type="float" office:value="68378.9260066078" calcext:value-type="float">
            <text:p>68378.9260066078</text:p>
          </table:table-cell>
          <table:table-cell table:formula="of:=[.T32]*[.$X32]" office:value-type="float" office:value="2.16067895673343" calcext:value-type="float">
            <text:p>2.16067895673343</text:p>
          </table:table-cell>
          <table:table-cell table:formula="of:=[.U32]*[.$X32]" office:value-type="float" office:value="146.870684059908" calcext:value-type="float">
            <text:p>146.870684059908</text:p>
          </table:table-cell>
          <table:table-cell table:formula="of:=[.V32]*[.$X32]" office:value-type="float" office:value="32.3410753535643" calcext:value-type="float">
            <text:p>32.3410753535643</text:p>
          </table:table-cell>
        </table:table-row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table:number-columns-repeated="21"/>
          <table:table-cell table:number-columns-repeated="4"/>
          <table:table-cell table:formula="of:=AVERAGE([.AA4:.AA32])" office:value-type="float" office:value="5354.42339958041" calcext:value-type="float">
            <text:p>5354.42339958041</text:p>
          </table:table-cell>
          <table:table-cell table:number-columns-repeated="6"/>
          <table:table-cell table:formula="of:=STDEV([.AH4:.AH32])" office:value-type="float" office:value="1350.74644065619" calcext:value-type="float">
            <text:p>1350.74644065619</text:p>
          </table:table-cell>
          <table:table-cell table:number-columns-repeated="7"/>
          <table:table-cell table:formula="of:=AVERAGE([.AP4:.AP32])" office:value-type="float" office:value="27059350.4304467" calcext:value-type="float">
            <text:p>27059350.4304467</text:p>
          </table:table-cell>
          <table:table-cell table:number-columns-repeated="4"/>
        </table:table-row>
        <table:table-row table:style-name="ro1">
          <table:table-cell/>
          <table:table-cell table:style-name="Default" table:formula="of:=AVERAGE([.B4:.B32])" office:value-type="float" office:value="564.378705043952" calcext:value-type="float">
            <text:p>564.378705043952</text:p>
          </table:table-cell>
          <table:table-cell table:style-name="Default" table:formula="of:=AVERAGE([.C4:.C32])" office:value-type="float" office:value="17856.7607994053" calcext:value-type="float">
            <text:p>17856.7607994053</text:p>
          </table:table-cell>
          <table:table-cell table:style-name="Default" table:formula="of:=AVERAGE([.D4:.D32])" office:value-type="float" office:value="-1.71664872397557" calcext:value-type="float">
            <text:p>-1.71664872397557</text:p>
          </table:table-cell>
          <table:table-cell table:style-name="Default" table:formula="of:=AVERAGE([.E4:.E32])" office:value-type="float" office:value="18.9103178232656" calcext:value-type="float">
            <text:p>18.9103178232656</text:p>
          </table:table-cell>
          <table:table-cell table:style-name="Default" table:formula="of:=AVERAGE([.F4:.F32])" office:value-type="float" office:value="14673.0859869814" calcext:value-type="float">
            <text:p>14673.0859869814</text:p>
          </table:table-cell>
          <table:table-cell table:style-name="Default" table:formula="of:=AVERAGE([.G4:.G32])" office:value-type="float" office:value="143.713453977984" calcext:value-type="float">
            <text:p>143.713453977984</text:p>
          </table:table-cell>
          <table:table-cell table:style-name="Default" table:formula="of:=AVERAGE([.H4:.H32])" office:value-type="float" office:value="18108.1018380854" calcext:value-type="float">
            <text:p>18108.1018380854</text:p>
          </table:table-cell>
          <table:table-cell table:style-name="Default" table:formula="of:=AVERAGE([.I4:.I32])" office:value-type="float" office:value="3291.16213272984" calcext:value-type="float">
            <text:p>3291.16213272984</text:p>
          </table:table-cell>
          <table:table-cell table:style-name="Default" table:formula="of:=AVERAGE([.J4:.J32])" office:value-type="float" office:value="487943.688792512" calcext:value-type="float">
            <text:p>487943.688792512</text:p>
          </table:table-cell>
          <table:table-cell table:style-name="Default" table:formula="of:=AVERAGE([.K4:.K32])" office:value-type="float" office:value="2743.4448588967" calcext:value-type="float">
            <text:p>2743.4448588967</text:p>
          </table:table-cell>
          <table:table-cell table:style-name="Default" table:formula="of:=AVERAGE([.L4:.L32])" office:value-type="float" office:value="333568.483762114" calcext:value-type="float">
            <text:p>333568.483762114</text:p>
          </table:table-cell>
          <table:table-cell table:style-name="Default" table:formula="of:=AVERAGE([.M4:.M32])" office:value-type="float" office:value="2558.03347478403" calcext:value-type="float">
            <text:p>2558.03347478403</text:p>
          </table:table-cell>
          <table:table-cell table:style-name="Default" table:formula="of:=AVERAGE([.N4:.N32])" office:value-type="float" office:value="276550.006771886" calcext:value-type="float">
            <text:p>276550.006771886</text:p>
          </table:table-cell>
          <table:table-cell table:style-name="Default" table:formula="of:=AVERAGE([.O4:.O32])" office:value-type="float" office:value="1527.51563620473" calcext:value-type="float">
            <text:p>1527.51563620473</text:p>
          </table:table-cell>
          <table:table-cell table:style-name="Default" table:formula="of:=AVERAGE([.P4:.P32])" office:value-type="float" office:value="56978.9632967253" calcext:value-type="float">
            <text:p>56978.9632967253</text:p>
          </table:table-cell>
          <table:table-cell table:style-name="Default" table:formula="of:=AVERAGE([.Q4:.Q32])" office:value-type="float" office:value="865478.552203369" calcext:value-type="float">
            <text:p>865478.552203369</text:p>
          </table:table-cell>
          <table:table-cell table:style-name="Default" table:formula="of:=AVERAGE([.R4:.R32])" office:value-type="float" office:value="90258777.159127" calcext:value-type="float">
            <text:p>90258777.159127</text:p>
          </table:table-cell>
          <table:table-cell table:style-name="Default" table:formula="of:=AVERAGE([.S4:.S32])" office:value-type="float" office:value="276151.81194568" calcext:value-type="float">
            <text:p>276151.81194568</text:p>
          </table:table-cell>
          <table:table-cell table:style-name="Default" table:formula="of:=AVERAGE([.T4:.T32])" office:value-type="float" office:value="17.056455848322" calcext:value-type="float">
            <text:p>17.056455848322</text:p>
          </table:table-cell>
          <table:table-cell table:style-name="Default" table:formula="of:=AVERAGE([.U4:.U32])" office:value-type="float" office:value="325.111544842105" calcext:value-type="float">
            <text:p>325.111544842105</text:p>
          </table:table-cell>
          <table:table-cell table:style-name="Default" table:formula="of:=AVERAGE([.V4:.V32])" office:value-type="float" office:value="-16.4666339903655" calcext:value-type="float">
            <text:p>-16.4666339903655</text:p>
          </table:table-cell>
          <table:table-cell table:number-columns-repeated="11"/>
          <table:table-cell table:formula="of:=AVERAGE([.AH4:.AH32])" office:value-type="float" office:value="146258.079565515" calcext:value-type="float">
            <text:p>146258.079565515</text:p>
          </table:table-cell>
          <table:table-cell table:number-columns-repeated="7"/>
          <table:table-cell table:formula="of:=[.AP34]/96" office:value-type="float" office:value="281868.233650486" calcext:value-type="float">
            <text:p>281868.233650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ized:</text:p>
          </table:table-cell>
          <table:table-cell table:style-name="Default" table:formula="of:=[.B35]*[.$D$39]" office:value-type="float" office:value="600.277971733418" calcext:value-type="float">
            <text:p>600.277971733418</text:p>
          </table:table-cell>
          <table:table-cell table:style-name="Default" table:formula="of:=[.C35]*[.$D$39]" office:value-type="float" office:value="18992.6020570905" calcext:value-type="float">
            <text:p>18992.6020570905</text:p>
          </table:table-cell>
          <table:table-cell table:style-name="Default" table:formula="of:=[.D35]*[.$D$39]" office:value-type="float" office:value="-1.82584212514993" calcext:value-type="float">
            <text:p>-1.82584212514993</text:p>
          </table:table-cell>
          <table:table-cell table:style-name="Default" table:formula="of:=[.E35]*[.$D$39]" office:value-type="float" office:value="20.1131742327169" calcext:value-type="float">
            <text:p>20.1131742327169</text:p>
          </table:table-cell>
          <table:table-cell table:style-name="Default" table:formula="of:=[.F35]*[.$D$39]" office:value-type="float" office:value="15606.4185565777" calcext:value-type="float">
            <text:p>15606.4185565777</text:p>
          </table:table-cell>
          <table:table-cell table:style-name="Default" table:formula="of:=[.G35]*[.$D$39]" office:value-type="float" office:value="152.85484709773" calcext:value-type="float">
            <text:p>152.85484709773</text:p>
          </table:table-cell>
          <table:table-cell table:style-name="Default" table:formula="of:=[.H35]*[.$D$39]" office:value-type="float" office:value="19259.9305150282" calcext:value-type="float">
            <text:p>19259.9305150282</text:p>
          </table:table-cell>
          <table:table-cell table:style-name="Default" table:formula="of:=[.I35]*[.$D$39]" office:value-type="float" office:value="3500.50792495271" calcext:value-type="float">
            <text:p>3500.50792495271</text:p>
          </table:table-cell>
          <table:table-cell table:style-name="Default" table:formula="of:=[.J35]*[.$D$39]" office:value-type="float" office:value="518981.04094073" calcext:value-type="float">
            <text:p>518981.04094073</text:p>
          </table:table-cell>
          <table:table-cell table:style-name="Default" table:formula="of:=[.K35]*[.$D$39]" office:value-type="float" office:value="2917.9511925999" calcext:value-type="float">
            <text:p>2917.9511925999</text:p>
          </table:table-cell>
          <table:table-cell table:style-name="Default" table:formula="of:=[.L35]*[.$D$39]" office:value-type="float" office:value="354786.265104244" calcext:value-type="float">
            <text:p>354786.265104244</text:p>
          </table:table-cell>
          <table:table-cell table:style-name="Default" table:formula="of:=[.M35]*[.$D$39]" office:value-type="float" office:value="2720.74607377322" calcext:value-type="float">
            <text:p>2720.74607377322</text:p>
          </table:table-cell>
          <table:table-cell table:style-name="Default" table:formula="of:=[.N35]*[.$D$39]" office:value-type="float" office:value="294140.92995405" calcext:value-type="float">
            <text:p>294140.92995405</text:p>
          </table:table-cell>
          <table:table-cell table:style-name="Default" table:formula="of:=[.O35]*[.$D$39]" office:value-type="float" office:value="1624.67857078457" calcext:value-type="float">
            <text:p>1624.67857078457</text:p>
          </table:table-cell>
          <table:table-cell table:style-name="Default" table:formula="of:=[.P35]*[.$D$39]" office:value-type="float" office:value="60603.3080510497" calcext:value-type="float">
            <text:p>60603.3080510497</text:p>
          </table:table-cell>
          <table:table-cell table:style-name="Default" table:formula="of:=[.Q35]*[.$D$39]" office:value-type="float" office:value="920530.3198939" calcext:value-type="float">
            <text:p>920530.3198939</text:p>
          </table:table-cell>
          <table:table-cell table:style-name="Default" table:formula="of:=[.R35]*[.$D$39]" office:value-type="float" office:value="96000000" calcext:value-type="float">
            <text:p>96000000</text:p>
          </table:table-cell>
          <table:table-cell table:style-name="Default" table:formula="of:=[.S35]*[.$D$39]" office:value-type="float" office:value="293717.406563651" calcext:value-type="float">
            <text:p>293717.406563651</text:p>
          </table:table-cell>
          <table:table-cell table:style-name="Default" table:formula="of:=[.T35]*[.$D$39]" office:value-type="float" office:value="18.1413909314561" calcext:value-type="float">
            <text:p>18.1413909314561</text:p>
          </table:table-cell>
          <table:table-cell table:style-name="Default" table:formula="of:=[.U35]*[.$D$39]" office:value-type="float" office:value="345.791393227247" calcext:value-type="float">
            <text:p>345.791393227247</text:p>
          </table:table-cell>
          <table:table-cell table:style-name="Default" table:formula="of:=[.V35]*[.$D$39]" office:value-type="float" office:value="-17.5140514067472" calcext:value-type="float">
            <text:p>-17.5140514067472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96000000/[.R35]" office:value-type="float" office:value="1.06360847134846" calcext:value-type="float">
            <text:p>1.06360847134846</text:p>
          </table:table-cell>
          <table:table-cell table:style-name="Default" table:number-columns-repeated="18"/>
          <table:table-cell table:number-columns-repeated="24"/>
        </table:table-row>
      </table:table>
      <table:table table:name="Praxair N2(1%) O2(1%) He(1%) CH4(1%) CO2(1%) Ar(95%)" table:style-name="ta1">
        <table:table-column table:style-name="co1" table:default-cell-style-name="Default"/>
        <table:table-column table:style-name="co1" table:number-columns-repeated="21" table:default-cell-style-name="ce5"/>
        <table:table-column table:style-name="co1" table:number-columns-repeated="24" table:default-cell-style-name="Default"/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office:value-type="float" office:value="609.228543223824" calcext:value-type="float">
            <text:p>609.228543223824</text:p>
          </table:table-cell>
          <table:table-cell office:value-type="float" office:value="30097.2622145813" calcext:value-type="float">
            <text:p>30097.2622145813</text:p>
          </table:table-cell>
          <table:table-cell office:value-type="float" office:value="14638.6655096034" calcext:value-type="float">
            <text:p>14638.6655096034</text:p>
          </table:table-cell>
          <table:table-cell office:value-type="float" office:value="31762.3129739836" calcext:value-type="float">
            <text:p>31762.3129739836</text:p>
          </table:table-cell>
          <table:table-cell office:value-type="float" office:value="123890.906142537" calcext:value-type="float">
            <text:p>123890.906142537</text:p>
          </table:table-cell>
          <table:table-cell office:value-type="float" office:value="834972.876132794" calcext:value-type="float">
            <text:p>834972.876132794</text:p>
          </table:table-cell>
          <table:table-cell office:value-type="float" office:value="1122417.84691902" calcext:value-type="float">
            <text:p>1122417.84691902</text:p>
          </table:table-cell>
          <table:table-cell office:value-type="float" office:value="5433.30592166109" calcext:value-type="float">
            <text:p>5433.30592166109</text:p>
          </table:table-cell>
          <table:table-cell office:value-type="float" office:value="919393.987381864" calcext:value-type="float">
            <text:p>919393.987381864</text:p>
          </table:table-cell>
          <table:table-cell office:value-type="float" office:value="4156.06851529696" calcext:value-type="float">
            <text:p>4156.06851529696</text:p>
          </table:table-cell>
          <table:table-cell office:value-type="float" office:value="537498.284508969" calcext:value-type="float">
            <text:p>537498.284508969</text:p>
          </table:table-cell>
          <table:table-cell office:value-type="float" office:value="3926.60645218275" calcext:value-type="float">
            <text:p>3926.60645218275</text:p>
          </table:table-cell>
          <table:table-cell office:value-type="float" office:value="446429.005260488" calcext:value-type="float">
            <text:p>446429.005260488</text:p>
          </table:table-cell>
          <table:table-cell office:value-type="float" office:value="1023.60593856735" calcext:value-type="float">
            <text:p>1023.60593856735</text:p>
          </table:table-cell>
          <table:table-cell office:value-type="float" office:value="91033.5585714975" calcext:value-type="float">
            <text:p>91033.5585714975</text:p>
          </table:table-cell>
          <table:table-cell office:value-type="float" office:value="1330662.56209308" calcext:value-type="float">
            <text:p>1330662.56209308</text:p>
          </table:table-cell>
          <table:table-cell office:value-type="float" office:value="144678951.171734" calcext:value-type="float">
            <text:p>144678951.171734</text:p>
          </table:table-cell>
          <table:table-cell office:value-type="float" office:value="2748.74817532811" calcext:value-type="float">
            <text:p>2748.74817532811</text:p>
          </table:table-cell>
          <table:table-cell office:value-type="float" office:value="7856.27833698885" calcext:value-type="float">
            <text:p>7856.27833698885</text:p>
          </table:table-cell>
          <table:table-cell office:value-type="float" office:value="1154151.11709002" calcext:value-type="float">
            <text:p>1154151.11709002</text:p>
          </table:table-cell>
          <table:table-cell office:value-type="float" office:value="13397.2138120181" calcext:value-type="float">
            <text:p>13397.2138120181</text:p>
          </table:table-cell>
          <table:table-cell/>
          <table:table-cell table:formula="of:=100000/[.L4]" office:value-type="float" office:value="0.186047105417936" calcext:value-type="float">
            <text:p>0.186047105417936</text:p>
          </table:table-cell>
          <table:table-cell/>
          <table:table-cell table:formula="of:=[.B4]*[.$X4]" office:value-type="float" office:value="113.345207004778" calcext:value-type="float">
            <text:p>113.345207004778</text:p>
          </table:table-cell>
          <table:table-cell table:formula="of:=[.C4]*[.$X4]" office:value-type="float" office:value="5599.50851602747" calcext:value-type="float">
            <text:p>5599.50851602747</text:p>
          </table:table-cell>
          <table:table-cell table:formula="of:=[.D4]*[.$X4]" office:value-type="float" office:value="2723.48134524309" calcext:value-type="float">
            <text:p>2723.48134524309</text:p>
          </table:table-cell>
          <table:table-cell table:formula="of:=[.E4]*[.$X4]" office:value-type="float" office:value="5909.28639018821" calcext:value-type="float">
            <text:p>5909.28639018821</text:p>
          </table:table-cell>
          <table:table-cell table:formula="of:=[.F4]*[.$X4]" office:value-type="float" office:value="23049.5444754242" calcext:value-type="float">
            <text:p>23049.5444754242</text:p>
          </table:table-cell>
          <table:table-cell table:formula="of:=[.G4]*[.$X4]" office:value-type="float" office:value="155344.286706995" calcext:value-type="float">
            <text:p>155344.286706995</text:p>
          </table:table-cell>
          <table:table-cell table:formula="of:=[.H4]*[.$X4]" office:value-type="float" office:value="208822.591488716" calcext:value-type="float">
            <text:p>208822.591488716</text:p>
          </table:table-cell>
          <table:table-cell table:formula="of:=[.I4]*[.$X4]" office:value-type="float" office:value="1010.85083957518" calcext:value-type="float">
            <text:p>1010.85083957518</text:p>
          </table:table-cell>
          <table:table-cell table:formula="of:=[.J4]*[.$X4]" office:value-type="float" office:value="171050.59009105" calcext:value-type="float">
            <text:p>171050.59009105</text:p>
          </table:table-cell>
          <table:table-cell table:formula="of:=[.K4]*[.$X4]" office:value-type="float" office:value="773.224517189619" calcext:value-type="float">
            <text:p>773.224517189619</text:p>
          </table:table-cell>
          <table:table-cell table:formula="of:=[.L4]*[.$X4]" office:value-type="float" office:value="100000" calcext:value-type="float">
            <text:p>100000</text:p>
          </table:table-cell>
          <table:table-cell table:formula="of:=[.M4]*[.$X4]" office:value-type="float" office:value="730.533764543992" calcext:value-type="float">
            <text:p>730.533764543992</text:p>
          </table:table-cell>
          <table:table-cell table:formula="of:=[.N4]*[.$X4]" office:value-type="float" office:value="83056.8242033224" calcext:value-type="float">
            <text:p>83056.8242033224</text:p>
          </table:table-cell>
          <table:table-cell table:formula="of:=[.O4]*[.$X4]" office:value-type="float" office:value="190.438921959065" calcext:value-type="float">
            <text:p>190.438921959065</text:p>
          </table:table-cell>
          <table:table-cell table:formula="of:=[.P4]*[.$X4]" office:value-type="float" office:value="16936.5300681213" calcext:value-type="float">
            <text:p>16936.5300681213</text:p>
          </table:table-cell>
          <table:table-cell table:formula="of:=[.Q4]*[.$X4]" office:value-type="float" office:value="247565.917965432" calcext:value-type="float">
            <text:p>247565.917965432</text:p>
          </table:table-cell>
          <table:table-cell table:formula="of:=[.R4]*[.$X4]" office:value-type="float" office:value="26917100.080404" calcext:value-type="float">
            <text:p>26917100.080404</text:p>
          </table:table-cell>
          <table:table-cell table:formula="of:=[.S4]*[.$X4]" office:value-type="float" office:value="511.396641542629" calcext:value-type="float">
            <text:p>511.396641542629</text:p>
          </table:table-cell>
          <table:table-cell table:formula="of:=[.T4]*[.$X4]" office:value-type="float" office:value="1461.63784395441" calcext:value-type="float">
            <text:p>1461.63784395441</text:p>
          </table:table-cell>
          <table:table-cell table:formula="of:=[.U4]*[.$X4]" office:value-type="float" office:value="214726.474549476" calcext:value-type="float">
            <text:p>214726.474549476</text:p>
          </table:table-cell>
          <table:table-cell table:formula="of:=[.V4]*[.$X4]" office:value-type="float" office:value="2492.51285039116" calcext:value-type="float">
            <text:p>2492.51285039116</text:p>
          </table:table-cell>
        </table:table-row>
        <table:table-row table:style-name="ro1">
          <table:table-cell/>
          <table:table-cell office:value-type="float" office:value="780.804270621356" calcext:value-type="float">
            <text:p>780.804270621356</text:p>
          </table:table-cell>
          <table:table-cell office:value-type="float" office:value="29817.2415031579" calcext:value-type="float">
            <text:p>29817.2415031579</text:p>
          </table:table-cell>
          <table:table-cell office:value-type="float" office:value="14517.3711758189" calcext:value-type="float">
            <text:p>14517.3711758189</text:p>
          </table:table-cell>
          <table:table-cell office:value-type="float" office:value="31973.895045199" calcext:value-type="float">
            <text:p>31973.895045199</text:p>
          </table:table-cell>
          <table:table-cell office:value-type="float" office:value="123855.694307323" calcext:value-type="float">
            <text:p>123855.694307323</text:p>
          </table:table-cell>
          <table:table-cell office:value-type="float" office:value="835415.567817123" calcext:value-type="float">
            <text:p>835415.567817123</text:p>
          </table:table-cell>
          <table:table-cell office:value-type="float" office:value="1117686.58748089" calcext:value-type="float">
            <text:p>1117686.58748089</text:p>
          </table:table-cell>
          <table:table-cell office:value-type="float" office:value="5382.69855464842" calcext:value-type="float">
            <text:p>5382.69855464842</text:p>
          </table:table-cell>
          <table:table-cell office:value-type="float" office:value="920921.23500538" calcext:value-type="float">
            <text:p>920921.23500538</text:p>
          </table:table-cell>
          <table:table-cell office:value-type="float" office:value="4102.63181248662" calcext:value-type="float">
            <text:p>4102.63181248662</text:p>
          </table:table-cell>
          <table:table-cell office:value-type="float" office:value="538763.80180726" calcext:value-type="float">
            <text:p>538763.80180726</text:p>
          </table:table-cell>
          <table:table-cell office:value-type="float" office:value="3981.89420686068" calcext:value-type="float">
            <text:p>3981.89420686068</text:p>
          </table:table-cell>
          <table:table-cell office:value-type="float" office:value="446665.980824553" calcext:value-type="float">
            <text:p>446665.980824553</text:p>
          </table:table-cell>
          <table:table-cell office:value-type="float" office:value="770.484951850672" calcext:value-type="float">
            <text:p>770.484951850672</text:p>
          </table:table-cell>
          <table:table-cell office:value-type="float" office:value="91380.9181221166" calcext:value-type="float">
            <text:p>91380.9181221166</text:p>
          </table:table-cell>
          <table:table-cell office:value-type="float" office:value="1323393.53474582" calcext:value-type="float">
            <text:p>1323393.53474582</text:p>
          </table:table-cell>
          <table:table-cell office:value-type="float" office:value="144554712.013403" calcext:value-type="float">
            <text:p>144554712.013403</text:p>
          </table:table-cell>
          <table:table-cell office:value-type="float" office:value="2574.88925211888" calcext:value-type="float">
            <text:p>2574.88925211888</text:p>
          </table:table-cell>
          <table:table-cell office:value-type="float" office:value="7760.62465118389" calcext:value-type="float">
            <text:p>7760.62465118389</text:p>
          </table:table-cell>
          <table:table-cell office:value-type="float" office:value="1159540.31185886" calcext:value-type="float">
            <text:p>1159540.31185886</text:p>
          </table:table-cell>
          <table:table-cell office:value-type="float" office:value="13567.9488261309" calcext:value-type="float">
            <text:p>13567.9488261309</text:p>
          </table:table-cell>
          <table:table-cell/>
          <table:table-cell table:formula="of:=100000/[.L5]" office:value-type="float" office:value="0.185610094190728" calcext:value-type="float">
            <text:p>0.185610094190728</text:p>
          </table:table-cell>
          <table:table-cell/>
          <table:table-cell table:formula="of:=[.B5]*[.$X5]" office:value-type="float" office:value="144.925154214552" calcext:value-type="float">
            <text:p>144.925154214552</text:p>
          </table:table-cell>
          <table:table-cell table:formula="of:=[.C5]*[.$X5]" office:value-type="float" office:value="5534.38100390881" calcext:value-type="float">
            <text:p>5534.38100390881</text:p>
          </table:table-cell>
          <table:table-cell table:formula="of:=[.D5]*[.$X5]" office:value-type="float" office:value="2694.5706313455" calcext:value-type="float">
            <text:p>2694.5706313455</text:p>
          </table:table-cell>
          <table:table-cell table:formula="of:=[.E5]*[.$X5]" office:value-type="float" office:value="5934.67767098382" calcext:value-type="float">
            <text:p>5934.67767098382</text:p>
          </table:table-cell>
          <table:table-cell table:formula="of:=[.F5]*[.$X5]" office:value-type="float" office:value="22988.8670864402" calcext:value-type="float">
            <text:p>22988.8670864402</text:p>
          </table:table-cell>
          <table:table-cell table:formula="of:=[.G5]*[.$X5]" office:value-type="float" office:value="155061.562230936" calcext:value-type="float">
            <text:p>155061.562230936</text:p>
          </table:table-cell>
          <table:table-cell table:formula="of:=[.H5]*[.$X5]" office:value-type="float" office:value="207453.912778041" calcext:value-type="float">
            <text:p>207453.912778041</text:p>
          </table:table-cell>
          <table:table-cell table:formula="of:=[.I5]*[.$X5]" office:value-type="float" office:value="999.083185728586" calcext:value-type="float">
            <text:p>999.083185728586</text:p>
          </table:table-cell>
          <table:table-cell table:formula="of:=[.J5]*[.$X5]" office:value-type="float" office:value="170932.27717159" calcext:value-type="float">
            <text:p>170932.27717159</text:p>
          </table:table-cell>
          <table:table-cell table:formula="of:=[.K5]*[.$X5]" office:value-type="float" office:value="761.489877145517" calcext:value-type="float">
            <text:p>761.489877145517</text:p>
          </table:table-cell>
          <table:table-cell table:formula="of:=[.L5]*[.$X5]" office:value-type="float" office:value="100000" calcext:value-type="float">
            <text:p>100000</text:p>
          </table:table-cell>
          <table:table-cell table:formula="of:=[.M5]*[.$X5]" office:value-type="float" office:value="739.079758792923" calcext:value-type="float">
            <text:p>739.079758792923</text:p>
          </table:table-cell>
          <table:table-cell table:formula="of:=[.N5]*[.$X5]" office:value-type="float" office:value="82905.714772639" calcext:value-type="float">
            <text:p>82905.714772639</text:p>
          </table:table-cell>
          <table:table-cell table:formula="of:=[.O5]*[.$X5]" office:value-type="float" office:value="143.009784485541" calcext:value-type="float">
            <text:p>143.009784485541</text:p>
          </table:table-cell>
          <table:table-cell table:formula="of:=[.P5]*[.$X5]" office:value-type="float" office:value="16961.2208198812" calcext:value-type="float">
            <text:p>16961.2208198812</text:p>
          </table:table-cell>
          <table:table-cell table:formula="of:=[.Q5]*[.$X5]" office:value-type="float" office:value="245635.198635572" calcext:value-type="float">
            <text:p>245635.198635572</text:p>
          </table:table-cell>
          <table:table-cell table:formula="of:=[.R5]*[.$X5]" office:value-type="float" office:value="26830813.7125212" calcext:value-type="float">
            <text:p>26830813.7125212</text:p>
          </table:table-cell>
          <table:table-cell table:formula="of:=[.S5]*[.$X5]" office:value-type="float" office:value="477.925436616477" calcext:value-type="float">
            <text:p>477.925436616477</text:p>
          </table:table-cell>
          <table:table-cell table:formula="of:=[.T5]*[.$X5]" office:value-type="float" office:value="1440.45027248512" calcext:value-type="float">
            <text:p>1440.45027248512</text:p>
          </table:table-cell>
          <table:table-cell table:formula="of:=[.U5]*[.$X5]" office:value-type="float" office:value="215222.386502069" calcext:value-type="float">
            <text:p>215222.386502069</text:p>
          </table:table-cell>
          <table:table-cell table:formula="of:=[.V5]*[.$X5]" office:value-type="float" office:value="2518.34825959313" calcext:value-type="float">
            <text:p>2518.34825959313</text:p>
          </table:table-cell>
        </table:table-row>
        <table:table-row table:style-name="ro1">
          <table:table-cell/>
          <table:table-cell office:value-type="float" office:value="734.89394302058" calcext:value-type="float">
            <text:p>734.89394302058</text:p>
          </table:table-cell>
          <table:table-cell office:value-type="float" office:value="30119.641843005" calcext:value-type="float">
            <text:p>30119.641843005</text:p>
          </table:table-cell>
          <table:table-cell office:value-type="float" office:value="14549.3064494127" calcext:value-type="float">
            <text:p>14549.3064494127</text:p>
          </table:table-cell>
          <table:table-cell office:value-type="float" office:value="31963.6396884878" calcext:value-type="float">
            <text:p>31963.6396884878</text:p>
          </table:table-cell>
          <table:table-cell office:value-type="float" office:value="123833.614658592" calcext:value-type="float">
            <text:p>123833.614658592</text:p>
          </table:table-cell>
          <table:table-cell office:value-type="float" office:value="833962.045216415" calcext:value-type="float">
            <text:p>833962.045216415</text:p>
          </table:table-cell>
          <table:table-cell office:value-type="float" office:value="1114855.47040838" calcext:value-type="float">
            <text:p>1114855.47040838</text:p>
          </table:table-cell>
          <table:table-cell office:value-type="float" office:value="5533.57673346307" calcext:value-type="float">
            <text:p>5533.57673346307</text:p>
          </table:table-cell>
          <table:table-cell office:value-type="float" office:value="918563.537962906" calcext:value-type="float">
            <text:p>918563.537962906</text:p>
          </table:table-cell>
          <table:table-cell office:value-type="float" office:value="4087.59628927481" calcext:value-type="float">
            <text:p>4087.59628927481</text:p>
          </table:table-cell>
          <table:table-cell office:value-type="float" office:value="537593.818664547" calcext:value-type="float">
            <text:p>537593.818664547</text:p>
          </table:table-cell>
          <table:table-cell office:value-type="float" office:value="3926.12367271834" calcext:value-type="float">
            <text:p>3926.12367271834</text:p>
          </table:table-cell>
          <table:table-cell office:value-type="float" office:value="445748.807604858" calcext:value-type="float">
            <text:p>445748.807604858</text:p>
          </table:table-cell>
          <table:table-cell office:value-type="float" office:value="931.788796973685" calcext:value-type="float">
            <text:p>931.788796973685</text:p>
          </table:table-cell>
          <table:table-cell office:value-type="float" office:value="90662.7558212115" calcext:value-type="float">
            <text:p>90662.7558212115</text:p>
          </table:table-cell>
          <table:table-cell office:value-type="float" office:value="1330673.02725754" calcext:value-type="float">
            <text:p>1330673.02725754</text:p>
          </table:table-cell>
          <table:table-cell office:value-type="float" office:value="144320545.162329" calcext:value-type="float">
            <text:p>144320545.162329</text:p>
          </table:table-cell>
          <table:table-cell office:value-type="float" office:value="2617.83002435807" calcext:value-type="float">
            <text:p>2617.83002435807</text:p>
          </table:table-cell>
          <table:table-cell office:value-type="float" office:value="7796.93631173438" calcext:value-type="float">
            <text:p>7796.93631173438</text:p>
          </table:table-cell>
          <table:table-cell office:value-type="float" office:value="1166184.083803" calcext:value-type="float">
            <text:p>1166184.083803</text:p>
          </table:table-cell>
          <table:table-cell office:value-type="float" office:value="13596.0157239411" calcext:value-type="float">
            <text:p>13596.0157239411</text:p>
          </table:table-cell>
          <table:table-cell/>
          <table:table-cell table:formula="of:=100000/[.L6]" office:value-type="float" office:value="0.186014043555064" calcext:value-type="float">
            <text:p>0.186014043555064</text:p>
          </table:table-cell>
          <table:table-cell/>
          <table:table-cell table:formula="of:=[.B6]*[.$X6]" office:value-type="float" office:value="136.700593925383" calcext:value-type="float">
            <text:p>136.700593925383</text:p>
          </table:table-cell>
          <table:table-cell table:formula="of:=[.C6]*[.$X6]" office:value-type="float" office:value="5602.67636964765" calcext:value-type="float">
            <text:p>5602.67636964765</text:p>
          </table:table-cell>
          <table:table-cell table:formula="of:=[.D6]*[.$X6]" office:value-type="float" office:value="2706.37532357702" calcext:value-type="float">
            <text:p>2706.37532357702</text:p>
          </table:table-cell>
          <table:table-cell table:formula="of:=[.E6]*[.$X6]" office:value-type="float" office:value="5945.68586519273" calcext:value-type="float">
            <text:p>5945.68586519273</text:p>
          </table:table-cell>
          <table:table-cell table:formula="of:=[.F6]*[.$X6]" office:value-type="float" office:value="23034.7913906843" calcext:value-type="float">
            <text:p>23034.7913906843</text:p>
          </table:table-cell>
          <table:table-cell table:formula="of:=[.G6]*[.$X6]" office:value-type="float" office:value="155128.652202156" calcext:value-type="float">
            <text:p>155128.652202156</text:p>
          </table:table-cell>
          <table:table-cell table:formula="of:=[.H6]*[.$X6]" office:value-type="float" office:value="207378.774030145" calcext:value-type="float">
            <text:p>207378.774030145</text:p>
          </table:table-cell>
          <table:table-cell table:formula="of:=[.I6]*[.$X6]" office:value-type="float" office:value="1029.32298351369" calcext:value-type="float">
            <text:p>1029.32298351369</text:p>
          </table:table-cell>
          <table:table-cell table:formula="of:=[.J6]*[.$X6]" office:value-type="float" office:value="170865.717958725" calcext:value-type="float">
            <text:p>170865.717958725</text:p>
          </table:table-cell>
          <table:table-cell table:formula="of:=[.K6]*[.$X6]" office:value-type="float" office:value="760.350314188681" calcext:value-type="float">
            <text:p>760.350314188681</text:p>
          </table:table-cell>
          <table:table-cell table:formula="of:=[.L6]*[.$X6]" office:value-type="float" office:value="100000" calcext:value-type="float">
            <text:p>100000</text:p>
          </table:table-cell>
          <table:table-cell table:formula="of:=[.M6]*[.$X6]" office:value-type="float" office:value="730.314139859596" calcext:value-type="float">
            <text:p>730.314139859596</text:p>
          </table:table-cell>
          <table:table-cell table:formula="of:=[.N6]*[.$X6]" office:value-type="float" office:value="82915.5381124277" calcext:value-type="float">
            <text:p>82915.5381124277</text:p>
          </table:table-cell>
          <table:table-cell table:formula="of:=[.O6]*[.$X6]" office:value-type="float" office:value="173.325801864383" calcext:value-type="float">
            <text:p>173.325801864383</text:p>
          </table:table-cell>
          <table:table-cell table:formula="of:=[.P6]*[.$X6]" office:value-type="float" office:value="16864.5458101489" calcext:value-type="float">
            <text:p>16864.5458101489</text:p>
          </table:table-cell>
          <table:table-cell table:formula="of:=[.Q6]*[.$X6]" office:value-type="float" office:value="247523.870449832" calcext:value-type="float">
            <text:p>247523.870449832</text:p>
          </table:table-cell>
          <table:table-cell table:formula="of:=[.R6]*[.$X6]" office:value-type="float" office:value="26845648.173716" calcext:value-type="float">
            <text:p>26845648.173716</text:p>
          </table:table-cell>
          <table:table-cell table:formula="of:=[.S6]*[.$X6]" office:value-type="float" office:value="486.953148170695" calcext:value-type="float">
            <text:p>486.953148170695</text:p>
          </table:table-cell>
          <table:table-cell table:formula="of:=[.T6]*[.$X6]" office:value-type="float" office:value="1450.33965068702" calcext:value-type="float">
            <text:p>1450.33965068702</text:p>
          </table:table-cell>
          <table:table-cell table:formula="of:=[.U6]*[.$X6]" office:value-type="float" office:value="216926.616957753" calcext:value-type="float">
            <text:p>216926.616957753</text:p>
          </table:table-cell>
          <table:table-cell table:formula="of:=[.V6]*[.$X6]" office:value-type="float" office:value="2529.04986104851" calcext:value-type="float">
            <text:p>2529.04986104851</text:p>
          </table:table-cell>
        </table:table-row>
        <table:table-row table:style-name="ro1">
          <table:table-cell/>
          <table:table-cell office:value-type="float" office:value="505.226256890709" calcext:value-type="float">
            <text:p>505.226256890709</text:p>
          </table:table-cell>
          <table:table-cell office:value-type="float" office:value="29790.6975376915" calcext:value-type="float">
            <text:p>29790.6975376915</text:p>
          </table:table-cell>
          <table:table-cell office:value-type="float" office:value="14700.0116762612" calcext:value-type="float">
            <text:p>14700.0116762612</text:p>
          </table:table-cell>
          <table:table-cell office:value-type="float" office:value="31925.060233257" calcext:value-type="float">
            <text:p>31925.060233257</text:p>
          </table:table-cell>
          <table:table-cell office:value-type="float" office:value="123560.713198171" calcext:value-type="float">
            <text:p>123560.713198171</text:p>
          </table:table-cell>
          <table:table-cell office:value-type="float" office:value="833136.812113298" calcext:value-type="float">
            <text:p>833136.812113298</text:p>
          </table:table-cell>
          <table:table-cell office:value-type="float" office:value="1109255.10450716" calcext:value-type="float">
            <text:p>1109255.10450716</text:p>
          </table:table-cell>
          <table:table-cell office:value-type="float" office:value="5648.20047077523" calcext:value-type="float">
            <text:p>5648.20047077523</text:p>
          </table:table-cell>
          <table:table-cell office:value-type="float" office:value="917614.317590575" calcext:value-type="float">
            <text:p>917614.317590575</text:p>
          </table:table-cell>
          <table:table-cell office:value-type="float" office:value="4186.43315706968" calcext:value-type="float">
            <text:p>4186.43315706968</text:p>
          </table:table-cell>
          <table:table-cell office:value-type="float" office:value="538091.026859583" calcext:value-type="float">
            <text:p>538091.026859583</text:p>
          </table:table-cell>
          <table:table-cell office:value-type="float" office:value="4145.55219580999" calcext:value-type="float">
            <text:p>4145.55219580999</text:p>
          </table:table-cell>
          <table:table-cell office:value-type="float" office:value="446264.963967777" calcext:value-type="float">
            <text:p>446264.963967777</text:p>
          </table:table-cell>
          <table:table-cell office:value-type="float" office:value="885.786108832933" calcext:value-type="float">
            <text:p>885.786108832933</text:p>
          </table:table-cell>
          <table:table-cell office:value-type="float" office:value="90708.5730645048" calcext:value-type="float">
            <text:p>90708.5730645048</text:p>
          </table:table-cell>
          <table:table-cell office:value-type="float" office:value="1334080.70807008" calcext:value-type="float">
            <text:p>1334080.70807008</text:p>
          </table:table-cell>
          <table:table-cell office:value-type="float" office:value="144147956.863937" calcext:value-type="float">
            <text:p>144147956.863937</text:p>
          </table:table-cell>
          <table:table-cell office:value-type="float" office:value="2687.14465688798" calcext:value-type="float">
            <text:p>2687.14465688798</text:p>
          </table:table-cell>
          <table:table-cell office:value-type="float" office:value="7866.3182028023" calcext:value-type="float">
            <text:p>7866.3182028023</text:p>
          </table:table-cell>
          <table:table-cell office:value-type="float" office:value="1128949.00319916" calcext:value-type="float">
            <text:p>1128949.00319916</text:p>
          </table:table-cell>
          <table:table-cell office:value-type="float" office:value="13608.9930133168" calcext:value-type="float">
            <text:p>13608.9930133168</text:p>
          </table:table-cell>
          <table:table-cell/>
          <table:table-cell table:formula="of:=100000/[.L7]" office:value-type="float" office:value="0.185842162400704" calcext:value-type="float">
            <text:p>0.185842162400704</text:p>
          </table:table-cell>
          <table:table-cell/>
          <table:table-cell table:formula="of:=[.B7]*[.$X7]" office:value-type="float" office:value="93.8923400821828" calcext:value-type="float">
            <text:p>93.8923400821828</text:p>
          </table:table-cell>
          <table:table-cell table:formula="of:=[.C7]*[.$X7]" office:value-type="float" office:value="5536.36764982991" calcext:value-type="float">
            <text:p>5536.36764982991</text:p>
          </table:table-cell>
          <table:table-cell table:formula="of:=[.D7]*[.$X7]" office:value-type="float" office:value="2731.88195723197" calcext:value-type="float">
            <text:p>2731.88195723197</text:p>
          </table:table-cell>
          <table:table-cell table:formula="of:=[.E7]*[.$X7]" office:value-type="float" office:value="5933.02222852119" calcext:value-type="float">
            <text:p>5933.02222852119</text:p>
          </table:table-cell>
          <table:table-cell table:formula="of:=[.F7]*[.$X7]" office:value-type="float" office:value="22962.7901285213" calcext:value-type="float">
            <text:p>22962.7901285213</text:p>
          </table:table-cell>
          <table:table-cell table:formula="of:=[.G7]*[.$X7]" office:value-type="float" office:value="154831.946738764" calcext:value-type="float">
            <text:p>154831.946738764</text:p>
          </table:table-cell>
          <table:table-cell table:formula="of:=[.H7]*[.$X7]" office:value-type="float" office:value="206146.367275629" calcext:value-type="float">
            <text:p>206146.367275629</text:p>
          </table:table-cell>
          <table:table-cell table:formula="of:=[.I7]*[.$X7]" office:value-type="float" office:value="1049.67378916154" calcext:value-type="float">
            <text:p>1049.67378916154</text:p>
          </table:table-cell>
          <table:table-cell table:formula="of:=[.J7]*[.$X7]" office:value-type="float" office:value="170531.429030878" calcext:value-type="float">
            <text:p>170531.429030878</text:p>
          </table:table-cell>
          <table:table-cell table:formula="of:=[.K7]*[.$X7]" office:value-type="float" office:value="778.015790655834" calcext:value-type="float">
            <text:p>778.015790655834</text:p>
          </table:table-cell>
          <table:table-cell table:formula="of:=[.L7]*[.$X7]" office:value-type="float" office:value="100000" calcext:value-type="float">
            <text:p>100000</text:p>
          </table:table-cell>
          <table:table-cell table:formula="of:=[.M7]*[.$X7]" office:value-type="float" office:value="770.418384414314" calcext:value-type="float">
            <text:p>770.418384414314</text:p>
          </table:table-cell>
          <table:table-cell table:formula="of:=[.N7]*[.$X7]" office:value-type="float" office:value="82934.8459074438" calcext:value-type="float">
            <text:p>82934.8459074438</text:p>
          </table:table-cell>
          <table:table-cell table:formula="of:=[.O7]*[.$X7]" office:value-type="float" office:value="164.616405890017" calcext:value-type="float">
            <text:p>164.616405890017</text:p>
          </table:table-cell>
          <table:table-cell table:formula="of:=[.P7]*[.$X7]" office:value-type="float" office:value="16857.4773665898" calcext:value-type="float">
            <text:p>16857.4773665898</text:p>
          </table:table-cell>
          <table:table-cell table:formula="of:=[.Q7]*[.$X7]" office:value-type="float" office:value="247928.443604806" calcext:value-type="float">
            <text:p>247928.443604806</text:p>
          </table:table-cell>
          <table:table-cell table:formula="of:=[.R7]*[.$X7]" office:value-type="float" office:value="26788768.0092374" calcext:value-type="float">
            <text:p>26788768.0092374</text:p>
          </table:table-cell>
          <table:table-cell table:formula="of:=[.S7]*[.$X7]" office:value-type="float" office:value="499.384773719559" calcext:value-type="float">
            <text:p>499.384773719559</text:p>
          </table:table-cell>
          <table:table-cell table:formula="of:=[.T7]*[.$X7]" office:value-type="float" office:value="1461.8935849408" calcext:value-type="float">
            <text:p>1461.8935849408</text:p>
          </table:table-cell>
          <table:table-cell table:formula="of:=[.U7]*[.$X7]" office:value-type="float" office:value="209806.323994651" calcext:value-type="float">
            <text:p>209806.323994651</text:p>
          </table:table-cell>
          <table:table-cell table:formula="of:=[.V7]*[.$X7]" office:value-type="float" office:value="2529.12468969086" calcext:value-type="float">
            <text:p>2529.12468969086</text:p>
          </table:table-cell>
        </table:table-row>
        <table:table-row table:style-name="ro1">
          <table:table-cell/>
          <table:table-cell office:value-type="float" office:value="736.42863523269" calcext:value-type="float">
            <text:p>736.42863523269</text:p>
          </table:table-cell>
          <table:table-cell office:value-type="float" office:value="29832.8765353954" calcext:value-type="float">
            <text:p>29832.8765353954</text:p>
          </table:table-cell>
          <table:table-cell office:value-type="float" office:value="14823.0982663852" calcext:value-type="float">
            <text:p>14823.0982663852</text:p>
          </table:table-cell>
          <table:table-cell office:value-type="float" office:value="31824.2223381813" calcext:value-type="float">
            <text:p>31824.2223381813</text:p>
          </table:table-cell>
          <table:table-cell office:value-type="float" office:value="123821.806157839" calcext:value-type="float">
            <text:p>123821.806157839</text:p>
          </table:table-cell>
          <table:table-cell office:value-type="float" office:value="832164.857254509" calcext:value-type="float">
            <text:p>832164.857254509</text:p>
          </table:table-cell>
          <table:table-cell office:value-type="float" office:value="1141632.1193002" calcext:value-type="float">
            <text:p>1141632.1193002</text:p>
          </table:table-cell>
          <table:table-cell office:value-type="float" office:value="5695.07810061808" calcext:value-type="float">
            <text:p>5695.07810061808</text:p>
          </table:table-cell>
          <table:table-cell office:value-type="float" office:value="914309.882100405" calcext:value-type="float">
            <text:p>914309.882100405</text:p>
          </table:table-cell>
          <table:table-cell office:value-type="float" office:value="4122.74809426104" calcext:value-type="float">
            <text:p>4122.74809426104</text:p>
          </table:table-cell>
          <table:table-cell office:value-type="float" office:value="536171.346498257" calcext:value-type="float">
            <text:p>536171.346498257</text:p>
          </table:table-cell>
          <table:table-cell office:value-type="float" office:value="3949.37836988596" calcext:value-type="float">
            <text:p>3949.37836988596</text:p>
          </table:table-cell>
          <table:table-cell office:value-type="float" office:value="446204.948234776" calcext:value-type="float">
            <text:p>446204.948234776</text:p>
          </table:table-cell>
          <table:table-cell office:value-type="float" office:value="1010.47909543969" calcext:value-type="float">
            <text:p>1010.47909543969</text:p>
          </table:table-cell>
          <table:table-cell office:value-type="float" office:value="90996.9413152392" calcext:value-type="float">
            <text:p>90996.9413152392</text:p>
          </table:table-cell>
          <table:table-cell office:value-type="float" office:value="1333819.20345473" calcext:value-type="float">
            <text:p>1333819.20345473</text:p>
          </table:table-cell>
          <table:table-cell office:value-type="float" office:value="144265710.17942" calcext:value-type="float">
            <text:p>144265710.17942</text:p>
          </table:table-cell>
          <table:table-cell office:value-type="float" office:value="2542.60043662651" calcext:value-type="float">
            <text:p>2542.60043662651</text:p>
          </table:table-cell>
          <table:table-cell office:value-type="float" office:value="7697.44279864061" calcext:value-type="float">
            <text:p>7697.44279864061</text:p>
          </table:table-cell>
          <table:table-cell office:value-type="float" office:value="1136928.22726413" calcext:value-type="float">
            <text:p>1136928.22726413</text:p>
          </table:table-cell>
          <table:table-cell office:value-type="float" office:value="13707.3064206956" calcext:value-type="float">
            <text:p>13707.3064206956</text:p>
          </table:table-cell>
          <table:table-cell/>
          <table:table-cell table:formula="of:=100000/[.L8]" office:value-type="float" office:value="0.186507542137605" calcext:value-type="float">
            <text:p>0.186507542137605</text:p>
          </table:table-cell>
          <table:table-cell/>
          <table:table-cell table:formula="of:=[.B8]*[.$X8]" office:value-type="float" office:value="137.349494717" calcext:value-type="float">
            <text:p>137.349494717</text:p>
          </table:table-cell>
          <table:table-cell table:formula="of:=[.C8]*[.$X8]" office:value-type="float" office:value="5564.05647751122" calcext:value-type="float">
            <text:p>5564.05647751122</text:p>
          </table:table-cell>
          <table:table-cell table:formula="of:=[.D8]*[.$X8]" office:value-type="float" office:value="2764.61962452769" calcext:value-type="float">
            <text:p>2764.61962452769</text:p>
          </table:table-cell>
          <table:table-cell table:formula="of:=[.E8]*[.$X8]" office:value-type="float" office:value="5935.45748873485" calcext:value-type="float">
            <text:p>5935.45748873485</text:p>
          </table:table-cell>
          <table:table-cell table:formula="of:=[.F8]*[.$X8]" office:value-type="float" office:value="23093.7007295375" calcext:value-type="float">
            <text:p>23093.7007295375</text:p>
          </table:table-cell>
          <table:table-cell table:formula="of:=[.G8]*[.$X8]" office:value-type="float" office:value="155205.022179829" calcext:value-type="float">
            <text:p>155205.022179829</text:p>
          </table:table-cell>
          <table:table-cell table:formula="of:=[.H8]*[.$X8]" office:value-type="float" office:value="212923.000596025" calcext:value-type="float">
            <text:p>212923.000596025</text:p>
          </table:table-cell>
          <table:table-cell table:formula="of:=[.I8]*[.$X8]" office:value-type="float" office:value="1062.17501882798" calcext:value-type="float">
            <text:p>1062.17501882798</text:p>
          </table:table-cell>
          <table:table-cell table:formula="of:=[.J8]*[.$X8]" office:value-type="float" office:value="170525.68886267" calcext:value-type="float">
            <text:p>170525.68886267</text:p>
          </table:table-cell>
          <table:table-cell table:formula="of:=[.K8]*[.$X8]" office:value-type="float" office:value="768.923613913121" calcext:value-type="float">
            <text:p>768.923613913121</text:p>
          </table:table-cell>
          <table:table-cell table:formula="of:=[.L8]*[.$X8]" office:value-type="float" office:value="100000" calcext:value-type="float">
            <text:p>100000</text:p>
          </table:table-cell>
          <table:table-cell table:formula="of:=[.M8]*[.$X8]" office:value-type="float" office:value="736.588852738851" calcext:value-type="float">
            <text:p>736.588852738851</text:p>
          </table:table-cell>
          <table:table-cell table:formula="of:=[.N8]*[.$X8]" office:value-type="float" office:value="83220.5881849053" calcext:value-type="float">
            <text:p>83220.5881849053</text:p>
          </table:table-cell>
          <table:table-cell table:formula="of:=[.O8]*[.$X8]" office:value-type="float" office:value="188.461972471887" calcext:value-type="float">
            <text:p>188.461972471887</text:p>
          </table:table-cell>
          <table:table-cell table:formula="of:=[.P8]*[.$X8]" office:value-type="float" office:value="16971.6158667451" calcext:value-type="float">
            <text:p>16971.6158667451</text:p>
          </table:table-cell>
          <table:table-cell table:formula="of:=[.Q8]*[.$X8]" office:value-type="float" office:value="248767.34129228" calcext:value-type="float">
            <text:p>248767.34129228</text:p>
          </table:table-cell>
          <table:table-cell table:formula="of:=[.R8]*[.$X8]" office:value-type="float" office:value="26906643.0202997" calcext:value-type="float">
            <text:p>26906643.0202997</text:p>
          </table:table-cell>
          <table:table-cell table:formula="of:=[.S8]*[.$X8]" office:value-type="float" office:value="474.214158073211" calcext:value-type="float">
            <text:p>474.214158073211</text:p>
          </table:table-cell>
          <table:table-cell table:formula="of:=[.T8]*[.$X8]" office:value-type="float" office:value="1435.63113711927" calcext:value-type="float">
            <text:p>1435.63113711927</text:p>
          </table:table-cell>
          <table:table-cell table:formula="of:=[.U8]*[.$X8]" office:value-type="float" office:value="212045.689253897" calcext:value-type="float">
            <text:p>212045.689253897</text:p>
          </table:table-cell>
          <table:table-cell table:formula="of:=[.V8]*[.$X8]" office:value-type="float" office:value="2556.51602985095" calcext:value-type="float">
            <text:p>2556.51602985095</text:p>
          </table:table-cell>
        </table:table-row>
        <table:table-row table:style-name="ro1">
          <table:table-cell/>
          <table:table-cell office:value-type="float" office:value="804.277655937792" calcext:value-type="float">
            <text:p>804.277655937792</text:p>
          </table:table-cell>
          <table:table-cell office:value-type="float" office:value="29646.2475377087" calcext:value-type="float">
            <text:p>29646.2475377087</text:p>
          </table:table-cell>
          <table:table-cell office:value-type="float" office:value="14615.0338525606" calcext:value-type="float">
            <text:p>14615.0338525606</text:p>
          </table:table-cell>
          <table:table-cell office:value-type="float" office:value="31988.4083734429" calcext:value-type="float">
            <text:p>31988.4083734429</text:p>
          </table:table-cell>
          <table:table-cell office:value-type="float" office:value="123757.107285819" calcext:value-type="float">
            <text:p>123757.107285819</text:p>
          </table:table-cell>
          <table:table-cell office:value-type="float" office:value="834543.195793566" calcext:value-type="float">
            <text:p>834543.195793566</text:p>
          </table:table-cell>
          <table:table-cell office:value-type="float" office:value="1120360.71565399" calcext:value-type="float">
            <text:p>1120360.71565399</text:p>
          </table:table-cell>
          <table:table-cell office:value-type="float" office:value="5545.12912588395" calcext:value-type="float">
            <text:p>5545.12912588395</text:p>
          </table:table-cell>
          <table:table-cell office:value-type="float" office:value="918482.657413825" calcext:value-type="float">
            <text:p>918482.657413825</text:p>
          </table:table-cell>
          <table:table-cell office:value-type="float" office:value="4477.86640017338" calcext:value-type="float">
            <text:p>4477.86640017338</text:p>
          </table:table-cell>
          <table:table-cell office:value-type="float" office:value="537101.276213208" calcext:value-type="float">
            <text:p>537101.276213208</text:p>
          </table:table-cell>
          <table:table-cell office:value-type="float" office:value="4034.64885535643" calcext:value-type="float">
            <text:p>4034.64885535643</text:p>
          </table:table-cell>
          <table:table-cell office:value-type="float" office:value="445583.469959585" calcext:value-type="float">
            <text:p>445583.469959585</text:p>
          </table:table-cell>
          <table:table-cell office:value-type="float" office:value="990.758765887472" calcext:value-type="float">
            <text:p>990.758765887472</text:p>
          </table:table-cell>
          <table:table-cell office:value-type="float" office:value="90895.0282909695" calcext:value-type="float">
            <text:p>90895.0282909695</text:p>
          </table:table-cell>
          <table:table-cell office:value-type="float" office:value="1355718.60563068" calcext:value-type="float">
            <text:p>1355718.60563068</text:p>
          </table:table-cell>
          <table:table-cell office:value-type="float" office:value="144395866.32199" calcext:value-type="float">
            <text:p>144395866.32199</text:p>
          </table:table-cell>
          <table:table-cell office:value-type="float" office:value="2480.52199922009" calcext:value-type="float">
            <text:p>2480.52199922009</text:p>
          </table:table-cell>
          <table:table-cell office:value-type="float" office:value="7883.24204825746" calcext:value-type="float">
            <text:p>7883.24204825746</text:p>
          </table:table-cell>
          <table:table-cell office:value-type="float" office:value="1135404.61477268" calcext:value-type="float">
            <text:p>1135404.61477268</text:p>
          </table:table-cell>
          <table:table-cell office:value-type="float" office:value="13505.8901834455" calcext:value-type="float">
            <text:p>13505.8901834455</text:p>
          </table:table-cell>
          <table:table-cell/>
          <table:table-cell table:formula="of:=100000/[.L9]" office:value-type="float" office:value="0.18618462556083" calcext:value-type="float">
            <text:p>0.18618462556083</text:p>
          </table:table-cell>
          <table:table-cell/>
          <table:table-cell table:formula="of:=[.B9]*[.$X9]" office:value-type="float" office:value="149.74413421772" calcext:value-type="float">
            <text:p>149.74413421772</text:p>
          </table:table-cell>
          <table:table-cell table:formula="of:=[.C9]*[.$X9]" office:value-type="float" office:value="5519.67549709197" calcext:value-type="float">
            <text:p>5519.67549709197</text:p>
          </table:table-cell>
          <table:table-cell table:formula="of:=[.D9]*[.$X9]" office:value-type="float" office:value="2721.09460539785" calcext:value-type="float">
            <text:p>2721.09460539785</text:p>
          </table:table-cell>
          <table:table-cell table:formula="of:=[.E9]*[.$X9]" office:value-type="float" office:value="5955.74983529638" calcext:value-type="float">
            <text:p>5955.74983529638</text:p>
          </table:table-cell>
          <table:table-cell table:formula="of:=[.F9]*[.$X9]" office:value-type="float" office:value="23041.6706805017" calcext:value-type="float">
            <text:p>23041.6706805017</text:p>
          </table:table-cell>
          <table:table-cell table:formula="of:=[.G9]*[.$X9]" office:value-type="float" office:value="155379.112423163" calcext:value-type="float">
            <text:p>155379.112423163</text:p>
          </table:table-cell>
          <table:table-cell table:formula="of:=[.H9]*[.$X9]" office:value-type="float" office:value="208593.940337102" calcext:value-type="float">
            <text:p>208593.940337102</text:p>
          </table:table-cell>
          <table:table-cell table:formula="of:=[.I9]*[.$X9]" office:value-type="float" office:value="1032.41778998916" calcext:value-type="float">
            <text:p>1032.41778998916</text:p>
          </table:table-cell>
          <table:table-cell table:formula="of:=[.J9]*[.$X9]" office:value-type="float" office:value="171007.349654709" calcext:value-type="float">
            <text:p>171007.349654709</text:p>
          </table:table-cell>
          <table:table-cell table:formula="of:=[.K9]*[.$X9]" office:value-type="float" office:value="833.709879027702" calcext:value-type="float">
            <text:p>833.709879027702</text:p>
          </table:table-cell>
          <table:table-cell table:formula="of:=[.L9]*[.$X9]" office:value-type="float" office:value="100000" calcext:value-type="float">
            <text:p>100000</text:p>
          </table:table-cell>
          <table:table-cell table:formula="of:=[.M9]*[.$X9]" office:value-type="float" office:value="751.189586403968" calcext:value-type="float">
            <text:p>751.189586403968</text:p>
          </table:table-cell>
          <table:table-cell table:formula="of:=[.N9]*[.$X9]" office:value-type="float" office:value="82960.7915105206" calcext:value-type="float">
            <text:p>82960.7915105206</text:p>
          </table:table-cell>
          <table:table-cell table:formula="of:=[.O9]*[.$X9]" office:value-type="float" office:value="184.464049847869" calcext:value-type="float">
            <text:p>184.464049847869</text:p>
          </table:table-cell>
          <table:table-cell table:formula="of:=[.P9]*[.$X9]" office:value-type="float" office:value="16923.2568076952" calcext:value-type="float">
            <text:p>16923.2568076952</text:p>
          </table:table-cell>
          <table:table-cell table:formula="of:=[.Q9]*[.$X9]" office:value-type="float" office:value="252413.960955199" calcext:value-type="float">
            <text:p>252413.960955199</text:p>
          </table:table-cell>
          <table:table-cell table:formula="of:=[.R9]*[.$X9]" office:value-type="float" office:value="26884290.3036914" calcext:value-type="float">
            <text:p>26884290.3036914</text:p>
          </table:table-cell>
          <table:table-cell table:formula="of:=[.S9]*[.$X9]" office:value-type="float" office:value="461.835059620194" calcext:value-type="float">
            <text:p>461.835059620194</text:p>
          </table:table-cell>
          <table:table-cell table:formula="of:=[.T9]*[.$X9]" office:value-type="float" office:value="1467.73846896021" calcext:value-type="float">
            <text:p>1467.73846896021</text:p>
          </table:table-cell>
          <table:table-cell table:formula="of:=[.U9]*[.$X9]" office:value-type="float" office:value="211394.88306149" calcext:value-type="float">
            <text:p>211394.88306149</text:p>
          </table:table-cell>
          <table:table-cell table:formula="of:=[.V9]*[.$X9]" office:value-type="float" office:value="2514.58910667049" calcext:value-type="float">
            <text:p>2514.58910667049</text:p>
          </table:table-cell>
        </table:table-row>
        <table:table-row table:style-name="ro1">
          <table:table-cell/>
          <table:table-cell office:value-type="float" office:value="703.099435132251" calcext:value-type="float">
            <text:p>703.099435132251</text:p>
          </table:table-cell>
          <table:table-cell office:value-type="float" office:value="29775.9209775078" calcext:value-type="float">
            <text:p>29775.9209775078</text:p>
          </table:table-cell>
          <table:table-cell office:value-type="float" office:value="14613.3908333356" calcext:value-type="float">
            <text:p>14613.3908333356</text:p>
          </table:table-cell>
          <table:table-cell office:value-type="float" office:value="31892.7048315234" calcext:value-type="float">
            <text:p>31892.7048315234</text:p>
          </table:table-cell>
          <table:table-cell office:value-type="float" office:value="123391.126838367" calcext:value-type="float">
            <text:p>123391.126838367</text:p>
          </table:table-cell>
          <table:table-cell office:value-type="float" office:value="832658.585845488" calcext:value-type="float">
            <text:p>832658.585845488</text:p>
          </table:table-cell>
          <table:table-cell office:value-type="float" office:value="1117740.36056874" calcext:value-type="float">
            <text:p>1117740.36056874</text:p>
          </table:table-cell>
          <table:table-cell office:value-type="float" office:value="5935.84698194223" calcext:value-type="float">
            <text:p>5935.84698194223</text:p>
          </table:table-cell>
          <table:table-cell office:value-type="float" office:value="914479.665471516" calcext:value-type="float">
            <text:p>914479.665471516</text:p>
          </table:table-cell>
          <table:table-cell office:value-type="float" office:value="4502.79357234486" calcext:value-type="float">
            <text:p>4502.79357234486</text:p>
          </table:table-cell>
          <table:table-cell office:value-type="float" office:value="536118.134890778" calcext:value-type="float">
            <text:p>536118.134890778</text:p>
          </table:table-cell>
          <table:table-cell office:value-type="float" office:value="4083.11981949949" calcext:value-type="float">
            <text:p>4083.11981949949</text:p>
          </table:table-cell>
          <table:table-cell office:value-type="float" office:value="445849.993113581" calcext:value-type="float">
            <text:p>445849.993113581</text:p>
          </table:table-cell>
          <table:table-cell office:value-type="float" office:value="815.401943797862" calcext:value-type="float">
            <text:p>815.401943797862</text:p>
          </table:table-cell>
          <table:table-cell office:value-type="float" office:value="91049.4798855792" calcext:value-type="float">
            <text:p>91049.4798855792</text:p>
          </table:table-cell>
          <table:table-cell office:value-type="float" office:value="1362749.08399209" calcext:value-type="float">
            <text:p>1362749.08399209</text:p>
          </table:table-cell>
          <table:table-cell office:value-type="float" office:value="144224465.953779" calcext:value-type="float">
            <text:p>144224465.953779</text:p>
          </table:table-cell>
          <table:table-cell office:value-type="float" office:value="2447.03318020945" calcext:value-type="float">
            <text:p>2447.03318020945</text:p>
          </table:table-cell>
          <table:table-cell office:value-type="float" office:value="7958.01857179284" calcext:value-type="float">
            <text:p>7958.01857179284</text:p>
          </table:table-cell>
          <table:table-cell office:value-type="float" office:value="1127470.09849027" calcext:value-type="float">
            <text:p>1127470.09849027</text:p>
          </table:table-cell>
          <table:table-cell office:value-type="float" office:value="13597.6488213661" calcext:value-type="float">
            <text:p>13597.6488213661</text:p>
          </table:table-cell>
          <table:table-cell/>
          <table:table-cell table:formula="of:=100000/[.L10]" office:value-type="float" office:value="0.186526053666088" calcext:value-type="float">
            <text:p>0.186526053666088</text:p>
          </table:table-cell>
          <table:table-cell/>
          <table:table-cell table:formula="of:=[.B10]*[.$X10]" office:value-type="float" office:value="131.146362970074" calcext:value-type="float">
            <text:p>131.146362970074</text:p>
          </table:table-cell>
          <table:table-cell table:formula="of:=[.C10]*[.$X10]" office:value-type="float" office:value="5553.9850342078" calcext:value-type="float">
            <text:p>5553.9850342078</text:p>
          </table:table-cell>
          <table:table-cell table:formula="of:=[.D10]*[.$X10]" office:value-type="float" office:value="2725.77812282227" calcext:value-type="float">
            <text:p>2725.77812282227</text:p>
          </table:table-cell>
          <table:table-cell table:formula="of:=[.E10]*[.$X10]" office:value-type="float" office:value="5948.82037296142" calcext:value-type="float">
            <text:p>5948.82037296142</text:p>
          </table:table-cell>
          <table:table-cell table:formula="of:=[.F10]*[.$X10]" office:value-type="float" office:value="23015.6599465723" calcext:value-type="float">
            <text:p>23015.6599465723</text:p>
          </table:table-cell>
          <table:table-cell table:formula="of:=[.G10]*[.$X10]" office:value-type="float" office:value="155312.520068944" calcext:value-type="float">
            <text:p>155312.520068944</text:p>
          </table:table-cell>
          <table:table-cell table:formula="of:=[.H10]*[.$X10]" office:value-type="float" office:value="208487.698480197" calcext:value-type="float">
            <text:p>208487.698480197</text:p>
          </table:table-cell>
          <table:table-cell table:formula="of:=[.I10]*[.$X10]" office:value-type="float" office:value="1107.19011270744" calcext:value-type="float">
            <text:p>1107.19011270744</text:p>
          </table:table-cell>
          <table:table-cell table:formula="of:=[.J10]*[.$X10]" office:value-type="float" office:value="170574.283158286" calcext:value-type="float">
            <text:p>170574.283158286</text:p>
          </table:table-cell>
          <table:table-cell table:formula="of:=[.K10]*[.$X10]" office:value-type="float" office:value="839.888315522511" calcext:value-type="float">
            <text:p>839.888315522511</text:p>
          </table:table-cell>
          <table:table-cell table:formula="of:=[.L10]*[.$X10]" office:value-type="float" office:value="100000" calcext:value-type="float">
            <text:p>100000</text:p>
          </table:table-cell>
          <table:table-cell table:formula="of:=[.M10]*[.$X10]" office:value-type="float" office:value="761.608226577027" calcext:value-type="float">
            <text:p>761.608226577027</text:p>
          </table:table-cell>
          <table:table-cell table:formula="of:=[.N10]*[.$X10]" office:value-type="float" office:value="83162.6397425286" calcext:value-type="float">
            <text:p>83162.6397425286</text:p>
          </table:table-cell>
          <table:table-cell table:formula="of:=[.O10]*[.$X10]" office:value-type="float" office:value="152.093706728272" calcext:value-type="float">
            <text:p>152.093706728272</text:p>
          </table:table-cell>
          <table:table-cell table:formula="of:=[.P10]*[.$X10]" office:value-type="float" office:value="16983.1001714069" calcext:value-type="float">
            <text:p>16983.1001714069</text:p>
          </table:table-cell>
          <table:table-cell table:formula="of:=[.Q10]*[.$X10]" office:value-type="float" office:value="254188.20877412" calcext:value-type="float">
            <text:p>254188.20877412</text:p>
          </table:table-cell>
          <table:table-cell table:formula="of:=[.R10]*[.$X10]" office:value-type="float" office:value="26901620.4764574" calcext:value-type="float">
            <text:p>26901620.4764574</text:p>
          </table:table-cell>
          <table:table-cell table:formula="of:=[.S10]*[.$X10]" office:value-type="float" office:value="456.435442294445" calcext:value-type="float">
            <text:p>456.435442294445</text:p>
          </table:table-cell>
          <table:table-cell table:formula="of:=[.T10]*[.$X10]" office:value-type="float" office:value="1484.37779919795" calcext:value-type="float">
            <text:p>1484.37779919795</text:p>
          </table:table-cell>
          <table:table-cell table:formula="of:=[.U10]*[.$X10]" office:value-type="float" office:value="210302.548097905" calcext:value-type="float">
            <text:p>210302.548097905</text:p>
          </table:table-cell>
          <table:table-cell table:formula="of:=[.V10]*[.$X10]" office:value-type="float" office:value="2536.31577378674" calcext:value-type="float">
            <text:p>2536.31577378674</text:p>
          </table:table-cell>
        </table:table-row>
        <table:table-row table:style-name="ro1">
          <table:table-cell/>
          <table:table-cell office:value-type="float" office:value="853.38621713694" calcext:value-type="float">
            <text:p>853.38621713694</text:p>
          </table:table-cell>
          <table:table-cell office:value-type="float" office:value="29736.8659785838" calcext:value-type="float">
            <text:p>29736.8659785838</text:p>
          </table:table-cell>
          <table:table-cell office:value-type="float" office:value="14672.5285732965" calcext:value-type="float">
            <text:p>14672.5285732965</text:p>
          </table:table-cell>
          <table:table-cell office:value-type="float" office:value="31882.7479236514" calcext:value-type="float">
            <text:p>31882.7479236514</text:p>
          </table:table-cell>
          <table:table-cell office:value-type="float" office:value="123501.415008094" calcext:value-type="float">
            <text:p>123501.415008094</text:p>
          </table:table-cell>
          <table:table-cell office:value-type="float" office:value="830455.49527622" calcext:value-type="float">
            <text:p>830455.49527622</text:p>
          </table:table-cell>
          <table:table-cell office:value-type="float" office:value="1117191.83037555" calcext:value-type="float">
            <text:p>1117191.83037555</text:p>
          </table:table-cell>
          <table:table-cell office:value-type="float" office:value="5644.91824684344" calcext:value-type="float">
            <text:p>5644.91824684344</text:p>
          </table:table-cell>
          <table:table-cell office:value-type="float" office:value="919201.723480795" calcext:value-type="float">
            <text:p>919201.723480795</text:p>
          </table:table-cell>
          <table:table-cell office:value-type="float" office:value="4104.63241712361" calcext:value-type="float">
            <text:p>4104.63241712361</text:p>
          </table:table-cell>
          <table:table-cell office:value-type="float" office:value="538092.747266948" calcext:value-type="float">
            <text:p>538092.747266948</text:p>
          </table:table-cell>
          <table:table-cell office:value-type="float" office:value="3925.89163353101" calcext:value-type="float">
            <text:p>3925.89163353101</text:p>
          </table:table-cell>
          <table:table-cell office:value-type="float" office:value="446781.812902912" calcext:value-type="float">
            <text:p>446781.812902912</text:p>
          </table:table-cell>
          <table:table-cell office:value-type="float" office:value="679.954494249196" calcext:value-type="float">
            <text:p>679.954494249196</text:p>
          </table:table-cell>
          <table:table-cell office:value-type="float" office:value="90919.304249914" calcext:value-type="float">
            <text:p>90919.304249914</text:p>
          </table:table-cell>
          <table:table-cell office:value-type="float" office:value="1361138.98020516" calcext:value-type="float">
            <text:p>1361138.98020516</text:p>
          </table:table-cell>
          <table:table-cell office:value-type="float" office:value="144298452.426216" calcext:value-type="float">
            <text:p>144298452.426216</text:p>
          </table:table-cell>
          <table:table-cell office:value-type="float" office:value="2673.66074613208" calcext:value-type="float">
            <text:p>2673.66074613208</text:p>
          </table:table-cell>
          <table:table-cell office:value-type="float" office:value="7827.57872686646" calcext:value-type="float">
            <text:p>7827.57872686646</text:p>
          </table:table-cell>
          <table:table-cell office:value-type="float" office:value="1127553.48060292" calcext:value-type="float">
            <text:p>1127553.48060292</text:p>
          </table:table-cell>
          <table:table-cell office:value-type="float" office:value="13644.6018180181" calcext:value-type="float">
            <text:p>13644.6018180181</text:p>
          </table:table-cell>
          <table:table-cell/>
          <table:table-cell table:formula="of:=100000/[.L11]" office:value-type="float" office:value="0.18584156822019" calcext:value-type="float">
            <text:p>0.18584156822019</text:p>
          </table:table-cell>
          <table:table-cell/>
          <table:table-cell table:formula="of:=[.B11]*[.$X11]" office:value-type="float" office:value="158.594632890225" calcext:value-type="float">
            <text:p>158.594632890225</text:p>
          </table:table-cell>
          <table:table-cell table:formula="of:=[.C11]*[.$X11]" office:value-type="float" office:value="5526.34580741363" calcext:value-type="float">
            <text:p>5526.34580741363</text:p>
          </table:table-cell>
          <table:table-cell table:formula="of:=[.D11]*[.$X11]" office:value-type="float" office:value="2726.76571981697" calcext:value-type="float">
            <text:p>2726.76571981697</text:p>
          </table:table-cell>
          <table:table-cell table:formula="of:=[.E11]*[.$X11]" office:value-type="float" office:value="5925.13987330038" calcext:value-type="float">
            <text:p>5925.13987330038</text:p>
          </table:table-cell>
          <table:table-cell table:formula="of:=[.F11]*[.$X11]" office:value-type="float" office:value="22951.6966425167" calcext:value-type="float">
            <text:p>22951.6966425167</text:p>
          </table:table-cell>
          <table:table-cell table:formula="of:=[.G11]*[.$X11]" office:value-type="float" office:value="154333.151579207" calcext:value-type="float">
            <text:p>154333.151579207</text:p>
          </table:table-cell>
          <table:table-cell table:formula="of:=[.H11]*[.$X11]" office:value-type="float" office:value="207620.681759777" calcext:value-type="float">
            <text:p>207620.681759777</text:p>
          </table:table-cell>
          <table:table-cell table:formula="of:=[.I11]*[.$X11]" office:value-type="float" office:value="1049.06045946815" calcext:value-type="float">
            <text:p>1049.06045946815</text:p>
          </table:table-cell>
          <table:table-cell table:formula="of:=[.J11]*[.$X11]" office:value-type="float" office:value="170825.889802372" calcext:value-type="float">
            <text:p>170825.889802372</text:p>
          </table:table-cell>
          <table:table-cell table:formula="of:=[.K11]*[.$X11]" office:value-type="float" office:value="762.811325365681" calcext:value-type="float">
            <text:p>762.811325365681</text:p>
          </table:table-cell>
          <table:table-cell table:formula="of:=[.L11]*[.$X11]" office:value-type="float" office:value="100000" calcext:value-type="float">
            <text:p>100000</text:p>
          </table:table-cell>
          <table:table-cell table:formula="of:=[.M11]*[.$X11]" office:value-type="float" office:value="729.593857837927" calcext:value-type="float">
            <text:p>729.593857837927</text:p>
          </table:table-cell>
          <table:table-cell table:formula="of:=[.N11]*[.$X11]" office:value-type="float" office:value="83030.6327621367" calcext:value-type="float">
            <text:p>83030.6327621367</text:p>
          </table:table-cell>
          <table:table-cell table:formula="of:=[.O11]*[.$X11]" office:value-type="float" office:value="126.363809529637" calcext:value-type="float">
            <text:p>126.363809529637</text:p>
          </table:table-cell>
          <table:table-cell table:formula="of:=[.P11]*[.$X11]" office:value-type="float" office:value="16896.5860832926" calcext:value-type="float">
            <text:p>16896.5860832926</text:p>
          </table:table-cell>
          <table:table-cell table:formula="of:=[.Q11]*[.$X11]" office:value-type="float" office:value="252956.202646957" calcext:value-type="float">
            <text:p>252956.202646957</text:p>
          </table:table-cell>
          <table:table-cell table:formula="of:=[.R11]*[.$X11]" office:value-type="float" office:value="26816650.6906345" calcext:value-type="float">
            <text:p>26816650.6906345</text:p>
          </table:table-cell>
          <table:table-cell table:formula="of:=[.S11]*[.$X11]" office:value-type="float" office:value="496.877305949949" calcext:value-type="float">
            <text:p>496.877305949949</text:p>
          </table:table-cell>
          <table:table-cell table:formula="of:=[.T11]*[.$X11]" office:value-type="float" office:value="1454.68950596786" calcext:value-type="float">
            <text:p>1454.68950596786</text:p>
          </table:table-cell>
          <table:table-cell table:formula="of:=[.U11]*[.$X11]" office:value-type="float" office:value="209546.30708738" calcext:value-type="float">
            <text:p>209546.30708738</text:p>
          </table:table-cell>
          <table:table-cell table:formula="of:=[.V11]*[.$X11]" office:value-type="float" office:value="2535.73419960054" calcext:value-type="float">
            <text:p>2535.73419960054</text:p>
          </table:table-cell>
        </table:table-row>
        <table:table-row table:style-name="ro1">
          <table:table-cell/>
          <table:table-cell office:value-type="float" office:value="723.322229523925" calcext:value-type="float">
            <text:p>723.322229523925</text:p>
          </table:table-cell>
          <table:table-cell office:value-type="float" office:value="29777.3642266048" calcext:value-type="float">
            <text:p>29777.3642266048</text:p>
          </table:table-cell>
          <table:table-cell office:value-type="float" office:value="14672.7063387769" calcext:value-type="float">
            <text:p>14672.7063387769</text:p>
          </table:table-cell>
          <table:table-cell office:value-type="float" office:value="31805.1749835973" calcext:value-type="float">
            <text:p>31805.1749835973</text:p>
          </table:table-cell>
          <table:table-cell office:value-type="float" office:value="123639.866773462" calcext:value-type="float">
            <text:p>123639.866773462</text:p>
          </table:table-cell>
          <table:table-cell office:value-type="float" office:value="830846.809271794" calcext:value-type="float">
            <text:p>830846.809271794</text:p>
          </table:table-cell>
          <table:table-cell office:value-type="float" office:value="1105133.81107243" calcext:value-type="float">
            <text:p>1105133.81107243</text:p>
          </table:table-cell>
          <table:table-cell office:value-type="float" office:value="5676.93554344057" calcext:value-type="float">
            <text:p>5676.93554344057</text:p>
          </table:table-cell>
          <table:table-cell office:value-type="float" office:value="916669.128243273" calcext:value-type="float">
            <text:p>916669.128243273</text:p>
          </table:table-cell>
          <table:table-cell office:value-type="float" office:value="4222.8573547794" calcext:value-type="float">
            <text:p>4222.8573547794</text:p>
          </table:table-cell>
          <table:table-cell office:value-type="float" office:value="538487.421892639" calcext:value-type="float">
            <text:p>538487.421892639</text:p>
          </table:table-cell>
          <table:table-cell office:value-type="float" office:value="4125.75524454385" calcext:value-type="float">
            <text:p>4125.75524454385</text:p>
          </table:table-cell>
          <table:table-cell office:value-type="float" office:value="446973.131745341" calcext:value-type="float">
            <text:p>446973.131745341</text:p>
          </table:table-cell>
          <table:table-cell office:value-type="float" office:value="886.30758871303" calcext:value-type="float">
            <text:p>886.30758871303</text:p>
          </table:table-cell>
          <table:table-cell office:value-type="float" office:value="91208.6967021421" calcext:value-type="float">
            <text:p>91208.6967021421</text:p>
          </table:table-cell>
          <table:table-cell office:value-type="float" office:value="1356607.56883915" calcext:value-type="float">
            <text:p>1356607.56883915</text:p>
          </table:table-cell>
          <table:table-cell office:value-type="float" office:value="144647740.840773" calcext:value-type="float">
            <text:p>144647740.840773</text:p>
          </table:table-cell>
          <table:table-cell office:value-type="float" office:value="2667.55484464497" calcext:value-type="float">
            <text:p>2667.55484464497</text:p>
          </table:table-cell>
          <table:table-cell office:value-type="float" office:value="7996.94945680124" calcext:value-type="float">
            <text:p>7996.94945680124</text:p>
          </table:table-cell>
          <table:table-cell office:value-type="float" office:value="1153258.10392965" calcext:value-type="float">
            <text:p>1153258.10392965</text:p>
          </table:table-cell>
          <table:table-cell office:value-type="float" office:value="13461.1800488964" calcext:value-type="float">
            <text:p>13461.1800488964</text:p>
          </table:table-cell>
          <table:table-cell/>
          <table:table-cell table:formula="of:=100000/[.L12]" office:value-type="float" office:value="0.185705359000823" calcext:value-type="float">
            <text:p>0.185705359000823</text:p>
          </table:table-cell>
          <table:table-cell/>
          <table:table-cell table:formula="of:=[.B12]*[.$X12]" office:value-type="float" office:value="134.324814307016" calcext:value-type="float">
            <text:p>134.324814307016</text:p>
          </table:table-cell>
          <table:table-cell table:formula="of:=[.C12]*[.$X12]" office:value-type="float" office:value="5529.8161137999" calcext:value-type="float">
            <text:p>5529.8161137999</text:p>
          </table:table-cell>
          <table:table-cell table:formula="of:=[.D12]*[.$X12]" office:value-type="float" office:value="2724.80019815621" calcext:value-type="float">
            <text:p>2724.80019815621</text:p>
          </table:table-cell>
          <table:table-cell table:formula="of:=[.E12]*[.$X12]" office:value-type="float" office:value="5906.39143841292" calcext:value-type="float">
            <text:p>5906.39143841292</text:p>
          </table:table-cell>
          <table:table-cell table:formula="of:=[.F12]*[.$X12]" office:value-type="float" office:value="22960.5858459796" calcext:value-type="float">
            <text:p>22960.5858459796</text:p>
          </table:table-cell>
          <table:table-cell table:formula="of:=[.G12]*[.$X12]" office:value-type="float" office:value="154292.704990507" calcext:value-type="float">
            <text:p>154292.704990507</text:p>
          </table:table-cell>
          <table:table-cell table:formula="of:=[.H12]*[.$X12]" office:value-type="float" office:value="205229.271129153" calcext:value-type="float">
            <text:p>205229.271129153</text:p>
          </table:table-cell>
          <table:table-cell table:formula="of:=[.I12]*[.$X12]" office:value-type="float" office:value="1054.23735311916" calcext:value-type="float">
            <text:p>1054.23735311916</text:p>
          </table:table-cell>
          <table:table-cell table:formula="of:=[.J12]*[.$X12]" office:value-type="float" office:value="170230.369545388" calcext:value-type="float">
            <text:p>170230.369545388</text:p>
          </table:table-cell>
          <table:table-cell table:formula="of:=[.K12]*[.$X12]" office:value-type="float" office:value="784.207241078573" calcext:value-type="float">
            <text:p>784.207241078573</text:p>
          </table:table-cell>
          <table:table-cell table:formula="of:=[.L12]*[.$X12]" office:value-type="float" office:value="100000" calcext:value-type="float">
            <text:p>100000</text:p>
          </table:table-cell>
          <table:table-cell table:formula="of:=[.M12]*[.$X12]" office:value-type="float" office:value="766.174858837543" calcext:value-type="float">
            <text:p>766.174858837543</text:p>
          </table:table-cell>
          <table:table-cell table:formula="of:=[.N12]*[.$X12]" office:value-type="float" office:value="83005.3058944906" calcext:value-type="float">
            <text:p>83005.3058944906</text:p>
          </table:table-cell>
          <table:table-cell table:formula="of:=[.O12]*[.$X12]" office:value-type="float" office:value="164.592068947107" calcext:value-type="float">
            <text:p>164.592068947107</text:p>
          </table:table-cell>
          <table:table-cell table:formula="of:=[.P12]*[.$X12]" office:value-type="float" office:value="16937.9437650685" calcext:value-type="float">
            <text:p>16937.9437650685</text:p>
          </table:table-cell>
          <table:table-cell table:formula="of:=[.Q12]*[.$X12]" office:value-type="float" office:value="251929.295594508" calcext:value-type="float">
            <text:p>251929.295594508</text:p>
          </table:table-cell>
          <table:table-cell table:formula="of:=[.R12]*[.$X12]" office:value-type="float" office:value="26861860.6414937" calcext:value-type="float">
            <text:p>26861860.6414937</text:p>
          </table:table-cell>
          <table:table-cell table:formula="of:=[.S12]*[.$X12]" office:value-type="float" office:value="495.379230079178" calcext:value-type="float">
            <text:p>495.379230079178</text:p>
          </table:table-cell>
          <table:table-cell table:formula="of:=[.T12]*[.$X12]" office:value-type="float" office:value="1485.07636978671" calcext:value-type="float">
            <text:p>1485.07636978671</text:p>
          </table:table-cell>
          <table:table-cell table:formula="of:=[.U12]*[.$X12]" office:value-type="float" office:value="214166.210210864" calcext:value-type="float">
            <text:p>214166.210210864</text:p>
          </table:table-cell>
          <table:table-cell table:formula="of:=[.V12]*[.$X12]" office:value-type="float" office:value="2499.81327355502" calcext:value-type="float">
            <text:p>2499.81327355502</text:p>
          </table:table-cell>
        </table:table-row>
        <table:table-row table:style-name="ro1">
          <table:table-cell/>
          <table:table-cell office:value-type="float" office:value="780.526532279665" calcext:value-type="float">
            <text:p>780.526532279665</text:p>
          </table:table-cell>
          <table:table-cell office:value-type="float" office:value="29535.5644229855" calcext:value-type="float">
            <text:p>29535.5644229855</text:p>
          </table:table-cell>
          <table:table-cell office:value-type="float" office:value="14366.7881946519" calcext:value-type="float">
            <text:p>14366.7881946519</text:p>
          </table:table-cell>
          <table:table-cell office:value-type="float" office:value="31927.9676641184" calcext:value-type="float">
            <text:p>31927.9676641184</text:p>
          </table:table-cell>
          <table:table-cell office:value-type="float" office:value="123124.14333111" calcext:value-type="float">
            <text:p>123124.14333111</text:p>
          </table:table-cell>
          <table:table-cell office:value-type="float" office:value="828825.671810189" calcext:value-type="float">
            <text:p>828825.671810189</text:p>
          </table:table-cell>
          <table:table-cell office:value-type="float" office:value="1108406.73893596" calcext:value-type="float">
            <text:p>1108406.73893596</text:p>
          </table:table-cell>
          <table:table-cell office:value-type="float" office:value="5782.91343045834" calcext:value-type="float">
            <text:p>5782.91343045834</text:p>
          </table:table-cell>
          <table:table-cell office:value-type="float" office:value="916730.83696762" calcext:value-type="float">
            <text:p>916730.83696762</text:p>
          </table:table-cell>
          <table:table-cell office:value-type="float" office:value="4247.91565909302" calcext:value-type="float">
            <text:p>4247.91565909302</text:p>
          </table:table-cell>
          <table:table-cell office:value-type="float" office:value="538003.64248073" calcext:value-type="float">
            <text:p>538003.64248073</text:p>
          </table:table-cell>
          <table:table-cell office:value-type="float" office:value="4258.92883304779" calcext:value-type="float">
            <text:p>4258.92883304779</text:p>
          </table:table-cell>
          <table:table-cell office:value-type="float" office:value="447235.540121744" calcext:value-type="float">
            <text:p>447235.540121744</text:p>
          </table:table-cell>
          <table:table-cell office:value-type="float" office:value="769.284671684555" calcext:value-type="float">
            <text:p>769.284671684555</text:p>
          </table:table-cell>
          <table:table-cell office:value-type="float" office:value="91193.8797594297" calcext:value-type="float">
            <text:p>91193.8797594297</text:p>
          </table:table-cell>
          <table:table-cell office:value-type="float" office:value="1352549.87015747" calcext:value-type="float">
            <text:p>1352549.87015747</text:p>
          </table:table-cell>
          <table:table-cell office:value-type="float" office:value="144926115.632716" calcext:value-type="float">
            <text:p>144926115.632716</text:p>
          </table:table-cell>
          <table:table-cell office:value-type="float" office:value="2783.25147075406" calcext:value-type="float">
            <text:p>2783.25147075406</text:p>
          </table:table-cell>
          <table:table-cell office:value-type="float" office:value="7898.37544737257" calcext:value-type="float">
            <text:p>7898.37544737257</text:p>
          </table:table-cell>
          <table:table-cell office:value-type="float" office:value="1144415.77108156" calcext:value-type="float">
            <text:p>1144415.77108156</text:p>
          </table:table-cell>
          <table:table-cell office:value-type="float" office:value="13450.6549775029" calcext:value-type="float">
            <text:p>13450.6549775029</text:p>
          </table:table-cell>
          <table:table-cell/>
          <table:table-cell table:formula="of:=100000/[.L13]" office:value-type="float" office:value="0.185872347515903" calcext:value-type="float">
            <text:p>0.185872347515903</text:p>
          </table:table-cell>
          <table:table-cell/>
          <table:table-cell table:formula="of:=[.B13]*[.$X13]" office:value-type="float" office:value="145.078298853269" calcext:value-type="float">
            <text:p>145.078298853269</text:p>
          </table:table-cell>
          <table:table-cell table:formula="of:=[.C13]*[.$X13]" office:value-type="float" office:value="5489.84469450751" calcext:value-type="float">
            <text:p>5489.84469450751</text:p>
          </table:table-cell>
          <table:table-cell table:formula="of:=[.D13]*[.$X13]" office:value-type="float" office:value="2670.38864800371" calcext:value-type="float">
            <text:p>2670.38864800371</text:p>
          </table:table-cell>
          <table:table-cell table:formula="of:=[.E13]*[.$X13]" office:value-type="float" office:value="5934.52630114154" calcext:value-type="float">
            <text:p>5934.52630114154</text:p>
          </table:table-cell>
          <table:table-cell table:formula="of:=[.F13]*[.$X13]" office:value-type="float" office:value="22885.373556838" calcext:value-type="float">
            <text:p>22885.373556838</text:p>
          </table:table-cell>
          <table:table-cell table:formula="of:=[.G13]*[.$X13]" office:value-type="float" office:value="154055.773300805" calcext:value-type="float">
            <text:p>154055.773300805</text:p>
          </table:table-cell>
          <table:table-cell table:formula="of:=[.H13]*[.$X13]" office:value-type="float" office:value="206022.162568474" calcext:value-type="float">
            <text:p>206022.162568474</text:p>
          </table:table-cell>
          <table:table-cell table:formula="of:=[.I13]*[.$X13]" office:value-type="float" office:value="1074.88369480054" calcext:value-type="float">
            <text:p>1074.88369480054</text:p>
          </table:table-cell>
          <table:table-cell table:formula="of:=[.J13]*[.$X13]" office:value-type="float" office:value="170394.91270739" calcext:value-type="float">
            <text:p>170394.91270739</text:p>
          </table:table-cell>
          <table:table-cell table:formula="of:=[.K13]*[.$X13]" office:value-type="float" office:value="789.570055605185" calcext:value-type="float">
            <text:p>789.570055605185</text:p>
          </table:table-cell>
          <table:table-cell table:formula="of:=[.L13]*[.$X13]" office:value-type="float" office:value="100000" calcext:value-type="float">
            <text:p>100000</text:p>
          </table:table-cell>
          <table:table-cell table:formula="of:=[.M13]*[.$X13]" office:value-type="float" office:value="791.617100101759" calcext:value-type="float">
            <text:p>791.617100101759</text:p>
          </table:table-cell>
          <table:table-cell table:formula="of:=[.N13]*[.$X13]" office:value-type="float" office:value="83128.7197349715" calcext:value-type="float">
            <text:p>83128.7197349715</text:p>
          </table:table-cell>
          <table:table-cell table:formula="of:=[.O13]*[.$X13]" office:value-type="float" office:value="142.988747834009" calcext:value-type="float">
            <text:p>142.988747834009</text:p>
          </table:table-cell>
          <table:table-cell table:formula="of:=[.P13]*[.$X13]" office:value-type="float" office:value="16950.4205099682" calcext:value-type="float">
            <text:p>16950.4205099682</text:p>
          </table:table-cell>
          <table:table-cell table:formula="of:=[.Q13]*[.$X13]" office:value-type="float" office:value="251401.619498499" calcext:value-type="float">
            <text:p>251401.619498499</text:p>
          </table:table-cell>
          <table:table-cell table:formula="of:=[.R13]*[.$X13]" office:value-type="float" office:value="26937757.3290142" calcext:value-type="float">
            <text:p>26937757.3290142</text:p>
          </table:table-cell>
          <table:table-cell table:formula="of:=[.S13]*[.$X13]" office:value-type="float" office:value="517.329484596147" calcext:value-type="float">
            <text:p>517.329484596147</text:p>
          </table:table-cell>
          <table:table-cell table:formula="of:=[.T13]*[.$X13]" office:value-type="float" office:value="1468.08958596511" calcext:value-type="float">
            <text:p>1468.08958596511</text:p>
          </table:table-cell>
          <table:table-cell table:formula="of:=[.U13]*[.$X13]" office:value-type="float" office:value="212715.245905152" calcext:value-type="float">
            <text:p>212715.245905152</text:p>
          </table:table-cell>
          <table:table-cell table:formula="of:=[.V13]*[.$X13]" office:value-type="float" office:value="2500.10481629493" calcext:value-type="float">
            <text:p>2500.10481629493</text:p>
          </table:table-cell>
        </table:table-row>
        <table:table-row table:style-name="ro1">
          <table:table-cell/>
          <table:table-cell office:value-type="float" office:value="791.90050056579" calcext:value-type="float">
            <text:p>791.90050056579</text:p>
          </table:table-cell>
          <table:table-cell office:value-type="float" office:value="29604.8272198103" calcext:value-type="float">
            <text:p>29604.8272198103</text:p>
          </table:table-cell>
          <table:table-cell office:value-type="float" office:value="14423.3779742592" calcext:value-type="float">
            <text:p>14423.3779742592</text:p>
          </table:table-cell>
          <table:table-cell office:value-type="float" office:value="31686.1970075157" calcext:value-type="float">
            <text:p>31686.1970075157</text:p>
          </table:table-cell>
          <table:table-cell office:value-type="float" office:value="123225.185930747" calcext:value-type="float">
            <text:p>123225.185930747</text:p>
          </table:table-cell>
          <table:table-cell office:value-type="float" office:value="829554.457714904" calcext:value-type="float">
            <text:p>829554.457714904</text:p>
          </table:table-cell>
          <table:table-cell office:value-type="float" office:value="1103730.92203051" calcext:value-type="float">
            <text:p>1103730.92203051</text:p>
          </table:table-cell>
          <table:table-cell office:value-type="float" office:value="5649.07611829721" calcext:value-type="float">
            <text:p>5649.07611829721</text:p>
          </table:table-cell>
          <table:table-cell office:value-type="float" office:value="917809.839548293" calcext:value-type="float">
            <text:p>917809.839548293</text:p>
          </table:table-cell>
          <table:table-cell office:value-type="float" office:value="4086.196295437" calcext:value-type="float">
            <text:p>4086.196295437</text:p>
          </table:table-cell>
          <table:table-cell office:value-type="float" office:value="538566.853065978" calcext:value-type="float">
            <text:p>538566.853065978</text:p>
          </table:table-cell>
          <table:table-cell office:value-type="float" office:value="4015.89901750457" calcext:value-type="float">
            <text:p>4015.89901750457</text:p>
          </table:table-cell>
          <table:table-cell office:value-type="float" office:value="448408.725755144" calcext:value-type="float">
            <text:p>448408.725755144</text:p>
          </table:table-cell>
          <table:table-cell office:value-type="float" office:value="965.853940959433" calcext:value-type="float">
            <text:p>965.853940959433</text:p>
          </table:table-cell>
          <table:table-cell office:value-type="float" office:value="91428.5113741764" calcext:value-type="float">
            <text:p>91428.5113741764</text:p>
          </table:table-cell>
          <table:table-cell office:value-type="float" office:value="1350408.39865471" calcext:value-type="float">
            <text:p>1350408.39865471</text:p>
          </table:table-cell>
          <table:table-cell office:value-type="float" office:value="144929386.390338" calcext:value-type="float">
            <text:p>144929386.390338</text:p>
          </table:table-cell>
          <table:table-cell office:value-type="float" office:value="2503.47463129725" calcext:value-type="float">
            <text:p>2503.47463129725</text:p>
          </table:table-cell>
          <table:table-cell office:value-type="float" office:value="7773.49283750254" calcext:value-type="float">
            <text:p>7773.49283750254</text:p>
          </table:table-cell>
          <table:table-cell office:value-type="float" office:value="1142173.40673136" calcext:value-type="float">
            <text:p>1142173.40673136</text:p>
          </table:table-cell>
          <table:table-cell office:value-type="float" office:value="13617.3076518894" calcext:value-type="float">
            <text:p>13617.3076518894</text:p>
          </table:table-cell>
          <table:table-cell/>
          <table:table-cell table:formula="of:=100000/[.L14]" office:value-type="float" office:value="0.18567797002492" calcext:value-type="float">
            <text:p>0.18567797002492</text:p>
          </table:table-cell>
          <table:table-cell/>
          <table:table-cell table:formula="of:=[.B14]*[.$X14]" office:value-type="float" office:value="147.038477406774" calcext:value-type="float">
            <text:p>147.038477406774</text:p>
          </table:table-cell>
          <table:table-cell table:formula="of:=[.C14]*[.$X14]" office:value-type="float" office:value="5496.96422111286" calcext:value-type="float">
            <text:p>5496.96422111286</text:p>
          </table:table-cell>
          <table:table-cell table:formula="of:=[.D14]*[.$X14]" office:value-type="float" office:value="2678.10354316259" calcext:value-type="float">
            <text:p>2678.10354316259</text:p>
          </table:table-cell>
          <table:table-cell table:formula="of:=[.E14]*[.$X14]" office:value-type="float" office:value="5883.4287381652" calcext:value-type="float">
            <text:p>5883.4287381652</text:p>
          </table:table-cell>
          <table:table-cell table:formula="of:=[.F14]*[.$X14]" office:value-type="float" office:value="22880.2023795644" calcext:value-type="float">
            <text:p>22880.2023795644</text:p>
          </table:table-cell>
          <table:table-cell table:formula="of:=[.G14]*[.$X14]" office:value-type="float" office:value="154029.987733626" calcext:value-type="float">
            <text:p>154029.987733626</text:p>
          </table:table-cell>
          <table:table-cell table:formula="of:=[.H14]*[.$X14]" office:value-type="float" office:value="204938.517056358" calcext:value-type="float">
            <text:p>204938.517056358</text:p>
          </table:table-cell>
          <table:table-cell table:formula="of:=[.I14]*[.$X14]" office:value-type="float" office:value="1048.90898616168" calcext:value-type="float">
            <text:p>1048.90898616168</text:p>
          </table:table-cell>
          <table:table-cell table:formula="of:=[.J14]*[.$X14]" office:value-type="float" office:value="170417.067876224" calcext:value-type="float">
            <text:p>170417.067876224</text:p>
          </table:table-cell>
          <table:table-cell table:formula="of:=[.K14]*[.$X14]" office:value-type="float" office:value="758.716633260089" calcext:value-type="float">
            <text:p>758.716633260089</text:p>
          </table:table-cell>
          <table:table-cell table:formula="of:=[.L14]*[.$X14]" office:value-type="float" office:value="100000" calcext:value-type="float">
            <text:p>100000</text:p>
          </table:table-cell>
          <table:table-cell table:formula="of:=[.M14]*[.$X14]" office:value-type="float" office:value="745.663977395318" calcext:value-type="float">
            <text:p>745.663977395318</text:p>
          </table:table-cell>
          <table:table-cell table:formula="of:=[.N14]*[.$X14]" office:value-type="float" office:value="83259.6219396761" calcext:value-type="float">
            <text:p>83259.6219396761</text:p>
          </table:table-cell>
          <table:table-cell table:formula="of:=[.O14]*[.$X14]" office:value-type="float" office:value="179.337799097916" calcext:value-type="float">
            <text:p>179.337799097916</text:p>
          </table:table-cell>
          <table:table-cell table:formula="of:=[.P14]*[.$X14]" office:value-type="float" office:value="16976.2603943574" calcext:value-type="float">
            <text:p>16976.2603943574</text:p>
          </table:table-cell>
          <table:table-cell table:formula="of:=[.Q14]*[.$X14]" office:value-type="float" office:value="250741.090166809" calcext:value-type="float">
            <text:p>250741.090166809</text:p>
          </table:table-cell>
          <table:table-cell table:formula="of:=[.R14]*[.$X14]" office:value-type="float" office:value="26910194.2619152" calcext:value-type="float">
            <text:p>26910194.2619152</text:p>
          </table:table-cell>
          <table:table-cell table:formula="of:=[.S14]*[.$X14]" office:value-type="float" office:value="464.840087548158" calcext:value-type="float">
            <text:p>464.840087548158</text:p>
          </table:table-cell>
          <table:table-cell table:formula="of:=[.T14]*[.$X14]" office:value-type="float" office:value="1443.36637007072" calcext:value-type="float">
            <text:p>1443.36637007072</text:p>
          </table:table-cell>
          <table:table-cell table:formula="of:=[.U14]*[.$X14]" office:value-type="float" office:value="212076.439578326" calcext:value-type="float">
            <text:p>212076.439578326</text:p>
          </table:table-cell>
          <table:table-cell table:formula="of:=[.V14]*[.$X14]" office:value-type="float" office:value="2528.43404200763" calcext:value-type="float">
            <text:p>2528.43404200763</text:p>
          </table:table-cell>
        </table:table-row>
        <table:table-row table:style-name="ro1">
          <table:table-cell/>
          <table:table-cell office:value-type="float" office:value="952.647174646898" calcext:value-type="float">
            <text:p>952.647174646898</text:p>
          </table:table-cell>
          <table:table-cell office:value-type="float" office:value="29421.8359632139" calcext:value-type="float">
            <text:p>29421.8359632139</text:p>
          </table:table-cell>
          <table:table-cell office:value-type="float" office:value="14584.2684675368" calcext:value-type="float">
            <text:p>14584.2684675368</text:p>
          </table:table-cell>
          <table:table-cell office:value-type="float" office:value="31729.5906265457" calcext:value-type="float">
            <text:p>31729.5906265457</text:p>
          </table:table-cell>
          <table:table-cell office:value-type="float" office:value="122935.147856336" calcext:value-type="float">
            <text:p>122935.147856336</text:p>
          </table:table-cell>
          <table:table-cell office:value-type="float" office:value="826825.802406251" calcext:value-type="float">
            <text:p>826825.802406251</text:p>
          </table:table-cell>
          <table:table-cell office:value-type="float" office:value="1113856.31528806" calcext:value-type="float">
            <text:p>1113856.31528806</text:p>
          </table:table-cell>
          <table:table-cell office:value-type="float" office:value="5579.08180927757" calcext:value-type="float">
            <text:p>5579.08180927757</text:p>
          </table:table-cell>
          <table:table-cell office:value-type="float" office:value="917058.855384393" calcext:value-type="float">
            <text:p>917058.855384393</text:p>
          </table:table-cell>
          <table:table-cell office:value-type="float" office:value="4141.45806218409" calcext:value-type="float">
            <text:p>4141.45806218409</text:p>
          </table:table-cell>
          <table:table-cell office:value-type="float" office:value="538307.749751628" calcext:value-type="float">
            <text:p>538307.749751628</text:p>
          </table:table-cell>
          <table:table-cell office:value-type="float" office:value="4155.92276756625" calcext:value-type="float">
            <text:p>4155.92276756625</text:p>
          </table:table-cell>
          <table:table-cell office:value-type="float" office:value="449203.091000587" calcext:value-type="float">
            <text:p>449203.091000587</text:p>
          </table:table-cell>
          <table:table-cell office:value-type="float" office:value="987.188480643032" calcext:value-type="float">
            <text:p>987.188480643032</text:p>
          </table:table-cell>
          <table:table-cell office:value-type="float" office:value="91455.4113013757" calcext:value-type="float">
            <text:p>91455.4113013757</text:p>
          </table:table-cell>
          <table:table-cell office:value-type="float" office:value="1352270.78957664" calcext:value-type="float">
            <text:p>1352270.78957664</text:p>
          </table:table-cell>
          <table:table-cell office:value-type="float" office:value="144702369.333146" calcext:value-type="float">
            <text:p>144702369.333146</text:p>
          </table:table-cell>
          <table:table-cell office:value-type="float" office:value="2765.43962293177" calcext:value-type="float">
            <text:p>2765.43962293177</text:p>
          </table:table-cell>
          <table:table-cell office:value-type="float" office:value="7963.65321693177" calcext:value-type="float">
            <text:p>7963.65321693177</text:p>
          </table:table-cell>
          <table:table-cell office:value-type="float" office:value="1133819.37957562" calcext:value-type="float">
            <text:p>1133819.37957562</text:p>
          </table:table-cell>
          <table:table-cell office:value-type="float" office:value="13539.6738631402" calcext:value-type="float">
            <text:p>13539.6738631402</text:p>
          </table:table-cell>
          <table:table-cell/>
          <table:table-cell table:formula="of:=100000/[.L15]" office:value-type="float" office:value="0.185767342279838" calcext:value-type="float">
            <text:p>0.185767342279838</text:p>
          </table:table-cell>
          <table:table-cell/>
          <table:table-cell table:formula="of:=[.B15]*[.$X15]" office:value-type="float" office:value="176.970733764551" calcext:value-type="float">
            <text:p>176.970733764551</text:p>
          </table:table-cell>
          <table:table-cell table:formula="of:=[.C15]*[.$X15]" office:value-type="float" office:value="5465.6162718796" calcext:value-type="float">
            <text:p>5465.6162718796</text:p>
          </table:table-cell>
          <table:table-cell table:formula="of:=[.D15]*[.$X15]" office:value-type="float" office:value="2709.28079230996" calcext:value-type="float">
            <text:p>2709.28079230996</text:p>
          </table:table-cell>
          <table:table-cell table:formula="of:=[.E15]*[.$X15]" office:value-type="float" office:value="5894.32172232065" calcext:value-type="float">
            <text:p>5894.32172232065</text:p>
          </table:table-cell>
          <table:table-cell table:formula="of:=[.F15]*[.$X15]" office:value-type="float" office:value="22837.3356900504" calcext:value-type="float">
            <text:p>22837.3356900504</text:p>
          </table:table-cell>
          <table:table-cell table:formula="of:=[.G15]*[.$X15]" office:value-type="float" office:value="153597.231841404" calcext:value-type="float">
            <text:p>153597.231841404</text:p>
          </table:table-cell>
          <table:table-cell table:formula="of:=[.H15]*[.$X15]" office:value-type="float" office:value="206918.127372676" calcext:value-type="float">
            <text:p>206918.127372676</text:p>
          </table:table-cell>
          <table:table-cell table:formula="of:=[.I15]*[.$X15]" office:value-type="float" office:value="1036.41120007128" calcext:value-type="float">
            <text:p>1036.41120007128</text:p>
          </table:table-cell>
          <table:table-cell table:formula="of:=[.J15]*[.$X15]" office:value-type="float" office:value="170359.586278949" calcext:value-type="float">
            <text:p>170359.586278949</text:p>
          </table:table-cell>
          <table:table-cell table:formula="of:=[.K15]*[.$X15]" office:value-type="float" office:value="769.347657375346" calcext:value-type="float">
            <text:p>769.347657375346</text:p>
          </table:table-cell>
          <table:table-cell table:formula="of:=[.L15]*[.$X15]" office:value-type="float" office:value="100000" calcext:value-type="float">
            <text:p>100000</text:p>
          </table:table-cell>
          <table:table-cell table:formula="of:=[.M15]*[.$X15]" office:value-type="float" office:value="772.034727251051" calcext:value-type="float">
            <text:p>772.034727251051</text:p>
          </table:table-cell>
          <table:table-cell table:formula="of:=[.N15]*[.$X15]" office:value-type="float" office:value="83447.2643590672" calcext:value-type="float">
            <text:p>83447.2643590672</text:p>
          </table:table-cell>
          <table:table-cell table:formula="of:=[.O15]*[.$X15]" office:value-type="float" office:value="183.387380378327" calcext:value-type="float">
            <text:p>183.387380378327</text:p>
          </table:table-cell>
          <table:table-cell table:formula="of:=[.P15]*[.$X15]" office:value-type="float" office:value="16989.428694566" calcext:value-type="float">
            <text:p>16989.428694566</text:p>
          </table:table-cell>
          <table:table-cell table:formula="of:=[.Q15]*[.$X15]" office:value-type="float" office:value="251207.75062231" calcext:value-type="float">
            <text:p>251207.75062231</text:p>
          </table:table-cell>
          <table:table-cell table:formula="of:=[.R15]*[.$X15]" office:value-type="float" office:value="26880974.5726141" calcext:value-type="float">
            <text:p>26880974.5726141</text:p>
          </table:table-cell>
          <table:table-cell table:formula="of:=[.S15]*[.$X15]" office:value-type="float" office:value="513.728368987392" calcext:value-type="float">
            <text:p>513.728368987392</text:p>
          </table:table-cell>
          <table:table-cell table:formula="of:=[.T15]*[.$X15]" office:value-type="float" office:value="1479.3866929477" calcext:value-type="float">
            <text:p>1479.3866929477</text:p>
          </table:table-cell>
          <table:table-cell table:formula="of:=[.U15]*[.$X15]" office:value-type="float" office:value="210626.612769138" calcext:value-type="float">
            <text:p>210626.612769138</text:p>
          </table:table-cell>
          <table:table-cell table:formula="of:=[.V15]*[.$X15]" office:value-type="float" office:value="2515.22922889134" calcext:value-type="float">
            <text:p>2515.22922889134</text:p>
          </table:table-cell>
        </table:table-row>
        <table:table-row table:style-name="ro1">
          <table:table-cell/>
          <table:table-cell office:value-type="float" office:value="642.701866772156" calcext:value-type="float">
            <text:p>642.701866772156</text:p>
          </table:table-cell>
          <table:table-cell office:value-type="float" office:value="29270.0030591563" calcext:value-type="float">
            <text:p>29270.0030591563</text:p>
          </table:table-cell>
          <table:table-cell office:value-type="float" office:value="14499.48914189" calcext:value-type="float">
            <text:p>14499.48914189</text:p>
          </table:table-cell>
          <table:table-cell office:value-type="float" office:value="31940.3496883997" calcext:value-type="float">
            <text:p>31940.3496883997</text:p>
          </table:table-cell>
          <table:table-cell office:value-type="float" office:value="123050.952998659" calcext:value-type="float">
            <text:p>123050.952998659</text:p>
          </table:table-cell>
          <table:table-cell office:value-type="float" office:value="827170.457274937" calcext:value-type="float">
            <text:p>827170.457274937</text:p>
          </table:table-cell>
          <table:table-cell office:value-type="float" office:value="1100124.9861604" calcext:value-type="float">
            <text:p>1100124.9861604</text:p>
          </table:table-cell>
          <table:table-cell office:value-type="float" office:value="5865.86514358441" calcext:value-type="float">
            <text:p>5865.86514358441</text:p>
          </table:table-cell>
          <table:table-cell office:value-type="float" office:value="916758.283628623" calcext:value-type="float">
            <text:p>916758.283628623</text:p>
          </table:table-cell>
          <table:table-cell office:value-type="float" office:value="4254.674823198" calcext:value-type="float">
            <text:p>4254.674823198</text:p>
          </table:table-cell>
          <table:table-cell office:value-type="float" office:value="537872.146833419" calcext:value-type="float">
            <text:p>537872.146833419</text:p>
          </table:table-cell>
          <table:table-cell office:value-type="float" office:value="4199.74123200507" calcext:value-type="float">
            <text:p>4199.74123200507</text:p>
          </table:table-cell>
          <table:table-cell office:value-type="float" office:value="448373.859340052" calcext:value-type="float">
            <text:p>448373.859340052</text:p>
          </table:table-cell>
          <table:table-cell office:value-type="float" office:value="814.843465269231" calcext:value-type="float">
            <text:p>814.843465269231</text:p>
          </table:table-cell>
          <table:table-cell office:value-type="float" office:value="91514.7149546835" calcext:value-type="float">
            <text:p>91514.7149546835</text:p>
          </table:table-cell>
          <table:table-cell office:value-type="float" office:value="1364396.41753313" calcext:value-type="float">
            <text:p>1364396.41753313</text:p>
          </table:table-cell>
          <table:table-cell office:value-type="float" office:value="144880415.476508" calcext:value-type="float">
            <text:p>144880415.476508</text:p>
          </table:table-cell>
          <table:table-cell office:value-type="float" office:value="2835.2597587107" calcext:value-type="float">
            <text:p>2835.2597587107</text:p>
          </table:table-cell>
          <table:table-cell office:value-type="float" office:value="7945.9612534256" calcext:value-type="float">
            <text:p>7945.9612534256</text:p>
          </table:table-cell>
          <table:table-cell office:value-type="float" office:value="1135184.00235096" calcext:value-type="float">
            <text:p>1135184.00235096</text:p>
          </table:table-cell>
          <table:table-cell office:value-type="float" office:value="13520.1669075696" calcext:value-type="float">
            <text:p>13520.1669075696</text:p>
          </table:table-cell>
          <table:table-cell/>
          <table:table-cell table:formula="of:=100000/[.L16]" office:value-type="float" office:value="0.185917788434898" calcext:value-type="float">
            <text:p>0.185917788434898</text:p>
          </table:table-cell>
          <table:table-cell/>
          <table:table-cell table:formula="of:=[.B16]*[.$X16]" office:value-type="float" office:value="119.48970969326" calcext:value-type="float">
            <text:p>119.48970969326</text:p>
          </table:table-cell>
          <table:table-cell table:formula="of:=[.C16]*[.$X16]" office:value-type="float" office:value="5441.81423624104" calcext:value-type="float">
            <text:p>5441.81423624104</text:p>
          </table:table-cell>
          <table:table-cell table:formula="of:=[.D16]*[.$X16]" office:value-type="float" office:value="2695.71295469601" calcext:value-type="float">
            <text:p>2695.71295469601</text:p>
          </table:table-cell>
          <table:table-cell table:formula="of:=[.E16]*[.$X16]" office:value-type="float" office:value="5938.27917590456" calcext:value-type="float">
            <text:p>5938.27917590456</text:p>
          </table:table-cell>
          <table:table-cell table:formula="of:=[.F16]*[.$X16]" office:value-type="float" office:value="22877.3610463173" calcext:value-type="float">
            <text:p>22877.3610463173</text:p>
          </table:table-cell>
          <table:table-cell table:formula="of:=[.G16]*[.$X16]" office:value-type="float" office:value="153785.70207524" calcext:value-type="float">
            <text:p>153785.70207524</text:p>
          </table:table-cell>
          <table:table-cell table:formula="of:=[.H16]*[.$X16]" office:value-type="float" office:value="204532.804428914" calcext:value-type="float">
            <text:p>204532.804428914</text:p>
          </table:table-cell>
          <table:table-cell table:formula="of:=[.I16]*[.$X16]" office:value-type="float" office:value="1090.56867475257" calcext:value-type="float">
            <text:p>1090.56867475257</text:p>
          </table:table-cell>
          <table:table-cell table:formula="of:=[.J16]*[.$X16]" office:value-type="float" office:value="170441.672621607" calcext:value-type="float">
            <text:p>170441.672621607</text:p>
          </table:table-cell>
          <table:table-cell table:formula="of:=[.K16]*[.$X16]" office:value-type="float" office:value="791.019733638613" calcext:value-type="float">
            <text:p>791.019733638613</text:p>
          </table:table-cell>
          <table:table-cell table:formula="of:=[.L16]*[.$X16]" office:value-type="float" office:value="100000" calcext:value-type="float">
            <text:p>100000</text:p>
          </table:table-cell>
          <table:table-cell table:formula="of:=[.M16]*[.$X16]" office:value-type="float" office:value="780.806601853237" calcext:value-type="float">
            <text:p>780.806601853237</text:p>
          </table:table-cell>
          <table:table-cell table:formula="of:=[.N16]*[.$X16]" office:value-type="float" office:value="83360.6763205225" calcext:value-type="float">
            <text:p>83360.6763205225</text:p>
          </table:table-cell>
          <table:table-cell table:formula="of:=[.O16]*[.$X16]" office:value-type="float" office:value="151.493894983484" calcext:value-type="float">
            <text:p>151.493894983484</text:p>
          </table:table-cell>
          <table:table-cell table:formula="of:=[.P16]*[.$X16]" office:value-type="float" office:value="17014.2134136248" calcext:value-type="float">
            <text:p>17014.2134136248</text:p>
          </table:table-cell>
          <table:table-cell table:formula="of:=[.Q16]*[.$X16]" office:value-type="float" office:value="253665.564496257" calcext:value-type="float">
            <text:p>253665.564496257</text:p>
          </table:table-cell>
          <table:table-cell table:formula="of:=[.R16]*[.$X16]" office:value-type="float" office:value="26935846.4329215" calcext:value-type="float">
            <text:p>26935846.4329215</text:p>
          </table:table-cell>
          <table:table-cell table:formula="of:=[.S16]*[.$X16]" office:value-type="float" office:value="527.125223977956" calcext:value-type="float">
            <text:p>527.125223977956</text:p>
          </table:table-cell>
          <table:table-cell table:formula="of:=[.T16]*[.$X16]" office:value-type="float" office:value="1477.29554322628" calcext:value-type="float">
            <text:p>1477.29554322628</text:p>
          </table:table-cell>
          <table:table-cell table:formula="of:=[.U16]*[.$X16]" office:value-type="float" office:value="211050.899183767" calcext:value-type="float">
            <text:p>211050.899183767</text:p>
          </table:table-cell>
          <table:table-cell table:formula="of:=[.V16]*[.$X16]" office:value-type="float" office:value="2513.63953072603" calcext:value-type="float">
            <text:p>2513.63953072603</text:p>
          </table:table-cell>
        </table:table-row>
        <table:table-row table:style-name="ro1">
          <table:table-cell/>
          <table:table-cell office:value-type="float" office:value="734.919800321969" calcext:value-type="float">
            <text:p>734.919800321969</text:p>
          </table:table-cell>
          <table:table-cell office:value-type="float" office:value="29368.7949141264" calcext:value-type="float">
            <text:p>29368.7949141264</text:p>
          </table:table-cell>
          <table:table-cell office:value-type="float" office:value="14441.4120671281" calcext:value-type="float">
            <text:p>14441.4120671281</text:p>
          </table:table-cell>
          <table:table-cell office:value-type="float" office:value="31832.7781467627" calcext:value-type="float">
            <text:p>31832.7781467627</text:p>
          </table:table-cell>
          <table:table-cell office:value-type="float" office:value="122613.608452993" calcext:value-type="float">
            <text:p>122613.608452993</text:p>
          </table:table-cell>
          <table:table-cell office:value-type="float" office:value="824644.235690006" calcext:value-type="float">
            <text:p>824644.235690006</text:p>
          </table:table-cell>
          <table:table-cell office:value-type="float" office:value="1124322.98107084" calcext:value-type="float">
            <text:p>1124322.98107084</text:p>
          </table:table-cell>
          <table:table-cell office:value-type="float" office:value="5898.81416211641" calcext:value-type="float">
            <text:p>5898.81416211641</text:p>
          </table:table-cell>
          <table:table-cell office:value-type="float" office:value="917960.905553035" calcext:value-type="float">
            <text:p>917960.905553035</text:p>
          </table:table-cell>
          <table:table-cell office:value-type="float" office:value="4176.30794979371" calcext:value-type="float">
            <text:p>4176.30794979371</text:p>
          </table:table-cell>
          <table:table-cell office:value-type="float" office:value="538850.548833086" calcext:value-type="float">
            <text:p>538850.548833086</text:p>
          </table:table-cell>
          <table:table-cell office:value-type="float" office:value="4122.89316940412" calcext:value-type="float">
            <text:p>4122.89316940412</text:p>
          </table:table-cell>
          <table:table-cell office:value-type="float" office:value="450426.703501878" calcext:value-type="float">
            <text:p>450426.703501878</text:p>
          </table:table-cell>
          <table:table-cell office:value-type="float" office:value="780.869445656102" calcext:value-type="float">
            <text:p>780.869445656102</text:p>
          </table:table-cell>
          <table:table-cell office:value-type="float" office:value="91500.9545017896" calcext:value-type="float">
            <text:p>91500.9545017896</text:p>
          </table:table-cell>
          <table:table-cell office:value-type="float" office:value="1363010.4723684" calcext:value-type="float">
            <text:p>1363010.4723684</text:p>
          </table:table-cell>
          <table:table-cell office:value-type="float" office:value="144964320.892611" calcext:value-type="float">
            <text:p>144964320.892611</text:p>
          </table:table-cell>
          <table:table-cell office:value-type="float" office:value="2721.06955076626" calcext:value-type="float">
            <text:p>2721.06955076626</text:p>
          </table:table-cell>
          <table:table-cell office:value-type="float" office:value="7881.70070193413" calcext:value-type="float">
            <text:p>7881.70070193413</text:p>
          </table:table-cell>
          <table:table-cell office:value-type="float" office:value="1139967.90142506" calcext:value-type="float">
            <text:p>1139967.90142506</text:p>
          </table:table-cell>
          <table:table-cell office:value-type="float" office:value="13644.782534574" calcext:value-type="float">
            <text:p>13644.782534574</text:p>
          </table:table-cell>
          <table:table-cell/>
          <table:table-cell table:formula="of:=100000/[.L17]" office:value-type="float" office:value="0.18558021369108" calcext:value-type="float">
            <text:p>0.18558021369108</text:p>
          </table:table-cell>
          <table:table-cell/>
          <table:table-cell table:formula="of:=[.B17]*[.$X17]" office:value-type="float" office:value="136.386573589557" calcext:value-type="float">
            <text:p>136.386573589557</text:p>
          </table:table-cell>
          <table:table-cell table:formula="of:=[.C17]*[.$X17]" office:value-type="float" office:value="5450.26723601309" calcext:value-type="float">
            <text:p>5450.26723601309</text:p>
          </table:table-cell>
          <table:table-cell table:formula="of:=[.D17]*[.$X17]" office:value-type="float" office:value="2680.04033741858" calcext:value-type="float">
            <text:p>2680.04033741858</text:p>
          </table:table-cell>
          <table:table-cell table:formula="of:=[.E17]*[.$X17]" office:value-type="float" office:value="5907.53377085697" calcext:value-type="float">
            <text:p>5907.53377085697</text:p>
          </table:table-cell>
          <table:table-cell table:formula="of:=[.F17]*[.$X17]" office:value-type="float" office:value="22754.6596581409" calcext:value-type="float">
            <text:p>22754.6596581409</text:p>
          </table:table-cell>
          <table:table-cell table:formula="of:=[.G17]*[.$X17]" office:value-type="float" office:value="153037.653478469" calcext:value-type="float">
            <text:p>153037.653478469</text:p>
          </table:table-cell>
          <table:table-cell table:formula="of:=[.H17]*[.$X17]" office:value-type="float" office:value="208652.099084919" calcext:value-type="float">
            <text:p>208652.099084919</text:p>
          </table:table-cell>
          <table:table-cell table:formula="of:=[.I17]*[.$X17]" office:value-type="float" office:value="1094.70319272953" calcext:value-type="float">
            <text:p>1094.70319272953</text:p>
          </table:table-cell>
          <table:table-cell table:formula="of:=[.J17]*[.$X17]" office:value-type="float" office:value="170355.38101259" calcext:value-type="float">
            <text:p>170355.38101259</text:p>
          </table:table-cell>
          <table:table-cell table:formula="of:=[.K17]*[.$X17]" office:value-type="float" office:value="775.040121762474" calcext:value-type="float">
            <text:p>775.040121762474</text:p>
          </table:table-cell>
          <table:table-cell table:formula="of:=[.L17]*[.$X17]" office:value-type="float" office:value="100000" calcext:value-type="float">
            <text:p>100000</text:p>
          </table:table-cell>
          <table:table-cell table:formula="of:=[.M17]*[.$X17]" office:value-type="float" office:value="765.127395403512" calcext:value-type="float">
            <text:p>765.127395403512</text:p>
          </table:table-cell>
          <table:table-cell table:formula="of:=[.N17]*[.$X17]" office:value-type="float" office:value="83590.2838880474" calcext:value-type="float">
            <text:p>83590.2838880474</text:p>
          </table:table-cell>
          <table:table-cell table:formula="of:=[.O17]*[.$X17]" office:value-type="float" office:value="144.913918589695" calcext:value-type="float">
            <text:p>144.913918589695</text:p>
          </table:table-cell>
          <table:table-cell table:formula="of:=[.P17]*[.$X17]" office:value-type="float" office:value="16980.7666893799" calcext:value-type="float">
            <text:p>16980.7666893799</text:p>
          </table:table-cell>
          <table:table-cell table:formula="of:=[.Q17]*[.$X17]" office:value-type="float" office:value="252947.774725308" calcext:value-type="float">
            <text:p>252947.774725308</text:p>
          </table:table-cell>
          <table:table-cell table:formula="of:=[.R17]*[.$X17]" office:value-type="float" office:value="26902509.6488331" calcext:value-type="float">
            <text:p>26902509.6488331</text:p>
          </table:table-cell>
          <table:table-cell table:formula="of:=[.S17]*[.$X17]" office:value-type="float" office:value="504.976668699494" calcext:value-type="float">
            <text:p>504.976668699494</text:p>
          </table:table-cell>
          <table:table-cell table:formula="of:=[.T17]*[.$X17]" office:value-type="float" office:value="1462.68770051407" calcext:value-type="float">
            <text:p>1462.68770051407</text:p>
          </table:table-cell>
          <table:table-cell table:formula="of:=[.U17]*[.$X17]" office:value-type="float" office:value="211555.486747435" calcext:value-type="float">
            <text:p>211555.486747435</text:p>
          </table:table-cell>
          <table:table-cell table:formula="of:=[.V17]*[.$X17]" office:value-type="float" office:value="2532.20165853456" calcext:value-type="float">
            <text:p>2532.20165853456</text:p>
          </table:table-cell>
        </table:table-row>
        <table:table-row table:style-name="ro1">
          <table:table-cell/>
          <table:table-cell office:value-type="float" office:value="608.805954800112" calcext:value-type="float">
            <text:p>608.805954800112</text:p>
          </table:table-cell>
          <table:table-cell office:value-type="float" office:value="29300.7883196485" calcext:value-type="float">
            <text:p>29300.7883196485</text:p>
          </table:table-cell>
          <table:table-cell office:value-type="float" office:value="14477.5461806119" calcext:value-type="float">
            <text:p>14477.5461806119</text:p>
          </table:table-cell>
          <table:table-cell office:value-type="float" office:value="32063.7678865763" calcext:value-type="float">
            <text:p>32063.7678865763</text:p>
          </table:table-cell>
          <table:table-cell office:value-type="float" office:value="123013.411229634" calcext:value-type="float">
            <text:p>123013.411229634</text:p>
          </table:table-cell>
          <table:table-cell office:value-type="float" office:value="824811.581976458" calcext:value-type="float">
            <text:p>824811.581976458</text:p>
          </table:table-cell>
          <table:table-cell office:value-type="float" office:value="1108863.48011121" calcext:value-type="float">
            <text:p>1108863.48011121</text:p>
          </table:table-cell>
          <table:table-cell office:value-type="float" office:value="5749.07922506584" calcext:value-type="float">
            <text:p>5749.07922506584</text:p>
          </table:table-cell>
          <table:table-cell office:value-type="float" office:value="921775.625672026" calcext:value-type="float">
            <text:p>921775.625672026</text:p>
          </table:table-cell>
          <table:table-cell office:value-type="float" office:value="4257.93536479138" calcext:value-type="float">
            <text:p>4257.93536479138</text:p>
          </table:table-cell>
          <table:table-cell office:value-type="float" office:value="539866.105867753" calcext:value-type="float">
            <text:p>539866.105867753</text:p>
          </table:table-cell>
          <table:table-cell office:value-type="float" office:value="4128.58279924121" calcext:value-type="float">
            <text:p>4128.58279924121</text:p>
          </table:table-cell>
          <table:table-cell office:value-type="float" office:value="451141.54965496" calcext:value-type="float">
            <text:p>451141.54965496</text:p>
          </table:table-cell>
          <table:table-cell office:value-type="float" office:value="1113.41285931232" calcext:value-type="float">
            <text:p>1113.41285931232</text:p>
          </table:table-cell>
          <table:table-cell office:value-type="float" office:value="91877.7605644179" calcext:value-type="float">
            <text:p>91877.7605644179</text:p>
          </table:table-cell>
          <table:table-cell office:value-type="float" office:value="1357829.21926582" calcext:value-type="float">
            <text:p>1357829.21926582</text:p>
          </table:table-cell>
          <table:table-cell office:value-type="float" office:value="145543524.294658" calcext:value-type="float">
            <text:p>145543524.294658</text:p>
          </table:table-cell>
          <table:table-cell office:value-type="float" office:value="2794.6543146748" calcext:value-type="float">
            <text:p>2794.6543146748</text:p>
          </table:table-cell>
          <table:table-cell office:value-type="float" office:value="8311.33366819671" calcext:value-type="float">
            <text:p>8311.33366819671</text:p>
          </table:table-cell>
          <table:table-cell office:value-type="float" office:value="1149101.55824225" calcext:value-type="float">
            <text:p>1149101.55824225</text:p>
          </table:table-cell>
          <table:table-cell office:value-type="float" office:value="13442.9564302789" calcext:value-type="float">
            <text:p>13442.9564302789</text:p>
          </table:table-cell>
          <table:table-cell/>
          <table:table-cell table:formula="of:=100000/[.L18]" office:value-type="float" office:value="0.185231113628193" calcext:value-type="float">
            <text:p>0.185231113628193</text:p>
          </table:table-cell>
          <table:table-cell/>
          <table:table-cell table:formula="of:=[.B18]*[.$X18]" office:value-type="float" office:value="112.7698049911" calcext:value-type="float">
            <text:p>112.7698049911</text:p>
          </table:table-cell>
          <table:table-cell table:formula="of:=[.C18]*[.$X18]" office:value-type="float" office:value="5427.41765063245" calcext:value-type="float">
            <text:p>5427.41765063245</text:p>
          </table:table-cell>
          <table:table-cell table:formula="of:=[.D18]*[.$X18]" office:value-type="float" office:value="2681.69200163834" calcext:value-type="float">
            <text:p>2681.69200163834</text:p>
          </table:table-cell>
          <table:table-cell table:formula="of:=[.E18]*[.$X18]" office:value-type="float" office:value="5939.20743274643" calcext:value-type="float">
            <text:p>5939.20743274643</text:p>
          </table:table-cell>
          <table:table-cell table:formula="of:=[.F18]*[.$X18]" office:value-type="float" office:value="22785.911153268" calcext:value-type="float">
            <text:p>22785.911153268</text:p>
          </table:table-cell>
          <table:table-cell table:formula="of:=[.G18]*[.$X18]" office:value-type="float" office:value="152780.767862931" calcext:value-type="float">
            <text:p>152780.767862931</text:p>
          </table:table-cell>
          <table:table-cell table:formula="of:=[.H18]*[.$X18]" office:value-type="float" office:value="205396.017282633" calcext:value-type="float">
            <text:p>205396.017282633</text:p>
          </table:table-cell>
          <table:table-cell table:formula="of:=[.I18]*[.$X18]" office:value-type="float" office:value="1064.90834719566" calcext:value-type="float">
            <text:p>1064.90834719566</text:p>
          </table:table-cell>
          <table:table-cell table:formula="of:=[.J18]*[.$X18]" office:value-type="float" office:value="170741.525658554" calcext:value-type="float">
            <text:p>170741.525658554</text:p>
          </table:table-cell>
          <table:table-cell table:formula="of:=[.K18]*[.$X18]" office:value-type="float" office:value="788.702109377175" calcext:value-type="float">
            <text:p>788.702109377175</text:p>
          </table:table-cell>
          <table:table-cell table:formula="of:=[.L18]*[.$X18]" office:value-type="float" office:value="100000" calcext:value-type="float">
            <text:p>100000</text:p>
          </table:table-cell>
          <table:table-cell table:formula="of:=[.M18]*[.$X18]" office:value-type="float" office:value="764.741989609653" calcext:value-type="float">
            <text:p>764.741989609653</text:p>
          </table:table-cell>
          <table:table-cell table:formula="of:=[.N18]*[.$X18]" office:value-type="float" office:value="83565.4516465371" calcext:value-type="float">
            <text:p>83565.4516465371</text:p>
          </table:table-cell>
          <table:table-cell table:formula="of:=[.O18]*[.$X18]" office:value-type="float" office:value="206.238703858372" calcext:value-type="float">
            <text:p>206.238703858372</text:p>
          </table:table-cell>
          <table:table-cell table:formula="of:=[.P18]*[.$X18]" office:value-type="float" office:value="17018.6199070116" calcext:value-type="float">
            <text:p>17018.6199070116</text:p>
          </table:table-cell>
          <table:table-cell table:formula="of:=[.Q18]*[.$X18]" office:value-type="float" office:value="251512.218401508" calcext:value-type="float">
            <text:p>251512.218401508</text:p>
          </table:table-cell>
          <table:table-cell table:formula="of:=[.R18]*[.$X18]" office:value-type="float" office:value="26959189.0864715" calcext:value-type="float">
            <text:p>26959189.0864715</text:p>
          </table:table-cell>
          <table:table-cell table:formula="of:=[.S18]*[.$X18]" office:value-type="float" office:value="517.656930913049" calcext:value-type="float">
            <text:p>517.656930913049</text:p>
          </table:table-cell>
          <table:table-cell table:formula="of:=[.T18]*[.$X18]" office:value-type="float" office:value="1539.51759109557" calcext:value-type="float">
            <text:p>1539.51759109557</text:p>
          </table:table-cell>
          <table:table-cell table:formula="of:=[.U18]*[.$X18]" office:value-type="float" office:value="212849.361305104" calcext:value-type="float">
            <text:p>212849.361305104</text:p>
          </table:table-cell>
          <table:table-cell table:formula="of:=[.V18]*[.$X18]" office:value-type="float" office:value="2490.05379003584" calcext:value-type="float">
            <text:p>2490.05379003584</text:p>
          </table:table-cell>
        </table:table-row>
        <table:table-row table:style-name="ro1">
          <table:table-cell/>
          <table:table-cell office:value-type="float" office:value="768.29871199609" calcext:value-type="float">
            <text:p>768.29871199609</text:p>
          </table:table-cell>
          <table:table-cell office:value-type="float" office:value="28935.5306823432" calcext:value-type="float">
            <text:p>28935.5306823432</text:p>
          </table:table-cell>
          <table:table-cell office:value-type="float" office:value="14572.6827279804" calcext:value-type="float">
            <text:p>14572.6827279804</text:p>
          </table:table-cell>
          <table:table-cell office:value-type="float" office:value="31870.1014357984" calcext:value-type="float">
            <text:p>31870.1014357984</text:p>
          </table:table-cell>
          <table:table-cell office:value-type="float" office:value="123165.456915793" calcext:value-type="float">
            <text:p>123165.456915793</text:p>
          </table:table-cell>
          <table:table-cell office:value-type="float" office:value="823830.335744373" calcext:value-type="float">
            <text:p>823830.335744373</text:p>
          </table:table-cell>
          <table:table-cell office:value-type="float" office:value="1127842.93557767" calcext:value-type="float">
            <text:p>1127842.93557767</text:p>
          </table:table-cell>
          <table:table-cell office:value-type="float" office:value="5667.94206973861" calcext:value-type="float">
            <text:p>5667.94206973861</text:p>
          </table:table-cell>
          <table:table-cell office:value-type="float" office:value="920374.544977709" calcext:value-type="float">
            <text:p>920374.544977709</text:p>
          </table:table-cell>
          <table:table-cell office:value-type="float" office:value="4334.13526770366" calcext:value-type="float">
            <text:p>4334.13526770366</text:p>
          </table:table-cell>
          <table:table-cell office:value-type="float" office:value="539689.095432538" calcext:value-type="float">
            <text:p>539689.095432538</text:p>
          </table:table-cell>
          <table:table-cell office:value-type="float" office:value="4366.00919399856" calcext:value-type="float">
            <text:p>4366.00919399856</text:p>
          </table:table-cell>
          <table:table-cell office:value-type="float" office:value="451013.396177947" calcext:value-type="float">
            <text:p>451013.396177947</text:p>
          </table:table-cell>
          <table:table-cell office:value-type="float" office:value="949.768757998886" calcext:value-type="float">
            <text:p>949.768757998886</text:p>
          </table:table-cell>
          <table:table-cell office:value-type="float" office:value="91860.7246495408" calcext:value-type="float">
            <text:p>91860.7246495408</text:p>
          </table:table-cell>
          <table:table-cell office:value-type="float" office:value="1384612.48003527" calcext:value-type="float">
            <text:p>1384612.48003527</text:p>
          </table:table-cell>
          <table:table-cell office:value-type="float" office:value="145622430.926144" calcext:value-type="float">
            <text:p>145622430.926144</text:p>
          </table:table-cell>
          <table:table-cell office:value-type="float" office:value="2745.5712662818" calcext:value-type="float">
            <text:p>2745.5712662818</text:p>
          </table:table-cell>
          <table:table-cell office:value-type="float" office:value="8128.65831288618" calcext:value-type="float">
            <text:p>8128.65831288618</text:p>
          </table:table-cell>
          <table:table-cell office:value-type="float" office:value="1138838.33255049" calcext:value-type="float">
            <text:p>1138838.33255049</text:p>
          </table:table-cell>
          <table:table-cell office:value-type="float" office:value="13260.0935275946" calcext:value-type="float">
            <text:p>13260.0935275946</text:p>
          </table:table-cell>
          <table:table-cell/>
          <table:table-cell table:formula="of:=100000/[.L19]" office:value-type="float" office:value="0.185291866829094" calcext:value-type="float">
            <text:p>0.185291866829094</text:p>
          </table:table-cell>
          <table:table-cell/>
          <table:table-cell table:formula="of:=[.B19]*[.$X19]" office:value-type="float" office:value="142.359502628144" calcext:value-type="float">
            <text:p>142.359502628144</text:p>
          </table:table-cell>
          <table:table-cell table:formula="of:=[.C19]*[.$X19]" office:value-type="float" office:value="5361.5184978219" calcext:value-type="float">
            <text:p>5361.5184978219</text:p>
          </table:table-cell>
          <table:table-cell table:formula="of:=[.D19]*[.$X19]" office:value-type="float" office:value="2700.19958737558" calcext:value-type="float">
            <text:p>2700.19958737558</text:p>
          </table:table-cell>
          <table:table-cell table:formula="of:=[.E19]*[.$X19]" office:value-type="float" office:value="5905.27059107167" calcext:value-type="float">
            <text:p>5905.27059107167</text:p>
          </table:table-cell>
          <table:table-cell table:formula="of:=[.F19]*[.$X19]" office:value-type="float" office:value="22821.5574407856" calcext:value-type="float">
            <text:p>22821.5574407856</text:p>
          </table:table-cell>
          <table:table-cell table:formula="of:=[.G19]*[.$X19]" office:value-type="float" office:value="152649.060860514" calcext:value-type="float">
            <text:p>152649.060860514</text:p>
          </table:table-cell>
          <table:table-cell table:formula="of:=[.H19]*[.$X19]" office:value-type="float" office:value="208980.123023192" calcext:value-type="float">
            <text:p>208980.123023192</text:p>
          </table:table-cell>
          <table:table-cell table:formula="of:=[.I19]*[.$X19]" office:value-type="float" office:value="1050.22356718103" calcext:value-type="float">
            <text:p>1050.22356718103</text:p>
          </table:table-cell>
          <table:table-cell table:formula="of:=[.J19]*[.$X19]" office:value-type="float" office:value="170537.917620898" calcext:value-type="float">
            <text:p>170537.917620898</text:p>
          </table:table-cell>
          <table:table-cell table:formula="of:=[.K19]*[.$X19]" office:value-type="float" office:value="803.080014842626" calcext:value-type="float">
            <text:p>803.080014842626</text:p>
          </table:table-cell>
          <table:table-cell table:formula="of:=[.L19]*[.$X19]" office:value-type="float" office:value="100000" calcext:value-type="float">
            <text:p>100000</text:p>
          </table:table-cell>
          <table:table-cell table:formula="of:=[.M19]*[.$X19]" office:value-type="float" office:value="808.985994148981" calcext:value-type="float">
            <text:p>808.985994148981</text:p>
          </table:table-cell>
          <table:table-cell table:formula="of:=[.N19]*[.$X19]" office:value-type="float" office:value="83569.1141427416" calcext:value-type="float">
            <text:p>83569.1141427416</text:p>
          </table:table-cell>
          <table:table-cell table:formula="of:=[.O19]*[.$X19]" office:value-type="float" office:value="175.984426225564" calcext:value-type="float">
            <text:p>175.984426225564</text:p>
          </table:table-cell>
          <table:table-cell table:formula="of:=[.P19]*[.$X19]" office:value-type="float" office:value="17021.0451585868" calcext:value-type="float">
            <text:p>17021.0451585868</text:p>
          </table:table-cell>
          <table:table-cell table:formula="of:=[.Q19]*[.$X19]" office:value-type="float" office:value="256557.431260597" calcext:value-type="float">
            <text:p>256557.431260597</text:p>
          </table:table-cell>
          <table:table-cell table:formula="of:=[.R19]*[.$X19]" office:value-type="float" office:value="26982652.078496" calcext:value-type="float">
            <text:p>26982652.078496</text:p>
          </table:table-cell>
          <table:table-cell table:formula="of:=[.S19]*[.$X19]" office:value-type="float" office:value="508.732025441674" calcext:value-type="float">
            <text:p>508.732025441674</text:p>
          </table:table-cell>
          <table:table-cell table:formula="of:=[.T19]*[.$X19]" office:value-type="float" office:value="1506.17427361051" calcext:value-type="float">
            <text:p>1506.17427361051</text:p>
          </table:table-cell>
          <table:table-cell table:formula="of:=[.U19]*[.$X19]" office:value-type="float" office:value="211017.480654813" calcext:value-type="float">
            <text:p>211017.480654813</text:p>
          </table:table-cell>
          <table:table-cell table:formula="of:=[.V19]*[.$X19]" office:value-type="float" office:value="2456.98748405639" calcext:value-type="float">
            <text:p>2456.98748405639</text:p>
          </table:table-cell>
        </table:table-row>
        <table:table-row table:style-name="ro1">
          <table:table-cell/>
          <table:table-cell office:value-type="float" office:value="674.724847084917" calcext:value-type="float">
            <text:p>674.724847084917</text:p>
          </table:table-cell>
          <table:table-cell office:value-type="float" office:value="29094.5879104525" calcext:value-type="float">
            <text:p>29094.5879104525</text:p>
          </table:table-cell>
          <table:table-cell office:value-type="float" office:value="14578.0373751503" calcext:value-type="float">
            <text:p>14578.0373751503</text:p>
          </table:table-cell>
          <table:table-cell office:value-type="float" office:value="31857.2369984832" calcext:value-type="float">
            <text:p>31857.2369984832</text:p>
          </table:table-cell>
          <table:table-cell office:value-type="float" office:value="122559.19688693" calcext:value-type="float">
            <text:p>122559.19688693</text:p>
          </table:table-cell>
          <table:table-cell office:value-type="float" office:value="820538.082261745" calcext:value-type="float">
            <text:p>820538.082261745</text:p>
          </table:table-cell>
          <table:table-cell office:value-type="float" office:value="1103140.38999194" calcext:value-type="float">
            <text:p>1103140.38999194</text:p>
          </table:table-cell>
          <table:table-cell office:value-type="float" office:value="5625.42021296631" calcext:value-type="float">
            <text:p>5625.42021296631</text:p>
          </table:table-cell>
          <table:table-cell office:value-type="float" office:value="922468.392272336" calcext:value-type="float">
            <text:p>922468.392272336</text:p>
          </table:table-cell>
          <table:table-cell office:value-type="float" office:value="4443.02349539935" calcext:value-type="float">
            <text:p>4443.02349539935</text:p>
          </table:table-cell>
          <table:table-cell office:value-type="float" office:value="542189.933739711" calcext:value-type="float">
            <text:p>542189.933739711</text:p>
          </table:table-cell>
          <table:table-cell office:value-type="float" office:value="4331.57434097941" calcext:value-type="float">
            <text:p>4331.57434097941</text:p>
          </table:table-cell>
          <table:table-cell office:value-type="float" office:value="453088.252744932" calcext:value-type="float">
            <text:p>453088.252744932</text:p>
          </table:table-cell>
          <table:table-cell office:value-type="float" office:value="1044.13369138064" calcext:value-type="float">
            <text:p>1044.13369138064</text:p>
          </table:table-cell>
          <table:table-cell office:value-type="float" office:value="92035.8219734015" calcext:value-type="float">
            <text:p>92035.8219734015</text:p>
          </table:table-cell>
          <table:table-cell office:value-type="float" office:value="1375625.55593619" calcext:value-type="float">
            <text:p>1375625.55593619</text:p>
          </table:table-cell>
          <table:table-cell office:value-type="float" office:value="145893739.797864" calcext:value-type="float">
            <text:p>145893739.797864</text:p>
          </table:table-cell>
          <table:table-cell office:value-type="float" office:value="2701.49663425499" calcext:value-type="float">
            <text:p>2701.49663425499</text:p>
          </table:table-cell>
          <table:table-cell office:value-type="float" office:value="7970.79666343252" calcext:value-type="float">
            <text:p>7970.79666343252</text:p>
          </table:table-cell>
          <table:table-cell office:value-type="float" office:value="1142226.00619038" calcext:value-type="float">
            <text:p>1142226.00619038</text:p>
          </table:table-cell>
          <table:table-cell office:value-type="float" office:value="13509.3767709991" calcext:value-type="float">
            <text:p>13509.3767709991</text:p>
          </table:table-cell>
          <table:table-cell/>
          <table:table-cell table:formula="of:=100000/[.L20]" office:value-type="float" office:value="0.184437212454791" calcext:value-type="float">
            <text:p>0.184437212454791</text:p>
          </table:table-cell>
          <table:table-cell/>
          <table:table-cell table:formula="of:=[.B20]*[.$X20]" office:value-type="float" office:value="124.444369970327" calcext:value-type="float">
            <text:p>124.444369970327</text:p>
          </table:table-cell>
          <table:table-cell table:formula="of:=[.C20]*[.$X20]" office:value-type="float" office:value="5366.12469172472" calcext:value-type="float">
            <text:p>5366.12469172472</text:p>
          </table:table-cell>
          <table:table-cell table:formula="of:=[.D20]*[.$X20]" office:value-type="float" office:value="2688.73257653448" calcext:value-type="float">
            <text:p>2688.73257653448</text:p>
          </table:table-cell>
          <table:table-cell table:formula="of:=[.E20]*[.$X20]" office:value-type="float" office:value="5875.65998851187" calcext:value-type="float">
            <text:p>5875.65998851187</text:p>
          </table:table-cell>
          <table:table-cell table:formula="of:=[.F20]*[.$X20]" office:value-type="float" office:value="22604.4766345232" calcext:value-type="float">
            <text:p>22604.4766345232</text:p>
          </table:table-cell>
          <table:table-cell table:formula="of:=[.G20]*[.$X20]" office:value-type="float" office:value="151337.756605356" calcext:value-type="float">
            <text:p>151337.756605356</text:p>
          </table:table-cell>
          <table:table-cell table:formula="of:=[.H20]*[.$X20]" office:value-type="float" office:value="203460.138476404" calcext:value-type="float">
            <text:p>203460.138476404</text:p>
          </table:table-cell>
          <table:table-cell table:formula="of:=[.I20]*[.$X20]" office:value-type="float" office:value="1037.53682296634" calcext:value-type="float">
            <text:p>1037.53682296634</text:p>
          </table:table-cell>
          <table:table-cell table:formula="of:=[.J20]*[.$X20]" office:value-type="float" office:value="170137.498848362" calcext:value-type="float">
            <text:p>170137.498848362</text:p>
          </table:table-cell>
          <table:table-cell table:formula="of:=[.K20]*[.$X20]" office:value-type="float" office:value="819.458868362597" calcext:value-type="float">
            <text:p>819.458868362597</text:p>
          </table:table-cell>
          <table:table-cell table:formula="of:=[.L20]*[.$X20]" office:value-type="float" office:value="100000" calcext:value-type="float">
            <text:p>100000</text:p>
          </table:table-cell>
          <table:table-cell table:formula="of:=[.M20]*[.$X20]" office:value-type="float" office:value="798.90349699094" calcext:value-type="float">
            <text:p>798.90349699094</text:p>
          </table:table-cell>
          <table:table-cell table:formula="of:=[.N20]*[.$X20]" office:value-type="float" office:value="83566.334332287" calcext:value-type="float">
            <text:p>83566.334332287</text:p>
          </table:table-cell>
          <table:table-cell table:formula="of:=[.O20]*[.$X20]" office:value-type="float" office:value="192.577107468376" calcext:value-type="float">
            <text:p>192.577107468376</text:p>
          </table:table-cell>
          <table:table-cell table:formula="of:=[.P20]*[.$X20]" office:value-type="float" office:value="16974.8304507596" calcext:value-type="float">
            <text:p>16974.8304507596</text:p>
          </table:table-cell>
          <table:table-cell table:formula="of:=[.Q20]*[.$X20]" office:value-type="float" office:value="253716.542918443" calcext:value-type="float">
            <text:p>253716.542918443</text:p>
          </table:table-cell>
          <table:table-cell table:formula="of:=[.R20]*[.$X20]" office:value-type="float" office:value="26908234.6829226" calcext:value-type="float">
            <text:p>26908234.6829226</text:p>
          </table:table-cell>
          <table:table-cell table:formula="of:=[.S20]*[.$X20]" office:value-type="float" office:value="498.25650867799" calcext:value-type="float">
            <text:p>498.25650867799</text:p>
          </table:table-cell>
          <table:table-cell table:formula="of:=[.T20]*[.$X20]" office:value-type="float" office:value="1470.11151764744" calcext:value-type="float">
            <text:p>1470.11151764744</text:p>
          </table:table-cell>
          <table:table-cell table:formula="of:=[.U20]*[.$X20]" office:value-type="float" office:value="210668.980575122" calcext:value-type="float">
            <text:p>210668.980575122</text:p>
          </table:table-cell>
          <table:table-cell table:formula="of:=[.V20]*[.$X20]" office:value-type="float" office:value="2491.63179364458" calcext:value-type="float">
            <text:p>2491.63179364458</text:p>
          </table:table-cell>
        </table:table-row>
        <table:table-row table:style-name="ro1">
          <table:table-cell/>
          <table:table-cell office:value-type="float" office:value="621.913183790493" calcext:value-type="float">
            <text:p>621.913183790493</text:p>
          </table:table-cell>
          <table:table-cell office:value-type="float" office:value="28440.6976712039" calcext:value-type="float">
            <text:p>28440.6976712039</text:p>
          </table:table-cell>
          <table:table-cell office:value-type="float" office:value="14306.1829869317" calcext:value-type="float">
            <text:p>14306.1829869317</text:p>
          </table:table-cell>
          <table:table-cell office:value-type="float" office:value="31558.39603515" calcext:value-type="float">
            <text:p>31558.39603515</text:p>
          </table:table-cell>
          <table:table-cell office:value-type="float" office:value="125429.926663046" calcext:value-type="float">
            <text:p>125429.926663046</text:p>
          </table:table-cell>
          <table:table-cell office:value-type="float" office:value="834489.036278175" calcext:value-type="float">
            <text:p>834489.036278175</text:p>
          </table:table-cell>
          <table:table-cell office:value-type="float" office:value="1130953.10744061" calcext:value-type="float">
            <text:p>1130953.10744061</text:p>
          </table:table-cell>
          <table:table-cell office:value-type="float" office:value="5845.57276472472" calcext:value-type="float">
            <text:p>5845.57276472472</text:p>
          </table:table-cell>
          <table:table-cell office:value-type="float" office:value="930613.149626009" calcext:value-type="float">
            <text:p>930613.149626009</text:p>
          </table:table-cell>
          <table:table-cell office:value-type="float" office:value="4504.16995539583" calcext:value-type="float">
            <text:p>4504.16995539583</text:p>
          </table:table-cell>
          <table:table-cell office:value-type="float" office:value="543091.142272242" calcext:value-type="float">
            <text:p>543091.142272242</text:p>
          </table:table-cell>
          <table:table-cell office:value-type="float" office:value="4145.31732377386" calcext:value-type="float">
            <text:p>4145.31732377386</text:p>
          </table:table-cell>
          <table:table-cell office:value-type="float" office:value="457858.695248956" calcext:value-type="float">
            <text:p>457858.695248956</text:p>
          </table:table-cell>
          <table:table-cell office:value-type="float" office:value="907.832742925511" calcext:value-type="float">
            <text:p>907.832742925511</text:p>
          </table:table-cell>
          <table:table-cell office:value-type="float" office:value="93160.31001335" calcext:value-type="float">
            <text:p>93160.31001335</text:p>
          </table:table-cell>
          <table:table-cell office:value-type="float" office:value="1379516.60811216" calcext:value-type="float">
            <text:p>1379516.60811216</text:p>
          </table:table-cell>
          <table:table-cell office:value-type="float" office:value="146871871.785637" calcext:value-type="float">
            <text:p>146871871.785637</text:p>
          </table:table-cell>
          <table:table-cell office:value-type="float" office:value="2552.86454735588" calcext:value-type="float">
            <text:p>2552.86454735588</text:p>
          </table:table-cell>
          <table:table-cell office:value-type="float" office:value="8125.99525075319" calcext:value-type="float">
            <text:p>8125.99525075319</text:p>
          </table:table-cell>
          <table:table-cell office:value-type="float" office:value="1147817.03928516" calcext:value-type="float">
            <text:p>1147817.03928516</text:p>
          </table:table-cell>
          <table:table-cell office:value-type="float" office:value="13532.3306780293" calcext:value-type="float">
            <text:p>13532.3306780293</text:p>
          </table:table-cell>
          <table:table-cell/>
          <table:table-cell table:formula="of:=100000/[.L21]" office:value-type="float" office:value="0.184131156294705" calcext:value-type="float">
            <text:p>0.184131156294705</text:p>
          </table:table-cell>
          <table:table-cell/>
          <table:table-cell table:formula="of:=[.B21]*[.$X21]" office:value-type="float" office:value="114.513593646265" calcext:value-type="float">
            <text:p>114.513593646265</text:p>
          </table:table-cell>
          <table:table-cell table:formula="of:=[.C21]*[.$X21]" office:value-type="float" office:value="5236.8185480269" calcext:value-type="float">
            <text:p>5236.8185480269</text:p>
          </table:table-cell>
          <table:table-cell table:formula="of:=[.D21]*[.$X21]" office:value-type="float" office:value="2634.21401554737" calcext:value-type="float">
            <text:p>2634.21401554737</text:p>
          </table:table-cell>
          <table:table-cell table:formula="of:=[.E21]*[.$X21]" office:value-type="float" office:value="5810.8839527584" calcext:value-type="float">
            <text:p>5810.8839527584</text:p>
          </table:table-cell>
          <table:table-cell table:formula="of:=[.F21]*[.$X21]" office:value-type="float" office:value="23095.5574304267" calcext:value-type="float">
            <text:p>23095.5574304267</text:p>
          </table:table-cell>
          <table:table-cell table:formula="of:=[.G21]*[.$X21]" office:value-type="float" office:value="153655.431165154" calcext:value-type="float">
            <text:p>153655.431165154</text:p>
          </table:table-cell>
          <table:table-cell table:formula="of:=[.H21]*[.$X21]" office:value-type="float" office:value="208243.703388129" calcext:value-type="float">
            <text:p>208243.703388129</text:p>
          </table:table-cell>
          <table:table-cell table:formula="of:=[.I21]*[.$X21]" office:value-type="float" office:value="1076.3520723736" calcext:value-type="float">
            <text:p>1076.3520723736</text:p>
          </table:table-cell>
          <table:table-cell table:formula="of:=[.J21]*[.$X21]" office:value-type="float" office:value="171354.875303694" calcext:value-type="float">
            <text:p>171354.875303694</text:p>
          </table:table-cell>
          <table:table-cell table:formula="of:=[.K21]*[.$X21]" office:value-type="float" office:value="829.358022034904" calcext:value-type="float">
            <text:p>829.358022034904</text:p>
          </table:table-cell>
          <table:table-cell table:formula="of:=[.L21]*[.$X21]" office:value-type="float" office:value="100000" calcext:value-type="float">
            <text:p>100000</text:p>
          </table:table-cell>
          <table:table-cell table:formula="of:=[.M21]*[.$X21]" office:value-type="float" office:value="763.282072034952" calcext:value-type="float">
            <text:p>763.282072034952</text:p>
          </table:table-cell>
          <table:table-cell table:formula="of:=[.N21]*[.$X21]" office:value-type="float" office:value="84306.0509757752" calcext:value-type="float">
            <text:p>84306.0509757752</text:p>
          </table:table-cell>
          <table:table-cell table:formula="of:=[.O21]*[.$X21]" office:value-type="float" office:value="167.160292677068" calcext:value-type="float">
            <text:p>167.160292677068</text:p>
          </table:table-cell>
          <table:table-cell table:formula="of:=[.P21]*[.$X21]" office:value-type="float" office:value="17153.7156035313" calcext:value-type="float">
            <text:p>17153.7156035313</text:p>
          </table:table-cell>
          <table:table-cell table:formula="of:=[.Q21]*[.$X21]" office:value-type="float" office:value="254011.988179441" calcext:value-type="float">
            <text:p>254011.988179441</text:p>
          </table:table-cell>
          <table:table-cell table:formula="of:=[.R21]*[.$X21]" office:value-type="float" office:value="27043687.579057" calcext:value-type="float">
            <text:p>27043687.579057</text:p>
          </table:table-cell>
          <table:table-cell table:formula="of:=[.S21]*[.$X21]" office:value-type="float" office:value="470.061900968397" calcext:value-type="float">
            <text:p>470.061900968397</text:p>
          </table:table-cell>
          <table:table-cell table:formula="of:=[.T21]*[.$X21]" office:value-type="float" office:value="1496.24890156647" calcext:value-type="float">
            <text:p>1496.24890156647</text:p>
          </table:table-cell>
          <table:table-cell table:formula="of:=[.U21]*[.$X21]" office:value-type="float" office:value="211348.878658341" calcext:value-type="float">
            <text:p>211348.878658341</text:p>
          </table:table-cell>
          <table:table-cell table:formula="of:=[.V21]*[.$X21]" office:value-type="float" office:value="2491.72369510784" calcext:value-type="float">
            <text:p>2491.72369510784</text:p>
          </table:table-cell>
        </table:table-row>
        <table:table-row table:style-name="ro1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table:formula="of:=AVERAGE([.B4:.B21])" office:value-type="float" office:value="723.728097721009" calcext:value-type="float">
            <text:p>723.728097721009</text:p>
          </table:table-cell>
          <table:table-cell table:style-name="Default" table:formula="of:=AVERAGE([.C4:.C21])" office:value-type="float" office:value="29531.486028732" calcext:value-type="float">
            <text:p>29531.486028732</text:p>
          </table:table-cell>
          <table:table-cell table:style-name="Default" table:formula="of:=AVERAGE([.D4:.D21])" office:value-type="float" office:value="14558.4387661995" calcext:value-type="float">
            <text:p>14558.4387661995</text:p>
          </table:table-cell>
          <table:table-cell table:style-name="Default" table:formula="of:=AVERAGE([.E4:.E21])" office:value-type="float" office:value="31860.2528822597" calcext:value-type="float">
            <text:p>31860.2528822597</text:p>
          </table:table-cell>
          <table:table-cell table:style-name="Default" table:formula="of:=AVERAGE([.F4:.F21])" office:value-type="float" office:value="123464.960035303" calcext:value-type="float">
            <text:p>123464.960035303</text:p>
          </table:table-cell>
          <table:table-cell table:style-name="Default" table:formula="of:=AVERAGE([.G4:.G21])" office:value-type="float" office:value="829935.883659903" calcext:value-type="float">
            <text:p>829935.883659903</text:p>
          </table:table-cell>
          <table:table-cell table:style-name="Default" table:formula="of:=AVERAGE([.H4:.H21])" office:value-type="float" office:value="1115973.0946052" calcext:value-type="float">
            <text:p>1115973.0946052</text:p>
          </table:table-cell>
          <table:table-cell table:style-name="Default" table:formula="of:=AVERAGE([.I4:.I21])" office:value-type="float" office:value="5675.52525641697" calcext:value-type="float">
            <text:p>5675.52525641697</text:p>
          </table:table-cell>
          <table:table-cell table:style-name="Default" table:formula="of:=AVERAGE([.J4:.J21])" office:value-type="float" office:value="918954.809348921" calcext:value-type="float">
            <text:p>918954.809348921</text:p>
          </table:table-cell>
          <table:table-cell table:style-name="Default" table:formula="of:=AVERAGE([.K4:.K21])" office:value-type="float" office:value="4244.96913810036" calcext:value-type="float">
            <text:p>4244.96913810036</text:p>
          </table:table-cell>
          <table:table-cell table:style-name="Default" table:formula="of:=AVERAGE([.L4:.L21])" office:value-type="float" office:value="538575.282048849" calcext:value-type="float">
            <text:p>538575.282048849</text:p>
          </table:table-cell>
          <table:table-cell table:style-name="Default" table:formula="of:=AVERAGE([.M4:.M21])" office:value-type="float" office:value="4101.32439599496" calcext:value-type="float">
            <text:p>4101.32439599496</text:p>
          </table:table-cell>
          <table:table-cell table:style-name="Default" table:formula="of:=AVERAGE([.N4:.N21])" office:value-type="float" office:value="448513.995953337" calcext:value-type="float">
            <text:p>448513.995953337</text:p>
          </table:table-cell>
          <table:table-cell table:style-name="Default" table:formula="of:=AVERAGE([.O4:.O21])" office:value-type="float" office:value="907.097541118978" calcext:value-type="float">
            <text:p>907.097541118978</text:p>
          </table:table-cell>
          <table:table-cell table:style-name="Default" table:formula="of:=AVERAGE([.P4:.P21])" office:value-type="float" office:value="91382.4080619633" calcext:value-type="float">
            <text:p>91382.4080619633</text:p>
          </table:table-cell>
          <table:table-cell table:style-name="Default" table:formula="of:=AVERAGE([.Q4:.Q21])" office:value-type="float" office:value="1353836.83810712" calcext:value-type="float">
            <text:p>1353836.83810712</text:p>
          </table:table-cell>
          <table:table-cell table:style-name="Default" table:formula="of:=AVERAGE([.R4:.R21])" office:value-type="float" office:value="144881587.525734" calcext:value-type="float">
            <text:p>144881587.525734</text:p>
          </table:table-cell>
          <table:table-cell table:style-name="Default" table:formula="of:=AVERAGE([.S4:.S21])" office:value-type="float" office:value="2657.94806180854" calcext:value-type="float">
            <text:p>2657.94806180854</text:p>
          </table:table-cell>
          <table:table-cell table:style-name="Default" table:formula="of:=AVERAGE([.T4:.T21])" office:value-type="float" office:value="7924.63091430574" calcext:value-type="float">
            <text:p>7924.63091430574</text:p>
          </table:table-cell>
          <table:table-cell table:style-name="Default" table:formula="of:=AVERAGE([.U4:.U21])" office:value-type="float" office:value="1142387.91324686" calcext:value-type="float">
            <text:p>1142387.91324686</text:p>
          </table:table-cell>
          <table:table-cell table:style-name="Default" table:formula="of:=AVERAGE([.V4:.V21])" office:value-type="float" office:value="13533.563444967" calcext:value-type="float">
            <text:p>13533.5634449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rmalized:</text:p>
          </table:table-cell>
          <table:table-cell table:style-name="Default" table:formula="of:=[.B23]*[.$D$27]" office:value-type="float" office:value="474.554223608876" calcext:value-type="float">
            <text:p>474.554223608876</text:p>
          </table:table-cell>
          <table:table-cell table:style-name="Default" table:formula="of:=[.C23]*[.$D$27]" office:value-type="float" office:value="19364.0283809786" calcext:value-type="float">
            <text:p>19364.0283809786</text:p>
          </table:table-cell>
          <table:table-cell table:style-name="Default" table:formula="of:=[.D23]*[.$D$27]" office:value-type="float" office:value="9546.08315941665" calcext:value-type="float">
            <text:p>9546.08315941665</text:p>
          </table:table-cell>
          <table:table-cell table:style-name="Default" table:formula="of:=[.E23]*[.$D$27]" office:value-type="float" office:value="20891.0191799014" calcext:value-type="float">
            <text:p>20891.0191799014</text:p>
          </table:table-cell>
          <table:table-cell table:style-name="Default" table:formula="of:=[.F23]*[.$D$27]" office:value-type="float" office:value="80956.9483856634" calcext:value-type="float">
            <text:p>80956.9483856634</text:p>
          </table:table-cell>
          <table:table-cell table:style-name="Default" table:formula="of:=[.G23]*[.$D$27]" office:value-type="float" office:value="544195.506787132" calcext:value-type="float">
            <text:p>544195.506787132</text:p>
          </table:table-cell>
          <table:table-cell table:style-name="Default" table:formula="of:=[.H23]*[.$D$27]" office:value-type="float" office:value="731752.362726307" calcext:value-type="float">
            <text:p>731752.362726307</text:p>
          </table:table-cell>
          <table:table-cell table:style-name="Default" table:formula="of:=[.I23]*[.$D$27]" office:value-type="float" office:value="3721.48668831949" calcext:value-type="float">
            <text:p>3721.48668831949</text:p>
          </table:table-cell>
          <table:table-cell table:style-name="Default" table:formula="of:=[.J23]*[.$D$27]" office:value-type="float" office:value="602565.918686123" calcext:value-type="float">
            <text:p>602565.918686123</text:p>
          </table:table-cell>
          <table:table-cell table:style-name="Default" table:formula="of:=[.K23]*[.$D$27]" office:value-type="float" office:value="2783.4597550079" calcext:value-type="float">
            <text:p>2783.4597550079</text:p>
          </table:table-cell>
          <table:table-cell table:style-name="Default" table:formula="of:=[.L23]*[.$D$27]" office:value-type="float" office:value="353148.061588936" calcext:value-type="float">
            <text:p>353148.061588936</text:p>
          </table:table-cell>
          <table:table-cell table:style-name="Default" table:formula="of:=[.M23]*[.$D$27]" office:value-type="float" office:value="2689.27076430825" calcext:value-type="float">
            <text:p>2689.27076430825</text:p>
          </table:table-cell>
          <table:table-cell table:style-name="Default" table:formula="of:=[.N23]*[.$D$27]" office:value-type="float" office:value="294094.16574759" calcext:value-type="float">
            <text:p>294094.16574759</text:p>
          </table:table-cell>
          <table:table-cell table:style-name="Default" table:formula="of:=[.O23]*[.$D$27]" office:value-type="float" office:value="594.791014358514" calcext:value-type="float">
            <text:p>594.791014358514</text:p>
          </table:table-cell>
          <table:table-cell table:style-name="Default" table:formula="of:=[.P23]*[.$D$27]" office:value-type="float" office:value="59920.1659378875" calcext:value-type="float">
            <text:p>59920.1659378875</text:p>
          </table:table-cell>
          <table:table-cell table:style-name="Default" table:formula="of:=[.Q23]*[.$D$27]" office:value-type="float" office:value="887721.49599294" calcext:value-type="float">
            <text:p>887721.49599294</text:p>
          </table:table-cell>
          <table:table-cell table:style-name="Default" table:formula="of:=[.R23]*[.$D$27]" office:value-type="float" office:value="95000000" calcext:value-type="float">
            <text:p>95000000</text:p>
          </table:table-cell>
          <table:table-cell table:style-name="Default" table:formula="of:=[.S23]*[.$D$27]" office:value-type="float" office:value="1742.83751430431" calcext:value-type="float">
            <text:p>1742.83751430431</text:p>
          </table:table-cell>
          <table:table-cell table:style-name="Default" table:formula="of:=[.T23]*[.$D$27]" office:value-type="float" office:value="5196.24301276605" calcext:value-type="float">
            <text:p>5196.24301276605</text:p>
          </table:table-cell>
          <table:table-cell table:style-name="Default" table:formula="of:=[.U23]*[.$D$27]" office:value-type="float" office:value="749072.767712293" calcext:value-type="float">
            <text:p>749072.767712293</text:p>
          </table:table-cell>
          <table:table-cell table:style-name="Default" table:formula="of:=[.V23]*[.$D$27]" office:value-type="float" office:value="8874.06432541684" calcext:value-type="float">
            <text:p>8874.06432541684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95000000/[.R23]" office:value-type="float" office:value="0.655707889611068" calcext:value-type="float">
            <text:p>0.655707889611068</text:p>
          </table:table-cell>
          <table:table-cell table:style-name="Default" table:number-columns-repeated="18"/>
          <table:table-cell table:number-columns-repeated="24"/>
        </table:table-row>
      </table:table>
      <table:table table:name="Argon 99.999%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08.80493928897" calcext:value-type="float">
            <text:p>4808.80493928897</text:p>
          </table:table-cell>
          <table:table-cell table:style-name="ce5" office:value-type="float" office:value="528155.689634464" calcext:value-type="float">
            <text:p>528155.689634464</text:p>
          </table:table-cell>
          <table:table-cell table:style-name="ce5" office:value-type="float" office:value="1184.95224793918" calcext:value-type="float">
            <text:p>1184.95224793918</text:p>
          </table:table-cell>
          <table:table-cell table:style-name="ce5" office:value-type="float" office:value="105495.362348111" calcext:value-type="float">
            <text:p>105495.362348111</text:p>
          </table:table-cell>
          <table:table-cell table:style-name="ce5" office:value-type="float" office:value="1546515.73837198" calcext:value-type="float">
            <text:p>1546515.73837198</text:p>
          </table:table-cell>
          <table:table-cell table:style-name="ce5" office:value-type="float" office:value="163462273.248522" calcext:value-type="float">
            <text:p>163462273.248522</text:p>
          </table:table-cell>
          <table:table-cell table:style-name="ce5" office:value-type="float" office:value="1629.10906310872" calcext:value-type="float">
            <text:p>1629.10906310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47.55660845605" calcext:value-type="float">
            <text:p>4847.55660845605</text:p>
          </table:table-cell>
          <table:table-cell table:style-name="ce5" office:value-type="float" office:value="532131.085322668" calcext:value-type="float">
            <text:p>532131.085322668</text:p>
          </table:table-cell>
          <table:table-cell table:style-name="ce5" office:value-type="float" office:value="1041.07802432925" calcext:value-type="float">
            <text:p>1041.07802432925</text:p>
          </table:table-cell>
          <table:table-cell table:style-name="ce5" office:value-type="float" office:value="106081.768908344" calcext:value-type="float">
            <text:p>106081.768908344</text:p>
          </table:table-cell>
          <table:table-cell table:style-name="ce5" office:value-type="float" office:value="1566922.83371876" calcext:value-type="float">
            <text:p>1566922.83371876</text:p>
          </table:table-cell>
          <table:table-cell table:style-name="ce5" office:value-type="float" office:value="164232308.813373" calcext:value-type="float">
            <text:p>164232308.813373</text:p>
          </table:table-cell>
          <table:table-cell table:style-name="ce5" office:value-type="float" office:value="1744.17618281952" calcext:value-type="float">
            <text:p>1744.1761828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5005.75912217656" calcext:value-type="float">
            <text:p>5005.75912217656</text:p>
          </table:table-cell>
          <table:table-cell table:style-name="ce5" office:value-type="float" office:value="545115.912886573" calcext:value-type="float">
            <text:p>545115.912886573</text:p>
          </table:table-cell>
          <table:table-cell table:style-name="ce5" office:value-type="float" office:value="1080.9554049286" calcext:value-type="float">
            <text:p>1080.9554049286</text:p>
          </table:table-cell>
          <table:table-cell table:style-name="ce5" office:value-type="float" office:value="108880.838611799" calcext:value-type="float">
            <text:p>108880.838611799</text:p>
          </table:table-cell>
          <table:table-cell table:style-name="ce5" office:value-type="float" office:value="1606910.0895332" calcext:value-type="float">
            <text:p>1606910.0895332</text:p>
          </table:table-cell>
          <table:table-cell table:style-name="ce5" office:value-type="float" office:value="168401089.334233" calcext:value-type="float">
            <text:p>168401089.334233</text:p>
          </table:table-cell>
          <table:table-cell table:style-name="ce5" office:value-type="float" office:value="1596.13368524092" calcext:value-type="float">
            <text:p>1596.13368524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AVERAGE([.B4:.B6])" office:value-type="float" office:value="0" calcext:value-type="float">
            <text:p>0</text:p>
          </table:table-cell>
          <table:table-cell table:formula="of:=AVERAGE([.C4:.C6])" office:value-type="float" office:value="0" calcext:value-type="float">
            <text:p>0</text:p>
          </table:table-cell>
          <table:table-cell table:formula="of:=AVERAGE([.D4:.D6])" office:value-type="float" office:value="0" calcext:value-type="float">
            <text:p>0</text:p>
          </table:table-cell>
          <table:table-cell table:formula="of:=AVERAGE([.E4:.E6])" office:value-type="float" office:value="0" calcext:value-type="float">
            <text:p>0</text:p>
          </table:table-cell>
          <table:table-cell table:formula="of:=AVERAGE([.F4:.F6])" office:value-type="float" office:value="0" calcext:value-type="float">
            <text:p>0</text:p>
          </table:table-cell>
          <table:table-cell table:formula="of:=AVERAGE([.G4:.G6])" office:value-type="float" office:value="0" calcext:value-type="float">
            <text:p>0</text:p>
          </table:table-cell>
          <table:table-cell table:formula="of:=AVERAGE([.H4:.H6])" office:value-type="float" office:value="0" calcext:value-type="float">
            <text:p>0</text:p>
          </table:table-cell>
          <table:table-cell table:formula="of:=AVERAGE([.I4:.I6])" office:value-type="float" office:value="0" calcext:value-type="float">
            <text:p>0</text:p>
          </table:table-cell>
          <table:table-cell table:formula="of:=AVERAGE([.J4:.J6])" office:value-type="float" office:value="0" calcext:value-type="float">
            <text:p>0</text:p>
          </table:table-cell>
          <table:table-cell table:formula="of:=AVERAGE([.K4:.K6])" office:value-type="float" office:value="0" calcext:value-type="float">
            <text:p>0</text:p>
          </table:table-cell>
          <table:table-cell table:formula="of:=AVERAGE([.L4:.L6])" office:value-type="float" office:value="0" calcext:value-type="float">
            <text:p>0</text:p>
          </table:table-cell>
          <table:table-cell table:formula="of:=AVERAGE([.M4:.M6])" office:value-type="float" office:value="4887.37355664053" calcext:value-type="float">
            <text:p>4887.37355664053</text:p>
          </table:table-cell>
          <table:table-cell table:formula="of:=AVERAGE([.N4:.N6])" office:value-type="float" office:value="535134.229281235" calcext:value-type="float">
            <text:p>535134.229281235</text:p>
          </table:table-cell>
          <table:table-cell table:formula="of:=AVERAGE([.O4:.O6])" office:value-type="float" office:value="1102.32855906568" calcext:value-type="float">
            <text:p>1102.32855906568</text:p>
          </table:table-cell>
          <table:table-cell table:formula="of:=AVERAGE([.P4:.P6])" office:value-type="float" office:value="106819.323289418" calcext:value-type="float">
            <text:p>106819.323289418</text:p>
          </table:table-cell>
          <table:table-cell table:formula="of:=AVERAGE([.Q4:.Q6])" office:value-type="float" office:value="1573449.55387465" calcext:value-type="float">
            <text:p>1573449.55387465</text:p>
          </table:table-cell>
          <table:table-cell table:formula="of:=AVERAGE([.R4:.R6])" office:value-type="float" office:value="165365223.798709" calcext:value-type="float">
            <text:p>165365223.798709</text:p>
          </table:table-cell>
          <table:table-cell table:formula="of:=AVERAGE([.S4:.S6])" office:value-type="float" office:value="1656.47297705639" calcext:value-type="float">
            <text:p>1656.47297705639</text:p>
          </table:table-cell>
          <table:table-cell table:formula="of:=AVERAGE([.T4:.T6])" office:value-type="float" office:value="0" calcext:value-type="float">
            <text:p>0</text:p>
          </table:table-cell>
          <table:table-cell table:formula="of:=AVERAGE([.U4:.U6])" office:value-type="float" office:value="0" calcext:value-type="float">
            <text:p>0</text:p>
          </table:table-cell>
          <table:table-cell table:formula="of:=AVERAGE([.V4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zed:</text:p>
          </table:table-cell>
          <table:table-cell table:formula="of:=[.B8]*[.$D$12]" office:value-type="float" office:value="0" calcext:value-type="float">
            <text:p>0</text:p>
          </table:table-cell>
          <table:table-cell table:formula="of:=[.C8]*[.$D$12]" office:value-type="float" office:value="0" calcext:value-type="float">
            <text:p>0</text:p>
          </table:table-cell>
          <table:table-cell table:formula="of:=[.D8]*[.$D$12]" office:value-type="float" office:value="0" calcext:value-type="float">
            <text:p>0</text:p>
          </table:table-cell>
          <table:table-cell table:formula="of:=[.E8]*[.$D$12]" office:value-type="float" office:value="0" calcext:value-type="float">
            <text:p>0</text:p>
          </table:table-cell>
          <table:table-cell table:formula="of:=[.F8]*[.$D$12]" office:value-type="float" office:value="0" calcext:value-type="float">
            <text:p>0</text:p>
          </table:table-cell>
          <table:table-cell table:formula="of:=[.G8]*[.$D$12]" office:value-type="float" office:value="0" calcext:value-type="float">
            <text:p>0</text:p>
          </table:table-cell>
          <table:table-cell table:formula="of:=[.H8]*[.$D$12]" office:value-type="float" office:value="0" calcext:value-type="float">
            <text:p>0</text:p>
          </table:table-cell>
          <table:table-cell table:formula="of:=[.I8]*[.$D$12]" office:value-type="float" office:value="0" calcext:value-type="float">
            <text:p>0</text:p>
          </table:table-cell>
          <table:table-cell table:formula="of:=[.J8]*[.$D$12]" office:value-type="float" office:value="0" calcext:value-type="float">
            <text:p>0</text:p>
          </table:table-cell>
          <table:table-cell table:formula="of:=[.K8]*[.$D$12]" office:value-type="float" office:value="0" calcext:value-type="float">
            <text:p>0</text:p>
          </table:table-cell>
          <table:table-cell table:formula="of:=[.L8]*[.$D$12]" office:value-type="float" office:value="0" calcext:value-type="float">
            <text:p>0</text:p>
          </table:table-cell>
          <table:table-cell table:formula="of:=[.M8]*[.$D$12]" office:value-type="float" office:value="2955.50264098435" calcext:value-type="float">
            <text:p>2955.50264098435</text:p>
          </table:table-cell>
          <table:table-cell table:formula="of:=[.N8]*[.$D$12]" office:value-type="float" office:value="323607.477429854" calcext:value-type="float">
            <text:p>323607.477429854</text:p>
          </table:table-cell>
          <table:table-cell table:formula="of:=[.O8]*[.$D$12]" office:value-type="float" office:value="666.602405114805" calcext:value-type="float">
            <text:p>666.602405114805</text:p>
          </table:table-cell>
          <table:table-cell table:formula="of:=[.P8]*[.$D$12]" office:value-type="float" office:value="64596.0020103403" calcext:value-type="float">
            <text:p>64596.0020103403</text:p>
          </table:table-cell>
          <table:table-cell table:formula="of:=[.Q8]*[.$D$12]" office:value-type="float" office:value="951499.667058128" calcext:value-type="float">
            <text:p>951499.667058128</text:p>
          </table:table-cell>
          <table:table-cell table:formula="of:=[.R8]*[.$D$12]" office:value-type="float" office:value="100000000" calcext:value-type="float">
            <text:p>100000000</text:p>
          </table:table-cell>
          <table:table-cell table:formula="of:=[.S8]*[.$D$12]" office:value-type="float" office:value="1001.70576316138" calcext:value-type="float">
            <text:p>1001.70576316138</text:p>
          </table:table-cell>
          <table:table-cell table:formula="of:=[.T8]*[.$D$12]" office:value-type="float" office:value="0" calcext:value-type="float">
            <text:p>0</text:p>
          </table:table-cell>
          <table:table-cell table:formula="of:=[.U8]*[.$D$12]" office:value-type="float" office:value="0" calcext:value-type="float">
            <text:p>0</text:p>
          </table:table-cell>
          <table:table-cell table:formula="of:=[.V8]*[.$D$1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RGA sensitivity today:</text:p>
          </table:table-cell>
          <table:table-cell/>
          <table:table-cell table:formula="of:=100000000/[.R8]" office:value-type="float" office:value="0.604722067329736" calcext:value-type="float">
            <text:p>0.604722067329736</text:p>
          </table:table-cell>
          <table:table-cell table:number-columns-repeated="18"/>
        </table:table-row>
      </table:table>
      <table:table table:name="Praxair N2(1%) O2(1%) H1(1%) CH4(1%) Ar(1%) CO2(95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1379.44324618495" calcext:value-type="float">
            <text:p>1379.44324618495</text:p>
          </table:table-cell>
          <table:table-cell office:value-type="float" office:value="32589.5070540925" calcext:value-type="float">
            <text:p>32589.5070540925</text:p>
          </table:table-cell>
          <table:table-cell office:value-type="float" office:value="624159.029075395" calcext:value-type="float">
            <text:p>624159.029075395</text:p>
          </table:table-cell>
          <table:table-cell office:value-type="float" office:value="33854.8408883064" calcext:value-type="float">
            <text:p>33854.8408883064</text:p>
          </table:table-cell>
          <table:table-cell office:value-type="float" office:value="116529.146955721" calcext:value-type="float">
            <text:p>116529.146955721</text:p>
          </table:table-cell>
          <table:table-cell office:value-type="float" office:value="631818.836099056" calcext:value-type="float">
            <text:p>631818.836099056</text:p>
          </table:table-cell>
          <table:table-cell office:value-type="float" office:value="6290134.54671265" calcext:value-type="float">
            <text:p>6290134.54671265</text:p>
          </table:table-cell>
          <table:table-cell office:value-type="float" office:value="55095.1143738574" calcext:value-type="float">
            <text:p>55095.1143738574</text:p>
          </table:table-cell>
          <table:table-cell office:value-type="float" office:value="6923635.6867337" calcext:value-type="float">
            <text:p>6923635.6867337</text:p>
          </table:table-cell>
          <table:table-cell office:value-type="float" office:value="3542.39046822439" calcext:value-type="float">
            <text:p>3542.39046822439</text:p>
          </table:table-cell>
          <table:table-cell office:value-type="float" office:value="471027.609489917" calcext:value-type="float">
            <text:p>471027.609489917</text:p>
          </table:table-cell>
          <table:table-cell office:value-type="float" office:value="96.0561477143727" calcext:value-type="float">
            <text:p>96.0561477143727</text:p>
          </table:table-cell>
          <table:table-cell office:value-type="float" office:value="7117.77750061657" calcext:value-type="float">
            <text:p>7117.77750061657</text:p>
          </table:table-cell>
          <table:table-cell office:value-type="float" office:value="-288.583255521562" calcext:value-type="float">
            <text:p>-288.583255521562</text:p>
          </table:table-cell>
          <table:table-cell office:value-type="float" office:value="1296.78624773132" calcext:value-type="float">
            <text:p>1296.78624773132</text:p>
          </table:table-cell>
          <table:table-cell office:value-type="float" office:value="24479.9478648408" calcext:value-type="float">
            <text:p>24479.9478648408</text:p>
          </table:table-cell>
          <table:table-cell office:value-type="float" office:value="3654122.89691388" calcext:value-type="float">
            <text:p>3654122.89691388</text:p>
          </table:table-cell>
          <table:table-cell office:value-type="float" office:value="547.081492916361" calcext:value-type="float">
            <text:p>547.081492916361</text:p>
          </table:table-cell>
          <table:table-cell office:value-type="float" office:value="518033.911898973" calcext:value-type="float">
            <text:p>518033.911898973</text:p>
          </table:table-cell>
          <table:table-cell office:value-type="float" office:value="65113076.0973756" calcext:value-type="float">
            <text:p>65113076.0973756</text:p>
          </table:table-cell>
          <table:table-cell office:value-type="float" office:value="753136.67301441" calcext:value-type="float">
            <text:p>753136.67301441</text:p>
          </table:table-cell>
        </table:table-row>
        <table:table-row table:style-name="ro1">
          <table:table-cell/>
          <table:table-cell office:value-type="float" office:value="296.002422312436" calcext:value-type="float">
            <text:p>296.002422312436</text:p>
          </table:table-cell>
          <table:table-cell office:value-type="float" office:value="20517.2451718829" calcext:value-type="float">
            <text:p>20517.2451718829</text:p>
          </table:table-cell>
          <table:table-cell office:value-type="float" office:value="606924.530986351" calcext:value-type="float">
            <text:p>606924.530986351</text:p>
          </table:table-cell>
          <table:table-cell office:value-type="float" office:value="28763.6871523357" calcext:value-type="float">
            <text:p>28763.6871523357</text:p>
          </table:table-cell>
          <table:table-cell office:value-type="float" office:value="80651.4388614914" calcext:value-type="float">
            <text:p>80651.4388614914</text:p>
          </table:table-cell>
          <table:table-cell office:value-type="float" office:value="527357.352854241" calcext:value-type="float">
            <text:p>527357.352854241</text:p>
          </table:table-cell>
          <table:table-cell office:value-type="float" office:value="5844822.60203565" calcext:value-type="float">
            <text:p>5844822.60203565</text:p>
          </table:table-cell>
          <table:table-cell office:value-type="float" office:value="49280.8348732952" calcext:value-type="float">
            <text:p>49280.8348732952</text:p>
          </table:table-cell>
          <table:table-cell office:value-type="float" office:value="6112632.068881" calcext:value-type="float">
            <text:p>6112632.068881</text:p>
          </table:table-cell>
          <table:table-cell office:value-type="float" office:value="3002.02800874399" calcext:value-type="float">
            <text:p>3002.02800874399</text:p>
          </table:table-cell>
          <table:table-cell office:value-type="float" office:value="349816.80129468" calcext:value-type="float">
            <text:p>349816.80129468</text:p>
          </table:table-cell>
          <table:table-cell office:value-type="float" office:value="36.2351414731367" calcext:value-type="float">
            <text:p>36.2351414731367</text:p>
          </table:table-cell>
          <table:table-cell office:value-type="float" office:value="3138.33568392002" calcext:value-type="float">
            <text:p>3138.33568392002</text:p>
          </table:table-cell>
          <table:table-cell office:value-type="float" office:value="-241.407860747019" calcext:value-type="float">
            <text:p>-241.407860747019</text:p>
          </table:table-cell>
          <table:table-cell office:value-type="float" office:value="632.732961673036" calcext:value-type="float">
            <text:p>632.732961673036</text:p>
          </table:table-cell>
          <table:table-cell office:value-type="float" office:value="13271.7241647837" calcext:value-type="float">
            <text:p>13271.7241647837</text:p>
          </table:table-cell>
          <table:table-cell office:value-type="float" office:value="1018286.74562138" calcext:value-type="float">
            <text:p>1018286.74562138</text:p>
          </table:table-cell>
          <table:table-cell office:value-type="float" office:value="-427.236103727951" calcext:value-type="float">
            <text:p>-427.236103727951</text:p>
          </table:table-cell>
          <table:table-cell office:value-type="float" office:value="496278.423373687" calcext:value-type="float">
            <text:p>496278.423373687</text:p>
          </table:table-cell>
          <table:table-cell office:value-type="float" office:value="70329962.7380666" calcext:value-type="float">
            <text:p>70329962.7380666</text:p>
          </table:table-cell>
          <table:table-cell office:value-type="float" office:value="857078.134631633" calcext:value-type="float">
            <text:p>857078.134631633</text:p>
          </table:table-cell>
        </table:table-row>
        <table:table-row table:style-name="ro1">
          <table:table-cell/>
          <table:table-cell office:value-type="float" office:value="244.642510272234" calcext:value-type="float">
            <text:p>244.642510272234</text:p>
          </table:table-cell>
          <table:table-cell office:value-type="float" office:value="20488.360040429" calcext:value-type="float">
            <text:p>20488.360040429</text:p>
          </table:table-cell>
          <table:table-cell office:value-type="float" office:value="606324.303978731" calcext:value-type="float">
            <text:p>606324.303978731</text:p>
          </table:table-cell>
          <table:table-cell office:value-type="float" office:value="28750.4970818712" calcext:value-type="float">
            <text:p>28750.4970818712</text:p>
          </table:table-cell>
          <table:table-cell office:value-type="float" office:value="80785.4500301192" calcext:value-type="float">
            <text:p>80785.4500301192</text:p>
          </table:table-cell>
          <table:table-cell office:value-type="float" office:value="527688.929337238" calcext:value-type="float">
            <text:p>527688.929337238</text:p>
          </table:table-cell>
          <table:table-cell office:value-type="float" office:value="5832438.59165019" calcext:value-type="float">
            <text:p>5832438.59165019</text:p>
          </table:table-cell>
          <table:table-cell office:value-type="float" office:value="42761.9710381635" calcext:value-type="float">
            <text:p>42761.9710381635</text:p>
          </table:table-cell>
          <table:table-cell office:value-type="float" office:value="6127680.4447622" calcext:value-type="float">
            <text:p>6127680.4447622</text:p>
          </table:table-cell>
          <table:table-cell office:value-type="float" office:value="2747.28666515115" calcext:value-type="float">
            <text:p>2747.28666515115</text:p>
          </table:table-cell>
          <table:table-cell office:value-type="float" office:value="350730.415075934" calcext:value-type="float">
            <text:p>350730.415075934</text:p>
          </table:table-cell>
          <table:table-cell office:value-type="float" office:value="57.1381903424113" calcext:value-type="float">
            <text:p>57.1381903424113</text:p>
          </table:table-cell>
          <table:table-cell office:value-type="float" office:value="2705.91736536462" calcext:value-type="float">
            <text:p>2705.91736536462</text:p>
          </table:table-cell>
          <table:table-cell office:value-type="float" office:value="8.16320859929782" calcext:value-type="float">
            <text:p>8.16320859929782</text:p>
          </table:table-cell>
          <table:table-cell office:value-type="float" office:value="720.0363465138" calcext:value-type="float">
            <text:p>720.0363465138</text:p>
          </table:table-cell>
          <table:table-cell office:value-type="float" office:value="10567.8325656343" calcext:value-type="float">
            <text:p>10567.8325656343</text:p>
          </table:table-cell>
          <table:table-cell office:value-type="float" office:value="1015243.42918491" calcext:value-type="float">
            <text:p>1015243.42918491</text:p>
          </table:table-cell>
          <table:table-cell office:value-type="float" office:value="122.619779422996" calcext:value-type="float">
            <text:p>122.619779422996</text:p>
          </table:table-cell>
          <table:table-cell office:value-type="float" office:value="493581.177783763" calcext:value-type="float">
            <text:p>493581.177783763</text:p>
          </table:table-cell>
          <table:table-cell office:value-type="float" office:value="70480401.4870879" calcext:value-type="float">
            <text:p>70480401.4870879</text:p>
          </table:table-cell>
          <table:table-cell office:value-type="float" office:value="852112.318093017" calcext:value-type="float">
            <text:p>852112.318093017</text:p>
          </table:table-cell>
        </table:table-row>
        <table:table-row table:style-name="ro1">
          <table:table-cell/>
          <table:table-cell office:value-type="float" office:value="351.013333637072" calcext:value-type="float">
            <text:p>351.013333637072</text:p>
          </table:table-cell>
          <table:table-cell office:value-type="float" office:value="20738.2966846553" calcext:value-type="float">
            <text:p>20738.2966846553</text:p>
          </table:table-cell>
          <table:table-cell office:value-type="float" office:value="615201.714210727" calcext:value-type="float">
            <text:p>615201.714210727</text:p>
          </table:table-cell>
          <table:table-cell office:value-type="float" office:value="28824.2896460081" calcext:value-type="float">
            <text:p>28824.2896460081</text:p>
          </table:table-cell>
          <table:table-cell office:value-type="float" office:value="82298.7840942848" calcext:value-type="float">
            <text:p>82298.7840942848</text:p>
          </table:table-cell>
          <table:table-cell office:value-type="float" office:value="536929.315843165" calcext:value-type="float">
            <text:p>536929.315843165</text:p>
          </table:table-cell>
          <table:table-cell office:value-type="float" office:value="5925822.16960942" calcext:value-type="float">
            <text:p>5925822.16960942</text:p>
          </table:table-cell>
          <table:table-cell office:value-type="float" office:value="42895.8202518334" calcext:value-type="float">
            <text:p>42895.8202518334</text:p>
          </table:table-cell>
          <table:table-cell office:value-type="float" office:value="6195724.93353079" calcext:value-type="float">
            <text:p>6195724.93353079</text:p>
          </table:table-cell>
          <table:table-cell office:value-type="float" office:value="2739.28241073141" calcext:value-type="float">
            <text:p>2739.28241073141</text:p>
          </table:table-cell>
          <table:table-cell office:value-type="float" office:value="354997.437860212" calcext:value-type="float">
            <text:p>354997.437860212</text:p>
          </table:table-cell>
          <table:table-cell office:value-type="float" office:value="-56.924037487784" calcext:value-type="float">
            <text:p>-56.924037487784</text:p>
          </table:table-cell>
          <table:table-cell office:value-type="float" office:value="2902.51437819556" calcext:value-type="float">
            <text:p>2902.51437819556</text:p>
          </table:table-cell>
          <table:table-cell office:value-type="float" office:value="170.799123732759" calcext:value-type="float">
            <text:p>170.799123732759</text:p>
          </table:table-cell>
          <table:table-cell office:value-type="float" office:value="577.534709283028" calcext:value-type="float">
            <text:p>577.534709283028</text:p>
          </table:table-cell>
          <table:table-cell office:value-type="float" office:value="10490.4453049962" calcext:value-type="float">
            <text:p>10490.4453049962</text:p>
          </table:table-cell>
          <table:table-cell office:value-type="float" office:value="1029416.59699722" calcext:value-type="float">
            <text:p>1029416.59699722</text:p>
          </table:table-cell>
          <table:table-cell office:value-type="float" office:value="114.12340701582" calcext:value-type="float">
            <text:p>114.12340701582</text:p>
          </table:table-cell>
          <table:table-cell office:value-type="float" office:value="497779.650633927" calcext:value-type="float">
            <text:p>497779.650633927</text:p>
          </table:table-cell>
          <table:table-cell office:value-type="float" office:value="71035060.6666236" calcext:value-type="float">
            <text:p>71035060.6666236</text:p>
          </table:table-cell>
          <table:table-cell office:value-type="float" office:value="865121.436057536" calcext:value-type="float">
            <text:p>865121.436057536</text:p>
          </table:table-cell>
        </table:table-row>
        <table:table-row table:style-name="ro1">
          <table:table-cell/>
          <table:table-cell office:value-type="float" office:value="393.67512011041" calcext:value-type="float">
            <text:p>393.67512011041</text:p>
          </table:table-cell>
          <table:table-cell office:value-type="float" office:value="21303.1171517916" calcext:value-type="float">
            <text:p>21303.1171517916</text:p>
          </table:table-cell>
          <table:table-cell office:value-type="float" office:value="613213.028454748" calcext:value-type="float">
            <text:p>613213.028454748</text:p>
          </table:table-cell>
          <table:table-cell office:value-type="float" office:value="29267.8897428845" calcext:value-type="float">
            <text:p>29267.8897428845</text:p>
          </table:table-cell>
          <table:table-cell office:value-type="float" office:value="82513.3385669457" calcext:value-type="float">
            <text:p>82513.3385669457</text:p>
          </table:table-cell>
          <table:table-cell office:value-type="float" office:value="538946.177807539" calcext:value-type="float">
            <text:p>538946.177807539</text:p>
          </table:table-cell>
          <table:table-cell office:value-type="float" office:value="5914353.68508402" calcext:value-type="float">
            <text:p>5914353.68508402</text:p>
          </table:table-cell>
          <table:table-cell office:value-type="float" office:value="43851.5977748434" calcext:value-type="float">
            <text:p>43851.5977748434</text:p>
          </table:table-cell>
          <table:table-cell office:value-type="float" office:value="6211581.83285609" calcext:value-type="float">
            <text:p>6211581.83285609</text:p>
          </table:table-cell>
          <table:table-cell office:value-type="float" office:value="2884.56674454887" calcext:value-type="float">
            <text:p>2884.56674454887</text:p>
          </table:table-cell>
          <table:table-cell office:value-type="float" office:value="355366.443341163" calcext:value-type="float">
            <text:p>355366.443341163</text:p>
          </table:table-cell>
          <table:table-cell office:value-type="float" office:value="-25.8104688673729" calcext:value-type="float">
            <text:p>-25.8104688673729</text:p>
          </table:table-cell>
          <table:table-cell office:value-type="float" office:value="2780.36627108187" calcext:value-type="float">
            <text:p>2780.36627108187</text:p>
          </table:table-cell>
          <table:table-cell office:value-type="float" office:value="-60.1195150352498" calcext:value-type="float">
            <text:p>-60.1195150352498</text:p>
          </table:table-cell>
          <table:table-cell office:value-type="float" office:value="627.114902161453" calcext:value-type="float">
            <text:p>627.114902161453</text:p>
          </table:table-cell>
          <table:table-cell office:value-type="float" office:value="10614.9297307285" calcext:value-type="float">
            <text:p>10614.9297307285</text:p>
          </table:table-cell>
          <table:table-cell office:value-type="float" office:value="1024994.47878182" calcext:value-type="float">
            <text:p>1024994.47878182</text:p>
          </table:table-cell>
          <table:table-cell office:value-type="float" office:value="154.523142423123" calcext:value-type="float">
            <text:p>154.523142423123</text:p>
          </table:table-cell>
          <table:table-cell office:value-type="float" office:value="498822.13894556" calcext:value-type="float">
            <text:p>498822.13894556</text:p>
          </table:table-cell>
          <table:table-cell office:value-type="float" office:value="71078822.091829" calcext:value-type="float">
            <text:p>71078822.091829</text:p>
          </table:table-cell>
          <table:table-cell office:value-type="float" office:value="874609.779810395" calcext:value-type="float">
            <text:p>874609.779810395</text:p>
          </table:table-cell>
        </table:table-row>
        <table:table-row table:style-name="ro1">
          <table:table-cell/>
          <table:table-cell office:value-type="float" office:value="291.084623956574" calcext:value-type="float">
            <text:p>291.084623956574</text:p>
          </table:table-cell>
          <table:table-cell office:value-type="float" office:value="21407.4241478089" calcext:value-type="float">
            <text:p>21407.4241478089</text:p>
          </table:table-cell>
          <table:table-cell office:value-type="float" office:value="615915.623121266" calcext:value-type="float">
            <text:p>615915.623121266</text:p>
          </table:table-cell>
          <table:table-cell office:value-type="float" office:value="29555.4670580843" calcext:value-type="float">
            <text:p>29555.4670580843</text:p>
          </table:table-cell>
          <table:table-cell office:value-type="float" office:value="82719.9728745513" calcext:value-type="float">
            <text:p>82719.9728745513</text:p>
          </table:table-cell>
          <table:table-cell office:value-type="float" office:value="541058.403206175" calcext:value-type="float">
            <text:p>541058.403206175</text:p>
          </table:table-cell>
          <table:table-cell office:value-type="float" office:value="5940789.77171516" calcext:value-type="float">
            <text:p>5940789.77171516</text:p>
          </table:table-cell>
          <table:table-cell office:value-type="float" office:value="43709.1821661556" calcext:value-type="float">
            <text:p>43709.1821661556</text:p>
          </table:table-cell>
          <table:table-cell office:value-type="float" office:value="6234664.87923091" calcext:value-type="float">
            <text:p>6234664.87923091</text:p>
          </table:table-cell>
          <table:table-cell office:value-type="float" office:value="2772.91523130833" calcext:value-type="float">
            <text:p>2772.91523130833</text:p>
          </table:table-cell>
          <table:table-cell office:value-type="float" office:value="357258.041901986" calcext:value-type="float">
            <text:p>357258.041901986</text:p>
          </table:table-cell>
          <table:table-cell office:value-type="float" office:value="-111.256016695438" calcext:value-type="float">
            <text:p>-111.256016695438</text:p>
          </table:table-cell>
          <table:table-cell office:value-type="float" office:value="2969.94049004751" calcext:value-type="float">
            <text:p>2969.94049004751</text:p>
          </table:table-cell>
          <table:table-cell office:value-type="float" office:value="-68.4754610551766" calcext:value-type="float">
            <text:p>-68.4754610551766</text:p>
          </table:table-cell>
          <table:table-cell office:value-type="float" office:value="694.64292576904" calcext:value-type="float">
            <text:p>694.64292576904</text:p>
          </table:table-cell>
          <table:table-cell office:value-type="float" office:value="10512.9621593339" calcext:value-type="float">
            <text:p>10512.9621593339</text:p>
          </table:table-cell>
          <table:table-cell office:value-type="float" office:value="1036124.27033216" calcext:value-type="float">
            <text:p>1036124.27033216</text:p>
          </table:table-cell>
          <table:table-cell office:value-type="float" office:value="34.2514178772702" calcext:value-type="float">
            <text:p>34.2514178772702</text:p>
          </table:table-cell>
          <table:table-cell office:value-type="float" office:value="499698.584679807" calcext:value-type="float">
            <text:p>499698.584679807</text:p>
          </table:table-cell>
          <table:table-cell office:value-type="float" office:value="71446634.9059221" calcext:value-type="float">
            <text:p>71446634.9059221</text:p>
          </table:table-cell>
          <table:table-cell office:value-type="float" office:value="863293.428344445" calcext:value-type="float">
            <text:p>863293.428344445</text:p>
          </table:table-cell>
        </table:table-row>
        <table:table-row table:style-name="ro1">
          <table:table-cell/>
          <table:table-cell office:value-type="float" office:value="496.307620271264" calcext:value-type="float">
            <text:p>496.307620271264</text:p>
          </table:table-cell>
          <table:table-cell office:value-type="float" office:value="21473.1394056164" calcext:value-type="float">
            <text:p>21473.1394056164</text:p>
          </table:table-cell>
          <table:table-cell office:value-type="float" office:value="619311.687241177" calcext:value-type="float">
            <text:p>619311.687241177</text:p>
          </table:table-cell>
          <table:table-cell office:value-type="float" office:value="29606.9108502223" calcext:value-type="float">
            <text:p>29606.9108502223</text:p>
          </table:table-cell>
          <table:table-cell office:value-type="float" office:value="83043.6026960953" calcext:value-type="float">
            <text:p>83043.6026960953</text:p>
          </table:table-cell>
          <table:table-cell office:value-type="float" office:value="544606.245994452" calcext:value-type="float">
            <text:p>544606.245994452</text:p>
          </table:table-cell>
          <table:table-cell office:value-type="float" office:value="5964033.80892654" calcext:value-type="float">
            <text:p>5964033.80892654</text:p>
          </table:table-cell>
          <table:table-cell office:value-type="float" office:value="43997.6076122742" calcext:value-type="float">
            <text:p>43997.6076122742</text:p>
          </table:table-cell>
          <table:table-cell office:value-type="float" office:value="6273267.65280107" calcext:value-type="float">
            <text:p>6273267.65280107</text:p>
          </table:table-cell>
          <table:table-cell office:value-type="float" office:value="2786.90265952051" calcext:value-type="float">
            <text:p>2786.90265952051</text:p>
          </table:table-cell>
          <table:table-cell office:value-type="float" office:value="361121.215978455" calcext:value-type="float">
            <text:p>361121.215978455</text:p>
          </table:table-cell>
          <table:table-cell office:value-type="float" office:value="42.8024264854064" calcext:value-type="float">
            <text:p>42.8024264854064</text:p>
          </table:table-cell>
          <table:table-cell office:value-type="float" office:value="2884.80745962494" calcext:value-type="float">
            <text:p>2884.80745962494</text:p>
          </table:table-cell>
          <table:table-cell office:value-type="float" office:value="-162.664935701433" calcext:value-type="float">
            <text:p>-162.664935701433</text:p>
          </table:table-cell>
          <table:table-cell office:value-type="float" office:value="607.778480039597" calcext:value-type="float">
            <text:p>607.778480039597</text:p>
          </table:table-cell>
          <table:table-cell office:value-type="float" office:value="10606.3013721537" calcext:value-type="float">
            <text:p>10606.3013721537</text:p>
          </table:table-cell>
          <table:table-cell office:value-type="float" office:value="1057455.97760186" calcext:value-type="float">
            <text:p>1057455.97760186</text:p>
          </table:table-cell>
          <table:table-cell office:value-type="float" office:value="102.685672726099" calcext:value-type="float">
            <text:p>102.685672726099</text:p>
          </table:table-cell>
          <table:table-cell office:value-type="float" office:value="503983.216044892" calcext:value-type="float">
            <text:p>503983.216044892</text:p>
          </table:table-cell>
          <table:table-cell office:value-type="float" office:value="72036509.6184759" calcext:value-type="float">
            <text:p>72036509.6184759</text:p>
          </table:table-cell>
          <table:table-cell office:value-type="float" office:value="869331.341681981" calcext:value-type="float">
            <text:p>869331.341681981</text:p>
          </table:table-cell>
        </table:table-row>
        <table:table-row table:style-name="ro1">
          <table:table-cell/>
          <table:table-cell office:value-type="float" office:value="400.300011378181" calcext:value-type="float">
            <text:p>400.300011378181</text:p>
          </table:table-cell>
          <table:table-cell office:value-type="float" office:value="21817.3746584228" calcext:value-type="float">
            <text:p>21817.3746584228</text:p>
          </table:table-cell>
          <table:table-cell office:value-type="float" office:value="622250.304649761" calcext:value-type="float">
            <text:p>622250.304649761</text:p>
          </table:table-cell>
          <table:table-cell office:value-type="float" office:value="29706.0787965307" calcext:value-type="float">
            <text:p>29706.0787965307</text:p>
          </table:table-cell>
          <table:table-cell office:value-type="float" office:value="83588.7356981206" calcext:value-type="float">
            <text:p>83588.7356981206</text:p>
          </table:table-cell>
          <table:table-cell office:value-type="float" office:value="547807.029377804" calcext:value-type="float">
            <text:p>547807.029377804</text:p>
          </table:table-cell>
          <table:table-cell office:value-type="float" office:value="6017697.04070819" calcext:value-type="float">
            <text:p>6017697.04070819</text:p>
          </table:table-cell>
          <table:table-cell office:value-type="float" office:value="44114.1148349411" calcext:value-type="float">
            <text:p>44114.1148349411</text:p>
          </table:table-cell>
          <table:table-cell office:value-type="float" office:value="6329790.22246276" calcext:value-type="float">
            <text:p>6329790.22246276</text:p>
          </table:table-cell>
          <table:table-cell office:value-type="float" office:value="2791.91196546054" calcext:value-type="float">
            <text:p>2791.91196546054</text:p>
          </table:table-cell>
          <table:table-cell office:value-type="float" office:value="364652.356020822" calcext:value-type="float">
            <text:p>364652.356020822</text:p>
          </table:table-cell>
          <table:table-cell office:value-type="float" office:value="68.520586825007" calcext:value-type="float">
            <text:p>68.520586825007</text:p>
          </table:table-cell>
          <table:table-cell office:value-type="float" office:value="2949.68663516609" calcext:value-type="float">
            <text:p>2949.68663516609</text:p>
          </table:table-cell>
          <table:table-cell office:value-type="float" office:value="-136.904024136429" calcext:value-type="float">
            <text:p>-136.904024136429</text:p>
          </table:table-cell>
          <table:table-cell office:value-type="float" office:value="573.076608454993" calcext:value-type="float">
            <text:p>573.076608454993</text:p>
          </table:table-cell>
          <table:table-cell office:value-type="float" office:value="10867.3383625832" calcext:value-type="float">
            <text:p>10867.3383625832</text:p>
          </table:table-cell>
          <table:table-cell office:value-type="float" office:value="1072123.70435036" calcext:value-type="float">
            <text:p>1072123.70435036</text:p>
          </table:table-cell>
          <table:table-cell office:value-type="float" office:value="162.563520759077" calcext:value-type="float">
            <text:p>162.563520759077</text:p>
          </table:table-cell>
          <table:table-cell office:value-type="float" office:value="500675.102169771" calcext:value-type="float">
            <text:p>500675.102169771</text:p>
          </table:table-cell>
          <table:table-cell office:value-type="float" office:value="72574776.4912207" calcext:value-type="float">
            <text:p>72574776.4912207</text:p>
          </table:table-cell>
          <table:table-cell office:value-type="float" office:value="886988.860486723" calcext:value-type="float">
            <text:p>886988.860486723</text:p>
          </table:table-cell>
        </table:table-row>
        <table:table-row table:style-name="ro1">
          <table:table-cell/>
          <table:table-cell office:value-type="float" office:value="439.838020251775" calcext:value-type="float">
            <text:p>439.838020251775</text:p>
          </table:table-cell>
          <table:table-cell office:value-type="float" office:value="21914.3492148357" calcext:value-type="float">
            <text:p>21914.3492148357</text:p>
          </table:table-cell>
          <table:table-cell office:value-type="float" office:value="627290.822862815" calcext:value-type="float">
            <text:p>627290.822862815</text:p>
          </table:table-cell>
          <table:table-cell office:value-type="float" office:value="29642.4832306935" calcext:value-type="float">
            <text:p>29642.4832306935</text:p>
          </table:table-cell>
          <table:table-cell office:value-type="float" office:value="84048.170188083" calcext:value-type="float">
            <text:p>84048.170188083</text:p>
          </table:table-cell>
          <table:table-cell office:value-type="float" office:value="553273.069124565" calcext:value-type="float">
            <text:p>553273.069124565</text:p>
          </table:table-cell>
          <table:table-cell office:value-type="float" office:value="6052765.38033658" calcext:value-type="float">
            <text:p>6052765.38033658</text:p>
          </table:table-cell>
          <table:table-cell office:value-type="float" office:value="44114.3032608128" calcext:value-type="float">
            <text:p>44114.3032608128</text:p>
          </table:table-cell>
          <table:table-cell office:value-type="float" office:value="6396245.25387977" calcext:value-type="float">
            <text:p>6396245.25387977</text:p>
          </table:table-cell>
          <table:table-cell office:value-type="float" office:value="2742.25252499785" calcext:value-type="float">
            <text:p>2742.25252499785</text:p>
          </table:table-cell>
          <table:table-cell office:value-type="float" office:value="371120.270891194" calcext:value-type="float">
            <text:p>371120.270891194</text:p>
          </table:table-cell>
          <table:table-cell office:value-type="float" office:value="169.710212907167" calcext:value-type="float">
            <text:p>169.710212907167</text:p>
          </table:table-cell>
          <table:table-cell office:value-type="float" office:value="3217.61892135302" calcext:value-type="float">
            <text:p>3217.61892135302</text:p>
          </table:table-cell>
          <table:table-cell office:value-type="float" office:value="-161.250193391995" calcext:value-type="float">
            <text:p>-161.250193391995</text:p>
          </table:table-cell>
          <table:table-cell office:value-type="float" office:value="628.316726397415" calcext:value-type="float">
            <text:p>628.316726397415</text:p>
          </table:table-cell>
          <table:table-cell office:value-type="float" office:value="10817.0124287871" calcext:value-type="float">
            <text:p>10817.0124287871</text:p>
          </table:table-cell>
          <table:table-cell office:value-type="float" office:value="1097660.12893462" calcext:value-type="float">
            <text:p>1097660.12893462</text:p>
          </table:table-cell>
          <table:table-cell office:value-type="float" office:value="102.098383236775" calcext:value-type="float">
            <text:p>102.098383236775</text:p>
          </table:table-cell>
          <table:table-cell office:value-type="float" office:value="504301.461056899" calcext:value-type="float">
            <text:p>504301.461056899</text:p>
          </table:table-cell>
          <table:table-cell office:value-type="float" office:value="73930129.7186889" calcext:value-type="float">
            <text:p>73930129.7186889</text:p>
          </table:table-cell>
          <table:table-cell office:value-type="float" office:value="898949.865567134" calcext:value-type="float">
            <text:p>898949.865567134</text:p>
          </table:table-cell>
        </table:table-row>
        <table:table-row table:style-name="ro1">
          <table:table-cell/>
          <table:table-cell office:value-type="float" office:value="233.14943424944" calcext:value-type="float">
            <text:p>233.14943424944</text:p>
          </table:table-cell>
          <table:table-cell office:value-type="float" office:value="22343.5438496912" calcext:value-type="float">
            <text:p>22343.5438496912</text:p>
          </table:table-cell>
          <table:table-cell office:value-type="float" office:value="647534.941290672" calcext:value-type="float">
            <text:p>647534.941290672</text:p>
          </table:table-cell>
          <table:table-cell office:value-type="float" office:value="30021.1899599492" calcext:value-type="float">
            <text:p>30021.1899599492</text:p>
          </table:table-cell>
          <table:table-cell office:value-type="float" office:value="86701.9974027" calcext:value-type="float">
            <text:p>86701.9974027</text:p>
          </table:table-cell>
          <table:table-cell office:value-type="float" office:value="573726.3823568" calcext:value-type="float">
            <text:p>573726.3823568</text:p>
          </table:table-cell>
          <table:table-cell office:value-type="float" office:value="6240367.1188604" calcext:value-type="float">
            <text:p>6240367.1188604</text:p>
          </table:table-cell>
          <table:table-cell office:value-type="float" office:value="44278.8771276043" calcext:value-type="float">
            <text:p>44278.8771276043</text:p>
          </table:table-cell>
          <table:table-cell office:value-type="float" office:value="6605524.50151804" calcext:value-type="float">
            <text:p>6605524.50151804</text:p>
          </table:table-cell>
          <table:table-cell office:value-type="float" office:value="2757.39317840723" calcext:value-type="float">
            <text:p>2757.39317840723</text:p>
          </table:table-cell>
          <table:table-cell office:value-type="float" office:value="389222.579638488" calcext:value-type="float">
            <text:p>389222.579638488</text:p>
          </table:table-cell>
          <table:table-cell office:value-type="float" office:value="16.8242310691699" calcext:value-type="float">
            <text:p>16.8242310691699</text:p>
          </table:table-cell>
          <table:table-cell office:value-type="float" office:value="3133.66677038804" calcext:value-type="float">
            <text:p>3133.66677038804</text:p>
          </table:table-cell>
          <table:table-cell office:value-type="float" office:value="92.6158022729805" calcext:value-type="float">
            <text:p>92.6158022729805</text:p>
          </table:table-cell>
          <table:table-cell office:value-type="float" office:value="573.518079267386" calcext:value-type="float">
            <text:p>573.518079267386</text:p>
          </table:table-cell>
          <table:table-cell office:value-type="float" office:value="11102.3224836437" calcext:value-type="float">
            <text:p>11102.3224836437</text:p>
          </table:table-cell>
          <table:table-cell office:value-type="float" office:value="1164971.47837133" calcext:value-type="float">
            <text:p>1164971.47837133</text:p>
          </table:table-cell>
          <table:table-cell office:value-type="float" office:value="25.2671767836047" calcext:value-type="float">
            <text:p>25.2671767836047</text:p>
          </table:table-cell>
          <table:table-cell office:value-type="float" office:value="517660.389137646" calcext:value-type="float">
            <text:p>517660.389137646</text:p>
          </table:table-cell>
          <table:table-cell office:value-type="float" office:value="76694634.8803005" calcext:value-type="float">
            <text:p>76694634.8803005</text:p>
          </table:table-cell>
          <table:table-cell office:value-type="float" office:value="931639.930458841" calcext:value-type="float">
            <text:p>931639.930458841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13])" office:value-type="float" office:value="452.545634262433" calcext:value-type="float">
            <text:p>452.545634262433</text:p>
          </table:table-cell>
          <table:table-cell table:style-name="Default" table:formula="of:=AVERAGE([.C4:.C13])" office:value-type="float" office:value="22459.2357379226" calcext:value-type="float">
            <text:p>22459.2357379226</text:p>
          </table:table-cell>
          <table:table-cell table:style-name="Default" table:formula="of:=AVERAGE([.D4:.D13])" office:value-type="float" office:value="619812.598587164" calcext:value-type="float">
            <text:p>619812.598587164</text:p>
          </table:table-cell>
          <table:table-cell table:style-name="Default" table:formula="of:=AVERAGE([.E4:.E13])" office:value-type="float" office:value="29799.3334406886" calcext:value-type="float">
            <text:p>29799.3334406886</text:p>
          </table:table-cell>
          <table:table-cell table:style-name="Default" table:formula="of:=AVERAGE([.F4:.F13])" office:value-type="float" office:value="86288.0637368113" calcext:value-type="float">
            <text:p>86288.0637368113</text:p>
          </table:table-cell>
          <table:table-cell table:style-name="Default" table:formula="of:=AVERAGE([.G4:.G13])" office:value-type="float" office:value="552321.174200103" calcext:value-type="float">
            <text:p>552321.174200103</text:p>
          </table:table-cell>
          <table:table-cell table:style-name="Default" table:formula="of:=AVERAGE([.H4:.H13])" office:value-type="float" office:value="6002322.47156388" calcext:value-type="float">
            <text:p>6002322.47156388</text:p>
          </table:table-cell>
          <table:table-cell table:style-name="Default" table:formula="of:=AVERAGE([.I4:.I13])" office:value-type="float" office:value="45409.9423313781" calcext:value-type="float">
            <text:p>45409.9423313781</text:p>
          </table:table-cell>
          <table:table-cell table:style-name="Default" table:formula="of:=AVERAGE([.J4:.J13])" office:value-type="float" office:value="6341074.74766563" calcext:value-type="float">
            <text:p>6341074.74766563</text:p>
          </table:table-cell>
          <table:table-cell table:style-name="Default" table:formula="of:=AVERAGE([.K4:.K13])" office:value-type="float" office:value="2876.69298570943" calcext:value-type="float">
            <text:p>2876.69298570943</text:p>
          </table:table-cell>
          <table:table-cell table:style-name="Default" table:formula="of:=AVERAGE([.L4:.L13])" office:value-type="float" office:value="372531.317149285" calcext:value-type="float">
            <text:p>372531.317149285</text:p>
          </table:table-cell>
          <table:table-cell table:style-name="Default" table:formula="of:=AVERAGE([.M4:.M13])" office:value-type="float" office:value="29.3296413766077" calcext:value-type="float">
            <text:p>29.3296413766077</text:p>
          </table:table-cell>
          <table:table-cell table:style-name="Default" table:formula="of:=AVERAGE([.N4:.N13])" office:value-type="float" office:value="3380.06314757582" calcext:value-type="float">
            <text:p>3380.06314757582</text:p>
          </table:table-cell>
          <table:table-cell table:style-name="Default" table:formula="of:=AVERAGE([.O4:.O13])" office:value-type="float" office:value="-84.7827110983826" calcext:value-type="float">
            <text:p>-84.7827110983826</text:p>
          </table:table-cell>
          <table:table-cell table:style-name="Default" table:formula="of:=AVERAGE([.P4:.P13])" office:value-type="float" office:value="693.153798729107" calcext:value-type="float">
            <text:p>693.153798729107</text:p>
          </table:table-cell>
          <table:table-cell table:style-name="Default" table:formula="of:=AVERAGE([.Q4:.Q13])" office:value-type="float" office:value="12333.0816437485" calcext:value-type="float">
            <text:p>12333.0816437485</text:p>
          </table:table-cell>
          <table:table-cell table:style-name="Default" table:formula="of:=AVERAGE([.R4:.R13])" office:value-type="float" office:value="1317039.97070895" calcext:value-type="float">
            <text:p>1317039.97070895</text:p>
          </table:table-cell>
          <table:table-cell table:style-name="Default" table:formula="of:=AVERAGE([.S4:.S13])" office:value-type="float" office:value="93.7977889433176" calcext:value-type="float">
            <text:p>93.7977889433176</text:p>
          </table:table-cell>
          <table:table-cell table:style-name="Default" table:formula="of:=AVERAGE([.T4:.T13])" office:value-type="float" office:value="503081.405572492" calcext:value-type="float">
            <text:p>503081.405572492</text:p>
          </table:table-cell>
          <table:table-cell table:style-name="Default" table:formula="of:=AVERAGE([.U4:.U13])" office:value-type="float" office:value="71472000.8695591" calcext:value-type="float">
            <text:p>71472000.8695591</text:p>
          </table:table-cell>
          <table:table-cell table:style-name="Default" table:formula="of:=AVERAGE([.V4:.V13])" office:value-type="float" office:value="865226.176814611" calcext:value-type="float">
            <text:p>865226.176814611</text:p>
          </table:table-cell>
        </table:table-row>
        <table:table-row table:style-name="ro1">
          <table:table-cell/>
          <table:table-cell table:style-name="Default" table:formula="of:=[.B15]*[.$D$18]" office:value-type="float" office:value="343.608124527027" calcext:value-type="float">
            <text:p>343.608124527027</text:p>
          </table:table-cell>
          <table:table-cell table:style-name="Default" table:formula="of:=[.C15]*[.$D$18]" office:value-type="float" office:value="17052.8125473922" calcext:value-type="float">
            <text:p>17052.8125473922</text:p>
          </table:table-cell>
          <table:table-cell table:style-name="Default" table:formula="of:=[.D15]*[.$D$18]" office:value-type="float" office:value="470610.317356977" calcext:value-type="float">
            <text:p>470610.317356977</text:p>
          </table:table-cell>
          <table:table-cell table:style-name="Default" table:formula="of:=[.E15]*[.$D$18]" office:value-type="float" office:value="22625.9901775402" calcext:value-type="float">
            <text:p>22625.9901775402</text:p>
          </table:table-cell>
          <table:table-cell table:style-name="Default" table:formula="of:=[.F15]*[.$D$18]" office:value-type="float" office:value="65516.6628620717" calcext:value-type="float">
            <text:p>65516.6628620717</text:p>
          </table:table-cell>
          <table:table-cell table:style-name="Default" table:formula="of:=[.G15]*[.$D$18]" office:value-type="float" office:value="419365.536721557" calcext:value-type="float">
            <text:p>419365.536721557</text:p>
          </table:table-cell>
          <table:table-cell table:style-name="Default" table:formula="of:=[.H15]*[.$D$18]" office:value-type="float" office:value="4557433.79476393" calcext:value-type="float">
            <text:p>4557433.79476393</text:p>
          </table:table-cell>
          <table:table-cell table:style-name="Default" table:formula="of:=[.I15]*[.$D$18]" office:value-type="float" office:value="34478.7882989871" calcext:value-type="float">
            <text:p>34478.7882989871</text:p>
          </table:table-cell>
          <table:table-cell table:style-name="Default" table:formula="of:=[.J15]*[.$D$18]" office:value-type="float" office:value="4814641.08052262" calcext:value-type="float">
            <text:p>4814641.08052262</text:p>
          </table:table-cell>
          <table:table-cell table:style-name="Default" table:formula="of:=[.K15]*[.$D$18]" office:value-type="float" office:value="2184.21084377638" calcext:value-type="float">
            <text:p>2184.21084377638</text:p>
          </table:table-cell>
          <table:table-cell table:style-name="Default" table:formula="of:=[.L15]*[.$D$18]" office:value-type="float" office:value="282854.981955297" calcext:value-type="float">
            <text:p>282854.981955297</text:p>
          </table:table-cell>
          <table:table-cell table:style-name="Default" table:formula="of:=[.M15]*[.$D$18]" office:value-type="float" office:value="22.2693631392369" calcext:value-type="float">
            <text:p>22.2693631392369</text:p>
          </table:table-cell>
          <table:table-cell table:style-name="Default" table:formula="of:=[.N15]*[.$D$18]" office:value-type="float" office:value="2566.40893423786" calcext:value-type="float">
            <text:p>2566.40893423786</text:p>
          </table:table-cell>
          <table:table-cell table:style-name="Default" table:formula="of:=[.O15]*[.$D$18]" office:value-type="float" office:value="-64.3736811212683" calcext:value-type="float">
            <text:p>-64.3736811212683</text:p>
          </table:table-cell>
          <table:table-cell table:style-name="Default" table:formula="of:=[.P15]*[.$D$18]" office:value-type="float" office:value="526.296706360391" calcext:value-type="float">
            <text:p>526.296706360391</text:p>
          </table:table-cell>
          <table:table-cell table:style-name="Default" table:formula="of:=[.Q15]*[.$D$18]" office:value-type="float" office:value="9364.24248165355" calcext:value-type="float">
            <text:p>9364.24248165355</text:p>
          </table:table-cell>
          <table:table-cell table:style-name="Default" table:formula="of:=[.R15]*[.$D$18]" office:value-type="float" office:value="1000000" calcext:value-type="float">
            <text:p>1000000</text:p>
          </table:table-cell>
          <table:table-cell table:style-name="Default" table:formula="of:=[.S15]*[.$D$18]" office:value-type="float" office:value="71.2186349916373" calcext:value-type="float">
            <text:p>71.2186349916373</text:p>
          </table:table-cell>
          <table:table-cell table:style-name="Default" table:formula="of:=[.T15]*[.$D$18]" office:value-type="float" office:value="381978.84404502" calcext:value-type="float">
            <text:p>381978.84404502</text:p>
          </table:table-cell>
          <table:table-cell table:style-name="Default" table:formula="of:=[.U15]*[.$D$18]" office:value-type="float" office:value="54267146.3730036" calcext:value-type="float">
            <text:p>54267146.3730036</text:p>
          </table:table-cell>
          <table:table-cell table:style-name="Default" table:formula="of:=[.V15]*[.$D$18]" office:value-type="float" office:value="656947.546055771" calcext:value-type="float">
            <text:p>656947.546055771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1000000/[.R15]" office:value-type="float" office:value="0.759278398712309" calcext:value-type="float">
            <text:p>0.759278398712309</text:p>
          </table:table-cell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08:55:03.681041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3:46:24.580810385</meta:creation-date>
    <dc:date>2025-07-25T09:09:57.406165240</dc:date>
    <meta:editing-duration>PT6H23M53S</meta:editing-duration>
    <meta:editing-cycles>10</meta:editing-cycles>
    <meta:generator>LibreOffice/25.2.2.2$Linux_X86_64 LibreOffice_project/520$Build-2</meta:generator>
    <meta:document-statistic meta:table-count="5" meta:cell-count="3004" meta:object-count="0"/>
  </office:meta>
</office:document-meta>
</file>